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groupType</text:p>
          </table:table-cell>
          <table:table-cell table:number-columns-repeated="3"/>
          <table:table-cell office:value-type="string" calcext:value-type="string">
            <text:p>ChatGPT ques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roupType</text:p>
          </table:table-cell>
          <table:table-cell office:value-type="string" calcext:value-type="string">
            <text:p>excitationType</text:p>
          </table:table-cell>
          <table:table-cell table:number-columns-repeated="3"/>
          <table:table-cell office:value-type="string" calcext:value-type="string">
            <text:p>ChatGPT question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excitationType</text:p>
          </table:table-cell>
        </table:table-row>
        <table:table-row table:style-name="ro2">
          <table:table-cell office:value-type="string" calcext:value-type="string">
            <text:p>GNG.AVLP</text:p>
          </table:table-cell>
          <table:table-cell office:value-type="string" calcext:value-type="string">
            <text:p>What are Drosophila </text:p>
          </table:table-cell>
          <table:table-cell table:formula="of:=[.A2]" office:value-type="string" office:string-value="GNG.AVLP" calcext:value-type="string">
            <text:p>GNG.AVLP</text:p>
          </table:table-cell>
          <table:table-cell office:value-type="string" calcext:value-type="string">
            <text:p><text:s/>neurons?</text:p>
          </table:table-cell>
          <table:table-cell table:formula="of:=[.B2]&amp;[.C2]&amp;[.D2]" office:value-type="string" office:string-value="What are Drosophila GNG.AVLP neurons?" calcext:value-type="string">
            <text:p>What are Drosophila GNG.AVLP neurons?</text:p>
          </table:table-cell>
          <table:table-cell/>
          <table:table-cell table:formula="of:=[.A2]" office:value-type="string" office:string-value="GNG.AVLP" calcext:value-type="string">
            <text:p>GNG.AVLP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]" office:value-type="string" office:string-value="GNG.AVLP" calcext:value-type="string">
            <text:p>GNG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2]&amp;[.J2]&amp;[.K2]" office:value-type="string" office:string-value="Are Drosophila GNG.AVLP neurons excitatory or inhibitory?" calcext:value-type="string">
            <text:p>Are Drosophila GNG.AVLP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.CRE</text:p>
          </table:table-cell>
          <table:table-cell office:value-type="string" calcext:value-type="string">
            <text:p>What are Drosophila </text:p>
          </table:table-cell>
          <table:table-cell table:formula="of:=[.A3]" office:value-type="string" office:string-value="FB.CRE" calcext:value-type="string">
            <text:p>FB.CRE</text:p>
          </table:table-cell>
          <table:table-cell office:value-type="string" calcext:value-type="string">
            <text:p><text:s/>neurons?</text:p>
          </table:table-cell>
          <table:table-cell table:formula="of:=[.B3]&amp;[.C3]&amp;[.D3]" office:value-type="string" office:string-value="What are Drosophila FB.CRE neurons?" calcext:value-type="string">
            <text:p>What are Drosophila FB.CRE neurons?</text:p>
          </table:table-cell>
          <table:table-cell/>
          <table:table-cell table:formula="of:=[.A3]" office:value-type="string" office:string-value="FB.CRE" calcext:value-type="string">
            <text:p>FB.CRE</text:p>
          </table:table-cell>
          <table:table-cell/>
          <table:table-cell office:value-type="string" calcext:value-type="string">
            <text:p>Are Drosophila </text:p>
          </table:table-cell>
          <table:table-cell table:formula="of:=[.C3]" office:value-type="string" office:string-value="FB.CRE" calcext:value-type="string">
            <text:p>FB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3]&amp;[.J3]&amp;[.K3]" office:value-type="string" office:string-value="Are Drosophila FB.CRE neurons excitatory or inhibitory?" calcext:value-type="string">
            <text:p>Are Drosophila FB.CRE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B.PVLP</text:p>
          </table:table-cell>
          <table:table-cell office:value-type="string" calcext:value-type="string">
            <text:p>What are Drosophila </text:p>
          </table:table-cell>
          <table:table-cell table:formula="of:=[.A4]" office:value-type="string" office:string-value="IB.PVLP" calcext:value-type="string">
            <text:p>IB.PVLP</text:p>
          </table:table-cell>
          <table:table-cell office:value-type="string" calcext:value-type="string">
            <text:p><text:s/>neurons?</text:p>
          </table:table-cell>
          <table:table-cell table:formula="of:=[.B4]&amp;[.C4]&amp;[.D4]" office:value-type="string" office:string-value="What are Drosophila IB.PVLP neurons?" calcext:value-type="string">
            <text:p>What are Drosophila IB.PVLP neurons?</text:p>
          </table:table-cell>
          <table:table-cell/>
          <table:table-cell table:formula="of:=[.A4]" office:value-type="string" office:string-value="IB.PVLP" calcext:value-type="string">
            <text:p>IB.PVLP</text:p>
          </table:table-cell>
          <table:table-cell/>
          <table:table-cell office:value-type="string" calcext:value-type="string">
            <text:p>Are Drosophila </text:p>
          </table:table-cell>
          <table:table-cell table:formula="of:=[.C4]" office:value-type="string" office:string-value="IB.PVLP" calcext:value-type="string">
            <text:p>IB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4]&amp;[.J4]&amp;[.K4]" office:value-type="string" office:string-value="Are Drosophila IB.PVLP neurons excitatory or inhibitory?" calcext:value-type="string">
            <text:p>Are Drosophila IB.PVLP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H.LAL</text:p>
          </table:table-cell>
          <table:table-cell office:value-type="string" calcext:value-type="string">
            <text:p>What are Drosophila </text:p>
          </table:table-cell>
          <table:table-cell table:formula="of:=[.A5]" office:value-type="string" office:string-value="LH.LAL" calcext:value-type="string">
            <text:p>LH.LAL</text:p>
          </table:table-cell>
          <table:table-cell office:value-type="string" calcext:value-type="string">
            <text:p><text:s/>neurons?</text:p>
          </table:table-cell>
          <table:table-cell table:formula="of:=[.B5]&amp;[.C5]&amp;[.D5]" office:value-type="string" office:string-value="What are Drosophila LH.LAL neurons?" calcext:value-type="string">
            <text:p>What are Drosophila LH.LAL neurons?</text:p>
          </table:table-cell>
          <table:table-cell/>
          <table:table-cell table:formula="of:=[.A5]" office:value-type="string" office:string-value="LH.LAL" calcext:value-type="string">
            <text:p>LH.LA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5]" office:value-type="string" office:string-value="LH.LAL" calcext:value-type="string">
            <text:p>LH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5]&amp;[.J5]&amp;[.K5]" office:value-type="string" office:string-value="Are Drosophila LH.LAL neurons excitatory or inhibitory?" calcext:value-type="string">
            <text:p>Are Drosophila LH.LA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_ML.MB_PED</text:p>
          </table:table-cell>
          <table:table-cell office:value-type="string" calcext:value-type="string">
            <text:p>What are Drosophila </text:p>
          </table:table-cell>
          <table:table-cell table:formula="of:=[.A6]" office:value-type="string" office:string-value="MB_ML.MB_PED" calcext:value-type="string">
            <text:p>MB_ML.MB_PED</text:p>
          </table:table-cell>
          <table:table-cell office:value-type="string" calcext:value-type="string">
            <text:p><text:s/>neurons?</text:p>
          </table:table-cell>
          <table:table-cell table:formula="of:=[.B6]&amp;[.C6]&amp;[.D6]" office:value-type="string" office:string-value="What are Drosophila MB_ML.MB_PED neurons?" calcext:value-type="string">
            <text:p>What are Drosophila MB_ML.MB_PED neurons?</text:p>
          </table:table-cell>
          <table:table-cell/>
          <table:table-cell table:formula="of:=[.A6]" office:value-type="string" office:string-value="MB_ML.MB_PED" calcext:value-type="string">
            <text:p>MB_ML.MB_PED</text:p>
          </table:table-cell>
          <table:table-cell/>
          <table:table-cell office:value-type="string" calcext:value-type="string">
            <text:p>Are Drosophila </text:p>
          </table:table-cell>
          <table:table-cell table:formula="of:=[.C6]" office:value-type="string" office:string-value="MB_ML.MB_PED" calcext:value-type="string">
            <text:p>MB_ML.MB_PED</text:p>
          </table:table-cell>
          <table:table-cell office:value-type="string" calcext:value-type="string">
            <text:p><text:s/>neurons excitatory or inhibitory?</text:p>
          </table:table-cell>
          <table:table-cell table:formula="of:=[.I6]&amp;[.J6]&amp;[.K6]" office:value-type="string" office:string-value="Are Drosophila MB_ML.MB_PED neurons excitatory or inhibitory?" calcext:value-type="string">
            <text:p>Are Drosophila MB_ML.MB_PED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L.IB</text:p>
          </table:table-cell>
          <table:table-cell office:value-type="string" calcext:value-type="string">
            <text:p>What are Drosophila </text:p>
          </table:table-cell>
          <table:table-cell table:formula="of:=[.A7]" office:value-type="string" office:string-value="LAL.IB" calcext:value-type="string">
            <text:p>LAL.IB</text:p>
          </table:table-cell>
          <table:table-cell office:value-type="string" calcext:value-type="string">
            <text:p><text:s/>neurons?</text:p>
          </table:table-cell>
          <table:table-cell table:formula="of:=[.B7]&amp;[.C7]&amp;[.D7]" office:value-type="string" office:string-value="What are Drosophila LAL.IB neurons?" calcext:value-type="string">
            <text:p>What are Drosophila LAL.IB neurons?</text:p>
          </table:table-cell>
          <table:table-cell/>
          <table:table-cell table:formula="of:=[.A7]" office:value-type="string" office:string-value="LAL.IB" calcext:value-type="string">
            <text:p>LAL.IB</text:p>
          </table:table-cell>
          <table:table-cell/>
          <table:table-cell office:value-type="string" calcext:value-type="string">
            <text:p>Are Drosophila </text:p>
          </table:table-cell>
          <table:table-cell table:formula="of:=[.C7]" office:value-type="string" office:string-value="LAL.IB" calcext:value-type="string">
            <text:p>LAL.IB</text:p>
          </table:table-cell>
          <table:table-cell office:value-type="string" calcext:value-type="string">
            <text:p><text:s/>neurons excitatory or inhibitory?</text:p>
          </table:table-cell>
          <table:table-cell table:formula="of:=[.I7]&amp;[.J7]&amp;[.K7]" office:value-type="string" office:string-value="Are Drosophila LAL.IB neurons excitatory or inhibitory?" calcext:value-type="string">
            <text:p>Are Drosophila LAL.IB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OTU.VES</text:p>
          </table:table-cell>
          <table:table-cell office:value-type="string" calcext:value-type="string">
            <text:p>What are Drosophila </text:p>
          </table:table-cell>
          <table:table-cell table:formula="of:=[.A8]" office:value-type="string" office:string-value="AOTU.VES" calcext:value-type="string">
            <text:p>AOTU.VES</text:p>
          </table:table-cell>
          <table:table-cell office:value-type="string" calcext:value-type="string">
            <text:p><text:s/>neurons?</text:p>
          </table:table-cell>
          <table:table-cell table:formula="of:=[.B8]&amp;[.C8]&amp;[.D8]" office:value-type="string" office:string-value="What are Drosophila AOTU.VES neurons?" calcext:value-type="string">
            <text:p>What are Drosophila AOTU.VES neurons?</text:p>
          </table:table-cell>
          <table:table-cell/>
          <table:table-cell table:formula="of:=[.A8]" office:value-type="string" office:string-value="AOTU.VES" calcext:value-type="string">
            <text:p>AOTU.VES</text:p>
          </table:table-cell>
          <table:table-cell/>
          <table:table-cell office:value-type="string" calcext:value-type="string">
            <text:p>Are Drosophila </text:p>
          </table:table-cell>
          <table:table-cell table:formula="of:=[.C8]" office:value-type="string" office:string-value="AOTU.VES" calcext:value-type="string">
            <text:p>AOTU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8]&amp;[.J8]&amp;[.K8]" office:value-type="string" office:string-value="Are Drosophila AOTU.VES neurons excitatory or inhibitory?" calcext:value-type="string">
            <text:p>Are Drosophila AOTU.VES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VLP.ICL</text:p>
          </table:table-cell>
          <table:table-cell office:value-type="string" calcext:value-type="string">
            <text:p>What are Drosophila </text:p>
          </table:table-cell>
          <table:table-cell table:formula="of:=[.A9]" office:value-type="string" office:string-value="PVLP.ICL" calcext:value-type="string">
            <text:p>PVLP.ICL</text:p>
          </table:table-cell>
          <table:table-cell office:value-type="string" calcext:value-type="string">
            <text:p><text:s/>neurons?</text:p>
          </table:table-cell>
          <table:table-cell table:formula="of:=[.B9]&amp;[.C9]&amp;[.D9]" office:value-type="string" office:string-value="What are Drosophila PVLP.ICL neurons?" calcext:value-type="string">
            <text:p>What are Drosophila PVLP.ICL neurons?</text:p>
          </table:table-cell>
          <table:table-cell/>
          <table:table-cell table:formula="of:=[.A9]" office:value-type="string" office:string-value="PVLP.ICL" calcext:value-type="string">
            <text:p>PVLP.IC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9]" office:value-type="string" office:string-value="PVLP.ICL" calcext:value-type="string">
            <text:p>PVLP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9]&amp;[.J9]&amp;[.K9]" office:value-type="string" office:string-value="Are Drosophila PVLP.ICL neurons excitatory or inhibitory?" calcext:value-type="string">
            <text:p>Are Drosophila PVLP.IC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L.CRE</text:p>
          </table:table-cell>
          <table:table-cell office:value-type="string" calcext:value-type="string">
            <text:p>What are Drosophila </text:p>
          </table:table-cell>
          <table:table-cell table:formula="of:=[.A10]" office:value-type="string" office:string-value="LAL.CRE" calcext:value-type="string">
            <text:p>LAL.CRE</text:p>
          </table:table-cell>
          <table:table-cell office:value-type="string" calcext:value-type="string">
            <text:p><text:s/>neurons?</text:p>
          </table:table-cell>
          <table:table-cell table:formula="of:=[.B10]&amp;[.C10]&amp;[.D10]" office:value-type="string" office:string-value="What are Drosophila LAL.CRE neurons?" calcext:value-type="string">
            <text:p>What are Drosophila LAL.CRE neurons?</text:p>
          </table:table-cell>
          <table:table-cell/>
          <table:table-cell table:formula="of:=[.A10]" office:value-type="string" office:string-value="LAL.CRE" calcext:value-type="string">
            <text:p>LAL.CRE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0]" office:value-type="string" office:string-value="LAL.CRE" calcext:value-type="string">
            <text:p>LAL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10]&amp;[.J10]&amp;[.K10]" office:value-type="string" office:string-value="Are Drosophila LAL.CRE neurons excitatory or inhibitory?" calcext:value-type="string">
            <text:p>Are Drosophila LAL.CRE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P.IPS</text:p>
          </table:table-cell>
          <table:table-cell office:value-type="string" calcext:value-type="string">
            <text:p>What are Drosophila </text:p>
          </table:table-cell>
          <table:table-cell table:formula="of:=[.A11]" office:value-type="string" office:string-value="SIP.IPS" calcext:value-type="string">
            <text:p>SIP.IPS</text:p>
          </table:table-cell>
          <table:table-cell office:value-type="string" calcext:value-type="string">
            <text:p><text:s/>neurons?</text:p>
          </table:table-cell>
          <table:table-cell table:formula="of:=[.B11]&amp;[.C11]&amp;[.D11]" office:value-type="string" office:string-value="What are Drosophila SIP.IPS neurons?" calcext:value-type="string">
            <text:p>What are Drosophila SIP.IPS neurons?</text:p>
          </table:table-cell>
          <table:table-cell/>
          <table:table-cell table:formula="of:=[.A11]" office:value-type="string" office:string-value="SIP.IPS" calcext:value-type="string">
            <text:p>SIP.IPS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1]" office:value-type="string" office:string-value="SIP.IPS" calcext:value-type="string">
            <text:p>SIP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11]&amp;[.J11]&amp;[.K11]" office:value-type="string" office:string-value="Are Drosophila SIP.IPS neurons excitatory or inhibitory?" calcext:value-type="string">
            <text:p>Are Drosophila SIP.IPS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MC.AVLP</text:p>
          </table:table-cell>
          <table:table-cell office:value-type="string" calcext:value-type="string">
            <text:p>What are Drosophila </text:p>
          </table:table-cell>
          <table:table-cell table:formula="of:=[.A12]" office:value-type="string" office:string-value="AMMC.AVLP" calcext:value-type="string">
            <text:p>AMMC.AVLP</text:p>
          </table:table-cell>
          <table:table-cell office:value-type="string" calcext:value-type="string">
            <text:p><text:s/>neurons?</text:p>
          </table:table-cell>
          <table:table-cell table:formula="of:=[.B12]&amp;[.C12]&amp;[.D12]" office:value-type="string" office:string-value="What are Drosophila AMMC.AVLP neurons?" calcext:value-type="string">
            <text:p>What are Drosophila AMMC.AVLP neurons?</text:p>
          </table:table-cell>
          <table:table-cell/>
          <table:table-cell table:formula="of:=[.A12]" office:value-type="string" office:string-value="AMMC.AVLP" calcext:value-type="string">
            <text:p>AMMC.AVLP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2]" office:value-type="string" office:string-value="AMMC.AVLP" calcext:value-type="string">
            <text:p>AMMC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12]&amp;[.J12]&amp;[.K12]" office:value-type="string" office:string-value="Are Drosophila AMMC.AVLP neurons excitatory or inhibitory?" calcext:value-type="string">
            <text:p>Are Drosophila AMMC.AVLP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D.ICL</text:p>
          </table:table-cell>
          <table:table-cell office:value-type="string" calcext:value-type="string">
            <text:p>What are Drosophila </text:p>
          </table:table-cell>
          <table:table-cell table:formula="of:=[.A13]" office:value-type="string" office:string-value="SAD.ICL" calcext:value-type="string">
            <text:p>SAD.ICL</text:p>
          </table:table-cell>
          <table:table-cell office:value-type="string" calcext:value-type="string">
            <text:p><text:s/>neurons?</text:p>
          </table:table-cell>
          <table:table-cell table:formula="of:=[.B13]&amp;[.C13]&amp;[.D13]" office:value-type="string" office:string-value="What are Drosophila SAD.ICL neurons?" calcext:value-type="string">
            <text:p>What are Drosophila SAD.ICL neurons?</text:p>
          </table:table-cell>
          <table:table-cell/>
          <table:table-cell table:formula="of:=[.A13]" office:value-type="string" office:string-value="SAD.ICL" calcext:value-type="string">
            <text:p>SAD.IC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3]" office:value-type="string" office:string-value="SAD.ICL" calcext:value-type="string">
            <text:p>SAD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13]&amp;[.J13]&amp;[.K13]" office:value-type="string" office:string-value="Are Drosophila SAD.ICL neurons excitatory or inhibitory?" calcext:value-type="string">
            <text:p>Are Drosophila SAD.IC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P.SMP</text:p>
          </table:table-cell>
          <table:table-cell office:value-type="string" calcext:value-type="string">
            <text:p>What are Drosophila </text:p>
          </table:table-cell>
          <table:table-cell table:formula="of:=[.A14]" office:value-type="string" office:string-value="PLP.SMP" calcext:value-type="string">
            <text:p>PLP.SMP</text:p>
          </table:table-cell>
          <table:table-cell office:value-type="string" calcext:value-type="string">
            <text:p><text:s/>neurons?</text:p>
          </table:table-cell>
          <table:table-cell table:formula="of:=[.B14]&amp;[.C14]&amp;[.D14]" office:value-type="string" office:string-value="What are Drosophila PLP.SMP neurons?" calcext:value-type="string">
            <text:p>What are Drosophila PLP.SMP neurons?</text:p>
          </table:table-cell>
          <table:table-cell/>
          <table:table-cell table:formula="of:=[.A14]" office:value-type="string" office:string-value="PLP.SMP" calcext:value-type="string">
            <text:p>PLP.SMP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4]" office:value-type="string" office:string-value="PLP.SMP" calcext:value-type="string">
            <text:p>PLP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14]&amp;[.J14]&amp;[.K14]" office:value-type="string" office:string-value="Are Drosophila PLP.SMP neurons excitatory or inhibitory?" calcext:value-type="string">
            <text:p>Are Drosophila PLP.SMP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S.IB</text:p>
          </table:table-cell>
          <table:table-cell office:value-type="string" calcext:value-type="string">
            <text:p>What are Drosophila </text:p>
          </table:table-cell>
          <table:table-cell table:formula="of:=[.A15]" office:value-type="string" office:string-value="SPS.IB" calcext:value-type="string">
            <text:p>SPS.IB</text:p>
          </table:table-cell>
          <table:table-cell office:value-type="string" calcext:value-type="string">
            <text:p><text:s/>neurons?</text:p>
          </table:table-cell>
          <table:table-cell table:formula="of:=[.B15]&amp;[.C15]&amp;[.D15]" office:value-type="string" office:string-value="What are Drosophila SPS.IB neurons?" calcext:value-type="string">
            <text:p>What are Drosophila SPS.IB neurons?</text:p>
          </table:table-cell>
          <table:table-cell/>
          <table:table-cell table:formula="of:=[.A15]" office:value-type="string" office:string-value="SPS.IB" calcext:value-type="string">
            <text:p>SPS.IB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5]" office:value-type="string" office:string-value="SPS.IB" calcext:value-type="string">
            <text:p>SPS.IB</text:p>
          </table:table-cell>
          <table:table-cell office:value-type="string" calcext:value-type="string">
            <text:p><text:s/>neurons excitatory or inhibitory?</text:p>
          </table:table-cell>
          <table:table-cell table:formula="of:=[.I15]&amp;[.J15]&amp;[.K15]" office:value-type="string" office:string-value="Are Drosophila SPS.IB neurons excitatory or inhibitory?" calcext:value-type="string">
            <text:p>Are Drosophila SPS.IB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L.SPS</text:p>
          </table:table-cell>
          <table:table-cell office:value-type="string" calcext:value-type="string">
            <text:p>What are Drosophila </text:p>
          </table:table-cell>
          <table:table-cell table:formula="of:=[.A16]" office:value-type="string" office:string-value="SCL.SPS" calcext:value-type="string">
            <text:p>SCL.SPS</text:p>
          </table:table-cell>
          <table:table-cell office:value-type="string" calcext:value-type="string">
            <text:p><text:s/>neurons?</text:p>
          </table:table-cell>
          <table:table-cell table:formula="of:=[.B16]&amp;[.C16]&amp;[.D16]" office:value-type="string" office:string-value="What are Drosophila SCL.SPS neurons?" calcext:value-type="string">
            <text:p>What are Drosophila SCL.SPS neurons?</text:p>
          </table:table-cell>
          <table:table-cell/>
          <table:table-cell table:formula="of:=[.A16]" office:value-type="string" office:string-value="SCL.SPS" calcext:value-type="string">
            <text:p>SCL.SPS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6]" office:value-type="string" office:string-value="SCL.SPS" calcext:value-type="string">
            <text:p>SCL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16]&amp;[.J16]&amp;[.K16]" office:value-type="string" office:string-value="Are Drosophila SCL.SPS neurons excitatory or inhibitory?" calcext:value-type="string">
            <text:p>Are Drosophila SCL.SPS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L.PLP</text:p>
          </table:table-cell>
          <table:table-cell office:value-type="string" calcext:value-type="string">
            <text:p>What are Drosophila </text:p>
          </table:table-cell>
          <table:table-cell table:formula="of:=[.A17]" office:value-type="string" office:string-value="LAL.PLP" calcext:value-type="string">
            <text:p>LAL.PLP</text:p>
          </table:table-cell>
          <table:table-cell office:value-type="string" calcext:value-type="string">
            <text:p><text:s/>neurons?</text:p>
          </table:table-cell>
          <table:table-cell table:formula="of:=[.B17]&amp;[.C17]&amp;[.D17]" office:value-type="string" office:string-value="What are Drosophila LAL.PLP neurons?" calcext:value-type="string">
            <text:p>What are Drosophila LAL.PLP neurons?</text:p>
          </table:table-cell>
          <table:table-cell/>
          <table:table-cell table:formula="of:=[.A17]" office:value-type="string" office:string-value="LAL.PLP" calcext:value-type="string">
            <text:p>LAL.PLP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7]" office:value-type="string" office:string-value="LAL.PLP" calcext:value-type="string">
            <text:p>LAL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17]&amp;[.J17]&amp;[.K17]" office:value-type="string" office:string-value="Are Drosophila LAL.PLP neurons excitatory or inhibitory?" calcext:value-type="string">
            <text:p>Are Drosophila LAL.PLP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VLP.SPS</text:p>
          </table:table-cell>
          <table:table-cell office:value-type="string" calcext:value-type="string">
            <text:p>What are Drosophila </text:p>
          </table:table-cell>
          <table:table-cell table:formula="of:=[.A18]" office:value-type="string" office:string-value="PVLP.SPS" calcext:value-type="string">
            <text:p>PVLP.SPS</text:p>
          </table:table-cell>
          <table:table-cell office:value-type="string" calcext:value-type="string">
            <text:p><text:s/>neurons?</text:p>
          </table:table-cell>
          <table:table-cell table:formula="of:=[.B18]&amp;[.C18]&amp;[.D18]" office:value-type="string" office:string-value="What are Drosophila PVLP.SPS neurons?" calcext:value-type="string">
            <text:p>What are Drosophila PVLP.SPS neurons?</text:p>
          </table:table-cell>
          <table:table-cell/>
          <table:table-cell table:formula="of:=[.A18]" office:value-type="string" office:string-value="PVLP.SPS" calcext:value-type="string">
            <text:p>PVLP.SPS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8]" office:value-type="string" office:string-value="PVLP.SPS" calcext:value-type="string">
            <text:p>PVLP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18]&amp;[.J18]&amp;[.K18]" office:value-type="string" office:string-value="Are Drosophila PVLP.SPS neurons excitatory or inhibitory?" calcext:value-type="string">
            <text:p>Are Drosophila PVLP.SPS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NG.PVLP</text:p>
          </table:table-cell>
          <table:table-cell office:value-type="string" calcext:value-type="string">
            <text:p>What are Drosophila </text:p>
          </table:table-cell>
          <table:table-cell table:formula="of:=[.A19]" office:value-type="string" office:string-value="GNG.PVLP" calcext:value-type="string">
            <text:p>GNG.PVLP</text:p>
          </table:table-cell>
          <table:table-cell office:value-type="string" calcext:value-type="string">
            <text:p><text:s/>neurons?</text:p>
          </table:table-cell>
          <table:table-cell table:formula="of:=[.B19]&amp;[.C19]&amp;[.D19]" office:value-type="string" office:string-value="What are Drosophila GNG.PVLP neurons?" calcext:value-type="string">
            <text:p>What are Drosophila GNG.PVLP neurons?</text:p>
          </table:table-cell>
          <table:table-cell/>
          <table:table-cell table:formula="of:=[.A19]" office:value-type="string" office:string-value="GNG.PVLP" calcext:value-type="string">
            <text:p>GNG.PVLP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9]" office:value-type="string" office:string-value="GNG.PVLP" calcext:value-type="string">
            <text:p>GNG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19]&amp;[.J19]&amp;[.K19]" office:value-type="string" office:string-value="Are Drosophila GNG.PVLP neurons excitatory or inhibitory?" calcext:value-type="string">
            <text:p>Are Drosophila GNG.PVLP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</text:p>
          </table:table-cell>
          <table:table-cell office:value-type="string" calcext:value-type="string">
            <text:p>What are Drosophila </text:p>
          </table:table-cell>
          <table:table-cell table:formula="of:=[.A20]" office:value-type="string" office:string-value="CAN" calcext:value-type="string">
            <text:p>CAN</text:p>
          </table:table-cell>
          <table:table-cell office:value-type="string" calcext:value-type="string">
            <text:p><text:s/>neurons?</text:p>
          </table:table-cell>
          <table:table-cell table:formula="of:=[.B20]&amp;[.C20]&amp;[.D20]" office:value-type="string" office:string-value="What are Drosophila CAN neurons?" calcext:value-type="string">
            <text:p>What are Drosophila CAN neurons?</text:p>
          </table:table-cell>
          <table:table-cell/>
          <table:table-cell table:formula="of:=[.A20]" office:value-type="string" office:string-value="CAN" calcext:value-type="string">
            <text:p>CAN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0]" office:value-type="string" office:string-value="CAN" calcext:value-type="string">
            <text:p>CAN</text:p>
          </table:table-cell>
          <table:table-cell office:value-type="string" calcext:value-type="string">
            <text:p><text:s/>neurons excitatory or inhibitory?</text:p>
          </table:table-cell>
          <table:table-cell table:formula="of:=[.I20]&amp;[.J20]&amp;[.K20]" office:value-type="string" office:string-value="Are Drosophila CAN neurons excitatory or inhibitory?" calcext:value-type="string">
            <text:p>Are Drosophila CAN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PS.LH</text:p>
          </table:table-cell>
          <table:table-cell office:value-type="string" calcext:value-type="string">
            <text:p>What are Drosophila </text:p>
          </table:table-cell>
          <table:table-cell table:formula="of:=[.A21]" office:value-type="string" office:string-value="IPS.LH" calcext:value-type="string">
            <text:p>IPS.LH</text:p>
          </table:table-cell>
          <table:table-cell office:value-type="string" calcext:value-type="string">
            <text:p><text:s/>neurons?</text:p>
          </table:table-cell>
          <table:table-cell table:formula="of:=[.B21]&amp;[.C21]&amp;[.D21]" office:value-type="string" office:string-value="What are Drosophila IPS.LH neurons?" calcext:value-type="string">
            <text:p>What are Drosophila IPS.LH neurons?</text:p>
          </table:table-cell>
          <table:table-cell/>
          <table:table-cell table:formula="of:=[.A21]" office:value-type="string" office:string-value="IPS.LH" calcext:value-type="string">
            <text:p>IPS.LH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1]" office:value-type="string" office:string-value="IPS.LH" calcext:value-type="string">
            <text:p>IPS.LH</text:p>
          </table:table-cell>
          <table:table-cell office:value-type="string" calcext:value-type="string">
            <text:p><text:s/>neurons excitatory or inhibitory?</text:p>
          </table:table-cell>
          <table:table-cell table:formula="of:=[.I21]&amp;[.J21]&amp;[.K21]" office:value-type="string" office:string-value="Are Drosophila IPS.LH neurons excitatory or inhibitory?" calcext:value-type="string">
            <text:p>Are Drosophila IPS.LH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L.SPS</text:p>
          </table:table-cell>
          <table:table-cell office:value-type="string" calcext:value-type="string">
            <text:p>What are Drosophila </text:p>
          </table:table-cell>
          <table:table-cell table:formula="of:=[.A22]" office:value-type="string" office:string-value="ATL.SPS" calcext:value-type="string">
            <text:p>ATL.SPS</text:p>
          </table:table-cell>
          <table:table-cell office:value-type="string" calcext:value-type="string">
            <text:p><text:s/>neurons?</text:p>
          </table:table-cell>
          <table:table-cell table:formula="of:=[.B22]&amp;[.C22]&amp;[.D22]" office:value-type="string" office:string-value="What are Drosophila ATL.SPS neurons?" calcext:value-type="string">
            <text:p>What are Drosophila ATL.SPS neurons?</text:p>
          </table:table-cell>
          <table:table-cell/>
          <table:table-cell table:formula="of:=[.A22]" office:value-type="string" office:string-value="ATL.SPS" calcext:value-type="string">
            <text:p>ATL.SPS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2]" office:value-type="string" office:string-value="ATL.SPS" calcext:value-type="string">
            <text:p>ATL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22]&amp;[.J22]&amp;[.K22]" office:value-type="string" office:string-value="Are Drosophila ATL.SPS neurons excitatory or inhibitory?" calcext:value-type="string">
            <text:p>Are Drosophila ATL.SPS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L</text:p>
          </table:table-cell>
          <table:table-cell office:value-type="string" calcext:value-type="string">
            <text:p>What are Drosophila </text:p>
          </table:table-cell>
          <table:table-cell table:formula="of:=[.A23]" office:value-type="string" office:string-value="ICL" calcext:value-type="string">
            <text:p>ICL</text:p>
          </table:table-cell>
          <table:table-cell office:value-type="string" calcext:value-type="string">
            <text:p><text:s/>neurons?</text:p>
          </table:table-cell>
          <table:table-cell table:formula="of:=[.B23]&amp;[.C23]&amp;[.D23]" office:value-type="string" office:string-value="What are Drosophila ICL neurons?" calcext:value-type="string">
            <text:p>What are Drosophila ICL neurons?</text:p>
          </table:table-cell>
          <table:table-cell/>
          <table:table-cell table:formula="of:=[.A23]" office:value-type="string" office:string-value="ICL" calcext:value-type="string">
            <text:p>IC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3]" office:value-type="string" office:string-value="ICL" calcext:value-type="string">
            <text:p>ICL</text:p>
          </table:table-cell>
          <table:table-cell office:value-type="string" calcext:value-type="string">
            <text:p><text:s/>neurons excitatory or inhibitory?</text:p>
          </table:table-cell>
          <table:table-cell table:formula="of:=[.I23]&amp;[.J23]&amp;[.K23]" office:value-type="string" office:string-value="Are Drosophila ICL neurons excitatory or inhibitory?" calcext:value-type="string">
            <text:p>Are Drosophila IC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ASGD</text:p>
          </table:table-cell>
          <table:table-cell office:value-type="string" calcext:value-type="string">
            <text:p>What are Drosophila </text:p>
          </table:table-cell>
          <table:table-cell table:formula="of:=[.A24]" office:value-type="string" office:string-value="UNASGD" calcext:value-type="string">
            <text:p>UNASGD</text:p>
          </table:table-cell>
          <table:table-cell office:value-type="string" calcext:value-type="string">
            <text:p><text:s/>neurons?</text:p>
          </table:table-cell>
          <table:table-cell table:formula="of:=[.B24]&amp;[.C24]&amp;[.D24]" office:value-type="string" office:string-value="What are Drosophila UNASGD neurons?" calcext:value-type="string">
            <text:p>What are Drosophila UNASGD neurons?</text:p>
          </table:table-cell>
          <table:table-cell/>
          <table:table-cell table:formula="of:=[.A24]" office:value-type="string" office:string-value="UNASGD" calcext:value-type="string">
            <text:p>UNASGD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4]" office:value-type="string" office:string-value="UNASGD" calcext:value-type="string">
            <text:p>UNASGD</text:p>
          </table:table-cell>
          <table:table-cell office:value-type="string" calcext:value-type="string">
            <text:p><text:s/>neurons excitatory or inhibitory?</text:p>
          </table:table-cell>
          <table:table-cell table:formula="of:=[.I24]&amp;[.J24]&amp;[.K24]" office:value-type="string" office:string-value="Are Drosophila UNASGD neurons excitatory or inhibitory?" calcext:value-type="string">
            <text:p>Are Drosophila UNASGD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NG.ICL</text:p>
          </table:table-cell>
          <table:table-cell office:value-type="string" calcext:value-type="string">
            <text:p>What are Drosophila </text:p>
          </table:table-cell>
          <table:table-cell table:formula="of:=[.A25]" office:value-type="string" office:string-value="GNG.ICL" calcext:value-type="string">
            <text:p>GNG.ICL</text:p>
          </table:table-cell>
          <table:table-cell office:value-type="string" calcext:value-type="string">
            <text:p><text:s/>neurons?</text:p>
          </table:table-cell>
          <table:table-cell table:formula="of:=[.B25]&amp;[.C25]&amp;[.D25]" office:value-type="string" office:string-value="What are Drosophila GNG.ICL neurons?" calcext:value-type="string">
            <text:p>What are Drosophila GNG.ICL neurons?</text:p>
          </table:table-cell>
          <table:table-cell/>
          <table:table-cell table:formula="of:=[.A25]" office:value-type="string" office:string-value="GNG.ICL" calcext:value-type="string">
            <text:p>GNG.IC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5]" office:value-type="string" office:string-value="GNG.ICL" calcext:value-type="string">
            <text:p>GNG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25]&amp;[.J25]&amp;[.K25]" office:value-type="string" office:string-value="Are Drosophila GNG.ICL neurons excitatory or inhibitory?" calcext:value-type="string">
            <text:p>Are Drosophila GNG.IC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PS.EPA</text:p>
          </table:table-cell>
          <table:table-cell office:value-type="string" calcext:value-type="string">
            <text:p>What are Drosophila </text:p>
          </table:table-cell>
          <table:table-cell table:formula="of:=[.A26]" office:value-type="string" office:string-value="IPS.EPA" calcext:value-type="string">
            <text:p>IPS.EPA</text:p>
          </table:table-cell>
          <table:table-cell office:value-type="string" calcext:value-type="string">
            <text:p><text:s/>neurons?</text:p>
          </table:table-cell>
          <table:table-cell table:formula="of:=[.B26]&amp;[.C26]&amp;[.D26]" office:value-type="string" office:string-value="What are Drosophila IPS.EPA neurons?" calcext:value-type="string">
            <text:p>What are Drosophila IPS.EPA neurons?</text:p>
          </table:table-cell>
          <table:table-cell/>
          <table:table-cell table:formula="of:=[.A26]" office:value-type="string" office:string-value="IPS.EPA" calcext:value-type="string">
            <text:p>IPS.EPA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6]" office:value-type="string" office:string-value="IPS.EPA" calcext:value-type="string">
            <text:p>IPS.EPA</text:p>
          </table:table-cell>
          <table:table-cell office:value-type="string" calcext:value-type="string">
            <text:p><text:s/>neurons excitatory or inhibitory?</text:p>
          </table:table-cell>
          <table:table-cell table:formula="of:=[.I26]&amp;[.J26]&amp;[.K26]" office:value-type="string" office:string-value="Are Drosophila IPS.EPA neurons excitatory or inhibitory?" calcext:value-type="string">
            <text:p>Are Drosophila IPS.EPA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L.CRE</text:p>
          </table:table-cell>
          <table:table-cell office:value-type="string" calcext:value-type="string">
            <text:p>What are Drosophila </text:p>
          </table:table-cell>
          <table:table-cell table:formula="of:=[.A27]" office:value-type="string" office:string-value="ATL.CRE" calcext:value-type="string">
            <text:p>ATL.CRE</text:p>
          </table:table-cell>
          <table:table-cell office:value-type="string" calcext:value-type="string">
            <text:p><text:s/>neurons?</text:p>
          </table:table-cell>
          <table:table-cell table:formula="of:=[.B27]&amp;[.C27]&amp;[.D27]" office:value-type="string" office:string-value="What are Drosophila ATL.CRE neurons?" calcext:value-type="string">
            <text:p>What are Drosophila ATL.CRE neurons?</text:p>
          </table:table-cell>
          <table:table-cell/>
          <table:table-cell table:formula="of:=[.A27]" office:value-type="string" office:string-value="ATL.CRE" calcext:value-type="string">
            <text:p>ATL.CRE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7]" office:value-type="string" office:string-value="ATL.CRE" calcext:value-type="string">
            <text:p>ATL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27]&amp;[.J27]&amp;[.K27]" office:value-type="string" office:string-value="Are Drosophila ATL.CRE neurons excitatory or inhibitory?" calcext:value-type="string">
            <text:p>Are Drosophila ATL.CRE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</text:p>
          </table:table-cell>
          <table:table-cell office:value-type="string" calcext:value-type="string">
            <text:p>What are Drosophila </text:p>
          </table:table-cell>
          <table:table-cell table:formula="of:=[.A28]" office:value-type="string" office:string-value="WED" calcext:value-type="string">
            <text:p>WED</text:p>
          </table:table-cell>
          <table:table-cell office:value-type="string" calcext:value-type="string">
            <text:p><text:s/>neurons?</text:p>
          </table:table-cell>
          <table:table-cell table:formula="of:=[.B28]&amp;[.C28]&amp;[.D28]" office:value-type="string" office:string-value="What are Drosophila WED neurons?" calcext:value-type="string">
            <text:p>What are Drosophila WED neurons?</text:p>
          </table:table-cell>
          <table:table-cell/>
          <table:table-cell table:formula="of:=[.A28]" office:value-type="string" office:string-value="WED" calcext:value-type="string">
            <text:p>WED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8]" office:value-type="string" office:string-value="WED" calcext:value-type="string">
            <text:p>WED</text:p>
          </table:table-cell>
          <table:table-cell office:value-type="string" calcext:value-type="string">
            <text:p><text:s/>neurons excitatory or inhibitory?</text:p>
          </table:table-cell>
          <table:table-cell table:formula="of:=[.I28]&amp;[.J28]&amp;[.K28]" office:value-type="string" office:string-value="Are Drosophila WED neurons excitatory or inhibitory?" calcext:value-type="string">
            <text:p>Are Drosophila WED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H.SPS</text:p>
          </table:table-cell>
          <table:table-cell office:value-type="string" calcext:value-type="string">
            <text:p>What are Drosophila </text:p>
          </table:table-cell>
          <table:table-cell table:formula="of:=[.A29]" office:value-type="string" office:string-value="LH.SPS" calcext:value-type="string">
            <text:p>LH.SPS</text:p>
          </table:table-cell>
          <table:table-cell office:value-type="string" calcext:value-type="string">
            <text:p><text:s/>neurons?</text:p>
          </table:table-cell>
          <table:table-cell table:formula="of:=[.B29]&amp;[.C29]&amp;[.D29]" office:value-type="string" office:string-value="What are Drosophila LH.SPS neurons?" calcext:value-type="string">
            <text:p>What are Drosophila LH.SPS neurons?</text:p>
          </table:table-cell>
          <table:table-cell/>
          <table:table-cell table:formula="of:=[.A29]" office:value-type="string" office:string-value="LH.SPS" calcext:value-type="string">
            <text:p>LH.SPS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9]" office:value-type="string" office:string-value="LH.SPS" calcext:value-type="string">
            <text:p>LH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29]&amp;[.J29]&amp;[.K29]" office:value-type="string" office:string-value="Are Drosophila LH.SPS neurons excitatory or inhibitory?" calcext:value-type="string">
            <text:p>Are Drosophila LH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SIP</text:p>
          </table:table-cell>
          <table:table-cell office:value-type="string" calcext:value-type="string">
            <text:p>What are Drosophila </text:p>
          </table:table-cell>
          <table:table-cell table:formula="of:=[.A30]" office:value-type="string" office:string-value="SCL.SIP" calcext:value-type="string">
            <text:p>SCL.SIP</text:p>
          </table:table-cell>
          <table:table-cell office:value-type="string" calcext:value-type="string">
            <text:p><text:s/>neurons?</text:p>
          </table:table-cell>
          <table:table-cell table:formula="of:=[.B30]&amp;[.C30]&amp;[.D30]" office:value-type="string" office:string-value="What are Drosophila SCL.SIP neurons?" calcext:value-type="string">
            <text:p>What are Drosophila SCL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]" office:value-type="string" office:string-value="SCL.SIP" calcext:value-type="string">
            <text:p>SCL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30]&amp;[.J30]&amp;[.K30]" office:value-type="string" office:string-value="Are Drosophila SCL.SIP neurons excitatory or inhibitory?" calcext:value-type="string">
            <text:p>Are Drosophila SCL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AMMC</text:p>
          </table:table-cell>
          <table:table-cell office:value-type="string" calcext:value-type="string">
            <text:p>What are Drosophila </text:p>
          </table:table-cell>
          <table:table-cell table:formula="of:=[.A31]" office:value-type="string" office:string-value="IPS.AMMC" calcext:value-type="string">
            <text:p>IPS.AMMC</text:p>
          </table:table-cell>
          <table:table-cell office:value-type="string" calcext:value-type="string">
            <text:p><text:s/>neurons?</text:p>
          </table:table-cell>
          <table:table-cell table:formula="of:=[.B31]&amp;[.C31]&amp;[.D31]" office:value-type="string" office:string-value="What are Drosophila IPS.AMMC neurons?" calcext:value-type="string">
            <text:p>What are Drosophila IPS.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]" office:value-type="string" office:string-value="IPS.AMMC" calcext:value-type="string">
            <text:p>IPS.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31]&amp;[.J31]&amp;[.K31]" office:value-type="string" office:string-value="Are Drosophila IPS.AMMC neurons excitatory or inhibitory?" calcext:value-type="string">
            <text:p>Are Drosophila IPS.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.LOP</text:p>
          </table:table-cell>
          <table:table-cell office:value-type="string" calcext:value-type="string">
            <text:p>What are Drosophila </text:p>
          </table:table-cell>
          <table:table-cell table:formula="of:=[.A32]" office:value-type="string" office:string-value="LA.LOP" calcext:value-type="string">
            <text:p>LA.LOP</text:p>
          </table:table-cell>
          <table:table-cell office:value-type="string" calcext:value-type="string">
            <text:p><text:s/>neurons?</text:p>
          </table:table-cell>
          <table:table-cell table:formula="of:=[.B32]&amp;[.C32]&amp;[.D32]" office:value-type="string" office:string-value="What are Drosophila LA.LOP neurons?" calcext:value-type="string">
            <text:p>What are Drosophila LA.LO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]" office:value-type="string" office:string-value="LA.LOP" calcext:value-type="string">
            <text:p>LA.LOP</text:p>
          </table:table-cell>
          <table:table-cell office:value-type="string" calcext:value-type="string">
            <text:p><text:s/>neurons excitatory or inhibitory?</text:p>
          </table:table-cell>
          <table:table-cell table:formula="of:=[.I32]&amp;[.J32]&amp;[.K32]" office:value-type="string" office:string-value="Are Drosophila LA.LOP neurons excitatory or inhibitory?" calcext:value-type="string">
            <text:p>Are Drosophila LA.LO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SPS</text:p>
          </table:table-cell>
          <table:table-cell office:value-type="string" calcext:value-type="string">
            <text:p>What are Drosophila </text:p>
          </table:table-cell>
          <table:table-cell table:formula="of:=[.A33]" office:value-type="string" office:string-value="IB.SPS" calcext:value-type="string">
            <text:p>IB.SPS</text:p>
          </table:table-cell>
          <table:table-cell office:value-type="string" calcext:value-type="string">
            <text:p><text:s/>neurons?</text:p>
          </table:table-cell>
          <table:table-cell table:formula="of:=[.B33]&amp;[.C33]&amp;[.D33]" office:value-type="string" office:string-value="What are Drosophila IB.SPS neurons?" calcext:value-type="string">
            <text:p>What are Drosophila IB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]" office:value-type="string" office:string-value="IB.SPS" calcext:value-type="string">
            <text:p>IB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33]&amp;[.J33]&amp;[.K33]" office:value-type="string" office:string-value="Are Drosophila IB.SPS neurons excitatory or inhibitory?" calcext:value-type="string">
            <text:p>Are Drosophila IB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MB_ML</text:p>
          </table:table-cell>
          <table:table-cell office:value-type="string" calcext:value-type="string">
            <text:p>What are Drosophila </text:p>
          </table:table-cell>
          <table:table-cell table:formula="of:=[.A34]" office:value-type="string" office:string-value="SLP.MB_ML" calcext:value-type="string">
            <text:p>SLP.MB_ML</text:p>
          </table:table-cell>
          <table:table-cell office:value-type="string" calcext:value-type="string">
            <text:p><text:s/>neurons?</text:p>
          </table:table-cell>
          <table:table-cell table:formula="of:=[.B34]&amp;[.C34]&amp;[.D34]" office:value-type="string" office:string-value="What are Drosophila SLP.MB_ML neurons?" calcext:value-type="string">
            <text:p>What are Drosophila SLP.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]" office:value-type="string" office:string-value="SLP.MB_ML" calcext:value-type="string">
            <text:p>SLP.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34]&amp;[.J34]&amp;[.K34]" office:value-type="string" office:string-value="Are Drosophila SLP.MB_ML neurons excitatory or inhibitory?" calcext:value-type="string">
            <text:p>Are Drosophila SLP.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.LAL</text:p>
          </table:table-cell>
          <table:table-cell office:value-type="string" calcext:value-type="string">
            <text:p>What are Drosophila </text:p>
          </table:table-cell>
          <table:table-cell table:formula="of:=[.A35]" office:value-type="string" office:string-value="FB.LAL" calcext:value-type="string">
            <text:p>FB.LAL</text:p>
          </table:table-cell>
          <table:table-cell office:value-type="string" calcext:value-type="string">
            <text:p><text:s/>neurons?</text:p>
          </table:table-cell>
          <table:table-cell table:formula="of:=[.B35]&amp;[.C35]&amp;[.D35]" office:value-type="string" office:string-value="What are Drosophila FB.LAL neurons?" calcext:value-type="string">
            <text:p>What are Drosophila FB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]" office:value-type="string" office:string-value="FB.LAL" calcext:value-type="string">
            <text:p>FB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35]&amp;[.J35]&amp;[.K35]" office:value-type="string" office:string-value="Are Drosophila FB.LAL neurons excitatory or inhibitory?" calcext:value-type="string">
            <text:p>Are Drosophila FB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SLP</text:p>
          </table:table-cell>
          <table:table-cell office:value-type="string" calcext:value-type="string">
            <text:p>What are Drosophila </text:p>
          </table:table-cell>
          <table:table-cell table:formula="of:=[.A36]" office:value-type="string" office:string-value="ICL.SLP" calcext:value-type="string">
            <text:p>ICL.SLP</text:p>
          </table:table-cell>
          <table:table-cell office:value-type="string" calcext:value-type="string">
            <text:p><text:s/>neurons?</text:p>
          </table:table-cell>
          <table:table-cell table:formula="of:=[.B36]&amp;[.C36]&amp;[.D36]" office:value-type="string" office:string-value="What are Drosophila ICL.SLP neurons?" calcext:value-type="string">
            <text:p>What are Drosophila ICL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]" office:value-type="string" office:string-value="ICL.SLP" calcext:value-type="string">
            <text:p>ICL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36]&amp;[.J36]&amp;[.K36]" office:value-type="string" office:string-value="Are Drosophila ICL.SLP neurons excitatory or inhibitory?" calcext:value-type="string">
            <text:p>Are Drosophila ICL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.CRE</text:p>
          </table:table-cell>
          <table:table-cell office:value-type="string" calcext:value-type="string">
            <text:p>What are Drosophila </text:p>
          </table:table-cell>
          <table:table-cell table:formula="of:=[.A37]" office:value-type="string" office:string-value="MB_CA.CRE" calcext:value-type="string">
            <text:p>MB_CA.CRE</text:p>
          </table:table-cell>
          <table:table-cell office:value-type="string" calcext:value-type="string">
            <text:p><text:s/>neurons?</text:p>
          </table:table-cell>
          <table:table-cell table:formula="of:=[.B37]&amp;[.C37]&amp;[.D37]" office:value-type="string" office:string-value="What are Drosophila MB_CA.CRE neurons?" calcext:value-type="string">
            <text:p>What are Drosophila MB_CA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]" office:value-type="string" office:string-value="MB_CA.CRE" calcext:value-type="string">
            <text:p>MB_CA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37]&amp;[.J37]&amp;[.K37]" office:value-type="string" office:string-value="Are Drosophila MB_CA.CRE neurons excitatory or inhibitory?" calcext:value-type="string">
            <text:p>Are Drosophila MB_CA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SLP</text:p>
          </table:table-cell>
          <table:table-cell office:value-type="string" calcext:value-type="string">
            <text:p>What are Drosophila </text:p>
          </table:table-cell>
          <table:table-cell table:formula="of:=[.A38]" office:value-type="string" office:string-value="CRE.SLP" calcext:value-type="string">
            <text:p>CRE.SLP</text:p>
          </table:table-cell>
          <table:table-cell office:value-type="string" calcext:value-type="string">
            <text:p><text:s/>neurons?</text:p>
          </table:table-cell>
          <table:table-cell table:formula="of:=[.B38]&amp;[.C38]&amp;[.D38]" office:value-type="string" office:string-value="What are Drosophila CRE.SLP neurons?" calcext:value-type="string">
            <text:p>What are Drosophila CRE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]" office:value-type="string" office:string-value="CRE.SLP" calcext:value-type="string">
            <text:p>CRE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38]&amp;[.J38]&amp;[.K38]" office:value-type="string" office:string-value="Are Drosophila CRE.SLP neurons excitatory or inhibitory?" calcext:value-type="string">
            <text:p>Are Drosophila CRE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PVLP</text:p>
          </table:table-cell>
          <table:table-cell office:value-type="string" calcext:value-type="string">
            <text:p>What are Drosophila </text:p>
          </table:table-cell>
          <table:table-cell table:formula="of:=[.A39]" office:value-type="string" office:string-value="SPS.PVLP" calcext:value-type="string">
            <text:p>SPS.PVLP</text:p>
          </table:table-cell>
          <table:table-cell office:value-type="string" calcext:value-type="string">
            <text:p><text:s/>neurons?</text:p>
          </table:table-cell>
          <table:table-cell table:formula="of:=[.B39]&amp;[.C39]&amp;[.D39]" office:value-type="string" office:string-value="What are Drosophila SPS.PVLP neurons?" calcext:value-type="string">
            <text:p>What are Drosophila SPS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]" office:value-type="string" office:string-value="SPS.PVLP" calcext:value-type="string">
            <text:p>SPS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39]&amp;[.J39]&amp;[.K39]" office:value-type="string" office:string-value="Are Drosophila SPS.PVLP neurons excitatory or inhibitory?" calcext:value-type="string">
            <text:p>Are Drosophila SPS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PVLP</text:p>
          </table:table-cell>
          <table:table-cell office:value-type="string" calcext:value-type="string">
            <text:p>What are Drosophila </text:p>
          </table:table-cell>
          <table:table-cell table:formula="of:=[.A40]" office:value-type="string" office:string-value="WED.PVLP" calcext:value-type="string">
            <text:p>WED.PVLP</text:p>
          </table:table-cell>
          <table:table-cell office:value-type="string" calcext:value-type="string">
            <text:p><text:s/>neurons?</text:p>
          </table:table-cell>
          <table:table-cell table:formula="of:=[.B40]&amp;[.C40]&amp;[.D40]" office:value-type="string" office:string-value="What are Drosophila WED.PVLP neurons?" calcext:value-type="string">
            <text:p>What are Drosophila WED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]" office:value-type="string" office:string-value="WED.PVLP" calcext:value-type="string">
            <text:p>WED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40]&amp;[.J40]&amp;[.K40]" office:value-type="string" office:string-value="Are Drosophila WED.PVLP neurons excitatory or inhibitory?" calcext:value-type="string">
            <text:p>Are Drosophila WED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SMP</text:p>
          </table:table-cell>
          <table:table-cell office:value-type="string" calcext:value-type="string">
            <text:p>What are Drosophila </text:p>
          </table:table-cell>
          <table:table-cell table:formula="of:=[.A41]" office:value-type="string" office:string-value="SIP.SMP" calcext:value-type="string">
            <text:p>SIP.SMP</text:p>
          </table:table-cell>
          <table:table-cell office:value-type="string" calcext:value-type="string">
            <text:p><text:s/>neurons?</text:p>
          </table:table-cell>
          <table:table-cell table:formula="of:=[.B41]&amp;[.C41]&amp;[.D41]" office:value-type="string" office:string-value="What are Drosophila SIP.SMP neurons?" calcext:value-type="string">
            <text:p>What are Drosophila SIP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]" office:value-type="string" office:string-value="SIP.SMP" calcext:value-type="string">
            <text:p>SIP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41]&amp;[.J41]&amp;[.K41]" office:value-type="string" office:string-value="Are Drosophila SIP.SMP neurons excitatory or inhibitory?" calcext:value-type="string">
            <text:p>Are Drosophila SIP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ICL</text:p>
          </table:table-cell>
          <table:table-cell office:value-type="string" calcext:value-type="string">
            <text:p>What are Drosophila </text:p>
          </table:table-cell>
          <table:table-cell table:formula="of:=[.A42]" office:value-type="string" office:string-value="IB.ICL" calcext:value-type="string">
            <text:p>IB.ICL</text:p>
          </table:table-cell>
          <table:table-cell office:value-type="string" calcext:value-type="string">
            <text:p><text:s/>neurons?</text:p>
          </table:table-cell>
          <table:table-cell table:formula="of:=[.B42]&amp;[.C42]&amp;[.D42]" office:value-type="string" office:string-value="What are Drosophila IB.ICL neurons?" calcext:value-type="string">
            <text:p>What are Drosophila IB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]" office:value-type="string" office:string-value="IB.ICL" calcext:value-type="string">
            <text:p>IB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42]&amp;[.J42]&amp;[.K42]" office:value-type="string" office:string-value="Are Drosophila IB.ICL neurons excitatory or inhibitory?" calcext:value-type="string">
            <text:p>Are Drosophila IB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LO</text:p>
          </table:table-cell>
          <table:table-cell office:value-type="string" calcext:value-type="string">
            <text:p>What are Drosophila </text:p>
          </table:table-cell>
          <table:table-cell table:formula="of:=[.A43]" office:value-type="string" office:string-value="VES.LO" calcext:value-type="string">
            <text:p>VES.LO</text:p>
          </table:table-cell>
          <table:table-cell office:value-type="string" calcext:value-type="string">
            <text:p><text:s/>neurons?</text:p>
          </table:table-cell>
          <table:table-cell table:formula="of:=[.B43]&amp;[.C43]&amp;[.D43]" office:value-type="string" office:string-value="What are Drosophila VES.LO neurons?" calcext:value-type="string">
            <text:p>What are Drosophila VES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]" office:value-type="string" office:string-value="VES.LO" calcext:value-type="string">
            <text:p>VES.LO</text:p>
          </table:table-cell>
          <table:table-cell office:value-type="string" calcext:value-type="string">
            <text:p><text:s/>neurons excitatory or inhibitory?</text:p>
          </table:table-cell>
          <table:table-cell table:formula="of:=[.I43]&amp;[.J43]&amp;[.K43]" office:value-type="string" office:string-value="Are Drosophila VES.LO neurons excitatory or inhibitory?" calcext:value-type="string">
            <text:p>Are Drosophila VES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LAL</text:p>
          </table:table-cell>
          <table:table-cell office:value-type="string" calcext:value-type="string">
            <text:p>What are Drosophila </text:p>
          </table:table-cell>
          <table:table-cell table:formula="of:=[.A44]" office:value-type="string" office:string-value="AL.LAL" calcext:value-type="string">
            <text:p>AL.LAL</text:p>
          </table:table-cell>
          <table:table-cell office:value-type="string" calcext:value-type="string">
            <text:p><text:s/>neurons?</text:p>
          </table:table-cell>
          <table:table-cell table:formula="of:=[.B44]&amp;[.C44]&amp;[.D44]" office:value-type="string" office:string-value="What are Drosophila AL.LAL neurons?" calcext:value-type="string">
            <text:p>What are Drosophila AL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]" office:value-type="string" office:string-value="AL.LAL" calcext:value-type="string">
            <text:p>AL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44]&amp;[.J44]&amp;[.K44]" office:value-type="string" office:string-value="Are Drosophila AL.LAL neurons excitatory or inhibitory?" calcext:value-type="string">
            <text:p>Are Drosophila AL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SPS</text:p>
          </table:table-cell>
          <table:table-cell office:value-type="string" calcext:value-type="string">
            <text:p>What are Drosophila </text:p>
          </table:table-cell>
          <table:table-cell table:formula="of:=[.A45]" office:value-type="string" office:string-value="GNG.SPS" calcext:value-type="string">
            <text:p>GNG.SPS</text:p>
          </table:table-cell>
          <table:table-cell office:value-type="string" calcext:value-type="string">
            <text:p><text:s/>neurons?</text:p>
          </table:table-cell>
          <table:table-cell table:formula="of:=[.B45]&amp;[.C45]&amp;[.D45]" office:value-type="string" office:string-value="What are Drosophila GNG.SPS neurons?" calcext:value-type="string">
            <text:p>What are Drosophila GNG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]" office:value-type="string" office:string-value="GNG.SPS" calcext:value-type="string">
            <text:p>GNG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45]&amp;[.J45]&amp;[.K45]" office:value-type="string" office:string-value="Are Drosophila GNG.SPS neurons excitatory or inhibitory?" calcext:value-type="string">
            <text:p>Are Drosophila GNG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ATL</text:p>
          </table:table-cell>
          <table:table-cell office:value-type="string" calcext:value-type="string">
            <text:p>What are Drosophila </text:p>
          </table:table-cell>
          <table:table-cell table:formula="of:=[.A46]" office:value-type="string" office:string-value="CRE.ATL" calcext:value-type="string">
            <text:p>CRE.ATL</text:p>
          </table:table-cell>
          <table:table-cell office:value-type="string" calcext:value-type="string">
            <text:p><text:s/>neurons?</text:p>
          </table:table-cell>
          <table:table-cell table:formula="of:=[.B46]&amp;[.C46]&amp;[.D46]" office:value-type="string" office:string-value="What are Drosophila CRE.ATL neurons?" calcext:value-type="string">
            <text:p>What are Drosophila CRE.AT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]" office:value-type="string" office:string-value="CRE.ATL" calcext:value-type="string">
            <text:p>CRE.ATL</text:p>
          </table:table-cell>
          <table:table-cell office:value-type="string" calcext:value-type="string">
            <text:p><text:s/>neurons excitatory or inhibitory?</text:p>
          </table:table-cell>
          <table:table-cell table:formula="of:=[.I46]&amp;[.J46]&amp;[.K46]" office:value-type="string" office:string-value="Are Drosophila CRE.ATL neurons excitatory or inhibitory?" calcext:value-type="string">
            <text:p>Are Drosophila CRE.AT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FB</text:p>
          </table:table-cell>
          <table:table-cell office:value-type="string" calcext:value-type="string">
            <text:p>What are Drosophila </text:p>
          </table:table-cell>
          <table:table-cell table:formula="of:=[.A47]" office:value-type="string" office:string-value="SMP.FB" calcext:value-type="string">
            <text:p>SMP.FB</text:p>
          </table:table-cell>
          <table:table-cell office:value-type="string" calcext:value-type="string">
            <text:p><text:s/>neurons?</text:p>
          </table:table-cell>
          <table:table-cell table:formula="of:=[.B47]&amp;[.C47]&amp;[.D47]" office:value-type="string" office:string-value="What are Drosophila SMP.FB neurons?" calcext:value-type="string">
            <text:p>What are Drosophila SMP.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]" office:value-type="string" office:string-value="SMP.FB" calcext:value-type="string">
            <text:p>SMP.FB</text:p>
          </table:table-cell>
          <table:table-cell office:value-type="string" calcext:value-type="string">
            <text:p><text:s/>neurons excitatory or inhibitory?</text:p>
          </table:table-cell>
          <table:table-cell table:formula="of:=[.I47]&amp;[.J47]&amp;[.K47]" office:value-type="string" office:string-value="Are Drosophila SMP.FB neurons excitatory or inhibitory?" calcext:value-type="string">
            <text:p>Are Drosophila SMP.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FLA</text:p>
          </table:table-cell>
          <table:table-cell office:value-type="string" calcext:value-type="string">
            <text:p>What are Drosophila </text:p>
          </table:table-cell>
          <table:table-cell table:formula="of:=[.A48]" office:value-type="string" office:string-value="SCL.FLA" calcext:value-type="string">
            <text:p>SCL.FLA</text:p>
          </table:table-cell>
          <table:table-cell office:value-type="string" calcext:value-type="string">
            <text:p><text:s/>neurons?</text:p>
          </table:table-cell>
          <table:table-cell table:formula="of:=[.B48]&amp;[.C48]&amp;[.D48]" office:value-type="string" office:string-value="What are Drosophila SCL.FLA neurons?" calcext:value-type="string">
            <text:p>What are Drosophila SCL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]" office:value-type="string" office:string-value="SCL.FLA" calcext:value-type="string">
            <text:p>SCL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48]&amp;[.J48]&amp;[.K48]" office:value-type="string" office:string-value="Are Drosophila SCL.FLA neurons excitatory or inhibitory?" calcext:value-type="string">
            <text:p>Are Drosophila SCL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SPS</text:p>
          </table:table-cell>
          <table:table-cell office:value-type="string" calcext:value-type="string">
            <text:p>What are Drosophila </text:p>
          </table:table-cell>
          <table:table-cell table:formula="of:=[.A49]" office:value-type="string" office:string-value="SMP.SPS" calcext:value-type="string">
            <text:p>SMP.SPS</text:p>
          </table:table-cell>
          <table:table-cell office:value-type="string" calcext:value-type="string">
            <text:p><text:s/>neurons?</text:p>
          </table:table-cell>
          <table:table-cell table:formula="of:=[.B49]&amp;[.C49]&amp;[.D49]" office:value-type="string" office:string-value="What are Drosophila SMP.SPS neurons?" calcext:value-type="string">
            <text:p>What are Drosophila SMP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]" office:value-type="string" office:string-value="SMP.SPS" calcext:value-type="string">
            <text:p>SMP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49]&amp;[.J49]&amp;[.K49]" office:value-type="string" office:string-value="Are Drosophila SMP.SPS neurons excitatory or inhibitory?" calcext:value-type="string">
            <text:p>Are Drosophila SMP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PLP</text:p>
          </table:table-cell>
          <table:table-cell office:value-type="string" calcext:value-type="string">
            <text:p>What are Drosophila </text:p>
          </table:table-cell>
          <table:table-cell table:formula="of:=[.A50]" office:value-type="string" office:string-value="AOTU.PLP" calcext:value-type="string">
            <text:p>AOTU.PLP</text:p>
          </table:table-cell>
          <table:table-cell office:value-type="string" calcext:value-type="string">
            <text:p><text:s/>neurons?</text:p>
          </table:table-cell>
          <table:table-cell table:formula="of:=[.B50]&amp;[.C50]&amp;[.D50]" office:value-type="string" office:string-value="What are Drosophila AOTU.PLP neurons?" calcext:value-type="string">
            <text:p>What are Drosophila AOTU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]" office:value-type="string" office:string-value="AOTU.PLP" calcext:value-type="string">
            <text:p>AOTU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50]&amp;[.J50]&amp;[.K50]" office:value-type="string" office:string-value="Are Drosophila AOTU.PLP neurons excitatory or inhibitory?" calcext:value-type="string">
            <text:p>Are Drosophila AOTU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AVLP</text:p>
          </table:table-cell>
          <table:table-cell office:value-type="string" calcext:value-type="string">
            <text:p>What are Drosophila </text:p>
          </table:table-cell>
          <table:table-cell table:formula="of:=[.A51]" office:value-type="string" office:string-value="SIP.AVLP" calcext:value-type="string">
            <text:p>SIP.AVLP</text:p>
          </table:table-cell>
          <table:table-cell office:value-type="string" calcext:value-type="string">
            <text:p><text:s/>neurons?</text:p>
          </table:table-cell>
          <table:table-cell table:formula="of:=[.B51]&amp;[.C51]&amp;[.D51]" office:value-type="string" office:string-value="What are Drosophila SIP.AVLP neurons?" calcext:value-type="string">
            <text:p>What are Drosophila SIP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]" office:value-type="string" office:string-value="SIP.AVLP" calcext:value-type="string">
            <text:p>SIP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51]&amp;[.J51]&amp;[.K51]" office:value-type="string" office:string-value="Are Drosophila SIP.AVLP neurons excitatory or inhibitory?" calcext:value-type="string">
            <text:p>Are Drosophila SIP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OCG</text:p>
          </table:table-cell>
          <table:table-cell office:value-type="string" calcext:value-type="string">
            <text:p>What are Drosophila </text:p>
          </table:table-cell>
          <table:table-cell table:formula="of:=[.A52]" office:value-type="string" office:string-value="IPS.OCG" calcext:value-type="string">
            <text:p>IPS.OCG</text:p>
          </table:table-cell>
          <table:table-cell office:value-type="string" calcext:value-type="string">
            <text:p><text:s/>neurons?</text:p>
          </table:table-cell>
          <table:table-cell table:formula="of:=[.B52]&amp;[.C52]&amp;[.D52]" office:value-type="string" office:string-value="What are Drosophila IPS.OCG neurons?" calcext:value-type="string">
            <text:p>What are Drosophila IPS.OC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]" office:value-type="string" office:string-value="IPS.OCG" calcext:value-type="string">
            <text:p>IPS.OCG</text:p>
          </table:table-cell>
          <table:table-cell office:value-type="string" calcext:value-type="string">
            <text:p><text:s/>neurons excitatory or inhibitory?</text:p>
          </table:table-cell>
          <table:table-cell table:formula="of:=[.I52]&amp;[.J52]&amp;[.K52]" office:value-type="string" office:string-value="Are Drosophila IPS.OCG neurons excitatory or inhibitory?" calcext:value-type="string">
            <text:p>Are Drosophila IPS.OC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VES</text:p>
          </table:table-cell>
          <table:table-cell office:value-type="string" calcext:value-type="string">
            <text:p>What are Drosophila </text:p>
          </table:table-cell>
          <table:table-cell table:formula="of:=[.A53]" office:value-type="string" office:string-value="LAL.VES" calcext:value-type="string">
            <text:p>LAL.VES</text:p>
          </table:table-cell>
          <table:table-cell office:value-type="string" calcext:value-type="string">
            <text:p><text:s/>neurons?</text:p>
          </table:table-cell>
          <table:table-cell table:formula="of:=[.B53]&amp;[.C53]&amp;[.D53]" office:value-type="string" office:string-value="What are Drosophila LAL.VES neurons?" calcext:value-type="string">
            <text:p>What are Drosophila LAL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]" office:value-type="string" office:string-value="LAL.VES" calcext:value-type="string">
            <text:p>LAL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53]&amp;[.J53]&amp;[.K53]" office:value-type="string" office:string-value="Are Drosophila LAL.VES neurons excitatory or inhibitory?" calcext:value-type="string">
            <text:p>Are Drosophila LAL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.AOTU</text:p>
          </table:table-cell>
          <table:table-cell office:value-type="string" calcext:value-type="string">
            <text:p>What are Drosophila </text:p>
          </table:table-cell>
          <table:table-cell table:formula="of:=[.A54]" office:value-type="string" office:string-value="LOP.AOTU" calcext:value-type="string">
            <text:p>LOP.AOTU</text:p>
          </table:table-cell>
          <table:table-cell office:value-type="string" calcext:value-type="string">
            <text:p><text:s/>neurons?</text:p>
          </table:table-cell>
          <table:table-cell table:formula="of:=[.B54]&amp;[.C54]&amp;[.D54]" office:value-type="string" office:string-value="What are Drosophila LOP.AOTU neurons?" calcext:value-type="string">
            <text:p>What are Drosophila LOP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]" office:value-type="string" office:string-value="LOP.AOTU" calcext:value-type="string">
            <text:p>LOP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54]&amp;[.J54]&amp;[.K54]" office:value-type="string" office:string-value="Are Drosophila LOP.AOTU neurons excitatory or inhibitory?" calcext:value-type="string">
            <text:p>Are Drosophila LOP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PED.IB</text:p>
          </table:table-cell>
          <table:table-cell office:value-type="string" calcext:value-type="string">
            <text:p>What are Drosophila </text:p>
          </table:table-cell>
          <table:table-cell table:formula="of:=[.A55]" office:value-type="string" office:string-value="MB_PED.IB" calcext:value-type="string">
            <text:p>MB_PED.IB</text:p>
          </table:table-cell>
          <table:table-cell office:value-type="string" calcext:value-type="string">
            <text:p><text:s/>neurons?</text:p>
          </table:table-cell>
          <table:table-cell table:formula="of:=[.B55]&amp;[.C55]&amp;[.D55]" office:value-type="string" office:string-value="What are Drosophila MB_PED.IB neurons?" calcext:value-type="string">
            <text:p>What are Drosophila MB_PED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]" office:value-type="string" office:string-value="MB_PED.IB" calcext:value-type="string">
            <text:p>MB_PED.IB</text:p>
          </table:table-cell>
          <table:table-cell office:value-type="string" calcext:value-type="string">
            <text:p><text:s/>neurons excitatory or inhibitory?</text:p>
          </table:table-cell>
          <table:table-cell table:formula="of:=[.I55]&amp;[.J55]&amp;[.K55]" office:value-type="string" office:string-value="Are Drosophila MB_PED.IB neurons excitatory or inhibitory?" calcext:value-type="string">
            <text:p>Are Drosophila MB_PED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IPS</text:p>
          </table:table-cell>
          <table:table-cell office:value-type="string" calcext:value-type="string">
            <text:p>What are Drosophila </text:p>
          </table:table-cell>
          <table:table-cell table:formula="of:=[.A56]" office:value-type="string" office:string-value="LAL.IPS" calcext:value-type="string">
            <text:p>LAL.IPS</text:p>
          </table:table-cell>
          <table:table-cell office:value-type="string" calcext:value-type="string">
            <text:p><text:s/>neurons?</text:p>
          </table:table-cell>
          <table:table-cell table:formula="of:=[.B56]&amp;[.C56]&amp;[.D56]" office:value-type="string" office:string-value="What are Drosophila LAL.IPS neurons?" calcext:value-type="string">
            <text:p>What are Drosophila LAL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]" office:value-type="string" office:string-value="LAL.IPS" calcext:value-type="string">
            <text:p>LAL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56]&amp;[.J56]&amp;[.K56]" office:value-type="string" office:string-value="Are Drosophila LAL.IPS neurons excitatory or inhibitory?" calcext:value-type="string">
            <text:p>Are Drosophila LAL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VL.LH</text:p>
          </table:table-cell>
          <table:table-cell office:value-type="string" calcext:value-type="string">
            <text:p>What are Drosophila </text:p>
          </table:table-cell>
          <table:table-cell table:formula="of:=[.A57]" office:value-type="string" office:string-value="MB_VL.LH" calcext:value-type="string">
            <text:p>MB_VL.LH</text:p>
          </table:table-cell>
          <table:table-cell office:value-type="string" calcext:value-type="string">
            <text:p><text:s/>neurons?</text:p>
          </table:table-cell>
          <table:table-cell table:formula="of:=[.B57]&amp;[.C57]&amp;[.D57]" office:value-type="string" office:string-value="What are Drosophila MB_VL.LH neurons?" calcext:value-type="string">
            <text:p>What are Drosophila MB_VL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]" office:value-type="string" office:string-value="MB_VL.LH" calcext:value-type="string">
            <text:p>MB_VL.LH</text:p>
          </table:table-cell>
          <table:table-cell office:value-type="string" calcext:value-type="string">
            <text:p><text:s/>neurons excitatory or inhibitory?</text:p>
          </table:table-cell>
          <table:table-cell table:formula="of:=[.I57]&amp;[.J57]&amp;[.K57]" office:value-type="string" office:string-value="Are Drosophila MB_VL.LH neurons excitatory or inhibitory?" calcext:value-type="string">
            <text:p>Are Drosophila MB_VL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MB_VL</text:p>
          </table:table-cell>
          <table:table-cell office:value-type="string" calcext:value-type="string">
            <text:p>What are Drosophila </text:p>
          </table:table-cell>
          <table:table-cell table:formula="of:=[.A58]" office:value-type="string" office:string-value="SMP.MB_VL" calcext:value-type="string">
            <text:p>SMP.MB_VL</text:p>
          </table:table-cell>
          <table:table-cell office:value-type="string" calcext:value-type="string">
            <text:p><text:s/>neurons?</text:p>
          </table:table-cell>
          <table:table-cell table:formula="of:=[.B58]&amp;[.C58]&amp;[.D58]" office:value-type="string" office:string-value="What are Drosophila SMP.MB_VL neurons?" calcext:value-type="string">
            <text:p>What are Drosophila SMP.MB_V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]" office:value-type="string" office:string-value="SMP.MB_VL" calcext:value-type="string">
            <text:p>SMP.MB_VL</text:p>
          </table:table-cell>
          <table:table-cell office:value-type="string" calcext:value-type="string">
            <text:p><text:s/>neurons excitatory or inhibitory?</text:p>
          </table:table-cell>
          <table:table-cell table:formula="of:=[.I58]&amp;[.J58]&amp;[.K58]" office:value-type="string" office:string-value="Are Drosophila SMP.MB_VL neurons excitatory or inhibitory?" calcext:value-type="string">
            <text:p>Are Drosophila SMP.MB_V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AOTU</text:p>
          </table:table-cell>
          <table:table-cell office:value-type="string" calcext:value-type="string">
            <text:p>What are Drosophila </text:p>
          </table:table-cell>
          <table:table-cell table:formula="of:=[.A59]" office:value-type="string" office:string-value="IPS.AOTU" calcext:value-type="string">
            <text:p>IPS.AOTU</text:p>
          </table:table-cell>
          <table:table-cell office:value-type="string" calcext:value-type="string">
            <text:p><text:s/>neurons?</text:p>
          </table:table-cell>
          <table:table-cell table:formula="of:=[.B59]&amp;[.C59]&amp;[.D59]" office:value-type="string" office:string-value="What are Drosophila IPS.AOTU neurons?" calcext:value-type="string">
            <text:p>What are Drosophila IPS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]" office:value-type="string" office:string-value="IPS.AOTU" calcext:value-type="string">
            <text:p>IPS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59]&amp;[.J59]&amp;[.K59]" office:value-type="string" office:string-value="Are Drosophila IPS.AOTU neurons excitatory or inhibitory?" calcext:value-type="string">
            <text:p>Are Drosophila IPS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FLA</text:p>
          </table:table-cell>
          <table:table-cell office:value-type="string" calcext:value-type="string">
            <text:p>What are Drosophila </text:p>
          </table:table-cell>
          <table:table-cell table:formula="of:=[.A60]" office:value-type="string" office:string-value="PVLP.FLA" calcext:value-type="string">
            <text:p>PVLP.FLA</text:p>
          </table:table-cell>
          <table:table-cell office:value-type="string" calcext:value-type="string">
            <text:p><text:s/>neurons?</text:p>
          </table:table-cell>
          <table:table-cell table:formula="of:=[.B60]&amp;[.C60]&amp;[.D60]" office:value-type="string" office:string-value="What are Drosophila PVLP.FLA neurons?" calcext:value-type="string">
            <text:p>What are Drosophila PVLP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]" office:value-type="string" office:string-value="PVLP.FLA" calcext:value-type="string">
            <text:p>PVLP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60]&amp;[.J60]&amp;[.K60]" office:value-type="string" office:string-value="Are Drosophila PVLP.FLA neurons excitatory or inhibitory?" calcext:value-type="string">
            <text:p>Are Drosophila PVLP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ML</text:p>
          </table:table-cell>
          <table:table-cell office:value-type="string" calcext:value-type="string">
            <text:p>What are Drosophila </text:p>
          </table:table-cell>
          <table:table-cell table:formula="of:=[.A61]" office:value-type="string" office:string-value="MB_ML" calcext:value-type="string">
            <text:p>MB_ML</text:p>
          </table:table-cell>
          <table:table-cell office:value-type="string" calcext:value-type="string">
            <text:p><text:s/>neurons?</text:p>
          </table:table-cell>
          <table:table-cell table:formula="of:=[.B61]&amp;[.C61]&amp;[.D61]" office:value-type="string" office:string-value="What are Drosophila MB_ML neurons?" calcext:value-type="string">
            <text:p>What are Drosophila 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]" office:value-type="string" office:string-value="MB_ML" calcext:value-type="string">
            <text:p>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61]&amp;[.J61]&amp;[.K61]" office:value-type="string" office:string-value="Are Drosophila MB_ML neurons excitatory or inhibitory?" calcext:value-type="string">
            <text:p>Are Drosophila 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MB_ML</text:p>
          </table:table-cell>
          <table:table-cell office:value-type="string" calcext:value-type="string">
            <text:p>What are Drosophila </text:p>
          </table:table-cell>
          <table:table-cell table:formula="of:=[.A62]" office:value-type="string" office:string-value="CRE.MB_ML" calcext:value-type="string">
            <text:p>CRE.MB_ML</text:p>
          </table:table-cell>
          <table:table-cell office:value-type="string" calcext:value-type="string">
            <text:p><text:s/>neurons?</text:p>
          </table:table-cell>
          <table:table-cell table:formula="of:=[.B62]&amp;[.C62]&amp;[.D62]" office:value-type="string" office:string-value="What are Drosophila CRE.MB_ML neurons?" calcext:value-type="string">
            <text:p>What are Drosophila CRE.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]" office:value-type="string" office:string-value="CRE.MB_ML" calcext:value-type="string">
            <text:p>CRE.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62]&amp;[.J62]&amp;[.K62]" office:value-type="string" office:string-value="Are Drosophila CRE.MB_ML neurons excitatory or inhibitory?" calcext:value-type="string">
            <text:p>Are Drosophila CRE.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SPS</text:p>
          </table:table-cell>
          <table:table-cell office:value-type="string" calcext:value-type="string">
            <text:p>What are Drosophila </text:p>
          </table:table-cell>
          <table:table-cell table:formula="of:=[.A63]" office:value-type="string" office:string-value="VES.SPS" calcext:value-type="string">
            <text:p>VES.SPS</text:p>
          </table:table-cell>
          <table:table-cell office:value-type="string" calcext:value-type="string">
            <text:p><text:s/>neurons?</text:p>
          </table:table-cell>
          <table:table-cell table:formula="of:=[.B63]&amp;[.C63]&amp;[.D63]" office:value-type="string" office:string-value="What are Drosophila VES.SPS neurons?" calcext:value-type="string">
            <text:p>What are Drosophila VES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3]" office:value-type="string" office:string-value="VES.SPS" calcext:value-type="string">
            <text:p>VES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63]&amp;[.J63]&amp;[.K63]" office:value-type="string" office:string-value="Are Drosophila VES.SPS neurons excitatory or inhibitory?" calcext:value-type="string">
            <text:p>Are Drosophila VES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SPS</text:p>
          </table:table-cell>
          <table:table-cell office:value-type="string" calcext:value-type="string">
            <text:p>What are Drosophila </text:p>
          </table:table-cell>
          <table:table-cell table:formula="of:=[.A64]" office:value-type="string" office:string-value="AOTU.SPS" calcext:value-type="string">
            <text:p>AOTU.SPS</text:p>
          </table:table-cell>
          <table:table-cell office:value-type="string" calcext:value-type="string">
            <text:p><text:s/>neurons?</text:p>
          </table:table-cell>
          <table:table-cell table:formula="of:=[.B64]&amp;[.C64]&amp;[.D64]" office:value-type="string" office:string-value="What are Drosophila AOTU.SPS neurons?" calcext:value-type="string">
            <text:p>What are Drosophila AOTU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4]" office:value-type="string" office:string-value="AOTU.SPS" calcext:value-type="string">
            <text:p>AOTU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64]&amp;[.J64]&amp;[.K64]" office:value-type="string" office:string-value="Are Drosophila AOTU.SPS neurons excitatory or inhibitory?" calcext:value-type="string">
            <text:p>Are Drosophila AOTU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PVLP</text:p>
          </table:table-cell>
          <table:table-cell office:value-type="string" calcext:value-type="string">
            <text:p>What are Drosophila </text:p>
          </table:table-cell>
          <table:table-cell table:formula="of:=[.A65]" office:value-type="string" office:string-value="AVLP.PVLP" calcext:value-type="string">
            <text:p>AVLP.PVLP</text:p>
          </table:table-cell>
          <table:table-cell office:value-type="string" calcext:value-type="string">
            <text:p><text:s/>neurons?</text:p>
          </table:table-cell>
          <table:table-cell table:formula="of:=[.B65]&amp;[.C65]&amp;[.D65]" office:value-type="string" office:string-value="What are Drosophila AVLP.PVLP neurons?" calcext:value-type="string">
            <text:p>What are Drosophila AVLP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5]" office:value-type="string" office:string-value="AVLP.PVLP" calcext:value-type="string">
            <text:p>AVLP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65]&amp;[.J65]&amp;[.K65]" office:value-type="string" office:string-value="Are Drosophila AVLP.PVLP neurons excitatory or inhibitory?" calcext:value-type="string">
            <text:p>Are Drosophila AVLP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.ME</text:p>
          </table:table-cell>
          <table:table-cell office:value-type="string" calcext:value-type="string">
            <text:p>What are Drosophila </text:p>
          </table:table-cell>
          <table:table-cell table:formula="of:=[.A66]" office:value-type="string" office:string-value="LOP.ME" calcext:value-type="string">
            <text:p>LOP.ME</text:p>
          </table:table-cell>
          <table:table-cell office:value-type="string" calcext:value-type="string">
            <text:p><text:s/>neurons?</text:p>
          </table:table-cell>
          <table:table-cell table:formula="of:=[.B66]&amp;[.C66]&amp;[.D66]" office:value-type="string" office:string-value="What are Drosophila LOP.ME neurons?" calcext:value-type="string">
            <text:p>What are Drosophila LOP.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6]" office:value-type="string" office:string-value="LOP.ME" calcext:value-type="string">
            <text:p>LOP.ME</text:p>
          </table:table-cell>
          <table:table-cell office:value-type="string" calcext:value-type="string">
            <text:p><text:s/>neurons excitatory or inhibitory?</text:p>
          </table:table-cell>
          <table:table-cell table:formula="of:=[.I66]&amp;[.J66]&amp;[.K66]" office:value-type="string" office:string-value="Are Drosophila LOP.ME neurons excitatory or inhibitory?" calcext:value-type="string">
            <text:p>Are Drosophila LOP.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GOR</text:p>
          </table:table-cell>
          <table:table-cell office:value-type="string" calcext:value-type="string">
            <text:p>What are Drosophila </text:p>
          </table:table-cell>
          <table:table-cell table:formula="of:=[.A67]" office:value-type="string" office:string-value="SCL.GOR" calcext:value-type="string">
            <text:p>SCL.GOR</text:p>
          </table:table-cell>
          <table:table-cell office:value-type="string" calcext:value-type="string">
            <text:p><text:s/>neurons?</text:p>
          </table:table-cell>
          <table:table-cell table:formula="of:=[.B67]&amp;[.C67]&amp;[.D67]" office:value-type="string" office:string-value="What are Drosophila SCL.GOR neurons?" calcext:value-type="string">
            <text:p>What are Drosophila SCL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7]" office:value-type="string" office:string-value="SCL.GOR" calcext:value-type="string">
            <text:p>SCL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67]&amp;[.J67]&amp;[.K67]" office:value-type="string" office:string-value="Are Drosophila SCL.GOR neurons excitatory or inhibitory?" calcext:value-type="string">
            <text:p>Are Drosophila SCL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.ME</text:p>
          </table:table-cell>
          <table:table-cell office:value-type="string" calcext:value-type="string">
            <text:p>What are Drosophila </text:p>
          </table:table-cell>
          <table:table-cell table:formula="of:=[.A68]" office:value-type="string" office:string-value="AME.ME" calcext:value-type="string">
            <text:p>AME.ME</text:p>
          </table:table-cell>
          <table:table-cell office:value-type="string" calcext:value-type="string">
            <text:p><text:s/>neurons?</text:p>
          </table:table-cell>
          <table:table-cell table:formula="of:=[.B68]&amp;[.C68]&amp;[.D68]" office:value-type="string" office:string-value="What are Drosophila AME.ME neurons?" calcext:value-type="string">
            <text:p>What are Drosophila AME.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8]" office:value-type="string" office:string-value="AME.ME" calcext:value-type="string">
            <text:p>AME.ME</text:p>
          </table:table-cell>
          <table:table-cell office:value-type="string" calcext:value-type="string">
            <text:p><text:s/>neurons excitatory or inhibitory?</text:p>
          </table:table-cell>
          <table:table-cell table:formula="of:=[.I68]&amp;[.J68]&amp;[.K68]" office:value-type="string" office:string-value="Are Drosophila AME.ME neurons excitatory or inhibitory?" calcext:value-type="string">
            <text:p>Are Drosophila AME.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AMMC</text:p>
          </table:table-cell>
          <table:table-cell office:value-type="string" calcext:value-type="string">
            <text:p>What are Drosophila </text:p>
          </table:table-cell>
          <table:table-cell table:formula="of:=[.A69]" office:value-type="string" office:string-value="LAL.AMMC" calcext:value-type="string">
            <text:p>LAL.AMMC</text:p>
          </table:table-cell>
          <table:table-cell office:value-type="string" calcext:value-type="string">
            <text:p><text:s/>neurons?</text:p>
          </table:table-cell>
          <table:table-cell table:formula="of:=[.B69]&amp;[.C69]&amp;[.D69]" office:value-type="string" office:string-value="What are Drosophila LAL.AMMC neurons?" calcext:value-type="string">
            <text:p>What are Drosophila LAL.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9]" office:value-type="string" office:string-value="LAL.AMMC" calcext:value-type="string">
            <text:p>LAL.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69]&amp;[.J69]&amp;[.K69]" office:value-type="string" office:string-value="Are Drosophila LAL.AMMC neurons excitatory or inhibitory?" calcext:value-type="string">
            <text:p>Are Drosophila LAL.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SLP</text:p>
          </table:table-cell>
          <table:table-cell office:value-type="string" calcext:value-type="string">
            <text:p>What are Drosophila </text:p>
          </table:table-cell>
          <table:table-cell table:formula="of:=[.A70]" office:value-type="string" office:string-value="SIP.SLP" calcext:value-type="string">
            <text:p>SIP.SLP</text:p>
          </table:table-cell>
          <table:table-cell office:value-type="string" calcext:value-type="string">
            <text:p><text:s/>neurons?</text:p>
          </table:table-cell>
          <table:table-cell table:formula="of:=[.B70]&amp;[.C70]&amp;[.D70]" office:value-type="string" office:string-value="What are Drosophila SIP.SLP neurons?" calcext:value-type="string">
            <text:p>What are Drosophila SIP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0]" office:value-type="string" office:string-value="SIP.SLP" calcext:value-type="string">
            <text:p>SIP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70]&amp;[.J70]&amp;[.K70]" office:value-type="string" office:string-value="Are Drosophila SIP.SLP neurons excitatory or inhibitory?" calcext:value-type="string">
            <text:p>Are Drosophila SIP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SLP</text:p>
          </table:table-cell>
          <table:table-cell office:value-type="string" calcext:value-type="string">
            <text:p>What are Drosophila </text:p>
          </table:table-cell>
          <table:table-cell table:formula="of:=[.A71]" office:value-type="string" office:string-value="SMP.SLP" calcext:value-type="string">
            <text:p>SMP.SLP</text:p>
          </table:table-cell>
          <table:table-cell office:value-type="string" calcext:value-type="string">
            <text:p><text:s/>neurons?</text:p>
          </table:table-cell>
          <table:table-cell table:formula="of:=[.B71]&amp;[.C71]&amp;[.D71]" office:value-type="string" office:string-value="What are Drosophila SMP.SLP neurons?" calcext:value-type="string">
            <text:p>What are Drosophila SMP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1]" office:value-type="string" office:string-value="SMP.SLP" calcext:value-type="string">
            <text:p>SMP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71]&amp;[.J71]&amp;[.K71]" office:value-type="string" office:string-value="Are Drosophila SMP.SLP neurons excitatory or inhibitory?" calcext:value-type="string">
            <text:p>Are Drosophila SMP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C.PVLP</text:p>
          </table:table-cell>
          <table:table-cell office:value-type="string" calcext:value-type="string">
            <text:p>What are Drosophila </text:p>
          </table:table-cell>
          <table:table-cell table:formula="of:=[.A72]" office:value-type="string" office:string-value="AMMC.PVLP" calcext:value-type="string">
            <text:p>AMMC.PVLP</text:p>
          </table:table-cell>
          <table:table-cell office:value-type="string" calcext:value-type="string">
            <text:p><text:s/>neurons?</text:p>
          </table:table-cell>
          <table:table-cell table:formula="of:=[.B72]&amp;[.C72]&amp;[.D72]" office:value-type="string" office:string-value="What are Drosophila AMMC.PVLP neurons?" calcext:value-type="string">
            <text:p>What are Drosophila AMMC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2]" office:value-type="string" office:string-value="AMMC.PVLP" calcext:value-type="string">
            <text:p>AMMC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72]&amp;[.J72]&amp;[.K72]" office:value-type="string" office:string-value="Are Drosophila AMMC.PVLP neurons excitatory or inhibitory?" calcext:value-type="string">
            <text:p>Are Drosophila AMMC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SIP</text:p>
          </table:table-cell>
          <table:table-cell office:value-type="string" calcext:value-type="string">
            <text:p>What are Drosophila </text:p>
          </table:table-cell>
          <table:table-cell table:formula="of:=[.A73]" office:value-type="string" office:string-value="LAL.SIP" calcext:value-type="string">
            <text:p>LAL.SIP</text:p>
          </table:table-cell>
          <table:table-cell office:value-type="string" calcext:value-type="string">
            <text:p><text:s/>neurons?</text:p>
          </table:table-cell>
          <table:table-cell table:formula="of:=[.B73]&amp;[.C73]&amp;[.D73]" office:value-type="string" office:string-value="What are Drosophila LAL.SIP neurons?" calcext:value-type="string">
            <text:p>What are Drosophila LAL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3]" office:value-type="string" office:string-value="LAL.SIP" calcext:value-type="string">
            <text:p>LAL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73]&amp;[.J73]&amp;[.K73]" office:value-type="string" office:string-value="Are Drosophila LAL.SIP neurons excitatory or inhibitory?" calcext:value-type="string">
            <text:p>Are Drosophila LAL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VES</text:p>
          </table:table-cell>
          <table:table-cell office:value-type="string" calcext:value-type="string">
            <text:p>What are Drosophila </text:p>
          </table:table-cell>
          <table:table-cell table:formula="of:=[.A74]" office:value-type="string" office:string-value="PVLP.VES" calcext:value-type="string">
            <text:p>PVLP.VES</text:p>
          </table:table-cell>
          <table:table-cell office:value-type="string" calcext:value-type="string">
            <text:p><text:s/>neurons?</text:p>
          </table:table-cell>
          <table:table-cell table:formula="of:=[.B74]&amp;[.C74]&amp;[.D74]" office:value-type="string" office:string-value="What are Drosophila PVLP.VES neurons?" calcext:value-type="string">
            <text:p>What are Drosophila PVLP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4]" office:value-type="string" office:string-value="PVLP.VES" calcext:value-type="string">
            <text:p>PVLP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74]&amp;[.J74]&amp;[.K74]" office:value-type="string" office:string-value="Are Drosophila PVLP.VES neurons excitatory or inhibitory?" calcext:value-type="string">
            <text:p>Are Drosophila PVLP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</text:p>
          </table:table-cell>
          <table:table-cell office:value-type="string" calcext:value-type="string">
            <text:p>What are Drosophila </text:p>
          </table:table-cell>
          <table:table-cell table:formula="of:=[.A75]" office:value-type="string" office:string-value="PVLP" calcext:value-type="string">
            <text:p>PVLP</text:p>
          </table:table-cell>
          <table:table-cell office:value-type="string" calcext:value-type="string">
            <text:p><text:s/>neurons?</text:p>
          </table:table-cell>
          <table:table-cell table:formula="of:=[.B75]&amp;[.C75]&amp;[.D75]" office:value-type="string" office:string-value="What are Drosophila PVLP neurons?" calcext:value-type="string">
            <text:p>What are Drosophila 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5]" office:value-type="string" office:string-value="PVLP" calcext:value-type="string">
            <text:p>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75]&amp;[.J75]&amp;[.K75]" office:value-type="string" office:string-value="Are Drosophila PVLP neurons excitatory or inhibitory?" calcext:value-type="string">
            <text:p>Are Drosophila 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IB</text:p>
          </table:table-cell>
          <table:table-cell office:value-type="string" calcext:value-type="string">
            <text:p>What are Drosophila </text:p>
          </table:table-cell>
          <table:table-cell table:formula="of:=[.A76]" office:value-type="string" office:string-value="IPS.IB" calcext:value-type="string">
            <text:p>IPS.IB</text:p>
          </table:table-cell>
          <table:table-cell office:value-type="string" calcext:value-type="string">
            <text:p><text:s/>neurons?</text:p>
          </table:table-cell>
          <table:table-cell table:formula="of:=[.B76]&amp;[.C76]&amp;[.D76]" office:value-type="string" office:string-value="What are Drosophila IPS.IB neurons?" calcext:value-type="string">
            <text:p>What are Drosophila IPS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6]" office:value-type="string" office:string-value="IPS.IB" calcext:value-type="string">
            <text:p>IPS.IB</text:p>
          </table:table-cell>
          <table:table-cell office:value-type="string" calcext:value-type="string">
            <text:p><text:s/>neurons excitatory or inhibitory?</text:p>
          </table:table-cell>
          <table:table-cell table:formula="of:=[.I76]&amp;[.J76]&amp;[.K76]" office:value-type="string" office:string-value="Are Drosophila IPS.IB neurons excitatory or inhibitory?" calcext:value-type="string">
            <text:p>Are Drosophila IPS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MB_ML</text:p>
          </table:table-cell>
          <table:table-cell office:value-type="string" calcext:value-type="string">
            <text:p>What are Drosophila </text:p>
          </table:table-cell>
          <table:table-cell table:formula="of:=[.A77]" office:value-type="string" office:string-value="PLP.MB_ML" calcext:value-type="string">
            <text:p>PLP.MB_ML</text:p>
          </table:table-cell>
          <table:table-cell office:value-type="string" calcext:value-type="string">
            <text:p><text:s/>neurons?</text:p>
          </table:table-cell>
          <table:table-cell table:formula="of:=[.B77]&amp;[.C77]&amp;[.D77]" office:value-type="string" office:string-value="What are Drosophila PLP.MB_ML neurons?" calcext:value-type="string">
            <text:p>What are Drosophila PLP.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7]" office:value-type="string" office:string-value="PLP.MB_ML" calcext:value-type="string">
            <text:p>PLP.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77]&amp;[.J77]&amp;[.K77]" office:value-type="string" office:string-value="Are Drosophila PLP.MB_ML neurons excitatory or inhibitory?" calcext:value-type="string">
            <text:p>Are Drosophila PLP.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AL</text:p>
          </table:table-cell>
          <table:table-cell office:value-type="string" calcext:value-type="string">
            <text:p>What are Drosophila </text:p>
          </table:table-cell>
          <table:table-cell table:formula="of:=[.A78]" office:value-type="string" office:string-value="PLP.AL" calcext:value-type="string">
            <text:p>PLP.AL</text:p>
          </table:table-cell>
          <table:table-cell office:value-type="string" calcext:value-type="string">
            <text:p><text:s/>neurons?</text:p>
          </table:table-cell>
          <table:table-cell table:formula="of:=[.B78]&amp;[.C78]&amp;[.D78]" office:value-type="string" office:string-value="What are Drosophila PLP.AL neurons?" calcext:value-type="string">
            <text:p>What are Drosophila PLP.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8]" office:value-type="string" office:string-value="PLP.AL" calcext:value-type="string">
            <text:p>PLP.AL</text:p>
          </table:table-cell>
          <table:table-cell office:value-type="string" calcext:value-type="string">
            <text:p><text:s/>neurons excitatory or inhibitory?</text:p>
          </table:table-cell>
          <table:table-cell table:formula="of:=[.I78]&amp;[.J78]&amp;[.K78]" office:value-type="string" office:string-value="Are Drosophila PLP.AL neurons excitatory or inhibitory?" calcext:value-type="string">
            <text:p>Are Drosophila PLP.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AL</text:p>
          </table:table-cell>
          <table:table-cell office:value-type="string" calcext:value-type="string">
            <text:p>What are Drosophila </text:p>
          </table:table-cell>
          <table:table-cell table:formula="of:=[.A79]" office:value-type="string" office:string-value="CRE.AL" calcext:value-type="string">
            <text:p>CRE.AL</text:p>
          </table:table-cell>
          <table:table-cell office:value-type="string" calcext:value-type="string">
            <text:p><text:s/>neurons?</text:p>
          </table:table-cell>
          <table:table-cell table:formula="of:=[.B79]&amp;[.C79]&amp;[.D79]" office:value-type="string" office:string-value="What are Drosophila CRE.AL neurons?" calcext:value-type="string">
            <text:p>What are Drosophila CRE.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9]" office:value-type="string" office:string-value="CRE.AL" calcext:value-type="string">
            <text:p>CRE.AL</text:p>
          </table:table-cell>
          <table:table-cell office:value-type="string" calcext:value-type="string">
            <text:p><text:s/>neurons excitatory or inhibitory?</text:p>
          </table:table-cell>
          <table:table-cell table:formula="of:=[.I79]&amp;[.J79]&amp;[.K79]" office:value-type="string" office:string-value="Are Drosophila CRE.AL neurons excitatory or inhibitory?" calcext:value-type="string">
            <text:p>Are Drosophila CRE.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AVLP</text:p>
          </table:table-cell>
          <table:table-cell office:value-type="string" calcext:value-type="string">
            <text:p>What are Drosophila </text:p>
          </table:table-cell>
          <table:table-cell table:formula="of:=[.A80]" office:value-type="string" office:string-value="IPS.AVLP" calcext:value-type="string">
            <text:p>IPS.AVLP</text:p>
          </table:table-cell>
          <table:table-cell office:value-type="string" calcext:value-type="string">
            <text:p><text:s/>neurons?</text:p>
          </table:table-cell>
          <table:table-cell table:formula="of:=[.B80]&amp;[.C80]&amp;[.D80]" office:value-type="string" office:string-value="What are Drosophila IPS.AVLP neurons?" calcext:value-type="string">
            <text:p>What are Drosophila IPS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80]" office:value-type="string" office:string-value="IPS.AVLP" calcext:value-type="string">
            <text:p>IPS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80]&amp;[.J80]&amp;[.K80]" office:value-type="string" office:string-value="Are Drosophila IPS.AVLP neurons excitatory or inhibitory?" calcext:value-type="string">
            <text:p>Are Drosophila IPS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GNG</text:p>
          </table:table-cell>
          <table:table-cell office:value-type="string" calcext:value-type="string">
            <text:p>What are Drosophila </text:p>
          </table:table-cell>
          <table:table-cell table:formula="of:=[.A81]" office:value-type="string" office:string-value="AL.GNG" calcext:value-type="string">
            <text:p>AL.GNG</text:p>
          </table:table-cell>
          <table:table-cell office:value-type="string" calcext:value-type="string">
            <text:p><text:s/>neurons?</text:p>
          </table:table-cell>
          <table:table-cell table:formula="of:=[.B81]&amp;[.C81]&amp;[.D81]" office:value-type="string" office:string-value="What are Drosophila AL.GNG neurons?" calcext:value-type="string">
            <text:p>What are Drosophila AL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81]" office:value-type="string" office:string-value="AL.GNG" calcext:value-type="string">
            <text:p>AL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81]&amp;[.J81]&amp;[.K81]" office:value-type="string" office:string-value="Are Drosophila AL.GNG neurons excitatory or inhibitory?" calcext:value-type="string">
            <text:p>Are Drosophila AL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GNG</text:p>
          </table:table-cell>
          <table:table-cell office:value-type="string" calcext:value-type="string">
            <text:p>What are Drosophila </text:p>
          </table:table-cell>
          <table:table-cell table:formula="of:=[.A82]" office:value-type="string" office:string-value="AVLP.GNG" calcext:value-type="string">
            <text:p>AVLP.GNG</text:p>
          </table:table-cell>
          <table:table-cell office:value-type="string" calcext:value-type="string">
            <text:p><text:s/>neurons?</text:p>
          </table:table-cell>
          <table:table-cell table:formula="of:=[.B82]&amp;[.C82]&amp;[.D82]" office:value-type="string" office:string-value="What are Drosophila AVLP.GNG neurons?" calcext:value-type="string">
            <text:p>What are Drosophila AVLP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82]" office:value-type="string" office:string-value="AVLP.GNG" calcext:value-type="string">
            <text:p>AVLP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82]&amp;[.J82]&amp;[.K82]" office:value-type="string" office:string-value="Are Drosophila AVLP.GNG neurons excitatory or inhibitory?" calcext:value-type="string">
            <text:p>Are Drosophila AVLP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SIP</text:p>
          </table:table-cell>
          <table:table-cell office:value-type="string" calcext:value-type="string">
            <text:p>What are Drosophila </text:p>
          </table:table-cell>
          <table:table-cell table:formula="of:=[.A83]" office:value-type="string" office:string-value="GNG.SIP" calcext:value-type="string">
            <text:p>GNG.SIP</text:p>
          </table:table-cell>
          <table:table-cell office:value-type="string" calcext:value-type="string">
            <text:p><text:s/>neurons?</text:p>
          </table:table-cell>
          <table:table-cell table:formula="of:=[.B83]&amp;[.C83]&amp;[.D83]" office:value-type="string" office:string-value="What are Drosophila GNG.SIP neurons?" calcext:value-type="string">
            <text:p>What are Drosophila GNG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83]" office:value-type="string" office:string-value="GNG.SIP" calcext:value-type="string">
            <text:p>GNG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83]&amp;[.J83]&amp;[.K83]" office:value-type="string" office:string-value="Are Drosophila GNG.SIP neurons excitatory or inhibitory?" calcext:value-type="string">
            <text:p>Are Drosophila GNG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SCL</text:p>
          </table:table-cell>
          <table:table-cell office:value-type="string" calcext:value-type="string">
            <text:p>What are Drosophila </text:p>
          </table:table-cell>
          <table:table-cell table:formula="of:=[.A84]" office:value-type="string" office:string-value="ME.SCL" calcext:value-type="string">
            <text:p>ME.SCL</text:p>
          </table:table-cell>
          <table:table-cell office:value-type="string" calcext:value-type="string">
            <text:p><text:s/>neurons?</text:p>
          </table:table-cell>
          <table:table-cell table:formula="of:=[.B84]&amp;[.C84]&amp;[.D84]" office:value-type="string" office:string-value="What are Drosophila ME.SCL neurons?" calcext:value-type="string">
            <text:p>What are Drosophila ME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84]" office:value-type="string" office:string-value="ME.SCL" calcext:value-type="string">
            <text:p>ME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84]&amp;[.J84]&amp;[.K84]" office:value-type="string" office:string-value="Are Drosophila ME.SCL neurons excitatory or inhibitory?" calcext:value-type="string">
            <text:p>Are Drosophila ME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PLP</text:p>
          </table:table-cell>
          <table:table-cell office:value-type="string" calcext:value-type="string">
            <text:p>What are Drosophila </text:p>
          </table:table-cell>
          <table:table-cell table:formula="of:=[.A85]" office:value-type="string" office:string-value="IB.PLP" calcext:value-type="string">
            <text:p>IB.PLP</text:p>
          </table:table-cell>
          <table:table-cell office:value-type="string" calcext:value-type="string">
            <text:p><text:s/>neurons?</text:p>
          </table:table-cell>
          <table:table-cell table:formula="of:=[.B85]&amp;[.C85]&amp;[.D85]" office:value-type="string" office:string-value="What are Drosophila IB.PLP neurons?" calcext:value-type="string">
            <text:p>What are Drosophila IB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85]" office:value-type="string" office:string-value="IB.PLP" calcext:value-type="string">
            <text:p>IB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85]&amp;[.J85]&amp;[.K85]" office:value-type="string" office:string-value="Are Drosophila IB.PLP neurons excitatory or inhibitory?" calcext:value-type="string">
            <text:p>Are Drosophila IB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OCG</text:p>
          </table:table-cell>
          <table:table-cell office:value-type="string" calcext:value-type="string">
            <text:p>What are Drosophila </text:p>
          </table:table-cell>
          <table:table-cell table:formula="of:=[.A86]" office:value-type="string" office:string-value="IB.OCG" calcext:value-type="string">
            <text:p>IB.OCG</text:p>
          </table:table-cell>
          <table:table-cell office:value-type="string" calcext:value-type="string">
            <text:p><text:s/>neurons?</text:p>
          </table:table-cell>
          <table:table-cell table:formula="of:=[.B86]&amp;[.C86]&amp;[.D86]" office:value-type="string" office:string-value="What are Drosophila IB.OCG neurons?" calcext:value-type="string">
            <text:p>What are Drosophila IB.OC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86]" office:value-type="string" office:string-value="IB.OCG" calcext:value-type="string">
            <text:p>IB.OCG</text:p>
          </table:table-cell>
          <table:table-cell office:value-type="string" calcext:value-type="string">
            <text:p><text:s/>neurons excitatory or inhibitory?</text:p>
          </table:table-cell>
          <table:table-cell table:formula="of:=[.I86]&amp;[.J86]&amp;[.K86]" office:value-type="string" office:string-value="Are Drosophila IB.OCG neurons excitatory or inhibitory?" calcext:value-type="string">
            <text:p>Are Drosophila IB.OC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CAN</text:p>
          </table:table-cell>
          <table:table-cell office:value-type="string" calcext:value-type="string">
            <text:p>What are Drosophila </text:p>
          </table:table-cell>
          <table:table-cell table:formula="of:=[.A87]" office:value-type="string" office:string-value="ICL.CAN" calcext:value-type="string">
            <text:p>ICL.CAN</text:p>
          </table:table-cell>
          <table:table-cell office:value-type="string" calcext:value-type="string">
            <text:p><text:s/>neurons?</text:p>
          </table:table-cell>
          <table:table-cell table:formula="of:=[.B87]&amp;[.C87]&amp;[.D87]" office:value-type="string" office:string-value="What are Drosophila ICL.CAN neurons?" calcext:value-type="string">
            <text:p>What are Drosophila ICL.CAN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87]" office:value-type="string" office:string-value="ICL.CAN" calcext:value-type="string">
            <text:p>ICL.CAN</text:p>
          </table:table-cell>
          <table:table-cell office:value-type="string" calcext:value-type="string">
            <text:p><text:s/>neurons excitatory or inhibitory?</text:p>
          </table:table-cell>
          <table:table-cell table:formula="of:=[.I87]&amp;[.J87]&amp;[.K87]" office:value-type="string" office:string-value="Are Drosophila ICL.CAN neurons excitatory or inhibitory?" calcext:value-type="string">
            <text:p>Are Drosophila ICL.CAN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SLP</text:p>
          </table:table-cell>
          <table:table-cell office:value-type="string" calcext:value-type="string">
            <text:p>What are Drosophila </text:p>
          </table:table-cell>
          <table:table-cell table:formula="of:=[.A88]" office:value-type="string" office:string-value="VES.SLP" calcext:value-type="string">
            <text:p>VES.SLP</text:p>
          </table:table-cell>
          <table:table-cell office:value-type="string" calcext:value-type="string">
            <text:p><text:s/>neurons?</text:p>
          </table:table-cell>
          <table:table-cell table:formula="of:=[.B88]&amp;[.C88]&amp;[.D88]" office:value-type="string" office:string-value="What are Drosophila VES.SLP neurons?" calcext:value-type="string">
            <text:p>What are Drosophila VES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88]" office:value-type="string" office:string-value="VES.SLP" calcext:value-type="string">
            <text:p>VES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88]&amp;[.J88]&amp;[.K88]" office:value-type="string" office:string-value="Are Drosophila VES.SLP neurons excitatory or inhibitory?" calcext:value-type="string">
            <text:p>Are Drosophila VES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GNG</text:p>
          </table:table-cell>
          <table:table-cell office:value-type="string" calcext:value-type="string">
            <text:p>What are Drosophila </text:p>
          </table:table-cell>
          <table:table-cell table:formula="of:=[.A89]" office:value-type="string" office:string-value="IB.GNG" calcext:value-type="string">
            <text:p>IB.GNG</text:p>
          </table:table-cell>
          <table:table-cell office:value-type="string" calcext:value-type="string">
            <text:p><text:s/>neurons?</text:p>
          </table:table-cell>
          <table:table-cell table:formula="of:=[.B89]&amp;[.C89]&amp;[.D89]" office:value-type="string" office:string-value="What are Drosophila IB.GNG neurons?" calcext:value-type="string">
            <text:p>What are Drosophila IB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89]" office:value-type="string" office:string-value="IB.GNG" calcext:value-type="string">
            <text:p>IB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89]&amp;[.J89]&amp;[.K89]" office:value-type="string" office:string-value="Are Drosophila IB.GNG neurons excitatory or inhibitory?" calcext:value-type="string">
            <text:p>Are Drosophila IB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IB</text:p>
          </table:table-cell>
          <table:table-cell office:value-type="string" calcext:value-type="string">
            <text:p>What are Drosophila </text:p>
          </table:table-cell>
          <table:table-cell table:formula="of:=[.A90]" office:value-type="string" office:string-value="GNG.IB" calcext:value-type="string">
            <text:p>GNG.IB</text:p>
          </table:table-cell>
          <table:table-cell office:value-type="string" calcext:value-type="string">
            <text:p><text:s/>neurons?</text:p>
          </table:table-cell>
          <table:table-cell table:formula="of:=[.B90]&amp;[.C90]&amp;[.D90]" office:value-type="string" office:string-value="What are Drosophila GNG.IB neurons?" calcext:value-type="string">
            <text:p>What are Drosophila GNG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90]" office:value-type="string" office:string-value="GNG.IB" calcext:value-type="string">
            <text:p>GNG.IB</text:p>
          </table:table-cell>
          <table:table-cell office:value-type="string" calcext:value-type="string">
            <text:p><text:s/>neurons excitatory or inhibitory?</text:p>
          </table:table-cell>
          <table:table-cell table:formula="of:=[.I90]&amp;[.J90]&amp;[.K90]" office:value-type="string" office:string-value="Are Drosophila GNG.IB neurons excitatory or inhibitory?" calcext:value-type="string">
            <text:p>Are Drosophila GNG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LH</text:p>
          </table:table-cell>
          <table:table-cell office:value-type="string" calcext:value-type="string">
            <text:p>What are Drosophila </text:p>
          </table:table-cell>
          <table:table-cell table:formula="of:=[.A91]" office:value-type="string" office:string-value="SCL.LH" calcext:value-type="string">
            <text:p>SCL.LH</text:p>
          </table:table-cell>
          <table:table-cell office:value-type="string" calcext:value-type="string">
            <text:p><text:s/>neurons?</text:p>
          </table:table-cell>
          <table:table-cell table:formula="of:=[.B91]&amp;[.C91]&amp;[.D91]" office:value-type="string" office:string-value="What are Drosophila SCL.LH neurons?" calcext:value-type="string">
            <text:p>What are Drosophila SCL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91]" office:value-type="string" office:string-value="SCL.LH" calcext:value-type="string">
            <text:p>SCL.LH</text:p>
          </table:table-cell>
          <table:table-cell office:value-type="string" calcext:value-type="string">
            <text:p><text:s/>neurons excitatory or inhibitory?</text:p>
          </table:table-cell>
          <table:table-cell table:formula="of:=[.I91]&amp;[.J91]&amp;[.K91]" office:value-type="string" office:string-value="Are Drosophila SCL.LH neurons excitatory or inhibitory?" calcext:value-type="string">
            <text:p>Are Drosophila SCL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ICL</text:p>
          </table:table-cell>
          <table:table-cell office:value-type="string" calcext:value-type="string">
            <text:p>What are Drosophila </text:p>
          </table:table-cell>
          <table:table-cell table:formula="of:=[.A92]" office:value-type="string" office:string-value="ME.ICL" calcext:value-type="string">
            <text:p>ME.ICL</text:p>
          </table:table-cell>
          <table:table-cell office:value-type="string" calcext:value-type="string">
            <text:p><text:s/>neurons?</text:p>
          </table:table-cell>
          <table:table-cell table:formula="of:=[.B92]&amp;[.C92]&amp;[.D92]" office:value-type="string" office:string-value="What are Drosophila ME.ICL neurons?" calcext:value-type="string">
            <text:p>What are Drosophila ME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92]" office:value-type="string" office:string-value="ME.ICL" calcext:value-type="string">
            <text:p>ME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92]&amp;[.J92]&amp;[.K92]" office:value-type="string" office:string-value="Are Drosophila ME.ICL neurons excitatory or inhibitory?" calcext:value-type="string">
            <text:p>Are Drosophila ME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AOTU</text:p>
          </table:table-cell>
          <table:table-cell office:value-type="string" calcext:value-type="string">
            <text:p>What are Drosophila </text:p>
          </table:table-cell>
          <table:table-cell table:formula="of:=[.A93]" office:value-type="string" office:string-value="AVLP.AOTU" calcext:value-type="string">
            <text:p>AVLP.AOTU</text:p>
          </table:table-cell>
          <table:table-cell office:value-type="string" calcext:value-type="string">
            <text:p><text:s/>neurons?</text:p>
          </table:table-cell>
          <table:table-cell table:formula="of:=[.B93]&amp;[.C93]&amp;[.D93]" office:value-type="string" office:string-value="What are Drosophila AVLP.AOTU neurons?" calcext:value-type="string">
            <text:p>What are Drosophila AVLP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93]" office:value-type="string" office:string-value="AVLP.AOTU" calcext:value-type="string">
            <text:p>AVLP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93]&amp;[.J93]&amp;[.K93]" office:value-type="string" office:string-value="Are Drosophila AVLP.AOTU neurons excitatory or inhibitory?" calcext:value-type="string">
            <text:p>Are Drosophila AVLP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SCL</text:p>
          </table:table-cell>
          <table:table-cell office:value-type="string" calcext:value-type="string">
            <text:p>What are Drosophila </text:p>
          </table:table-cell>
          <table:table-cell table:formula="of:=[.A94]" office:value-type="string" office:string-value="LAL.SCL" calcext:value-type="string">
            <text:p>LAL.SCL</text:p>
          </table:table-cell>
          <table:table-cell office:value-type="string" calcext:value-type="string">
            <text:p><text:s/>neurons?</text:p>
          </table:table-cell>
          <table:table-cell table:formula="of:=[.B94]&amp;[.C94]&amp;[.D94]" office:value-type="string" office:string-value="What are Drosophila LAL.SCL neurons?" calcext:value-type="string">
            <text:p>What are Drosophila LAL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94]" office:value-type="string" office:string-value="LAL.SCL" calcext:value-type="string">
            <text:p>LAL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94]&amp;[.J94]&amp;[.K94]" office:value-type="string" office:string-value="Are Drosophila LAL.SCL neurons excitatory or inhibitory?" calcext:value-type="string">
            <text:p>Are Drosophila LAL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VL.LAL</text:p>
          </table:table-cell>
          <table:table-cell office:value-type="string" calcext:value-type="string">
            <text:p>What are Drosophila </text:p>
          </table:table-cell>
          <table:table-cell table:formula="of:=[.A95]" office:value-type="string" office:string-value="MB_VL.LAL" calcext:value-type="string">
            <text:p>MB_VL.LAL</text:p>
          </table:table-cell>
          <table:table-cell office:value-type="string" calcext:value-type="string">
            <text:p><text:s/>neurons?</text:p>
          </table:table-cell>
          <table:table-cell table:formula="of:=[.B95]&amp;[.C95]&amp;[.D95]" office:value-type="string" office:string-value="What are Drosophila MB_VL.LAL neurons?" calcext:value-type="string">
            <text:p>What are Drosophila MB_VL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95]" office:value-type="string" office:string-value="MB_VL.LAL" calcext:value-type="string">
            <text:p>MB_VL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95]&amp;[.J95]&amp;[.K95]" office:value-type="string" office:string-value="Are Drosophila MB_VL.LAL neurons excitatory or inhibitory?" calcext:value-type="string">
            <text:p>Are Drosophila MB_VL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SCL</text:p>
          </table:table-cell>
          <table:table-cell office:value-type="string" calcext:value-type="string">
            <text:p>What are Drosophila </text:p>
          </table:table-cell>
          <table:table-cell table:formula="of:=[.A96]" office:value-type="string" office:string-value="SPS.SCL" calcext:value-type="string">
            <text:p>SPS.SCL</text:p>
          </table:table-cell>
          <table:table-cell office:value-type="string" calcext:value-type="string">
            <text:p><text:s/>neurons?</text:p>
          </table:table-cell>
          <table:table-cell table:formula="of:=[.B96]&amp;[.C96]&amp;[.D96]" office:value-type="string" office:string-value="What are Drosophila SPS.SCL neurons?" calcext:value-type="string">
            <text:p>What are Drosophila SPS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96]" office:value-type="string" office:string-value="SPS.SCL" calcext:value-type="string">
            <text:p>SPS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96]&amp;[.J96]&amp;[.K96]" office:value-type="string" office:string-value="Are Drosophila SPS.SCL neurons excitatory or inhibitory?" calcext:value-type="string">
            <text:p>Are Drosophila SPS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SPS</text:p>
          </table:table-cell>
          <table:table-cell office:value-type="string" calcext:value-type="string">
            <text:p>What are Drosophila </text:p>
          </table:table-cell>
          <table:table-cell table:formula="of:=[.A97]" office:value-type="string" office:string-value="AVLP.SPS" calcext:value-type="string">
            <text:p>AVLP.SPS</text:p>
          </table:table-cell>
          <table:table-cell office:value-type="string" calcext:value-type="string">
            <text:p><text:s/>neurons?</text:p>
          </table:table-cell>
          <table:table-cell table:formula="of:=[.B97]&amp;[.C97]&amp;[.D97]" office:value-type="string" office:string-value="What are Drosophila AVLP.SPS neurons?" calcext:value-type="string">
            <text:p>What are Drosophila AVLP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97]" office:value-type="string" office:string-value="AVLP.SPS" calcext:value-type="string">
            <text:p>AVLP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97]&amp;[.J97]&amp;[.K97]" office:value-type="string" office:string-value="Are Drosophila AVLP.SPS neurons excitatory or inhibitory?" calcext:value-type="string">
            <text:p>Are Drosophila AVLP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SMP</text:p>
          </table:table-cell>
          <table:table-cell office:value-type="string" calcext:value-type="string">
            <text:p>What are Drosophila </text:p>
          </table:table-cell>
          <table:table-cell table:formula="of:=[.A98]" office:value-type="string" office:string-value="SPS.SMP" calcext:value-type="string">
            <text:p>SPS.SMP</text:p>
          </table:table-cell>
          <table:table-cell office:value-type="string" calcext:value-type="string">
            <text:p><text:s/>neurons?</text:p>
          </table:table-cell>
          <table:table-cell table:formula="of:=[.B98]&amp;[.C98]&amp;[.D98]" office:value-type="string" office:string-value="What are Drosophila SPS.SMP neurons?" calcext:value-type="string">
            <text:p>What are Drosophila SPS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98]" office:value-type="string" office:string-value="SPS.SMP" calcext:value-type="string">
            <text:p>SPS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98]&amp;[.J98]&amp;[.K98]" office:value-type="string" office:string-value="Are Drosophila SPS.SMP neurons excitatory or inhibitory?" calcext:value-type="string">
            <text:p>Are Drosophila SPS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EB</text:p>
          </table:table-cell>
          <table:table-cell office:value-type="string" calcext:value-type="string">
            <text:p>What are Drosophila </text:p>
          </table:table-cell>
          <table:table-cell table:formula="of:=[.A99]" office:value-type="string" office:string-value="CRE.EB" calcext:value-type="string">
            <text:p>CRE.EB</text:p>
          </table:table-cell>
          <table:table-cell office:value-type="string" calcext:value-type="string">
            <text:p><text:s/>neurons?</text:p>
          </table:table-cell>
          <table:table-cell table:formula="of:=[.B99]&amp;[.C99]&amp;[.D99]" office:value-type="string" office:string-value="What are Drosophila CRE.EB neurons?" calcext:value-type="string">
            <text:p>What are Drosophila CRE.E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99]" office:value-type="string" office:string-value="CRE.EB" calcext:value-type="string">
            <text:p>CRE.EB</text:p>
          </table:table-cell>
          <table:table-cell office:value-type="string" calcext:value-type="string">
            <text:p><text:s/>neurons excitatory or inhibitory?</text:p>
          </table:table-cell>
          <table:table-cell table:formula="of:=[.I99]&amp;[.J99]&amp;[.K99]" office:value-type="string" office:string-value="Are Drosophila CRE.EB neurons excitatory or inhibitory?" calcext:value-type="string">
            <text:p>Are Drosophila CRE.E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SCL</text:p>
          </table:table-cell>
          <table:table-cell office:value-type="string" calcext:value-type="string">
            <text:p>What are Drosophila </text:p>
          </table:table-cell>
          <table:table-cell table:formula="of:=[.A100]" office:value-type="string" office:string-value="SAD.SCL" calcext:value-type="string">
            <text:p>SAD.SCL</text:p>
          </table:table-cell>
          <table:table-cell office:value-type="string" calcext:value-type="string">
            <text:p><text:s/>neurons?</text:p>
          </table:table-cell>
          <table:table-cell table:formula="of:=[.B100]&amp;[.C100]&amp;[.D100]" office:value-type="string" office:string-value="What are Drosophila SAD.SCL neurons?" calcext:value-type="string">
            <text:p>What are Drosophila SAD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00]" office:value-type="string" office:string-value="SAD.SCL" calcext:value-type="string">
            <text:p>SAD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100]&amp;[.J100]&amp;[.K100]" office:value-type="string" office:string-value="Are Drosophila SAD.SCL neurons excitatory or inhibitory?" calcext:value-type="string">
            <text:p>Are Drosophila SAD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VES</text:p>
          </table:table-cell>
          <table:table-cell office:value-type="string" calcext:value-type="string">
            <text:p>What are Drosophila </text:p>
          </table:table-cell>
          <table:table-cell table:formula="of:=[.A101]" office:value-type="string" office:string-value="SCL.VES" calcext:value-type="string">
            <text:p>SCL.VES</text:p>
          </table:table-cell>
          <table:table-cell office:value-type="string" calcext:value-type="string">
            <text:p><text:s/>neurons?</text:p>
          </table:table-cell>
          <table:table-cell table:formula="of:=[.B101]&amp;[.C101]&amp;[.D101]" office:value-type="string" office:string-value="What are Drosophila SCL.VES neurons?" calcext:value-type="string">
            <text:p>What are Drosophila SCL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01]" office:value-type="string" office:string-value="SCL.VES" calcext:value-type="string">
            <text:p>SCL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101]&amp;[.J101]&amp;[.K101]" office:value-type="string" office:string-value="Are Drosophila SCL.VES neurons excitatory or inhibitory?" calcext:value-type="string">
            <text:p>Are Drosophila SCL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VL</text:p>
          </table:table-cell>
          <table:table-cell office:value-type="string" calcext:value-type="string">
            <text:p>What are Drosophila </text:p>
          </table:table-cell>
          <table:table-cell table:formula="of:=[.A102]" office:value-type="string" office:string-value="MB_VL" calcext:value-type="string">
            <text:p>MB_VL</text:p>
          </table:table-cell>
          <table:table-cell office:value-type="string" calcext:value-type="string">
            <text:p><text:s/>neurons?</text:p>
          </table:table-cell>
          <table:table-cell table:formula="of:=[.B102]&amp;[.C102]&amp;[.D102]" office:value-type="string" office:string-value="What are Drosophila MB_VL neurons?" calcext:value-type="string">
            <text:p>What are Drosophila MB_V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02]" office:value-type="string" office:string-value="MB_VL" calcext:value-type="string">
            <text:p>MB_VL</text:p>
          </table:table-cell>
          <table:table-cell office:value-type="string" calcext:value-type="string">
            <text:p><text:s/>neurons excitatory or inhibitory?</text:p>
          </table:table-cell>
          <table:table-cell table:formula="of:=[.I102]&amp;[.J102]&amp;[.K102]" office:value-type="string" office:string-value="Are Drosophila MB_VL neurons excitatory or inhibitory?" calcext:value-type="string">
            <text:p>Are Drosophila MB_V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.LAL</text:p>
          </table:table-cell>
          <table:table-cell office:value-type="string" calcext:value-type="string">
            <text:p>What are Drosophila </text:p>
          </table:table-cell>
          <table:table-cell table:formula="of:=[.A103]" office:value-type="string" office:string-value="ATL.LAL" calcext:value-type="string">
            <text:p>ATL.LAL</text:p>
          </table:table-cell>
          <table:table-cell office:value-type="string" calcext:value-type="string">
            <text:p><text:s/>neurons?</text:p>
          </table:table-cell>
          <table:table-cell table:formula="of:=[.B103]&amp;[.C103]&amp;[.D103]" office:value-type="string" office:string-value="What are Drosophila ATL.LAL neurons?" calcext:value-type="string">
            <text:p>What are Drosophila ATL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03]" office:value-type="string" office:string-value="ATL.LAL" calcext:value-type="string">
            <text:p>ATL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103]&amp;[.J103]&amp;[.K103]" office:value-type="string" office:string-value="Are Drosophila ATL.LAL neurons excitatory or inhibitory?" calcext:value-type="string">
            <text:p>Are Drosophila ATL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.SLP</text:p>
          </table:table-cell>
          <table:table-cell office:value-type="string" calcext:value-type="string">
            <text:p>What are Drosophila </text:p>
          </table:table-cell>
          <table:table-cell table:formula="of:=[.A104]" office:value-type="string" office:string-value="AME.SLP" calcext:value-type="string">
            <text:p>AME.SLP</text:p>
          </table:table-cell>
          <table:table-cell office:value-type="string" calcext:value-type="string">
            <text:p><text:s/>neurons?</text:p>
          </table:table-cell>
          <table:table-cell table:formula="of:=[.B104]&amp;[.C104]&amp;[.D104]" office:value-type="string" office:string-value="What are Drosophila AME.SLP neurons?" calcext:value-type="string">
            <text:p>What are Drosophila AME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04]" office:value-type="string" office:string-value="AME.SLP" calcext:value-type="string">
            <text:p>AME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104]&amp;[.J104]&amp;[.K104]" office:value-type="string" office:string-value="Are Drosophila AME.SLP neurons excitatory or inhibitory?" calcext:value-type="string">
            <text:p>Are Drosophila AME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SIP</text:p>
          </table:table-cell>
          <table:table-cell office:value-type="string" calcext:value-type="string">
            <text:p>What are Drosophila </text:p>
          </table:table-cell>
          <table:table-cell table:formula="of:=[.A105]" office:value-type="string" office:string-value="AVLP.SIP" calcext:value-type="string">
            <text:p>AVLP.SIP</text:p>
          </table:table-cell>
          <table:table-cell office:value-type="string" calcext:value-type="string">
            <text:p><text:s/>neurons?</text:p>
          </table:table-cell>
          <table:table-cell table:formula="of:=[.B105]&amp;[.C105]&amp;[.D105]" office:value-type="string" office:string-value="What are Drosophila AVLP.SIP neurons?" calcext:value-type="string">
            <text:p>What are Drosophila AVLP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05]" office:value-type="string" office:string-value="AVLP.SIP" calcext:value-type="string">
            <text:p>AVLP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105]&amp;[.J105]&amp;[.K105]" office:value-type="string" office:string-value="Are Drosophila AVLP.SIP neurons excitatory or inhibitory?" calcext:value-type="string">
            <text:p>Are Drosophila AVLP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ATL</text:p>
          </table:table-cell>
          <table:table-cell office:value-type="string" calcext:value-type="string">
            <text:p>What are Drosophila </text:p>
          </table:table-cell>
          <table:table-cell table:formula="of:=[.A106]" office:value-type="string" office:string-value="IPS.ATL" calcext:value-type="string">
            <text:p>IPS.ATL</text:p>
          </table:table-cell>
          <table:table-cell office:value-type="string" calcext:value-type="string">
            <text:p><text:s/>neurons?</text:p>
          </table:table-cell>
          <table:table-cell table:formula="of:=[.B106]&amp;[.C106]&amp;[.D106]" office:value-type="string" office:string-value="What are Drosophila IPS.ATL neurons?" calcext:value-type="string">
            <text:p>What are Drosophila IPS.AT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06]" office:value-type="string" office:string-value="IPS.ATL" calcext:value-type="string">
            <text:p>IPS.ATL</text:p>
          </table:table-cell>
          <table:table-cell office:value-type="string" calcext:value-type="string">
            <text:p><text:s/>neurons excitatory or inhibitory?</text:p>
          </table:table-cell>
          <table:table-cell table:formula="of:=[.I106]&amp;[.J106]&amp;[.K106]" office:value-type="string" office:string-value="Are Drosophila IPS.ATL neurons excitatory or inhibitory?" calcext:value-type="string">
            <text:p>Are Drosophila IPS.AT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EB</text:p>
          </table:table-cell>
          <table:table-cell office:value-type="string" calcext:value-type="string">
            <text:p>What are Drosophila </text:p>
          </table:table-cell>
          <table:table-cell table:formula="of:=[.A107]" office:value-type="string" office:string-value="LAL.EB" calcext:value-type="string">
            <text:p>LAL.EB</text:p>
          </table:table-cell>
          <table:table-cell office:value-type="string" calcext:value-type="string">
            <text:p><text:s/>neurons?</text:p>
          </table:table-cell>
          <table:table-cell table:formula="of:=[.B107]&amp;[.C107]&amp;[.D107]" office:value-type="string" office:string-value="What are Drosophila LAL.EB neurons?" calcext:value-type="string">
            <text:p>What are Drosophila LAL.E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07]" office:value-type="string" office:string-value="LAL.EB" calcext:value-type="string">
            <text:p>LAL.EB</text:p>
          </table:table-cell>
          <table:table-cell office:value-type="string" calcext:value-type="string">
            <text:p><text:s/>neurons excitatory or inhibitory?</text:p>
          </table:table-cell>
          <table:table-cell table:formula="of:=[.I107]&amp;[.J107]&amp;[.K107]" office:value-type="string" office:string-value="Are Drosophila LAL.EB neurons excitatory or inhibitory?" calcext:value-type="string">
            <text:p>Are Drosophila LAL.E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VES</text:p>
          </table:table-cell>
          <table:table-cell office:value-type="string" calcext:value-type="string">
            <text:p>What are Drosophila </text:p>
          </table:table-cell>
          <table:table-cell table:formula="of:=[.A108]" office:value-type="string" office:string-value="IB.VES" calcext:value-type="string">
            <text:p>IB.VES</text:p>
          </table:table-cell>
          <table:table-cell office:value-type="string" calcext:value-type="string">
            <text:p><text:s/>neurons?</text:p>
          </table:table-cell>
          <table:table-cell table:formula="of:=[.B108]&amp;[.C108]&amp;[.D108]" office:value-type="string" office:string-value="What are Drosophila IB.VES neurons?" calcext:value-type="string">
            <text:p>What are Drosophila IB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08]" office:value-type="string" office:string-value="IB.VES" calcext:value-type="string">
            <text:p>IB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108]&amp;[.J108]&amp;[.K108]" office:value-type="string" office:string-value="Are Drosophila IB.VES neurons excitatory or inhibitory?" calcext:value-type="string">
            <text:p>Are Drosophila IB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AVLP</text:p>
          </table:table-cell>
          <table:table-cell office:value-type="string" calcext:value-type="string">
            <text:p>What are Drosophila </text:p>
          </table:table-cell>
          <table:table-cell table:formula="of:=[.A109]" office:value-type="string" office:string-value="ME.AVLP" calcext:value-type="string">
            <text:p>ME.AVLP</text:p>
          </table:table-cell>
          <table:table-cell office:value-type="string" calcext:value-type="string">
            <text:p><text:s/>neurons?</text:p>
          </table:table-cell>
          <table:table-cell table:formula="of:=[.B109]&amp;[.C109]&amp;[.D109]" office:value-type="string" office:string-value="What are Drosophila ME.AVLP neurons?" calcext:value-type="string">
            <text:p>What are Drosophila ME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09]" office:value-type="string" office:string-value="ME.AVLP" calcext:value-type="string">
            <text:p>ME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109]&amp;[.J109]&amp;[.K109]" office:value-type="string" office:string-value="Are Drosophila ME.AVLP neurons excitatory or inhibitory?" calcext:value-type="string">
            <text:p>Are Drosophila ME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OCG</text:p>
          </table:table-cell>
          <table:table-cell office:value-type="string" calcext:value-type="string">
            <text:p>What are Drosophila </text:p>
          </table:table-cell>
          <table:table-cell table:formula="of:=[.A110]" office:value-type="string" office:string-value="SPS.OCG" calcext:value-type="string">
            <text:p>SPS.OCG</text:p>
          </table:table-cell>
          <table:table-cell office:value-type="string" calcext:value-type="string">
            <text:p><text:s/>neurons?</text:p>
          </table:table-cell>
          <table:table-cell table:formula="of:=[.B110]&amp;[.C110]&amp;[.D110]" office:value-type="string" office:string-value="What are Drosophila SPS.OCG neurons?" calcext:value-type="string">
            <text:p>What are Drosophila SPS.OC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10]" office:value-type="string" office:string-value="SPS.OCG" calcext:value-type="string">
            <text:p>SPS.OCG</text:p>
          </table:table-cell>
          <table:table-cell office:value-type="string" calcext:value-type="string">
            <text:p><text:s/>neurons excitatory or inhibitory?</text:p>
          </table:table-cell>
          <table:table-cell table:formula="of:=[.I110]&amp;[.J110]&amp;[.K110]" office:value-type="string" office:string-value="Are Drosophila SPS.OCG neurons excitatory or inhibitory?" calcext:value-type="string">
            <text:p>Are Drosophila SPS.OC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PRW</text:p>
          </table:table-cell>
          <table:table-cell office:value-type="string" calcext:value-type="string">
            <text:p>What are Drosophila </text:p>
          </table:table-cell>
          <table:table-cell table:formula="of:=[.A111]" office:value-type="string" office:string-value="SMP.PRW" calcext:value-type="string">
            <text:p>SMP.PRW</text:p>
          </table:table-cell>
          <table:table-cell office:value-type="string" calcext:value-type="string">
            <text:p><text:s/>neurons?</text:p>
          </table:table-cell>
          <table:table-cell table:formula="of:=[.B111]&amp;[.C111]&amp;[.D111]" office:value-type="string" office:string-value="What are Drosophila SMP.PRW neurons?" calcext:value-type="string">
            <text:p>What are Drosophila SMP.PRW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11]" office:value-type="string" office:string-value="SMP.PRW" calcext:value-type="string">
            <text:p>SMP.PRW</text:p>
          </table:table-cell>
          <table:table-cell office:value-type="string" calcext:value-type="string">
            <text:p><text:s/>neurons excitatory or inhibitory?</text:p>
          </table:table-cell>
          <table:table-cell table:formula="of:=[.I111]&amp;[.J111]&amp;[.K111]" office:value-type="string" office:string-value="Are Drosophila SMP.PRW neurons excitatory or inhibitory?" calcext:value-type="string">
            <text:p>Are Drosophila SMP.PRW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SAD</text:p>
          </table:table-cell>
          <table:table-cell office:value-type="string" calcext:value-type="string">
            <text:p>What are Drosophila </text:p>
          </table:table-cell>
          <table:table-cell table:formula="of:=[.A112]" office:value-type="string" office:string-value="IPS.SAD" calcext:value-type="string">
            <text:p>IPS.SAD</text:p>
          </table:table-cell>
          <table:table-cell office:value-type="string" calcext:value-type="string">
            <text:p><text:s/>neurons?</text:p>
          </table:table-cell>
          <table:table-cell table:formula="of:=[.B112]&amp;[.C112]&amp;[.D112]" office:value-type="string" office:string-value="What are Drosophila IPS.SAD neurons?" calcext:value-type="string">
            <text:p>What are Drosophila IPS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12]" office:value-type="string" office:string-value="IPS.SAD" calcext:value-type="string">
            <text:p>IPS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112]&amp;[.J112]&amp;[.K112]" office:value-type="string" office:string-value="Are Drosophila IPS.SAD neurons excitatory or inhibitory?" calcext:value-type="string">
            <text:p>Are Drosophila IPS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LAL</text:p>
          </table:table-cell>
          <table:table-cell office:value-type="string" calcext:value-type="string">
            <text:p>What are Drosophila </text:p>
          </table:table-cell>
          <table:table-cell table:formula="of:=[.A113]" office:value-type="string" office:string-value="GNG.LAL" calcext:value-type="string">
            <text:p>GNG.LAL</text:p>
          </table:table-cell>
          <table:table-cell office:value-type="string" calcext:value-type="string">
            <text:p><text:s/>neurons?</text:p>
          </table:table-cell>
          <table:table-cell table:formula="of:=[.B113]&amp;[.C113]&amp;[.D113]" office:value-type="string" office:string-value="What are Drosophila GNG.LAL neurons?" calcext:value-type="string">
            <text:p>What are Drosophila GNG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13]" office:value-type="string" office:string-value="GNG.LAL" calcext:value-type="string">
            <text:p>GNG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113]&amp;[.J113]&amp;[.K113]" office:value-type="string" office:string-value="Are Drosophila GNG.LAL neurons excitatory or inhibitory?" calcext:value-type="string">
            <text:p>Are Drosophila GNG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AMMC</text:p>
          </table:table-cell>
          <table:table-cell office:value-type="string" calcext:value-type="string">
            <text:p>What are Drosophila </text:p>
          </table:table-cell>
          <table:table-cell table:formula="of:=[.A114]" office:value-type="string" office:string-value="SPS.AMMC" calcext:value-type="string">
            <text:p>SPS.AMMC</text:p>
          </table:table-cell>
          <table:table-cell office:value-type="string" calcext:value-type="string">
            <text:p><text:s/>neurons?</text:p>
          </table:table-cell>
          <table:table-cell table:formula="of:=[.B114]&amp;[.C114]&amp;[.D114]" office:value-type="string" office:string-value="What are Drosophila SPS.AMMC neurons?" calcext:value-type="string">
            <text:p>What are Drosophila SPS.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14]" office:value-type="string" office:string-value="SPS.AMMC" calcext:value-type="string">
            <text:p>SPS.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114]&amp;[.J114]&amp;[.K114]" office:value-type="string" office:string-value="Are Drosophila SPS.AMMC neurons excitatory or inhibitory?" calcext:value-type="string">
            <text:p>Are Drosophila SPS.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IB</text:p>
          </table:table-cell>
          <table:table-cell office:value-type="string" calcext:value-type="string">
            <text:p>What are Drosophila </text:p>
          </table:table-cell>
          <table:table-cell table:formula="of:=[.A115]" office:value-type="string" office:string-value="PLP.IB" calcext:value-type="string">
            <text:p>PLP.IB</text:p>
          </table:table-cell>
          <table:table-cell office:value-type="string" calcext:value-type="string">
            <text:p><text:s/>neurons?</text:p>
          </table:table-cell>
          <table:table-cell table:formula="of:=[.B115]&amp;[.C115]&amp;[.D115]" office:value-type="string" office:string-value="What are Drosophila PLP.IB neurons?" calcext:value-type="string">
            <text:p>What are Drosophila PLP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15]" office:value-type="string" office:string-value="PLP.IB" calcext:value-type="string">
            <text:p>PLP.IB</text:p>
          </table:table-cell>
          <table:table-cell office:value-type="string" calcext:value-type="string">
            <text:p><text:s/>neurons excitatory or inhibitory?</text:p>
          </table:table-cell>
          <table:table-cell table:formula="of:=[.I115]&amp;[.J115]&amp;[.K115]" office:value-type="string" office:string-value="Are Drosophila PLP.IB neurons excitatory or inhibitory?" calcext:value-type="string">
            <text:p>Are Drosophila PLP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AME</text:p>
          </table:table-cell>
          <table:table-cell office:value-type="string" calcext:value-type="string">
            <text:p>What are Drosophila </text:p>
          </table:table-cell>
          <table:table-cell table:formula="of:=[.A116]" office:value-type="string" office:string-value="ME.AME" calcext:value-type="string">
            <text:p>ME.AME</text:p>
          </table:table-cell>
          <table:table-cell office:value-type="string" calcext:value-type="string">
            <text:p><text:s/>neurons?</text:p>
          </table:table-cell>
          <table:table-cell table:formula="of:=[.B116]&amp;[.C116]&amp;[.D116]" office:value-type="string" office:string-value="What are Drosophila ME.AME neurons?" calcext:value-type="string">
            <text:p>What are Drosophila ME.A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16]" office:value-type="string" office:string-value="ME.AME" calcext:value-type="string">
            <text:p>ME.AME</text:p>
          </table:table-cell>
          <table:table-cell office:value-type="string" calcext:value-type="string">
            <text:p><text:s/>neurons excitatory or inhibitory?</text:p>
          </table:table-cell>
          <table:table-cell table:formula="of:=[.I116]&amp;[.J116]&amp;[.K116]" office:value-type="string" office:string-value="Are Drosophila ME.AME neurons excitatory or inhibitory?" calcext:value-type="string">
            <text:p>Are Drosophila ME.A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SIP</text:p>
          </table:table-cell>
          <table:table-cell office:value-type="string" calcext:value-type="string">
            <text:p>What are Drosophila </text:p>
          </table:table-cell>
          <table:table-cell table:formula="of:=[.A117]" office:value-type="string" office:string-value="AOTU.SIP" calcext:value-type="string">
            <text:p>AOTU.SIP</text:p>
          </table:table-cell>
          <table:table-cell office:value-type="string" calcext:value-type="string">
            <text:p><text:s/>neurons?</text:p>
          </table:table-cell>
          <table:table-cell table:formula="of:=[.B117]&amp;[.C117]&amp;[.D117]" office:value-type="string" office:string-value="What are Drosophila AOTU.SIP neurons?" calcext:value-type="string">
            <text:p>What are Drosophila AOTU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17]" office:value-type="string" office:string-value="AOTU.SIP" calcext:value-type="string">
            <text:p>AOTU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117]&amp;[.J117]&amp;[.K117]" office:value-type="string" office:string-value="Are Drosophila AOTU.SIP neurons excitatory or inhibitory?" calcext:value-type="string">
            <text:p>Are Drosophila AOTU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CRE</text:p>
          </table:table-cell>
          <table:table-cell office:value-type="string" calcext:value-type="string">
            <text:p>What are Drosophila </text:p>
          </table:table-cell>
          <table:table-cell table:formula="of:=[.A118]" office:value-type="string" office:string-value="SCL.CRE" calcext:value-type="string">
            <text:p>SCL.CRE</text:p>
          </table:table-cell>
          <table:table-cell office:value-type="string" calcext:value-type="string">
            <text:p><text:s/>neurons?</text:p>
          </table:table-cell>
          <table:table-cell table:formula="of:=[.B118]&amp;[.C118]&amp;[.D118]" office:value-type="string" office:string-value="What are Drosophila SCL.CRE neurons?" calcext:value-type="string">
            <text:p>What are Drosophila SCL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18]" office:value-type="string" office:string-value="SCL.CRE" calcext:value-type="string">
            <text:p>SCL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118]&amp;[.J118]&amp;[.K118]" office:value-type="string" office:string-value="Are Drosophila SCL.CRE neurons excitatory or inhibitory?" calcext:value-type="string">
            <text:p>Are Drosophila SCL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GNG</text:p>
          </table:table-cell>
          <table:table-cell office:value-type="string" calcext:value-type="string">
            <text:p>What are Drosophila </text:p>
          </table:table-cell>
          <table:table-cell table:formula="of:=[.A119]" office:value-type="string" office:string-value="SLP.GNG" calcext:value-type="string">
            <text:p>SLP.GNG</text:p>
          </table:table-cell>
          <table:table-cell office:value-type="string" calcext:value-type="string">
            <text:p><text:s/>neurons?</text:p>
          </table:table-cell>
          <table:table-cell table:formula="of:=[.B119]&amp;[.C119]&amp;[.D119]" office:value-type="string" office:string-value="What are Drosophila SLP.GNG neurons?" calcext:value-type="string">
            <text:p>What are Drosophila SLP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19]" office:value-type="string" office:string-value="SLP.GNG" calcext:value-type="string">
            <text:p>SLP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119]&amp;[.J119]&amp;[.K119]" office:value-type="string" office:string-value="Are Drosophila SLP.GNG neurons excitatory or inhibitory?" calcext:value-type="string">
            <text:p>Are Drosophila SLP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LH</text:p>
          </table:table-cell>
          <table:table-cell office:value-type="string" calcext:value-type="string">
            <text:p>What are Drosophila </text:p>
          </table:table-cell>
          <table:table-cell table:formula="of:=[.A120]" office:value-type="string" office:string-value="SIP.LH" calcext:value-type="string">
            <text:p>SIP.LH</text:p>
          </table:table-cell>
          <table:table-cell office:value-type="string" calcext:value-type="string">
            <text:p><text:s/>neurons?</text:p>
          </table:table-cell>
          <table:table-cell table:formula="of:=[.B120]&amp;[.C120]&amp;[.D120]" office:value-type="string" office:string-value="What are Drosophila SIP.LH neurons?" calcext:value-type="string">
            <text:p>What are Drosophila SIP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20]" office:value-type="string" office:string-value="SIP.LH" calcext:value-type="string">
            <text:p>SIP.LH</text:p>
          </table:table-cell>
          <table:table-cell office:value-type="string" calcext:value-type="string">
            <text:p><text:s/>neurons excitatory or inhibitory?</text:p>
          </table:table-cell>
          <table:table-cell table:formula="of:=[.I120]&amp;[.J120]&amp;[.K120]" office:value-type="string" office:string-value="Are Drosophila SIP.LH neurons excitatory or inhibitory?" calcext:value-type="string">
            <text:p>Are Drosophila SIP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UNASGD</text:p>
          </table:table-cell>
          <table:table-cell office:value-type="string" calcext:value-type="string">
            <text:p>What are Drosophila </text:p>
          </table:table-cell>
          <table:table-cell table:formula="of:=[.A121]" office:value-type="string" office:string-value="ME.UNASGD" calcext:value-type="string">
            <text:p>ME.UNASGD</text:p>
          </table:table-cell>
          <table:table-cell office:value-type="string" calcext:value-type="string">
            <text:p><text:s/>neurons?</text:p>
          </table:table-cell>
          <table:table-cell table:formula="of:=[.B121]&amp;[.C121]&amp;[.D121]" office:value-type="string" office:string-value="What are Drosophila ME.UNASGD neurons?" calcext:value-type="string">
            <text:p>What are Drosophila ME.UNASG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21]" office:value-type="string" office:string-value="ME.UNASGD" calcext:value-type="string">
            <text:p>ME.UNASGD</text:p>
          </table:table-cell>
          <table:table-cell office:value-type="string" calcext:value-type="string">
            <text:p><text:s/>neurons excitatory or inhibitory?</text:p>
          </table:table-cell>
          <table:table-cell table:formula="of:=[.I121]&amp;[.J121]&amp;[.K121]" office:value-type="string" office:string-value="Are Drosophila ME.UNASGD neurons excitatory or inhibitory?" calcext:value-type="string">
            <text:p>Are Drosophila ME.UNASG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CRE</text:p>
          </table:table-cell>
          <table:table-cell office:value-type="string" calcext:value-type="string">
            <text:p>What are Drosophila </text:p>
          </table:table-cell>
          <table:table-cell table:formula="of:=[.A122]" office:value-type="string" office:string-value="AVLP.CRE" calcext:value-type="string">
            <text:p>AVLP.CRE</text:p>
          </table:table-cell>
          <table:table-cell office:value-type="string" calcext:value-type="string">
            <text:p><text:s/>neurons?</text:p>
          </table:table-cell>
          <table:table-cell table:formula="of:=[.B122]&amp;[.C122]&amp;[.D122]" office:value-type="string" office:string-value="What are Drosophila AVLP.CRE neurons?" calcext:value-type="string">
            <text:p>What are Drosophila AVLP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22]" office:value-type="string" office:string-value="AVLP.CRE" calcext:value-type="string">
            <text:p>AVLP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122]&amp;[.J122]&amp;[.K122]" office:value-type="string" office:string-value="Are Drosophila AVLP.CRE neurons excitatory or inhibitory?" calcext:value-type="string">
            <text:p>Are Drosophila AVLP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SGD.LOP</text:p>
          </table:table-cell>
          <table:table-cell office:value-type="string" calcext:value-type="string">
            <text:p>What are Drosophila </text:p>
          </table:table-cell>
          <table:table-cell table:formula="of:=[.A123]" office:value-type="string" office:string-value="UNASGD.LOP" calcext:value-type="string">
            <text:p>UNASGD.LOP</text:p>
          </table:table-cell>
          <table:table-cell office:value-type="string" calcext:value-type="string">
            <text:p><text:s/>neurons?</text:p>
          </table:table-cell>
          <table:table-cell table:formula="of:=[.B123]&amp;[.C123]&amp;[.D123]" office:value-type="string" office:string-value="What are Drosophila UNASGD.LOP neurons?" calcext:value-type="string">
            <text:p>What are Drosophila UNASGD.LO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23]" office:value-type="string" office:string-value="UNASGD.LOP" calcext:value-type="string">
            <text:p>UNASGD.LOP</text:p>
          </table:table-cell>
          <table:table-cell office:value-type="string" calcext:value-type="string">
            <text:p><text:s/>neurons excitatory or inhibitory?</text:p>
          </table:table-cell>
          <table:table-cell table:formula="of:=[.I123]&amp;[.J123]&amp;[.K123]" office:value-type="string" office:string-value="Are Drosophila UNASGD.LOP neurons excitatory or inhibitory?" calcext:value-type="string">
            <text:p>Are Drosophila UNASGD.LO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FLA</text:p>
          </table:table-cell>
          <table:table-cell office:value-type="string" calcext:value-type="string">
            <text:p>What are Drosophila </text:p>
          </table:table-cell>
          <table:table-cell table:formula="of:=[.A124]" office:value-type="string" office:string-value="IB.FLA" calcext:value-type="string">
            <text:p>IB.FLA</text:p>
          </table:table-cell>
          <table:table-cell office:value-type="string" calcext:value-type="string">
            <text:p><text:s/>neurons?</text:p>
          </table:table-cell>
          <table:table-cell table:formula="of:=[.B124]&amp;[.C124]&amp;[.D124]" office:value-type="string" office:string-value="What are Drosophila IB.FLA neurons?" calcext:value-type="string">
            <text:p>What are Drosophila IB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24]" office:value-type="string" office:string-value="IB.FLA" calcext:value-type="string">
            <text:p>IB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124]&amp;[.J124]&amp;[.K124]" office:value-type="string" office:string-value="Are Drosophila IB.FLA neurons excitatory or inhibitory?" calcext:value-type="string">
            <text:p>Are Drosophila IB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IPS</text:p>
          </table:table-cell>
          <table:table-cell office:value-type="string" calcext:value-type="string">
            <text:p>What are Drosophila </text:p>
          </table:table-cell>
          <table:table-cell table:formula="of:=[.A125]" office:value-type="string" office:string-value="AVLP.IPS" calcext:value-type="string">
            <text:p>AVLP.IPS</text:p>
          </table:table-cell>
          <table:table-cell office:value-type="string" calcext:value-type="string">
            <text:p><text:s/>neurons?</text:p>
          </table:table-cell>
          <table:table-cell table:formula="of:=[.B125]&amp;[.C125]&amp;[.D125]" office:value-type="string" office:string-value="What are Drosophila AVLP.IPS neurons?" calcext:value-type="string">
            <text:p>What are Drosophila AVLP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25]" office:value-type="string" office:string-value="AVLP.IPS" calcext:value-type="string">
            <text:p>AVLP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125]&amp;[.J125]&amp;[.K125]" office:value-type="string" office:string-value="Are Drosophila AVLP.IPS neurons excitatory or inhibitory?" calcext:value-type="string">
            <text:p>Are Drosophila AVLP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AVLP</text:p>
          </table:table-cell>
          <table:table-cell office:value-type="string" calcext:value-type="string">
            <text:p>What are Drosophila </text:p>
          </table:table-cell>
          <table:table-cell table:formula="of:=[.A126]" office:value-type="string" office:string-value="LAL.AVLP" calcext:value-type="string">
            <text:p>LAL.AVLP</text:p>
          </table:table-cell>
          <table:table-cell office:value-type="string" calcext:value-type="string">
            <text:p><text:s/>neurons?</text:p>
          </table:table-cell>
          <table:table-cell table:formula="of:=[.B126]&amp;[.C126]&amp;[.D126]" office:value-type="string" office:string-value="What are Drosophila LAL.AVLP neurons?" calcext:value-type="string">
            <text:p>What are Drosophila LAL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26]" office:value-type="string" office:string-value="LAL.AVLP" calcext:value-type="string">
            <text:p>LAL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126]&amp;[.J126]&amp;[.K126]" office:value-type="string" office:string-value="Are Drosophila LAL.AVLP neurons excitatory or inhibitory?" calcext:value-type="string">
            <text:p>Are Drosophila LAL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VES</text:p>
          </table:table-cell>
          <table:table-cell office:value-type="string" calcext:value-type="string">
            <text:p>What are Drosophila </text:p>
          </table:table-cell>
          <table:table-cell table:formula="of:=[.A127]" office:value-type="string" office:string-value="IPS.VES" calcext:value-type="string">
            <text:p>IPS.VES</text:p>
          </table:table-cell>
          <table:table-cell office:value-type="string" calcext:value-type="string">
            <text:p><text:s/>neurons?</text:p>
          </table:table-cell>
          <table:table-cell table:formula="of:=[.B127]&amp;[.C127]&amp;[.D127]" office:value-type="string" office:string-value="What are Drosophila IPS.VES neurons?" calcext:value-type="string">
            <text:p>What are Drosophila IPS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27]" office:value-type="string" office:string-value="IPS.VES" calcext:value-type="string">
            <text:p>IPS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127]&amp;[.J127]&amp;[.K127]" office:value-type="string" office:string-value="Are Drosophila IPS.VES neurons excitatory or inhibitory?" calcext:value-type="string">
            <text:p>Are Drosophila IPS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WED</text:p>
          </table:table-cell>
          <table:table-cell office:value-type="string" calcext:value-type="string">
            <text:p>What are Drosophila </text:p>
          </table:table-cell>
          <table:table-cell table:formula="of:=[.A128]" office:value-type="string" office:string-value="GNG.WED" calcext:value-type="string">
            <text:p>GNG.WED</text:p>
          </table:table-cell>
          <table:table-cell office:value-type="string" calcext:value-type="string">
            <text:p><text:s/>neurons?</text:p>
          </table:table-cell>
          <table:table-cell table:formula="of:=[.B128]&amp;[.C128]&amp;[.D128]" office:value-type="string" office:string-value="What are Drosophila GNG.WED neurons?" calcext:value-type="string">
            <text:p>What are Drosophila GNG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28]" office:value-type="string" office:string-value="GNG.WED" calcext:value-type="string">
            <text:p>GNG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128]&amp;[.J128]&amp;[.K128]" office:value-type="string" office:string-value="Are Drosophila GNG.WED neurons excitatory or inhibitory?" calcext:value-type="string">
            <text:p>Are Drosophila GNG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What are Drosophila </text:p>
          </table:table-cell>
          <table:table-cell table:formula="of:=[.A129]" office:value-type="string" office:string-value="IB" calcext:value-type="string">
            <text:p>IB</text:p>
          </table:table-cell>
          <table:table-cell office:value-type="string" calcext:value-type="string">
            <text:p><text:s/>neurons?</text:p>
          </table:table-cell>
          <table:table-cell table:formula="of:=[.B129]&amp;[.C129]&amp;[.D129]" office:value-type="string" office:string-value="What are Drosophila IB neurons?" calcext:value-type="string">
            <text:p>What are Drosophila 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29]" office:value-type="string" office:string-value="IB" calcext:value-type="string">
            <text:p>IB</text:p>
          </table:table-cell>
          <table:table-cell office:value-type="string" calcext:value-type="string">
            <text:p><text:s/>neurons excitatory or inhibitory?</text:p>
          </table:table-cell>
          <table:table-cell table:formula="of:=[.I129]&amp;[.J129]&amp;[.K129]" office:value-type="string" office:string-value="Are Drosophila IB neurons excitatory or inhibitory?" calcext:value-type="string">
            <text:p>Are Drosophila 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PLP</text:p>
          </table:table-cell>
          <table:table-cell office:value-type="string" calcext:value-type="string">
            <text:p>What are Drosophila </text:p>
          </table:table-cell>
          <table:table-cell table:formula="of:=[.A130]" office:value-type="string" office:string-value="SLP.PLP" calcext:value-type="string">
            <text:p>SLP.PLP</text:p>
          </table:table-cell>
          <table:table-cell office:value-type="string" calcext:value-type="string">
            <text:p><text:s/>neurons?</text:p>
          </table:table-cell>
          <table:table-cell table:formula="of:=[.B130]&amp;[.C130]&amp;[.D130]" office:value-type="string" office:string-value="What are Drosophila SLP.PLP neurons?" calcext:value-type="string">
            <text:p>What are Drosophila SLP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30]" office:value-type="string" office:string-value="SLP.PLP" calcext:value-type="string">
            <text:p>SLP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130]&amp;[.J130]&amp;[.K130]" office:value-type="string" office:string-value="Are Drosophila SLP.PLP neurons excitatory or inhibitory?" calcext:value-type="string">
            <text:p>Are Drosophila SLP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AOTU</text:p>
          </table:table-cell>
          <table:table-cell office:value-type="string" calcext:value-type="string">
            <text:p>What are Drosophila </text:p>
          </table:table-cell>
          <table:table-cell table:formula="of:=[.A131]" office:value-type="string" office:string-value="WED.AOTU" calcext:value-type="string">
            <text:p>WED.AOTU</text:p>
          </table:table-cell>
          <table:table-cell office:value-type="string" calcext:value-type="string">
            <text:p><text:s/>neurons?</text:p>
          </table:table-cell>
          <table:table-cell table:formula="of:=[.B131]&amp;[.C131]&amp;[.D131]" office:value-type="string" office:string-value="What are Drosophila WED.AOTU neurons?" calcext:value-type="string">
            <text:p>What are Drosophila WED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31]" office:value-type="string" office:string-value="WED.AOTU" calcext:value-type="string">
            <text:p>WED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131]&amp;[.J131]&amp;[.K131]" office:value-type="string" office:string-value="Are Drosophila WED.AOTU neurons excitatory or inhibitory?" calcext:value-type="string">
            <text:p>Are Drosophila WED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SMP</text:p>
          </table:table-cell>
          <table:table-cell office:value-type="string" calcext:value-type="string">
            <text:p>What are Drosophila </text:p>
          </table:table-cell>
          <table:table-cell table:formula="of:=[.A132]" office:value-type="string" office:string-value="AVLP.SMP" calcext:value-type="string">
            <text:p>AVLP.SMP</text:p>
          </table:table-cell>
          <table:table-cell office:value-type="string" calcext:value-type="string">
            <text:p><text:s/>neurons?</text:p>
          </table:table-cell>
          <table:table-cell table:formula="of:=[.B132]&amp;[.C132]&amp;[.D132]" office:value-type="string" office:string-value="What are Drosophila AVLP.SMP neurons?" calcext:value-type="string">
            <text:p>What are Drosophila AVLP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32]" office:value-type="string" office:string-value="AVLP.SMP" calcext:value-type="string">
            <text:p>AVLP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132]&amp;[.J132]&amp;[.K132]" office:value-type="string" office:string-value="Are Drosophila AVLP.SMP neurons excitatory or inhibitory?" calcext:value-type="string">
            <text:p>Are Drosophila AVLP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.PLP</text:p>
          </table:table-cell>
          <table:table-cell office:value-type="string" calcext:value-type="string">
            <text:p>What are Drosophila </text:p>
          </table:table-cell>
          <table:table-cell table:formula="of:=[.A133]" office:value-type="string" office:string-value="AME.PLP" calcext:value-type="string">
            <text:p>AME.PLP</text:p>
          </table:table-cell>
          <table:table-cell office:value-type="string" calcext:value-type="string">
            <text:p><text:s/>neurons?</text:p>
          </table:table-cell>
          <table:table-cell table:formula="of:=[.B133]&amp;[.C133]&amp;[.D133]" office:value-type="string" office:string-value="What are Drosophila AME.PLP neurons?" calcext:value-type="string">
            <text:p>What are Drosophila AME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33]" office:value-type="string" office:string-value="AME.PLP" calcext:value-type="string">
            <text:p>AME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133]&amp;[.J133]&amp;[.K133]" office:value-type="string" office:string-value="Are Drosophila AME.PLP neurons excitatory or inhibitory?" calcext:value-type="string">
            <text:p>Are Drosophila AME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_CONS</text:p>
          </table:table-cell>
          <table:table-cell office:value-type="string" calcext:value-type="string">
            <text:p>What are Drosophila </text:p>
          </table:table-cell>
          <table:table-cell table:formula="of:=[.A134]" office:value-type="string" office:string-value="NO_CONS" calcext:value-type="string">
            <text:p>NO_CONS</text:p>
          </table:table-cell>
          <table:table-cell office:value-type="string" calcext:value-type="string">
            <text:p><text:s/>neurons?</text:p>
          </table:table-cell>
          <table:table-cell table:formula="of:=[.B134]&amp;[.C134]&amp;[.D134]" office:value-type="string" office:string-value="What are Drosophila NO_CONS neurons?" calcext:value-type="string">
            <text:p>What are Drosophila NO_CON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34]" office:value-type="string" office:string-value="NO_CONS" calcext:value-type="string">
            <text:p>NO_CONS</text:p>
          </table:table-cell>
          <table:table-cell office:value-type="string" calcext:value-type="string">
            <text:p><text:s/>neurons excitatory or inhibitory?</text:p>
          </table:table-cell>
          <table:table-cell table:formula="of:=[.I134]&amp;[.J134]&amp;[.K134]" office:value-type="string" office:string-value="Are Drosophila NO_CONS neurons excitatory or inhibitory?" calcext:value-type="string">
            <text:p>Are Drosophila NO_CON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SPS</text:p>
          </table:table-cell>
          <table:table-cell office:value-type="string" calcext:value-type="string">
            <text:p>What are Drosophila </text:p>
          </table:table-cell>
          <table:table-cell table:formula="of:=[.A135]" office:value-type="string" office:string-value="SLP.SPS" calcext:value-type="string">
            <text:p>SLP.SPS</text:p>
          </table:table-cell>
          <table:table-cell office:value-type="string" calcext:value-type="string">
            <text:p><text:s/>neurons?</text:p>
          </table:table-cell>
          <table:table-cell table:formula="of:=[.B135]&amp;[.C135]&amp;[.D135]" office:value-type="string" office:string-value="What are Drosophila SLP.SPS neurons?" calcext:value-type="string">
            <text:p>What are Drosophila SLP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35]" office:value-type="string" office:string-value="SLP.SPS" calcext:value-type="string">
            <text:p>SLP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135]&amp;[.J135]&amp;[.K135]" office:value-type="string" office:string-value="Are Drosophila SLP.SPS neurons excitatory or inhibitory?" calcext:value-type="string">
            <text:p>Are Drosophila SLP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SAD</text:p>
          </table:table-cell>
          <table:table-cell office:value-type="string" calcext:value-type="string">
            <text:p>What are Drosophila </text:p>
          </table:table-cell>
          <table:table-cell table:formula="of:=[.A136]" office:value-type="string" office:string-value="SMP.SAD" calcext:value-type="string">
            <text:p>SMP.SAD</text:p>
          </table:table-cell>
          <table:table-cell office:value-type="string" calcext:value-type="string">
            <text:p><text:s/>neurons?</text:p>
          </table:table-cell>
          <table:table-cell table:formula="of:=[.B136]&amp;[.C136]&amp;[.D136]" office:value-type="string" office:string-value="What are Drosophila SMP.SAD neurons?" calcext:value-type="string">
            <text:p>What are Drosophila SMP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36]" office:value-type="string" office:string-value="SMP.SAD" calcext:value-type="string">
            <text:p>SMP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136]&amp;[.J136]&amp;[.K136]" office:value-type="string" office:string-value="Are Drosophila SMP.SAD neurons excitatory or inhibitory?" calcext:value-type="string">
            <text:p>Are Drosophila SMP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GA</text:p>
          </table:table-cell>
          <table:table-cell office:value-type="string" calcext:value-type="string">
            <text:p>What are Drosophila </text:p>
          </table:table-cell>
          <table:table-cell table:formula="of:=[.A137]" office:value-type="string" office:string-value="SMP.GA" calcext:value-type="string">
            <text:p>SMP.GA</text:p>
          </table:table-cell>
          <table:table-cell office:value-type="string" calcext:value-type="string">
            <text:p><text:s/>neurons?</text:p>
          </table:table-cell>
          <table:table-cell table:formula="of:=[.B137]&amp;[.C137]&amp;[.D137]" office:value-type="string" office:string-value="What are Drosophila SMP.GA neurons?" calcext:value-type="string">
            <text:p>What are Drosophila SMP.G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37]" office:value-type="string" office:string-value="SMP.GA" calcext:value-type="string">
            <text:p>SMP.GA</text:p>
          </table:table-cell>
          <table:table-cell office:value-type="string" calcext:value-type="string">
            <text:p><text:s/>neurons excitatory or inhibitory?</text:p>
          </table:table-cell>
          <table:table-cell table:formula="of:=[.I137]&amp;[.J137]&amp;[.K137]" office:value-type="string" office:string-value="Are Drosophila SMP.GA neurons excitatory or inhibitory?" calcext:value-type="string">
            <text:p>Are Drosophila SMP.G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ML.SMP</text:p>
          </table:table-cell>
          <table:table-cell office:value-type="string" calcext:value-type="string">
            <text:p>What are Drosophila </text:p>
          </table:table-cell>
          <table:table-cell table:formula="of:=[.A138]" office:value-type="string" office:string-value="MB_ML.SMP" calcext:value-type="string">
            <text:p>MB_ML.SMP</text:p>
          </table:table-cell>
          <table:table-cell office:value-type="string" calcext:value-type="string">
            <text:p><text:s/>neurons?</text:p>
          </table:table-cell>
          <table:table-cell table:formula="of:=[.B138]&amp;[.C138]&amp;[.D138]" office:value-type="string" office:string-value="What are Drosophila MB_ML.SMP neurons?" calcext:value-type="string">
            <text:p>What are Drosophila MB_ML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38]" office:value-type="string" office:string-value="MB_ML.SMP" calcext:value-type="string">
            <text:p>MB_ML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138]&amp;[.J138]&amp;[.K138]" office:value-type="string" office:string-value="Are Drosophila MB_ML.SMP neurons excitatory or inhibitory?" calcext:value-type="string">
            <text:p>Are Drosophila MB_ML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ATL</text:p>
          </table:table-cell>
          <table:table-cell office:value-type="string" calcext:value-type="string">
            <text:p>What are Drosophila </text:p>
          </table:table-cell>
          <table:table-cell table:formula="of:=[.A139]" office:value-type="string" office:string-value="ICL.ATL" calcext:value-type="string">
            <text:p>ICL.ATL</text:p>
          </table:table-cell>
          <table:table-cell office:value-type="string" calcext:value-type="string">
            <text:p><text:s/>neurons?</text:p>
          </table:table-cell>
          <table:table-cell table:formula="of:=[.B139]&amp;[.C139]&amp;[.D139]" office:value-type="string" office:string-value="What are Drosophila ICL.ATL neurons?" calcext:value-type="string">
            <text:p>What are Drosophila ICL.AT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39]" office:value-type="string" office:string-value="ICL.ATL" calcext:value-type="string">
            <text:p>ICL.ATL</text:p>
          </table:table-cell>
          <table:table-cell office:value-type="string" calcext:value-type="string">
            <text:p><text:s/>neurons excitatory or inhibitory?</text:p>
          </table:table-cell>
          <table:table-cell table:formula="of:=[.I139]&amp;[.J139]&amp;[.K139]" office:value-type="string" office:string-value="Are Drosophila ICL.ATL neurons excitatory or inhibitory?" calcext:value-type="string">
            <text:p>Are Drosophila ICL.AT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ATL</text:p>
          </table:table-cell>
          <table:table-cell office:value-type="string" calcext:value-type="string">
            <text:p>What are Drosophila </text:p>
          </table:table-cell>
          <table:table-cell table:formula="of:=[.A140]" office:value-type="string" office:string-value="SCL.ATL" calcext:value-type="string">
            <text:p>SCL.ATL</text:p>
          </table:table-cell>
          <table:table-cell office:value-type="string" calcext:value-type="string">
            <text:p><text:s/>neurons?</text:p>
          </table:table-cell>
          <table:table-cell table:formula="of:=[.B140]&amp;[.C140]&amp;[.D140]" office:value-type="string" office:string-value="What are Drosophila SCL.ATL neurons?" calcext:value-type="string">
            <text:p>What are Drosophila SCL.AT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40]" office:value-type="string" office:string-value="SCL.ATL" calcext:value-type="string">
            <text:p>SCL.ATL</text:p>
          </table:table-cell>
          <table:table-cell office:value-type="string" calcext:value-type="string">
            <text:p><text:s/>neurons excitatory or inhibitory?</text:p>
          </table:table-cell>
          <table:table-cell table:formula="of:=[.I140]&amp;[.J140]&amp;[.K140]" office:value-type="string" office:string-value="Are Drosophila SCL.ATL neurons excitatory or inhibitory?" calcext:value-type="string">
            <text:p>Are Drosophila SCL.AT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LAL</text:p>
          </table:table-cell>
          <table:table-cell office:value-type="string" calcext:value-type="string">
            <text:p>What are Drosophila </text:p>
          </table:table-cell>
          <table:table-cell table:formula="of:=[.A141]" office:value-type="string" office:string-value="VES.LAL" calcext:value-type="string">
            <text:p>VES.LAL</text:p>
          </table:table-cell>
          <table:table-cell office:value-type="string" calcext:value-type="string">
            <text:p><text:s/>neurons?</text:p>
          </table:table-cell>
          <table:table-cell table:formula="of:=[.B141]&amp;[.C141]&amp;[.D141]" office:value-type="string" office:string-value="What are Drosophila VES.LAL neurons?" calcext:value-type="string">
            <text:p>What are Drosophila VES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41]" office:value-type="string" office:string-value="VES.LAL" calcext:value-type="string">
            <text:p>VES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141]&amp;[.J141]&amp;[.K141]" office:value-type="string" office:string-value="Are Drosophila VES.LAL neurons excitatory or inhibitory?" calcext:value-type="string">
            <text:p>Are Drosophila VES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SMP</text:p>
          </table:table-cell>
          <table:table-cell office:value-type="string" calcext:value-type="string">
            <text:p>What are Drosophila </text:p>
          </table:table-cell>
          <table:table-cell table:formula="of:=[.A142]" office:value-type="string" office:string-value="SCL.SMP" calcext:value-type="string">
            <text:p>SCL.SMP</text:p>
          </table:table-cell>
          <table:table-cell office:value-type="string" calcext:value-type="string">
            <text:p><text:s/>neurons?</text:p>
          </table:table-cell>
          <table:table-cell table:formula="of:=[.B142]&amp;[.C142]&amp;[.D142]" office:value-type="string" office:string-value="What are Drosophila SCL.SMP neurons?" calcext:value-type="string">
            <text:p>What are Drosophila SCL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42]" office:value-type="string" office:string-value="SCL.SMP" calcext:value-type="string">
            <text:p>SCL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142]&amp;[.J142]&amp;[.K142]" office:value-type="string" office:string-value="Are Drosophila SCL.SMP neurons excitatory or inhibitory?" calcext:value-type="string">
            <text:p>Are Drosophila SCL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</text:p>
          </table:table-cell>
          <table:table-cell office:value-type="string" calcext:value-type="string">
            <text:p>What are Drosophila </text:p>
          </table:table-cell>
          <table:table-cell table:formula="of:=[.A143]" office:value-type="string" office:string-value="MB_CA" calcext:value-type="string">
            <text:p>MB_CA</text:p>
          </table:table-cell>
          <table:table-cell office:value-type="string" calcext:value-type="string">
            <text:p><text:s/>neurons?</text:p>
          </table:table-cell>
          <table:table-cell table:formula="of:=[.B143]&amp;[.C143]&amp;[.D143]" office:value-type="string" office:string-value="What are Drosophila MB_CA neurons?" calcext:value-type="string">
            <text:p>What are Drosophila MB_C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43]" office:value-type="string" office:string-value="MB_CA" calcext:value-type="string">
            <text:p>MB_CA</text:p>
          </table:table-cell>
          <table:table-cell office:value-type="string" calcext:value-type="string">
            <text:p><text:s/>neurons excitatory or inhibitory?</text:p>
          </table:table-cell>
          <table:table-cell table:formula="of:=[.I143]&amp;[.J143]&amp;[.K143]" office:value-type="string" office:string-value="Are Drosophila MB_CA neurons excitatory or inhibitory?" calcext:value-type="string">
            <text:p>Are Drosophila MB_C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.PVLP</text:p>
          </table:table-cell>
          <table:table-cell office:value-type="string" calcext:value-type="string">
            <text:p>What are Drosophila </text:p>
          </table:table-cell>
          <table:table-cell table:formula="of:=[.A144]" office:value-type="string" office:string-value="GOR.PVLP" calcext:value-type="string">
            <text:p>GOR.PVLP</text:p>
          </table:table-cell>
          <table:table-cell office:value-type="string" calcext:value-type="string">
            <text:p><text:s/>neurons?</text:p>
          </table:table-cell>
          <table:table-cell table:formula="of:=[.B144]&amp;[.C144]&amp;[.D144]" office:value-type="string" office:string-value="What are Drosophila GOR.PVLP neurons?" calcext:value-type="string">
            <text:p>What are Drosophila GOR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44]" office:value-type="string" office:string-value="GOR.PVLP" calcext:value-type="string">
            <text:p>GOR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144]&amp;[.J144]&amp;[.K144]" office:value-type="string" office:string-value="Are Drosophila GOR.PVLP neurons excitatory or inhibitory?" calcext:value-type="string">
            <text:p>Are Drosophila GOR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SPS</text:p>
          </table:table-cell>
          <table:table-cell office:value-type="string" calcext:value-type="string">
            <text:p>What are Drosophila </text:p>
          </table:table-cell>
          <table:table-cell table:formula="of:=[.A145]" office:value-type="string" office:string-value="ME.SPS" calcext:value-type="string">
            <text:p>ME.SPS</text:p>
          </table:table-cell>
          <table:table-cell office:value-type="string" calcext:value-type="string">
            <text:p><text:s/>neurons?</text:p>
          </table:table-cell>
          <table:table-cell table:formula="of:=[.B145]&amp;[.C145]&amp;[.D145]" office:value-type="string" office:string-value="What are Drosophila ME.SPS neurons?" calcext:value-type="string">
            <text:p>What are Drosophila ME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45]" office:value-type="string" office:string-value="ME.SPS" calcext:value-type="string">
            <text:p>ME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145]&amp;[.J145]&amp;[.K145]" office:value-type="string" office:string-value="Are Drosophila ME.SPS neurons excitatory or inhibitory?" calcext:value-type="string">
            <text:p>Are Drosophila ME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ML.MB_CA</text:p>
          </table:table-cell>
          <table:table-cell office:value-type="string" calcext:value-type="string">
            <text:p>What are Drosophila </text:p>
          </table:table-cell>
          <table:table-cell table:formula="of:=[.A146]" office:value-type="string" office:string-value="MB_ML.MB_CA" calcext:value-type="string">
            <text:p>MB_ML.MB_CA</text:p>
          </table:table-cell>
          <table:table-cell office:value-type="string" calcext:value-type="string">
            <text:p><text:s/>neurons?</text:p>
          </table:table-cell>
          <table:table-cell table:formula="of:=[.B146]&amp;[.C146]&amp;[.D146]" office:value-type="string" office:string-value="What are Drosophila MB_ML.MB_CA neurons?" calcext:value-type="string">
            <text:p>What are Drosophila MB_ML.MB_C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46]" office:value-type="string" office:string-value="MB_ML.MB_CA" calcext:value-type="string">
            <text:p>MB_ML.MB_CA</text:p>
          </table:table-cell>
          <table:table-cell office:value-type="string" calcext:value-type="string">
            <text:p><text:s/>neurons excitatory or inhibitory?</text:p>
          </table:table-cell>
          <table:table-cell table:formula="of:=[.I146]&amp;[.J146]&amp;[.K146]" office:value-type="string" office:string-value="Are Drosophila MB_ML.MB_CA neurons excitatory or inhibitory?" calcext:value-type="string">
            <text:p>Are Drosophila MB_ML.MB_C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GNG</text:p>
          </table:table-cell>
          <table:table-cell office:value-type="string" calcext:value-type="string">
            <text:p>What are Drosophila </text:p>
          </table:table-cell>
          <table:table-cell table:formula="of:=[.A147]" office:value-type="string" office:string-value="IPS.GNG" calcext:value-type="string">
            <text:p>IPS.GNG</text:p>
          </table:table-cell>
          <table:table-cell office:value-type="string" calcext:value-type="string">
            <text:p><text:s/>neurons?</text:p>
          </table:table-cell>
          <table:table-cell table:formula="of:=[.B147]&amp;[.C147]&amp;[.D147]" office:value-type="string" office:string-value="What are Drosophila IPS.GNG neurons?" calcext:value-type="string">
            <text:p>What are Drosophila IPS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47]" office:value-type="string" office:string-value="IPS.GNG" calcext:value-type="string">
            <text:p>IPS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147]&amp;[.J147]&amp;[.K147]" office:value-type="string" office:string-value="Are Drosophila IPS.GNG neurons excitatory or inhibitory?" calcext:value-type="string">
            <text:p>Are Drosophila IPS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PRW</text:p>
          </table:table-cell>
          <table:table-cell office:value-type="string" calcext:value-type="string">
            <text:p>What are Drosophila </text:p>
          </table:table-cell>
          <table:table-cell table:formula="of:=[.A148]" office:value-type="string" office:string-value="AL.PRW" calcext:value-type="string">
            <text:p>AL.PRW</text:p>
          </table:table-cell>
          <table:table-cell office:value-type="string" calcext:value-type="string">
            <text:p><text:s/>neurons?</text:p>
          </table:table-cell>
          <table:table-cell table:formula="of:=[.B148]&amp;[.C148]&amp;[.D148]" office:value-type="string" office:string-value="What are Drosophila AL.PRW neurons?" calcext:value-type="string">
            <text:p>What are Drosophila AL.PRW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48]" office:value-type="string" office:string-value="AL.PRW" calcext:value-type="string">
            <text:p>AL.PRW</text:p>
          </table:table-cell>
          <table:table-cell office:value-type="string" calcext:value-type="string">
            <text:p><text:s/>neurons excitatory or inhibitory?</text:p>
          </table:table-cell>
          <table:table-cell table:formula="of:=[.I148]&amp;[.J148]&amp;[.K148]" office:value-type="string" office:string-value="Are Drosophila AL.PRW neurons excitatory or inhibitory?" calcext:value-type="string">
            <text:p>Are Drosophila AL.PRW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LO</text:p>
          </table:table-cell>
          <table:table-cell office:value-type="string" calcext:value-type="string">
            <text:p>What are Drosophila </text:p>
          </table:table-cell>
          <table:table-cell table:formula="of:=[.A149]" office:value-type="string" office:string-value="GNG.LO" calcext:value-type="string">
            <text:p>GNG.LO</text:p>
          </table:table-cell>
          <table:table-cell office:value-type="string" calcext:value-type="string">
            <text:p><text:s/>neurons?</text:p>
          </table:table-cell>
          <table:table-cell table:formula="of:=[.B149]&amp;[.C149]&amp;[.D149]" office:value-type="string" office:string-value="What are Drosophila GNG.LO neurons?" calcext:value-type="string">
            <text:p>What are Drosophila GNG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49]" office:value-type="string" office:string-value="GNG.LO" calcext:value-type="string">
            <text:p>GNG.LO</text:p>
          </table:table-cell>
          <table:table-cell office:value-type="string" calcext:value-type="string">
            <text:p><text:s/>neurons excitatory or inhibitory?</text:p>
          </table:table-cell>
          <table:table-cell table:formula="of:=[.I149]&amp;[.J149]&amp;[.K149]" office:value-type="string" office:string-value="Are Drosophila GNG.LO neurons excitatory or inhibitory?" calcext:value-type="string">
            <text:p>Are Drosophila GNG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ME</text:p>
          </table:table-cell>
          <table:table-cell office:value-type="string" calcext:value-type="string">
            <text:p>What are Drosophila </text:p>
          </table:table-cell>
          <table:table-cell table:formula="of:=[.A150]" office:value-type="string" office:string-value="AVLP.ME" calcext:value-type="string">
            <text:p>AVLP.ME</text:p>
          </table:table-cell>
          <table:table-cell office:value-type="string" calcext:value-type="string">
            <text:p><text:s/>neurons?</text:p>
          </table:table-cell>
          <table:table-cell table:formula="of:=[.B150]&amp;[.C150]&amp;[.D150]" office:value-type="string" office:string-value="What are Drosophila AVLP.ME neurons?" calcext:value-type="string">
            <text:p>What are Drosophila AVLP.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50]" office:value-type="string" office:string-value="AVLP.ME" calcext:value-type="string">
            <text:p>AVLP.ME</text:p>
          </table:table-cell>
          <table:table-cell office:value-type="string" calcext:value-type="string">
            <text:p><text:s/>neurons excitatory or inhibitory?</text:p>
          </table:table-cell>
          <table:table-cell table:formula="of:=[.I150]&amp;[.J150]&amp;[.K150]" office:value-type="string" office:string-value="Are Drosophila AVLP.ME neurons excitatory or inhibitory?" calcext:value-type="string">
            <text:p>Are Drosophila AVLP.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CRE</text:p>
          </table:table-cell>
          <table:table-cell office:value-type="string" calcext:value-type="string">
            <text:p>What are Drosophila </text:p>
          </table:table-cell>
          <table:table-cell table:formula="of:=[.A151]" office:value-type="string" office:string-value="SLP.CRE" calcext:value-type="string">
            <text:p>SLP.CRE</text:p>
          </table:table-cell>
          <table:table-cell office:value-type="string" calcext:value-type="string">
            <text:p><text:s/>neurons?</text:p>
          </table:table-cell>
          <table:table-cell table:formula="of:=[.B151]&amp;[.C151]&amp;[.D151]" office:value-type="string" office:string-value="What are Drosophila SLP.CRE neurons?" calcext:value-type="string">
            <text:p>What are Drosophila SLP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51]" office:value-type="string" office:string-value="SLP.CRE" calcext:value-type="string">
            <text:p>SLP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151]&amp;[.J151]&amp;[.K151]" office:value-type="string" office:string-value="Are Drosophila SLP.CRE neurons excitatory or inhibitory?" calcext:value-type="string">
            <text:p>Are Drosophila SLP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AL</text:p>
          </table:table-cell>
          <table:table-cell office:value-type="string" calcext:value-type="string">
            <text:p>What are Drosophila </text:p>
          </table:table-cell>
          <table:table-cell table:formula="of:=[.A152]" office:value-type="string" office:string-value="LAL.AL" calcext:value-type="string">
            <text:p>LAL.AL</text:p>
          </table:table-cell>
          <table:table-cell office:value-type="string" calcext:value-type="string">
            <text:p><text:s/>neurons?</text:p>
          </table:table-cell>
          <table:table-cell table:formula="of:=[.B152]&amp;[.C152]&amp;[.D152]" office:value-type="string" office:string-value="What are Drosophila LAL.AL neurons?" calcext:value-type="string">
            <text:p>What are Drosophila LAL.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52]" office:value-type="string" office:string-value="LAL.AL" calcext:value-type="string">
            <text:p>LAL.AL</text:p>
          </table:table-cell>
          <table:table-cell office:value-type="string" calcext:value-type="string">
            <text:p><text:s/>neurons excitatory or inhibitory?</text:p>
          </table:table-cell>
          <table:table-cell table:formula="of:=[.I152]&amp;[.J152]&amp;[.K152]" office:value-type="string" office:string-value="Are Drosophila LAL.AL neurons excitatory or inhibitory?" calcext:value-type="string">
            <text:p>Are Drosophila LAL.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MB_CA</text:p>
          </table:table-cell>
          <table:table-cell office:value-type="string" calcext:value-type="string">
            <text:p>What are Drosophila </text:p>
          </table:table-cell>
          <table:table-cell table:formula="of:=[.A153]" office:value-type="string" office:string-value="PVLP.MB_CA" calcext:value-type="string">
            <text:p>PVLP.MB_CA</text:p>
          </table:table-cell>
          <table:table-cell office:value-type="string" calcext:value-type="string">
            <text:p><text:s/>neurons?</text:p>
          </table:table-cell>
          <table:table-cell table:formula="of:=[.B153]&amp;[.C153]&amp;[.D153]" office:value-type="string" office:string-value="What are Drosophila PVLP.MB_CA neurons?" calcext:value-type="string">
            <text:p>What are Drosophila PVLP.MB_C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53]" office:value-type="string" office:string-value="PVLP.MB_CA" calcext:value-type="string">
            <text:p>PVLP.MB_CA</text:p>
          </table:table-cell>
          <table:table-cell office:value-type="string" calcext:value-type="string">
            <text:p><text:s/>neurons excitatory or inhibitory?</text:p>
          </table:table-cell>
          <table:table-cell table:formula="of:=[.I153]&amp;[.J153]&amp;[.K153]" office:value-type="string" office:string-value="Are Drosophila PVLP.MB_CA neurons excitatory or inhibitory?" calcext:value-type="string">
            <text:p>Are Drosophila PVLP.MB_C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LAL</text:p>
          </table:table-cell>
          <table:table-cell office:value-type="string" calcext:value-type="string">
            <text:p>What are Drosophila </text:p>
          </table:table-cell>
          <table:table-cell table:formula="of:=[.A154]" office:value-type="string" office:string-value="WED.LAL" calcext:value-type="string">
            <text:p>WED.LAL</text:p>
          </table:table-cell>
          <table:table-cell office:value-type="string" calcext:value-type="string">
            <text:p><text:s/>neurons?</text:p>
          </table:table-cell>
          <table:table-cell table:formula="of:=[.B154]&amp;[.C154]&amp;[.D154]" office:value-type="string" office:string-value="What are Drosophila WED.LAL neurons?" calcext:value-type="string">
            <text:p>What are Drosophila WED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54]" office:value-type="string" office:string-value="WED.LAL" calcext:value-type="string">
            <text:p>WED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154]&amp;[.J154]&amp;[.K154]" office:value-type="string" office:string-value="Are Drosophila WED.LAL neurons excitatory or inhibitory?" calcext:value-type="string">
            <text:p>Are Drosophila WED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G</text:p>
          </table:table-cell>
          <table:table-cell office:value-type="string" calcext:value-type="string">
            <text:p>What are Drosophila </text:p>
          </table:table-cell>
          <table:table-cell table:formula="of:=[.A155]" office:value-type="string" office:string-value="OCG" calcext:value-type="string">
            <text:p>OCG</text:p>
          </table:table-cell>
          <table:table-cell office:value-type="string" calcext:value-type="string">
            <text:p><text:s/>neurons?</text:p>
          </table:table-cell>
          <table:table-cell table:formula="of:=[.B155]&amp;[.C155]&amp;[.D155]" office:value-type="string" office:string-value="What are Drosophila OCG neurons?" calcext:value-type="string">
            <text:p>What are Drosophila OC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55]" office:value-type="string" office:string-value="OCG" calcext:value-type="string">
            <text:p>OCG</text:p>
          </table:table-cell>
          <table:table-cell office:value-type="string" calcext:value-type="string">
            <text:p><text:s/>neurons excitatory or inhibitory?</text:p>
          </table:table-cell>
          <table:table-cell table:formula="of:=[.I155]&amp;[.J155]&amp;[.K155]" office:value-type="string" office:string-value="Are Drosophila OCG neurons excitatory or inhibitory?" calcext:value-type="string">
            <text:p>Are Drosophila OC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SCL</text:p>
          </table:table-cell>
          <table:table-cell office:value-type="string" calcext:value-type="string">
            <text:p>What are Drosophila </text:p>
          </table:table-cell>
          <table:table-cell table:formula="of:=[.A156]" office:value-type="string" office:string-value="AVLP.SCL" calcext:value-type="string">
            <text:p>AVLP.SCL</text:p>
          </table:table-cell>
          <table:table-cell office:value-type="string" calcext:value-type="string">
            <text:p><text:s/>neurons?</text:p>
          </table:table-cell>
          <table:table-cell table:formula="of:=[.B156]&amp;[.C156]&amp;[.D156]" office:value-type="string" office:string-value="What are Drosophila AVLP.SCL neurons?" calcext:value-type="string">
            <text:p>What are Drosophila AVLP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56]" office:value-type="string" office:string-value="AVLP.SCL" calcext:value-type="string">
            <text:p>AVLP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156]&amp;[.J156]&amp;[.K156]" office:value-type="string" office:string-value="Are Drosophila AVLP.SCL neurons excitatory or inhibitory?" calcext:value-type="string">
            <text:p>Are Drosophila AVLP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PED.CRE</text:p>
          </table:table-cell>
          <table:table-cell office:value-type="string" calcext:value-type="string">
            <text:p>What are Drosophila </text:p>
          </table:table-cell>
          <table:table-cell table:formula="of:=[.A157]" office:value-type="string" office:string-value="MB_PED.CRE" calcext:value-type="string">
            <text:p>MB_PED.CRE</text:p>
          </table:table-cell>
          <table:table-cell office:value-type="string" calcext:value-type="string">
            <text:p><text:s/>neurons?</text:p>
          </table:table-cell>
          <table:table-cell table:formula="of:=[.B157]&amp;[.C157]&amp;[.D157]" office:value-type="string" office:string-value="What are Drosophila MB_PED.CRE neurons?" calcext:value-type="string">
            <text:p>What are Drosophila MB_PED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57]" office:value-type="string" office:string-value="MB_PED.CRE" calcext:value-type="string">
            <text:p>MB_PED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157]&amp;[.J157]&amp;[.K157]" office:value-type="string" office:string-value="Are Drosophila MB_PED.CRE neurons excitatory or inhibitory?" calcext:value-type="string">
            <text:p>Are Drosophila MB_PED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MB_ML</text:p>
          </table:table-cell>
          <table:table-cell office:value-type="string" calcext:value-type="string">
            <text:p>What are Drosophila </text:p>
          </table:table-cell>
          <table:table-cell table:formula="of:=[.A158]" office:value-type="string" office:string-value="LAL.MB_ML" calcext:value-type="string">
            <text:p>LAL.MB_ML</text:p>
          </table:table-cell>
          <table:table-cell office:value-type="string" calcext:value-type="string">
            <text:p><text:s/>neurons?</text:p>
          </table:table-cell>
          <table:table-cell table:formula="of:=[.B158]&amp;[.C158]&amp;[.D158]" office:value-type="string" office:string-value="What are Drosophila LAL.MB_ML neurons?" calcext:value-type="string">
            <text:p>What are Drosophila LAL.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58]" office:value-type="string" office:string-value="LAL.MB_ML" calcext:value-type="string">
            <text:p>LAL.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158]&amp;[.J158]&amp;[.K158]" office:value-type="string" office:string-value="Are Drosophila LAL.MB_ML neurons excitatory or inhibitory?" calcext:value-type="string">
            <text:p>Are Drosophila LAL.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LH</text:p>
          </table:table-cell>
          <table:table-cell office:value-type="string" calcext:value-type="string">
            <text:p>What are Drosophila </text:p>
          </table:table-cell>
          <table:table-cell table:formula="of:=[.A159]" office:value-type="string" office:string-value="LAL.LH" calcext:value-type="string">
            <text:p>LAL.LH</text:p>
          </table:table-cell>
          <table:table-cell office:value-type="string" calcext:value-type="string">
            <text:p><text:s/>neurons?</text:p>
          </table:table-cell>
          <table:table-cell table:formula="of:=[.B159]&amp;[.C159]&amp;[.D159]" office:value-type="string" office:string-value="What are Drosophila LAL.LH neurons?" calcext:value-type="string">
            <text:p>What are Drosophila LAL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59]" office:value-type="string" office:string-value="LAL.LH" calcext:value-type="string">
            <text:p>LAL.LH</text:p>
          </table:table-cell>
          <table:table-cell office:value-type="string" calcext:value-type="string">
            <text:p><text:s/>neurons excitatory or inhibitory?</text:p>
          </table:table-cell>
          <table:table-cell table:formula="of:=[.I159]&amp;[.J159]&amp;[.K159]" office:value-type="string" office:string-value="Are Drosophila LAL.LH neurons excitatory or inhibitory?" calcext:value-type="string">
            <text:p>Are Drosophila LAL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What are Drosophila </text:p>
          </table:table-cell>
          <table:table-cell table:formula="of:=[.A160]" office:value-type="string" office:string-value="SCL" calcext:value-type="string">
            <text:p>SCL</text:p>
          </table:table-cell>
          <table:table-cell office:value-type="string" calcext:value-type="string">
            <text:p><text:s/>neurons?</text:p>
          </table:table-cell>
          <table:table-cell table:formula="of:=[.B160]&amp;[.C160]&amp;[.D160]" office:value-type="string" office:string-value="What are Drosophila SCL neurons?" calcext:value-type="string">
            <text:p>What are Drosophila 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60]" office:value-type="string" office:string-value="SCL" calcext:value-type="string">
            <text:p>SCL</text:p>
          </table:table-cell>
          <table:table-cell office:value-type="string" calcext:value-type="string">
            <text:p><text:s/>neurons excitatory or inhibitory?</text:p>
          </table:table-cell>
          <table:table-cell table:formula="of:=[.I160]&amp;[.J160]&amp;[.K160]" office:value-type="string" office:string-value="Are Drosophila SCL neurons excitatory or inhibitory?" calcext:value-type="string">
            <text:p>Are Drosophila 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MB_VL</text:p>
          </table:table-cell>
          <table:table-cell office:value-type="string" calcext:value-type="string">
            <text:p>What are Drosophila </text:p>
          </table:table-cell>
          <table:table-cell table:formula="of:=[.A161]" office:value-type="string" office:string-value="LH.MB_VL" calcext:value-type="string">
            <text:p>LH.MB_VL</text:p>
          </table:table-cell>
          <table:table-cell office:value-type="string" calcext:value-type="string">
            <text:p><text:s/>neurons?</text:p>
          </table:table-cell>
          <table:table-cell table:formula="of:=[.B161]&amp;[.C161]&amp;[.D161]" office:value-type="string" office:string-value="What are Drosophila LH.MB_VL neurons?" calcext:value-type="string">
            <text:p>What are Drosophila LH.MB_V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61]" office:value-type="string" office:string-value="LH.MB_VL" calcext:value-type="string">
            <text:p>LH.MB_VL</text:p>
          </table:table-cell>
          <table:table-cell office:value-type="string" calcext:value-type="string">
            <text:p><text:s/>neurons excitatory or inhibitory?</text:p>
          </table:table-cell>
          <table:table-cell table:formula="of:=[.I161]&amp;[.J161]&amp;[.K161]" office:value-type="string" office:string-value="Are Drosophila LH.MB_VL neurons excitatory or inhibitory?" calcext:value-type="string">
            <text:p>Are Drosophila LH.MB_V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SLP</text:p>
          </table:table-cell>
          <table:table-cell office:value-type="string" calcext:value-type="string">
            <text:p>What are Drosophila </text:p>
          </table:table-cell>
          <table:table-cell table:formula="of:=[.A162]" office:value-type="string" office:string-value="AVLP.SLP" calcext:value-type="string">
            <text:p>AVLP.SLP</text:p>
          </table:table-cell>
          <table:table-cell office:value-type="string" calcext:value-type="string">
            <text:p><text:s/>neurons?</text:p>
          </table:table-cell>
          <table:table-cell table:formula="of:=[.B162]&amp;[.C162]&amp;[.D162]" office:value-type="string" office:string-value="What are Drosophila AVLP.SLP neurons?" calcext:value-type="string">
            <text:p>What are Drosophila AVLP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62]" office:value-type="string" office:string-value="AVLP.SLP" calcext:value-type="string">
            <text:p>AVLP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162]&amp;[.J162]&amp;[.K162]" office:value-type="string" office:string-value="Are Drosophila AVLP.SLP neurons excitatory or inhibitory?" calcext:value-type="string">
            <text:p>Are Drosophila AVLP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ICL</text:p>
          </table:table-cell>
          <table:table-cell office:value-type="string" calcext:value-type="string">
            <text:p>What are Drosophila </text:p>
          </table:table-cell>
          <table:table-cell table:formula="of:=[.A163]" office:value-type="string" office:string-value="LO.ICL" calcext:value-type="string">
            <text:p>LO.ICL</text:p>
          </table:table-cell>
          <table:table-cell office:value-type="string" calcext:value-type="string">
            <text:p><text:s/>neurons?</text:p>
          </table:table-cell>
          <table:table-cell table:formula="of:=[.B163]&amp;[.C163]&amp;[.D163]" office:value-type="string" office:string-value="What are Drosophila LO.ICL neurons?" calcext:value-type="string">
            <text:p>What are Drosophila LO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63]" office:value-type="string" office:string-value="LO.ICL" calcext:value-type="string">
            <text:p>LO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163]&amp;[.J163]&amp;[.K163]" office:value-type="string" office:string-value="Are Drosophila LO.ICL neurons excitatory or inhibitory?" calcext:value-type="string">
            <text:p>Are Drosophila LO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VES</text:p>
          </table:table-cell>
          <table:table-cell office:value-type="string" calcext:value-type="string">
            <text:p>What are Drosophila </text:p>
          </table:table-cell>
          <table:table-cell table:formula="of:=[.A164]" office:value-type="string" office:string-value="LH.VES" calcext:value-type="string">
            <text:p>LH.VES</text:p>
          </table:table-cell>
          <table:table-cell office:value-type="string" calcext:value-type="string">
            <text:p><text:s/>neurons?</text:p>
          </table:table-cell>
          <table:table-cell table:formula="of:=[.B164]&amp;[.C164]&amp;[.D164]" office:value-type="string" office:string-value="What are Drosophila LH.VES neurons?" calcext:value-type="string">
            <text:p>What are Drosophila LH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64]" office:value-type="string" office:string-value="LH.VES" calcext:value-type="string">
            <text:p>LH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164]&amp;[.J164]&amp;[.K164]" office:value-type="string" office:string-value="Are Drosophila LH.VES neurons excitatory or inhibitory?" calcext:value-type="string">
            <text:p>Are Drosophila LH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MB_CA</text:p>
          </table:table-cell>
          <table:table-cell office:value-type="string" calcext:value-type="string">
            <text:p>What are Drosophila </text:p>
          </table:table-cell>
          <table:table-cell table:formula="of:=[.A165]" office:value-type="string" office:string-value="ME.MB_CA" calcext:value-type="string">
            <text:p>ME.MB_CA</text:p>
          </table:table-cell>
          <table:table-cell office:value-type="string" calcext:value-type="string">
            <text:p><text:s/>neurons?</text:p>
          </table:table-cell>
          <table:table-cell table:formula="of:=[.B165]&amp;[.C165]&amp;[.D165]" office:value-type="string" office:string-value="What are Drosophila ME.MB_CA neurons?" calcext:value-type="string">
            <text:p>What are Drosophila ME.MB_C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65]" office:value-type="string" office:string-value="ME.MB_CA" calcext:value-type="string">
            <text:p>ME.MB_CA</text:p>
          </table:table-cell>
          <table:table-cell office:value-type="string" calcext:value-type="string">
            <text:p><text:s/>neurons excitatory or inhibitory?</text:p>
          </table:table-cell>
          <table:table-cell table:formula="of:=[.I165]&amp;[.J165]&amp;[.K165]" office:value-type="string" office:string-value="Are Drosophila ME.MB_CA neurons excitatory or inhibitory?" calcext:value-type="string">
            <text:p>Are Drosophila ME.MB_C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CAN</text:p>
          </table:table-cell>
          <table:table-cell office:value-type="string" calcext:value-type="string">
            <text:p>What are Drosophila </text:p>
          </table:table-cell>
          <table:table-cell table:formula="of:=[.A166]" office:value-type="string" office:string-value="SMP.CAN" calcext:value-type="string">
            <text:p>SMP.CAN</text:p>
          </table:table-cell>
          <table:table-cell office:value-type="string" calcext:value-type="string">
            <text:p><text:s/>neurons?</text:p>
          </table:table-cell>
          <table:table-cell table:formula="of:=[.B166]&amp;[.C166]&amp;[.D166]" office:value-type="string" office:string-value="What are Drosophila SMP.CAN neurons?" calcext:value-type="string">
            <text:p>What are Drosophila SMP.CAN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66]" office:value-type="string" office:string-value="SMP.CAN" calcext:value-type="string">
            <text:p>SMP.CAN</text:p>
          </table:table-cell>
          <table:table-cell office:value-type="string" calcext:value-type="string">
            <text:p><text:s/>neurons excitatory or inhibitory?</text:p>
          </table:table-cell>
          <table:table-cell table:formula="of:=[.I166]&amp;[.J166]&amp;[.K166]" office:value-type="string" office:string-value="Are Drosophila SMP.CAN neurons excitatory or inhibitory?" calcext:value-type="string">
            <text:p>Are Drosophila SMP.CAN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</text:p>
          </table:table-cell>
          <table:table-cell office:value-type="string" calcext:value-type="string">
            <text:p>What are Drosophila </text:p>
          </table:table-cell>
          <table:table-cell table:formula="of:=[.A167]" office:value-type="string" office:string-value="GNG" calcext:value-type="string">
            <text:p>GNG</text:p>
          </table:table-cell>
          <table:table-cell office:value-type="string" calcext:value-type="string">
            <text:p><text:s/>neurons?</text:p>
          </table:table-cell>
          <table:table-cell table:formula="of:=[.B167]&amp;[.C167]&amp;[.D167]" office:value-type="string" office:string-value="What are Drosophila GNG neurons?" calcext:value-type="string">
            <text:p>What are Drosophila 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67]" office:value-type="string" office:string-value="GNG" calcext:value-type="string">
            <text:p>GNG</text:p>
          </table:table-cell>
          <table:table-cell office:value-type="string" calcext:value-type="string">
            <text:p><text:s/>neurons excitatory or inhibitory?</text:p>
          </table:table-cell>
          <table:table-cell table:formula="of:=[.I167]&amp;[.J167]&amp;[.K167]" office:value-type="string" office:string-value="Are Drosophila GNG neurons excitatory or inhibitory?" calcext:value-type="string">
            <text:p>Are Drosophila 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SAD</text:p>
          </table:table-cell>
          <table:table-cell office:value-type="string" calcext:value-type="string">
            <text:p>What are Drosophila </text:p>
          </table:table-cell>
          <table:table-cell table:formula="of:=[.A168]" office:value-type="string" office:string-value="LAL.SAD" calcext:value-type="string">
            <text:p>LAL.SAD</text:p>
          </table:table-cell>
          <table:table-cell office:value-type="string" calcext:value-type="string">
            <text:p><text:s/>neurons?</text:p>
          </table:table-cell>
          <table:table-cell table:formula="of:=[.B168]&amp;[.C168]&amp;[.D168]" office:value-type="string" office:string-value="What are Drosophila LAL.SAD neurons?" calcext:value-type="string">
            <text:p>What are Drosophila LAL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68]" office:value-type="string" office:string-value="LAL.SAD" calcext:value-type="string">
            <text:p>LAL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168]&amp;[.J168]&amp;[.K168]" office:value-type="string" office:string-value="Are Drosophila LAL.SAD neurons excitatory or inhibitory?" calcext:value-type="string">
            <text:p>Are Drosophila LAL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SCL</text:p>
          </table:table-cell>
          <table:table-cell office:value-type="string" calcext:value-type="string">
            <text:p>What are Drosophila </text:p>
          </table:table-cell>
          <table:table-cell table:formula="of:=[.A169]" office:value-type="string" office:string-value="VES.SCL" calcext:value-type="string">
            <text:p>VES.SCL</text:p>
          </table:table-cell>
          <table:table-cell office:value-type="string" calcext:value-type="string">
            <text:p><text:s/>neurons?</text:p>
          </table:table-cell>
          <table:table-cell table:formula="of:=[.B169]&amp;[.C169]&amp;[.D169]" office:value-type="string" office:string-value="What are Drosophila VES.SCL neurons?" calcext:value-type="string">
            <text:p>What are Drosophila VES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69]" office:value-type="string" office:string-value="VES.SCL" calcext:value-type="string">
            <text:p>VES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169]&amp;[.J169]&amp;[.K169]" office:value-type="string" office:string-value="Are Drosophila VES.SCL neurons excitatory or inhibitory?" calcext:value-type="string">
            <text:p>Are Drosophila VES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AL</text:p>
          </table:table-cell>
          <table:table-cell office:value-type="string" calcext:value-type="string">
            <text:p>What are Drosophila </text:p>
          </table:table-cell>
          <table:table-cell table:formula="of:=[.A170]" office:value-type="string" office:string-value="LH.AL" calcext:value-type="string">
            <text:p>LH.AL</text:p>
          </table:table-cell>
          <table:table-cell office:value-type="string" calcext:value-type="string">
            <text:p><text:s/>neurons?</text:p>
          </table:table-cell>
          <table:table-cell table:formula="of:=[.B170]&amp;[.C170]&amp;[.D170]" office:value-type="string" office:string-value="What are Drosophila LH.AL neurons?" calcext:value-type="string">
            <text:p>What are Drosophila LH.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70]" office:value-type="string" office:string-value="LH.AL" calcext:value-type="string">
            <text:p>LH.AL</text:p>
          </table:table-cell>
          <table:table-cell office:value-type="string" calcext:value-type="string">
            <text:p><text:s/>neurons excitatory or inhibitory?</text:p>
          </table:table-cell>
          <table:table-cell table:formula="of:=[.I170]&amp;[.J170]&amp;[.K170]" office:value-type="string" office:string-value="Are Drosophila LH.AL neurons excitatory or inhibitory?" calcext:value-type="string">
            <text:p>Are Drosophila LH.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AOTU</text:p>
          </table:table-cell>
          <table:table-cell office:value-type="string" calcext:value-type="string">
            <text:p>What are Drosophila </text:p>
          </table:table-cell>
          <table:table-cell table:formula="of:=[.A171]" office:value-type="string" office:string-value="ME.AOTU" calcext:value-type="string">
            <text:p>ME.AOTU</text:p>
          </table:table-cell>
          <table:table-cell office:value-type="string" calcext:value-type="string">
            <text:p><text:s/>neurons?</text:p>
          </table:table-cell>
          <table:table-cell table:formula="of:=[.B171]&amp;[.C171]&amp;[.D171]" office:value-type="string" office:string-value="What are Drosophila ME.AOTU neurons?" calcext:value-type="string">
            <text:p>What are Drosophila ME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71]" office:value-type="string" office:string-value="ME.AOTU" calcext:value-type="string">
            <text:p>ME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171]&amp;[.J171]&amp;[.K171]" office:value-type="string" office:string-value="Are Drosophila ME.AOTU neurons excitatory or inhibitory?" calcext:value-type="string">
            <text:p>Are Drosophila ME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What are Drosophila </text:p>
          </table:table-cell>
          <table:table-cell table:formula="of:=[.A172]" office:value-type="string" office:string-value="LA" calcext:value-type="string">
            <text:p>LA</text:p>
          </table:table-cell>
          <table:table-cell office:value-type="string" calcext:value-type="string">
            <text:p><text:s/>neurons?</text:p>
          </table:table-cell>
          <table:table-cell table:formula="of:=[.B172]&amp;[.C172]&amp;[.D172]" office:value-type="string" office:string-value="What are Drosophila LA neurons?" calcext:value-type="string">
            <text:p>What are Drosophila 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72]" office:value-type="string" office:string-value="LA" calcext:value-type="string">
            <text:p>LA</text:p>
          </table:table-cell>
          <table:table-cell office:value-type="string" calcext:value-type="string">
            <text:p><text:s/>neurons excitatory or inhibitory?</text:p>
          </table:table-cell>
          <table:table-cell table:formula="of:=[.I172]&amp;[.J172]&amp;[.K172]" office:value-type="string" office:string-value="Are Drosophila LA neurons excitatory or inhibitory?" calcext:value-type="string">
            <text:p>Are Drosophila 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IB</text:p>
          </table:table-cell>
          <table:table-cell office:value-type="string" calcext:value-type="string">
            <text:p>What are Drosophila </text:p>
          </table:table-cell>
          <table:table-cell table:formula="of:=[.A173]" office:value-type="string" office:string-value="SMP.IB" calcext:value-type="string">
            <text:p>SMP.IB</text:p>
          </table:table-cell>
          <table:table-cell office:value-type="string" calcext:value-type="string">
            <text:p><text:s/>neurons?</text:p>
          </table:table-cell>
          <table:table-cell table:formula="of:=[.B173]&amp;[.C173]&amp;[.D173]" office:value-type="string" office:string-value="What are Drosophila SMP.IB neurons?" calcext:value-type="string">
            <text:p>What are Drosophila SMP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73]" office:value-type="string" office:string-value="SMP.IB" calcext:value-type="string">
            <text:p>SMP.IB</text:p>
          </table:table-cell>
          <table:table-cell office:value-type="string" calcext:value-type="string">
            <text:p><text:s/>neurons excitatory or inhibitory?</text:p>
          </table:table-cell>
          <table:table-cell table:formula="of:=[.I173]&amp;[.J173]&amp;[.K173]" office:value-type="string" office:string-value="Are Drosophila SMP.IB neurons excitatory or inhibitory?" calcext:value-type="string">
            <text:p>Are Drosophila SMP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SMP</text:p>
          </table:table-cell>
          <table:table-cell office:value-type="string" calcext:value-type="string">
            <text:p>What are Drosophila </text:p>
          </table:table-cell>
          <table:table-cell table:formula="of:=[.A174]" office:value-type="string" office:string-value="IB.SMP" calcext:value-type="string">
            <text:p>IB.SMP</text:p>
          </table:table-cell>
          <table:table-cell office:value-type="string" calcext:value-type="string">
            <text:p><text:s/>neurons?</text:p>
          </table:table-cell>
          <table:table-cell table:formula="of:=[.B174]&amp;[.C174]&amp;[.D174]" office:value-type="string" office:string-value="What are Drosophila IB.SMP neurons?" calcext:value-type="string">
            <text:p>What are Drosophila IB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74]" office:value-type="string" office:string-value="IB.SMP" calcext:value-type="string">
            <text:p>IB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174]&amp;[.J174]&amp;[.K174]" office:value-type="string" office:string-value="Are Drosophila IB.SMP neurons excitatory or inhibitory?" calcext:value-type="string">
            <text:p>Are Drosophila IB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What are Drosophila </text:p>
          </table:table-cell>
          <table:table-cell table:formula="of:=[.A175]" office:value-type="string" office:string-value="FB" calcext:value-type="string">
            <text:p>FB</text:p>
          </table:table-cell>
          <table:table-cell office:value-type="string" calcext:value-type="string">
            <text:p><text:s/>neurons?</text:p>
          </table:table-cell>
          <table:table-cell table:formula="of:=[.B175]&amp;[.C175]&amp;[.D175]" office:value-type="string" office:string-value="What are Drosophila FB neurons?" calcext:value-type="string">
            <text:p>What are Drosophila 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75]" office:value-type="string" office:string-value="FB" calcext:value-type="string">
            <text:p>FB</text:p>
          </table:table-cell>
          <table:table-cell office:value-type="string" calcext:value-type="string">
            <text:p><text:s/>neurons excitatory or inhibitory?</text:p>
          </table:table-cell>
          <table:table-cell table:formula="of:=[.I175]&amp;[.J175]&amp;[.K175]" office:value-type="string" office:string-value="Are Drosophila FB neurons excitatory or inhibitory?" calcext:value-type="string">
            <text:p>Are Drosophila 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What are Drosophila </text:p>
          </table:table-cell>
          <table:table-cell table:formula="of:=[.A176]" office:value-type="string" office:string-value="BU" calcext:value-type="string">
            <text:p>BU</text:p>
          </table:table-cell>
          <table:table-cell office:value-type="string" calcext:value-type="string">
            <text:p><text:s/>neurons?</text:p>
          </table:table-cell>
          <table:table-cell table:formula="of:=[.B176]&amp;[.C176]&amp;[.D176]" office:value-type="string" office:string-value="What are Drosophila BU neurons?" calcext:value-type="string">
            <text:p>What are Drosophila B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76]" office:value-type="string" office:string-value="BU" calcext:value-type="string">
            <text:p>BU</text:p>
          </table:table-cell>
          <table:table-cell office:value-type="string" calcext:value-type="string">
            <text:p><text:s/>neurons excitatory or inhibitory?</text:p>
          </table:table-cell>
          <table:table-cell table:formula="of:=[.I176]&amp;[.J176]&amp;[.K176]" office:value-type="string" office:string-value="Are Drosophila BU neurons excitatory or inhibitory?" calcext:value-type="string">
            <text:p>Are Drosophila B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PLP</text:p>
          </table:table-cell>
          <table:table-cell office:value-type="string" calcext:value-type="string">
            <text:p>What are Drosophila </text:p>
          </table:table-cell>
          <table:table-cell table:formula="of:=[.A177]" office:value-type="string" office:string-value="SPS.PLP" calcext:value-type="string">
            <text:p>SPS.PLP</text:p>
          </table:table-cell>
          <table:table-cell office:value-type="string" calcext:value-type="string">
            <text:p><text:s/>neurons?</text:p>
          </table:table-cell>
          <table:table-cell table:formula="of:=[.B177]&amp;[.C177]&amp;[.D177]" office:value-type="string" office:string-value="What are Drosophila SPS.PLP neurons?" calcext:value-type="string">
            <text:p>What are Drosophila SPS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77]" office:value-type="string" office:string-value="SPS.PLP" calcext:value-type="string">
            <text:p>SPS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177]&amp;[.J177]&amp;[.K177]" office:value-type="string" office:string-value="Are Drosophila SPS.PLP neurons excitatory or inhibitory?" calcext:value-type="string">
            <text:p>Are Drosophila SPS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.SCL</text:p>
          </table:table-cell>
          <table:table-cell office:value-type="string" calcext:value-type="string">
            <text:p>What are Drosophila </text:p>
          </table:table-cell>
          <table:table-cell table:formula="of:=[.A178]" office:value-type="string" office:string-value="MB_CA.SCL" calcext:value-type="string">
            <text:p>MB_CA.SCL</text:p>
          </table:table-cell>
          <table:table-cell office:value-type="string" calcext:value-type="string">
            <text:p><text:s/>neurons?</text:p>
          </table:table-cell>
          <table:table-cell table:formula="of:=[.B178]&amp;[.C178]&amp;[.D178]" office:value-type="string" office:string-value="What are Drosophila MB_CA.SCL neurons?" calcext:value-type="string">
            <text:p>What are Drosophila MB_CA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78]" office:value-type="string" office:string-value="MB_CA.SCL" calcext:value-type="string">
            <text:p>MB_CA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178]&amp;[.J178]&amp;[.K178]" office:value-type="string" office:string-value="Are Drosophila MB_CA.SCL neurons excitatory or inhibitory?" calcext:value-type="string">
            <text:p>Are Drosophila MB_CA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ICL</text:p>
          </table:table-cell>
          <table:table-cell office:value-type="string" calcext:value-type="string">
            <text:p>What are Drosophila </text:p>
          </table:table-cell>
          <table:table-cell table:formula="of:=[.A179]" office:value-type="string" office:string-value="SPS.ICL" calcext:value-type="string">
            <text:p>SPS.ICL</text:p>
          </table:table-cell>
          <table:table-cell office:value-type="string" calcext:value-type="string">
            <text:p><text:s/>neurons?</text:p>
          </table:table-cell>
          <table:table-cell table:formula="of:=[.B179]&amp;[.C179]&amp;[.D179]" office:value-type="string" office:string-value="What are Drosophila SPS.ICL neurons?" calcext:value-type="string">
            <text:p>What are Drosophila SPS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79]" office:value-type="string" office:string-value="SPS.ICL" calcext:value-type="string">
            <text:p>SPS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179]&amp;[.J179]&amp;[.K179]" office:value-type="string" office:string-value="Are Drosophila SPS.ICL neurons excitatory or inhibitory?" calcext:value-type="string">
            <text:p>Are Drosophila SPS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.FB</text:p>
          </table:table-cell>
          <table:table-cell office:value-type="string" calcext:value-type="string">
            <text:p>What are Drosophila </text:p>
          </table:table-cell>
          <table:table-cell table:formula="of:=[.A180]" office:value-type="string" office:string-value="PB.FB" calcext:value-type="string">
            <text:p>PB.FB</text:p>
          </table:table-cell>
          <table:table-cell office:value-type="string" calcext:value-type="string">
            <text:p><text:s/>neurons?</text:p>
          </table:table-cell>
          <table:table-cell table:formula="of:=[.B180]&amp;[.C180]&amp;[.D180]" office:value-type="string" office:string-value="What are Drosophila PB.FB neurons?" calcext:value-type="string">
            <text:p>What are Drosophila PB.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80]" office:value-type="string" office:string-value="PB.FB" calcext:value-type="string">
            <text:p>PB.FB</text:p>
          </table:table-cell>
          <table:table-cell office:value-type="string" calcext:value-type="string">
            <text:p><text:s/>neurons excitatory or inhibitory?</text:p>
          </table:table-cell>
          <table:table-cell table:formula="of:=[.I180]&amp;[.J180]&amp;[.K180]" office:value-type="string" office:string-value="Are Drosophila PB.FB neurons excitatory or inhibitory?" calcext:value-type="string">
            <text:p>Are Drosophila PB.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PLP</text:p>
          </table:table-cell>
          <table:table-cell office:value-type="string" calcext:value-type="string">
            <text:p>What are Drosophila </text:p>
          </table:table-cell>
          <table:table-cell table:formula="of:=[.A181]" office:value-type="string" office:string-value="WED.PLP" calcext:value-type="string">
            <text:p>WED.PLP</text:p>
          </table:table-cell>
          <table:table-cell office:value-type="string" calcext:value-type="string">
            <text:p><text:s/>neurons?</text:p>
          </table:table-cell>
          <table:table-cell table:formula="of:=[.B181]&amp;[.C181]&amp;[.D181]" office:value-type="string" office:string-value="What are Drosophila WED.PLP neurons?" calcext:value-type="string">
            <text:p>What are Drosophila WED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81]" office:value-type="string" office:string-value="WED.PLP" calcext:value-type="string">
            <text:p>WED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181]&amp;[.J181]&amp;[.K181]" office:value-type="string" office:string-value="Are Drosophila WED.PLP neurons excitatory or inhibitory?" calcext:value-type="string">
            <text:p>Are Drosophila WED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PED.SPS</text:p>
          </table:table-cell>
          <table:table-cell office:value-type="string" calcext:value-type="string">
            <text:p>What are Drosophila </text:p>
          </table:table-cell>
          <table:table-cell table:formula="of:=[.A182]" office:value-type="string" office:string-value="MB_PED.SPS" calcext:value-type="string">
            <text:p>MB_PED.SPS</text:p>
          </table:table-cell>
          <table:table-cell office:value-type="string" calcext:value-type="string">
            <text:p><text:s/>neurons?</text:p>
          </table:table-cell>
          <table:table-cell table:formula="of:=[.B182]&amp;[.C182]&amp;[.D182]" office:value-type="string" office:string-value="What are Drosophila MB_PED.SPS neurons?" calcext:value-type="string">
            <text:p>What are Drosophila MB_PED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82]" office:value-type="string" office:string-value="MB_PED.SPS" calcext:value-type="string">
            <text:p>MB_PED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182]&amp;[.J182]&amp;[.K182]" office:value-type="string" office:string-value="Are Drosophila MB_PED.SPS neurons excitatory or inhibitory?" calcext:value-type="string">
            <text:p>Are Drosophila MB_PED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.GNG</text:p>
          </table:table-cell>
          <table:table-cell office:value-type="string" calcext:value-type="string">
            <text:p>What are Drosophila </text:p>
          </table:table-cell>
          <table:table-cell table:formula="of:=[.A183]" office:value-type="string" office:string-value="FLA.GNG" calcext:value-type="string">
            <text:p>FLA.GNG</text:p>
          </table:table-cell>
          <table:table-cell office:value-type="string" calcext:value-type="string">
            <text:p><text:s/>neurons?</text:p>
          </table:table-cell>
          <table:table-cell table:formula="of:=[.B183]&amp;[.C183]&amp;[.D183]" office:value-type="string" office:string-value="What are Drosophila FLA.GNG neurons?" calcext:value-type="string">
            <text:p>What are Drosophila FLA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83]" office:value-type="string" office:string-value="FLA.GNG" calcext:value-type="string">
            <text:p>FLA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183]&amp;[.J183]&amp;[.K183]" office:value-type="string" office:string-value="Are Drosophila FLA.GNG neurons excitatory or inhibitory?" calcext:value-type="string">
            <text:p>Are Drosophila FLA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W.LH</text:p>
          </table:table-cell>
          <table:table-cell office:value-type="string" calcext:value-type="string">
            <text:p>What are Drosophila </text:p>
          </table:table-cell>
          <table:table-cell table:formula="of:=[.A184]" office:value-type="string" office:string-value="PRW.LH" calcext:value-type="string">
            <text:p>PRW.LH</text:p>
          </table:table-cell>
          <table:table-cell office:value-type="string" calcext:value-type="string">
            <text:p><text:s/>neurons?</text:p>
          </table:table-cell>
          <table:table-cell table:formula="of:=[.B184]&amp;[.C184]&amp;[.D184]" office:value-type="string" office:string-value="What are Drosophila PRW.LH neurons?" calcext:value-type="string">
            <text:p>What are Drosophila PRW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84]" office:value-type="string" office:string-value="PRW.LH" calcext:value-type="string">
            <text:p>PRW.LH</text:p>
          </table:table-cell>
          <table:table-cell office:value-type="string" calcext:value-type="string">
            <text:p><text:s/>neurons excitatory or inhibitory?</text:p>
          </table:table-cell>
          <table:table-cell table:formula="of:=[.I184]&amp;[.J184]&amp;[.K184]" office:value-type="string" office:string-value="Are Drosophila PRW.LH neurons excitatory or inhibitory?" calcext:value-type="string">
            <text:p>Are Drosophila PRW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SMP</text:p>
          </table:table-cell>
          <table:table-cell office:value-type="string" calcext:value-type="string">
            <text:p>What are Drosophila </text:p>
          </table:table-cell>
          <table:table-cell table:formula="of:=[.A185]" office:value-type="string" office:string-value="SAD.SMP" calcext:value-type="string">
            <text:p>SAD.SMP</text:p>
          </table:table-cell>
          <table:table-cell office:value-type="string" calcext:value-type="string">
            <text:p><text:s/>neurons?</text:p>
          </table:table-cell>
          <table:table-cell table:formula="of:=[.B185]&amp;[.C185]&amp;[.D185]" office:value-type="string" office:string-value="What are Drosophila SAD.SMP neurons?" calcext:value-type="string">
            <text:p>What are Drosophila SAD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85]" office:value-type="string" office:string-value="SAD.SMP" calcext:value-type="string">
            <text:p>SAD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185]&amp;[.J185]&amp;[.K185]" office:value-type="string" office:string-value="Are Drosophila SAD.SMP neurons excitatory or inhibitory?" calcext:value-type="string">
            <text:p>Are Drosophila SAD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MB_PED</text:p>
          </table:table-cell>
          <table:table-cell office:value-type="string" calcext:value-type="string">
            <text:p>What are Drosophila </text:p>
          </table:table-cell>
          <table:table-cell table:formula="of:=[.A186]" office:value-type="string" office:string-value="AVLP.MB_PED" calcext:value-type="string">
            <text:p>AVLP.MB_PED</text:p>
          </table:table-cell>
          <table:table-cell office:value-type="string" calcext:value-type="string">
            <text:p><text:s/>neurons?</text:p>
          </table:table-cell>
          <table:table-cell table:formula="of:=[.B186]&amp;[.C186]&amp;[.D186]" office:value-type="string" office:string-value="What are Drosophila AVLP.MB_PED neurons?" calcext:value-type="string">
            <text:p>What are Drosophila AVLP.MB_P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86]" office:value-type="string" office:string-value="AVLP.MB_PED" calcext:value-type="string">
            <text:p>AVLP.MB_PED</text:p>
          </table:table-cell>
          <table:table-cell office:value-type="string" calcext:value-type="string">
            <text:p><text:s/>neurons excitatory or inhibitory?</text:p>
          </table:table-cell>
          <table:table-cell table:formula="of:=[.I186]&amp;[.J186]&amp;[.K186]" office:value-type="string" office:string-value="Are Drosophila AVLP.MB_PED neurons excitatory or inhibitory?" calcext:value-type="string">
            <text:p>Are Drosophila AVLP.MB_P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SMP</text:p>
          </table:table-cell>
          <table:table-cell office:value-type="string" calcext:value-type="string">
            <text:p>What are Drosophila </text:p>
          </table:table-cell>
          <table:table-cell table:formula="of:=[.A187]" office:value-type="string" office:string-value="AOTU.SMP" calcext:value-type="string">
            <text:p>AOTU.SMP</text:p>
          </table:table-cell>
          <table:table-cell office:value-type="string" calcext:value-type="string">
            <text:p><text:s/>neurons?</text:p>
          </table:table-cell>
          <table:table-cell table:formula="of:=[.B187]&amp;[.C187]&amp;[.D187]" office:value-type="string" office:string-value="What are Drosophila AOTU.SMP neurons?" calcext:value-type="string">
            <text:p>What are Drosophila AOTU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87]" office:value-type="string" office:string-value="AOTU.SMP" calcext:value-type="string">
            <text:p>AOTU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187]&amp;[.J187]&amp;[.K187]" office:value-type="string" office:string-value="Are Drosophila AOTU.SMP neurons excitatory or inhibitory?" calcext:value-type="string">
            <text:p>Are Drosophila AOTU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GNG</text:p>
          </table:table-cell>
          <table:table-cell office:value-type="string" calcext:value-type="string">
            <text:p>What are Drosophila </text:p>
          </table:table-cell>
          <table:table-cell table:formula="of:=[.A188]" office:value-type="string" office:string-value="SMP.GNG" calcext:value-type="string">
            <text:p>SMP.GNG</text:p>
          </table:table-cell>
          <table:table-cell office:value-type="string" calcext:value-type="string">
            <text:p><text:s/>neurons?</text:p>
          </table:table-cell>
          <table:table-cell table:formula="of:=[.B188]&amp;[.C188]&amp;[.D188]" office:value-type="string" office:string-value="What are Drosophila SMP.GNG neurons?" calcext:value-type="string">
            <text:p>What are Drosophila SMP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88]" office:value-type="string" office:string-value="SMP.GNG" calcext:value-type="string">
            <text:p>SMP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188]&amp;[.J188]&amp;[.K188]" office:value-type="string" office:string-value="Are Drosophila SMP.GNG neurons excitatory or inhibitory?" calcext:value-type="string">
            <text:p>Are Drosophila SMP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PLP</text:p>
          </table:table-cell>
          <table:table-cell office:value-type="string" calcext:value-type="string">
            <text:p>What are Drosophila </text:p>
          </table:table-cell>
          <table:table-cell table:formula="of:=[.A189]" office:value-type="string" office:string-value="LH.PLP" calcext:value-type="string">
            <text:p>LH.PLP</text:p>
          </table:table-cell>
          <table:table-cell office:value-type="string" calcext:value-type="string">
            <text:p><text:s/>neurons?</text:p>
          </table:table-cell>
          <table:table-cell table:formula="of:=[.B189]&amp;[.C189]&amp;[.D189]" office:value-type="string" office:string-value="What are Drosophila LH.PLP neurons?" calcext:value-type="string">
            <text:p>What are Drosophila LH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89]" office:value-type="string" office:string-value="LH.PLP" calcext:value-type="string">
            <text:p>LH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189]&amp;[.J189]&amp;[.K189]" office:value-type="string" office:string-value="Are Drosophila LH.PLP neurons excitatory or inhibitory?" calcext:value-type="string">
            <text:p>Are Drosophila LH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.IPS</text:p>
          </table:table-cell>
          <table:table-cell office:value-type="string" calcext:value-type="string">
            <text:p>What are Drosophila </text:p>
          </table:table-cell>
          <table:table-cell table:formula="of:=[.A190]" office:value-type="string" office:string-value="FLA.IPS" calcext:value-type="string">
            <text:p>FLA.IPS</text:p>
          </table:table-cell>
          <table:table-cell office:value-type="string" calcext:value-type="string">
            <text:p><text:s/>neurons?</text:p>
          </table:table-cell>
          <table:table-cell table:formula="of:=[.B190]&amp;[.C190]&amp;[.D190]" office:value-type="string" office:string-value="What are Drosophila FLA.IPS neurons?" calcext:value-type="string">
            <text:p>What are Drosophila FLA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90]" office:value-type="string" office:string-value="FLA.IPS" calcext:value-type="string">
            <text:p>FLA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190]&amp;[.J190]&amp;[.K190]" office:value-type="string" office:string-value="Are Drosophila FLA.IPS neurons excitatory or inhibitory?" calcext:value-type="string">
            <text:p>Are Drosophila FLA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LOP</text:p>
          </table:table-cell>
          <table:table-cell office:value-type="string" calcext:value-type="string">
            <text:p>What are Drosophila </text:p>
          </table:table-cell>
          <table:table-cell table:formula="of:=[.A191]" office:value-type="string" office:string-value="ME.LOP" calcext:value-type="string">
            <text:p>ME.LOP</text:p>
          </table:table-cell>
          <table:table-cell office:value-type="string" calcext:value-type="string">
            <text:p><text:s/>neurons?</text:p>
          </table:table-cell>
          <table:table-cell table:formula="of:=[.B191]&amp;[.C191]&amp;[.D191]" office:value-type="string" office:string-value="What are Drosophila ME.LOP neurons?" calcext:value-type="string">
            <text:p>What are Drosophila ME.LO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91]" office:value-type="string" office:string-value="ME.LOP" calcext:value-type="string">
            <text:p>ME.LOP</text:p>
          </table:table-cell>
          <table:table-cell office:value-type="string" calcext:value-type="string">
            <text:p><text:s/>neurons excitatory or inhibitory?</text:p>
          </table:table-cell>
          <table:table-cell table:formula="of:=[.I191]&amp;[.J191]&amp;[.K191]" office:value-type="string" office:string-value="Are Drosophila ME.LOP neurons excitatory or inhibitory?" calcext:value-type="string">
            <text:p>Are Drosophila ME.LO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SPS</text:p>
          </table:table-cell>
          <table:table-cell office:value-type="string" calcext:value-type="string">
            <text:p>What are Drosophila </text:p>
          </table:table-cell>
          <table:table-cell table:formula="of:=[.A192]" office:value-type="string" office:string-value="CRE.SPS" calcext:value-type="string">
            <text:p>CRE.SPS</text:p>
          </table:table-cell>
          <table:table-cell office:value-type="string" calcext:value-type="string">
            <text:p><text:s/>neurons?</text:p>
          </table:table-cell>
          <table:table-cell table:formula="of:=[.B192]&amp;[.C192]&amp;[.D192]" office:value-type="string" office:string-value="What are Drosophila CRE.SPS neurons?" calcext:value-type="string">
            <text:p>What are Drosophila CRE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92]" office:value-type="string" office:string-value="CRE.SPS" calcext:value-type="string">
            <text:p>CRE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192]&amp;[.J192]&amp;[.K192]" office:value-type="string" office:string-value="Are Drosophila CRE.SPS neurons excitatory or inhibitory?" calcext:value-type="string">
            <text:p>Are Drosophila CRE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AMMC</text:p>
          </table:table-cell>
          <table:table-cell office:value-type="string" calcext:value-type="string">
            <text:p>What are Drosophila </text:p>
          </table:table-cell>
          <table:table-cell table:formula="of:=[.A193]" office:value-type="string" office:string-value="SAD.AMMC" calcext:value-type="string">
            <text:p>SAD.AMMC</text:p>
          </table:table-cell>
          <table:table-cell office:value-type="string" calcext:value-type="string">
            <text:p><text:s/>neurons?</text:p>
          </table:table-cell>
          <table:table-cell table:formula="of:=[.B193]&amp;[.C193]&amp;[.D193]" office:value-type="string" office:string-value="What are Drosophila SAD.AMMC neurons?" calcext:value-type="string">
            <text:p>What are Drosophila SAD.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93]" office:value-type="string" office:string-value="SAD.AMMC" calcext:value-type="string">
            <text:p>SAD.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193]&amp;[.J193]&amp;[.K193]" office:value-type="string" office:string-value="Are Drosophila SAD.AMMC neurons excitatory or inhibitory?" calcext:value-type="string">
            <text:p>Are Drosophila SAD.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LOP</text:p>
          </table:table-cell>
          <table:table-cell office:value-type="string" calcext:value-type="string">
            <text:p>What are Drosophila </text:p>
          </table:table-cell>
          <table:table-cell table:formula="of:=[.A194]" office:value-type="string" office:string-value="SAD.LOP" calcext:value-type="string">
            <text:p>SAD.LOP</text:p>
          </table:table-cell>
          <table:table-cell office:value-type="string" calcext:value-type="string">
            <text:p><text:s/>neurons?</text:p>
          </table:table-cell>
          <table:table-cell table:formula="of:=[.B194]&amp;[.C194]&amp;[.D194]" office:value-type="string" office:string-value="What are Drosophila SAD.LOP neurons?" calcext:value-type="string">
            <text:p>What are Drosophila SAD.LO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94]" office:value-type="string" office:string-value="SAD.LOP" calcext:value-type="string">
            <text:p>SAD.LOP</text:p>
          </table:table-cell>
          <table:table-cell office:value-type="string" calcext:value-type="string">
            <text:p><text:s/>neurons excitatory or inhibitory?</text:p>
          </table:table-cell>
          <table:table-cell table:formula="of:=[.I194]&amp;[.J194]&amp;[.K194]" office:value-type="string" office:string-value="Are Drosophila SAD.LOP neurons excitatory or inhibitory?" calcext:value-type="string">
            <text:p>Are Drosophila SAD.LO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AMMC</text:p>
          </table:table-cell>
          <table:table-cell office:value-type="string" calcext:value-type="string">
            <text:p>What are Drosophila </text:p>
          </table:table-cell>
          <table:table-cell table:formula="of:=[.A195]" office:value-type="string" office:string-value="AVLP.AMMC" calcext:value-type="string">
            <text:p>AVLP.AMMC</text:p>
          </table:table-cell>
          <table:table-cell office:value-type="string" calcext:value-type="string">
            <text:p><text:s/>neurons?</text:p>
          </table:table-cell>
          <table:table-cell table:formula="of:=[.B195]&amp;[.C195]&amp;[.D195]" office:value-type="string" office:string-value="What are Drosophila AVLP.AMMC neurons?" calcext:value-type="string">
            <text:p>What are Drosophila AVLP.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95]" office:value-type="string" office:string-value="AVLP.AMMC" calcext:value-type="string">
            <text:p>AVLP.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195]&amp;[.J195]&amp;[.K195]" office:value-type="string" office:string-value="Are Drosophila AVLP.AMMC neurons excitatory or inhibitory?" calcext:value-type="string">
            <text:p>Are Drosophila AVLP.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FLA</text:p>
          </table:table-cell>
          <table:table-cell office:value-type="string" calcext:value-type="string">
            <text:p>What are Drosophila </text:p>
          </table:table-cell>
          <table:table-cell table:formula="of:=[.A196]" office:value-type="string" office:string-value="SIP.FLA" calcext:value-type="string">
            <text:p>SIP.FLA</text:p>
          </table:table-cell>
          <table:table-cell office:value-type="string" calcext:value-type="string">
            <text:p><text:s/>neurons?</text:p>
          </table:table-cell>
          <table:table-cell table:formula="of:=[.B196]&amp;[.C196]&amp;[.D196]" office:value-type="string" office:string-value="What are Drosophila SIP.FLA neurons?" calcext:value-type="string">
            <text:p>What are Drosophila SIP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96]" office:value-type="string" office:string-value="SIP.FLA" calcext:value-type="string">
            <text:p>SIP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196]&amp;[.J196]&amp;[.K196]" office:value-type="string" office:string-value="Are Drosophila SIP.FLA neurons excitatory or inhibitory?" calcext:value-type="string">
            <text:p>Are Drosophila SIP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PRW</text:p>
          </table:table-cell>
          <table:table-cell office:value-type="string" calcext:value-type="string">
            <text:p>What are Drosophila </text:p>
          </table:table-cell>
          <table:table-cell table:formula="of:=[.A197]" office:value-type="string" office:string-value="SLP.PRW" calcext:value-type="string">
            <text:p>SLP.PRW</text:p>
          </table:table-cell>
          <table:table-cell office:value-type="string" calcext:value-type="string">
            <text:p><text:s/>neurons?</text:p>
          </table:table-cell>
          <table:table-cell table:formula="of:=[.B197]&amp;[.C197]&amp;[.D197]" office:value-type="string" office:string-value="What are Drosophila SLP.PRW neurons?" calcext:value-type="string">
            <text:p>What are Drosophila SLP.PRW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97]" office:value-type="string" office:string-value="SLP.PRW" calcext:value-type="string">
            <text:p>SLP.PRW</text:p>
          </table:table-cell>
          <table:table-cell office:value-type="string" calcext:value-type="string">
            <text:p><text:s/>neurons excitatory or inhibitory?</text:p>
          </table:table-cell>
          <table:table-cell table:formula="of:=[.I197]&amp;[.J197]&amp;[.K197]" office:value-type="string" office:string-value="Are Drosophila SLP.PRW neurons excitatory or inhibitory?" calcext:value-type="string">
            <text:p>Are Drosophila SLP.PRW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SIP</text:p>
          </table:table-cell>
          <table:table-cell office:value-type="string" calcext:value-type="string">
            <text:p>What are Drosophila </text:p>
          </table:table-cell>
          <table:table-cell table:formula="of:=[.A198]" office:value-type="string" office:string-value="SPS.SIP" calcext:value-type="string">
            <text:p>SPS.SIP</text:p>
          </table:table-cell>
          <table:table-cell office:value-type="string" calcext:value-type="string">
            <text:p><text:s/>neurons?</text:p>
          </table:table-cell>
          <table:table-cell table:formula="of:=[.B198]&amp;[.C198]&amp;[.D198]" office:value-type="string" office:string-value="What are Drosophila SPS.SIP neurons?" calcext:value-type="string">
            <text:p>What are Drosophila SPS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98]" office:value-type="string" office:string-value="SPS.SIP" calcext:value-type="string">
            <text:p>SPS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198]&amp;[.J198]&amp;[.K198]" office:value-type="string" office:string-value="Are Drosophila SPS.SIP neurons excitatory or inhibitory?" calcext:value-type="string">
            <text:p>Are Drosophila SPS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VL.SMP</text:p>
          </table:table-cell>
          <table:table-cell office:value-type="string" calcext:value-type="string">
            <text:p>What are Drosophila </text:p>
          </table:table-cell>
          <table:table-cell table:formula="of:=[.A199]" office:value-type="string" office:string-value="MB_VL.SMP" calcext:value-type="string">
            <text:p>MB_VL.SMP</text:p>
          </table:table-cell>
          <table:table-cell office:value-type="string" calcext:value-type="string">
            <text:p><text:s/>neurons?</text:p>
          </table:table-cell>
          <table:table-cell table:formula="of:=[.B199]&amp;[.C199]&amp;[.D199]" office:value-type="string" office:string-value="What are Drosophila MB_VL.SMP neurons?" calcext:value-type="string">
            <text:p>What are Drosophila MB_VL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199]" office:value-type="string" office:string-value="MB_VL.SMP" calcext:value-type="string">
            <text:p>MB_VL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199]&amp;[.J199]&amp;[.K199]" office:value-type="string" office:string-value="Are Drosophila MB_VL.SMP neurons excitatory or inhibitory?" calcext:value-type="string">
            <text:p>Are Drosophila MB_VL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SAD</text:p>
          </table:table-cell>
          <table:table-cell office:value-type="string" calcext:value-type="string">
            <text:p>What are Drosophila </text:p>
          </table:table-cell>
          <table:table-cell table:formula="of:=[.A200]" office:value-type="string" office:string-value="CRE.SAD" calcext:value-type="string">
            <text:p>CRE.SAD</text:p>
          </table:table-cell>
          <table:table-cell office:value-type="string" calcext:value-type="string">
            <text:p><text:s/>neurons?</text:p>
          </table:table-cell>
          <table:table-cell table:formula="of:=[.B200]&amp;[.C200]&amp;[.D200]" office:value-type="string" office:string-value="What are Drosophila CRE.SAD neurons?" calcext:value-type="string">
            <text:p>What are Drosophila CRE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00]" office:value-type="string" office:string-value="CRE.SAD" calcext:value-type="string">
            <text:p>CRE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200]&amp;[.J200]&amp;[.K200]" office:value-type="string" office:string-value="Are Drosophila CRE.SAD neurons excitatory or inhibitory?" calcext:value-type="string">
            <text:p>Are Drosophila CRE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.PB</text:p>
          </table:table-cell>
          <table:table-cell office:value-type="string" calcext:value-type="string">
            <text:p>What are Drosophila </text:p>
          </table:table-cell>
          <table:table-cell table:formula="of:=[.A201]" office:value-type="string" office:string-value="GA.PB" calcext:value-type="string">
            <text:p>GA.PB</text:p>
          </table:table-cell>
          <table:table-cell office:value-type="string" calcext:value-type="string">
            <text:p><text:s/>neurons?</text:p>
          </table:table-cell>
          <table:table-cell table:formula="of:=[.B201]&amp;[.C201]&amp;[.D201]" office:value-type="string" office:string-value="What are Drosophila GA.PB neurons?" calcext:value-type="string">
            <text:p>What are Drosophila GA.P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01]" office:value-type="string" office:string-value="GA.PB" calcext:value-type="string">
            <text:p>GA.PB</text:p>
          </table:table-cell>
          <table:table-cell office:value-type="string" calcext:value-type="string">
            <text:p><text:s/>neurons excitatory or inhibitory?</text:p>
          </table:table-cell>
          <table:table-cell table:formula="of:=[.I201]&amp;[.J201]&amp;[.K201]" office:value-type="string" office:string-value="Are Drosophila GA.PB neurons excitatory or inhibitory?" calcext:value-type="string">
            <text:p>Are Drosophila GA.P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MB_CA</text:p>
          </table:table-cell>
          <table:table-cell office:value-type="string" calcext:value-type="string">
            <text:p>What are Drosophila </text:p>
          </table:table-cell>
          <table:table-cell table:formula="of:=[.A202]" office:value-type="string" office:string-value="SLP.MB_CA" calcext:value-type="string">
            <text:p>SLP.MB_CA</text:p>
          </table:table-cell>
          <table:table-cell office:value-type="string" calcext:value-type="string">
            <text:p><text:s/>neurons?</text:p>
          </table:table-cell>
          <table:table-cell table:formula="of:=[.B202]&amp;[.C202]&amp;[.D202]" office:value-type="string" office:string-value="What are Drosophila SLP.MB_CA neurons?" calcext:value-type="string">
            <text:p>What are Drosophila SLP.MB_C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02]" office:value-type="string" office:string-value="SLP.MB_CA" calcext:value-type="string">
            <text:p>SLP.MB_CA</text:p>
          </table:table-cell>
          <table:table-cell office:value-type="string" calcext:value-type="string">
            <text:p><text:s/>neurons excitatory or inhibitory?</text:p>
          </table:table-cell>
          <table:table-cell table:formula="of:=[.I202]&amp;[.J202]&amp;[.K202]" office:value-type="string" office:string-value="Are Drosophila SLP.MB_CA neurons excitatory or inhibitory?" calcext:value-type="string">
            <text:p>Are Drosophila SLP.MB_C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What are Drosophila </text:p>
          </table:table-cell>
          <table:table-cell table:formula="of:=[.A203]" office:value-type="string" office:string-value="ME" calcext:value-type="string">
            <text:p>ME</text:p>
          </table:table-cell>
          <table:table-cell office:value-type="string" calcext:value-type="string">
            <text:p><text:s/>neurons?</text:p>
          </table:table-cell>
          <table:table-cell table:formula="of:=[.B203]&amp;[.C203]&amp;[.D203]" office:value-type="string" office:string-value="What are Drosophila ME neurons?" calcext:value-type="string">
            <text:p>What are Drosophila 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03]" office:value-type="string" office:string-value="ME" calcext:value-type="string">
            <text:p>ME</text:p>
          </table:table-cell>
          <table:table-cell office:value-type="string" calcext:value-type="string">
            <text:p><text:s/>neurons excitatory or inhibitory?</text:p>
          </table:table-cell>
          <table:table-cell table:formula="of:=[.I203]&amp;[.J203]&amp;[.K203]" office:value-type="string" office:string-value="Are Drosophila ME neurons excitatory or inhibitory?" calcext:value-type="string">
            <text:p>Are Drosophila 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LO</text:p>
          </table:table-cell>
          <table:table-cell office:value-type="string" calcext:value-type="string">
            <text:p>What are Drosophila </text:p>
          </table:table-cell>
          <table:table-cell table:formula="of:=[.A204]" office:value-type="string" office:string-value="AOTU.LO" calcext:value-type="string">
            <text:p>AOTU.LO</text:p>
          </table:table-cell>
          <table:table-cell office:value-type="string" calcext:value-type="string">
            <text:p><text:s/>neurons?</text:p>
          </table:table-cell>
          <table:table-cell table:formula="of:=[.B204]&amp;[.C204]&amp;[.D204]" office:value-type="string" office:string-value="What are Drosophila AOTU.LO neurons?" calcext:value-type="string">
            <text:p>What are Drosophila AOTU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04]" office:value-type="string" office:string-value="AOTU.LO" calcext:value-type="string">
            <text:p>AOTU.LO</text:p>
          </table:table-cell>
          <table:table-cell office:value-type="string" calcext:value-type="string">
            <text:p><text:s/>neurons excitatory or inhibitory?</text:p>
          </table:table-cell>
          <table:table-cell table:formula="of:=[.I204]&amp;[.J204]&amp;[.K204]" office:value-type="string" office:string-value="Are Drosophila AOTU.LO neurons excitatory or inhibitory?" calcext:value-type="string">
            <text:p>Are Drosophila AOTU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SMP</text:p>
          </table:table-cell>
          <table:table-cell office:value-type="string" calcext:value-type="string">
            <text:p>What are Drosophila </text:p>
          </table:table-cell>
          <table:table-cell table:formula="of:=[.A205]" office:value-type="string" office:string-value="CRE.SMP" calcext:value-type="string">
            <text:p>CRE.SMP</text:p>
          </table:table-cell>
          <table:table-cell office:value-type="string" calcext:value-type="string">
            <text:p><text:s/>neurons?</text:p>
          </table:table-cell>
          <table:table-cell table:formula="of:=[.B205]&amp;[.C205]&amp;[.D205]" office:value-type="string" office:string-value="What are Drosophila CRE.SMP neurons?" calcext:value-type="string">
            <text:p>What are Drosophila CRE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05]" office:value-type="string" office:string-value="CRE.SMP" calcext:value-type="string">
            <text:p>CRE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205]&amp;[.J205]&amp;[.K205]" office:value-type="string" office:string-value="Are Drosophila CRE.SMP neurons excitatory or inhibitory?" calcext:value-type="string">
            <text:p>Are Drosophila CRE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PVLP</text:p>
          </table:table-cell>
          <table:table-cell office:value-type="string" calcext:value-type="string">
            <text:p>What are Drosophila </text:p>
          </table:table-cell>
          <table:table-cell table:formula="of:=[.A206]" office:value-type="string" office:string-value="VES.PVLP" calcext:value-type="string">
            <text:p>VES.PVLP</text:p>
          </table:table-cell>
          <table:table-cell office:value-type="string" calcext:value-type="string">
            <text:p><text:s/>neurons?</text:p>
          </table:table-cell>
          <table:table-cell table:formula="of:=[.B206]&amp;[.C206]&amp;[.D206]" office:value-type="string" office:string-value="What are Drosophila VES.PVLP neurons?" calcext:value-type="string">
            <text:p>What are Drosophila VES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06]" office:value-type="string" office:string-value="VES.PVLP" calcext:value-type="string">
            <text:p>VES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206]&amp;[.J206]&amp;[.K206]" office:value-type="string" office:string-value="Are Drosophila VES.PVLP neurons excitatory or inhibitory?" calcext:value-type="string">
            <text:p>Are Drosophila VES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W.SIP</text:p>
          </table:table-cell>
          <table:table-cell office:value-type="string" calcext:value-type="string">
            <text:p>What are Drosophila </text:p>
          </table:table-cell>
          <table:table-cell table:formula="of:=[.A207]" office:value-type="string" office:string-value="PRW.SIP" calcext:value-type="string">
            <text:p>PRW.SIP</text:p>
          </table:table-cell>
          <table:table-cell office:value-type="string" calcext:value-type="string">
            <text:p><text:s/>neurons?</text:p>
          </table:table-cell>
          <table:table-cell table:formula="of:=[.B207]&amp;[.C207]&amp;[.D207]" office:value-type="string" office:string-value="What are Drosophila PRW.SIP neurons?" calcext:value-type="string">
            <text:p>What are Drosophila PRW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07]" office:value-type="string" office:string-value="PRW.SIP" calcext:value-type="string">
            <text:p>PRW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207]&amp;[.J207]&amp;[.K207]" office:value-type="string" office:string-value="Are Drosophila PRW.SIP neurons excitatory or inhibitory?" calcext:value-type="string">
            <text:p>Are Drosophila PRW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SCL</text:p>
          </table:table-cell>
          <table:table-cell office:value-type="string" calcext:value-type="string">
            <text:p>What are Drosophila </text:p>
          </table:table-cell>
          <table:table-cell table:formula="of:=[.A208]" office:value-type="string" office:string-value="CRE.SCL" calcext:value-type="string">
            <text:p>CRE.SCL</text:p>
          </table:table-cell>
          <table:table-cell office:value-type="string" calcext:value-type="string">
            <text:p><text:s/>neurons?</text:p>
          </table:table-cell>
          <table:table-cell table:formula="of:=[.B208]&amp;[.C208]&amp;[.D208]" office:value-type="string" office:string-value="What are Drosophila CRE.SCL neurons?" calcext:value-type="string">
            <text:p>What are Drosophila CRE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08]" office:value-type="string" office:string-value="CRE.SCL" calcext:value-type="string">
            <text:p>CRE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208]&amp;[.J208]&amp;[.K208]" office:value-type="string" office:string-value="Are Drosophila CRE.SCL neurons excitatory or inhibitory?" calcext:value-type="string">
            <text:p>Are Drosophila CRE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FLA</text:p>
          </table:table-cell>
          <table:table-cell office:value-type="string" calcext:value-type="string">
            <text:p>What are Drosophila </text:p>
          </table:table-cell>
          <table:table-cell table:formula="of:=[.A209]" office:value-type="string" office:string-value="SAD.FLA" calcext:value-type="string">
            <text:p>SAD.FLA</text:p>
          </table:table-cell>
          <table:table-cell office:value-type="string" calcext:value-type="string">
            <text:p><text:s/>neurons?</text:p>
          </table:table-cell>
          <table:table-cell table:formula="of:=[.B209]&amp;[.C209]&amp;[.D209]" office:value-type="string" office:string-value="What are Drosophila SAD.FLA neurons?" calcext:value-type="string">
            <text:p>What are Drosophila SAD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09]" office:value-type="string" office:string-value="SAD.FLA" calcext:value-type="string">
            <text:p>SAD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209]&amp;[.J209]&amp;[.K209]" office:value-type="string" office:string-value="Are Drosophila SAD.FLA neurons excitatory or inhibitory?" calcext:value-type="string">
            <text:p>Are Drosophila SAD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GNG</text:p>
          </table:table-cell>
          <table:table-cell office:value-type="string" calcext:value-type="string">
            <text:p>What are Drosophila </text:p>
          </table:table-cell>
          <table:table-cell table:formula="of:=[.A210]" office:value-type="string" office:string-value="ME.GNG" calcext:value-type="string">
            <text:p>ME.GNG</text:p>
          </table:table-cell>
          <table:table-cell office:value-type="string" calcext:value-type="string">
            <text:p><text:s/>neurons?</text:p>
          </table:table-cell>
          <table:table-cell table:formula="of:=[.B210]&amp;[.C210]&amp;[.D210]" office:value-type="string" office:string-value="What are Drosophila ME.GNG neurons?" calcext:value-type="string">
            <text:p>What are Drosophila ME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10]" office:value-type="string" office:string-value="ME.GNG" calcext:value-type="string">
            <text:p>ME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210]&amp;[.J210]&amp;[.K210]" office:value-type="string" office:string-value="Are Drosophila ME.GNG neurons excitatory or inhibitory?" calcext:value-type="string">
            <text:p>Are Drosophila ME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LO</text:p>
          </table:table-cell>
          <table:table-cell office:value-type="string" calcext:value-type="string">
            <text:p>What are Drosophila </text:p>
          </table:table-cell>
          <table:table-cell table:formula="of:=[.A211]" office:value-type="string" office:string-value="IB.LO" calcext:value-type="string">
            <text:p>IB.LO</text:p>
          </table:table-cell>
          <table:table-cell office:value-type="string" calcext:value-type="string">
            <text:p><text:s/>neurons?</text:p>
          </table:table-cell>
          <table:table-cell table:formula="of:=[.B211]&amp;[.C211]&amp;[.D211]" office:value-type="string" office:string-value="What are Drosophila IB.LO neurons?" calcext:value-type="string">
            <text:p>What are Drosophila IB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11]" office:value-type="string" office:string-value="IB.LO" calcext:value-type="string">
            <text:p>IB.LO</text:p>
          </table:table-cell>
          <table:table-cell office:value-type="string" calcext:value-type="string">
            <text:p><text:s/>neurons excitatory or inhibitory?</text:p>
          </table:table-cell>
          <table:table-cell table:formula="of:=[.I211]&amp;[.J211]&amp;[.K211]" office:value-type="string" office:string-value="Are Drosophila IB.LO neurons excitatory or inhibitory?" calcext:value-type="string">
            <text:p>Are Drosophila IB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AVLP</text:p>
          </table:table-cell>
          <table:table-cell office:value-type="string" calcext:value-type="string">
            <text:p>What are Drosophila </text:p>
          </table:table-cell>
          <table:table-cell table:formula="of:=[.A212]" office:value-type="string" office:string-value="ICL.AVLP" calcext:value-type="string">
            <text:p>ICL.AVLP</text:p>
          </table:table-cell>
          <table:table-cell office:value-type="string" calcext:value-type="string">
            <text:p><text:s/>neurons?</text:p>
          </table:table-cell>
          <table:table-cell table:formula="of:=[.B212]&amp;[.C212]&amp;[.D212]" office:value-type="string" office:string-value="What are Drosophila ICL.AVLP neurons?" calcext:value-type="string">
            <text:p>What are Drosophila ICL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12]" office:value-type="string" office:string-value="ICL.AVLP" calcext:value-type="string">
            <text:p>ICL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212]&amp;[.J212]&amp;[.K212]" office:value-type="string" office:string-value="Are Drosophila ICL.AVLP neurons excitatory or inhibitory?" calcext:value-type="string">
            <text:p>Are Drosophila ICL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PVLP</text:p>
          </table:table-cell>
          <table:table-cell office:value-type="string" calcext:value-type="string">
            <text:p>What are Drosophila </text:p>
          </table:table-cell>
          <table:table-cell table:formula="of:=[.A213]" office:value-type="string" office:string-value="SCL.PVLP" calcext:value-type="string">
            <text:p>SCL.PVLP</text:p>
          </table:table-cell>
          <table:table-cell office:value-type="string" calcext:value-type="string">
            <text:p><text:s/>neurons?</text:p>
          </table:table-cell>
          <table:table-cell table:formula="of:=[.B213]&amp;[.C213]&amp;[.D213]" office:value-type="string" office:string-value="What are Drosophila SCL.PVLP neurons?" calcext:value-type="string">
            <text:p>What are Drosophila SCL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13]" office:value-type="string" office:string-value="SCL.PVLP" calcext:value-type="string">
            <text:p>SCL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213]&amp;[.J213]&amp;[.K213]" office:value-type="string" office:string-value="Are Drosophila SCL.PVLP neurons excitatory or inhibitory?" calcext:value-type="string">
            <text:p>Are Drosophila SCL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.SMP</text:p>
          </table:table-cell>
          <table:table-cell office:value-type="string" calcext:value-type="string">
            <text:p>What are Drosophila </text:p>
          </table:table-cell>
          <table:table-cell table:formula="of:=[.A214]" office:value-type="string" office:string-value="ATL.SMP" calcext:value-type="string">
            <text:p>ATL.SMP</text:p>
          </table:table-cell>
          <table:table-cell office:value-type="string" calcext:value-type="string">
            <text:p><text:s/>neurons?</text:p>
          </table:table-cell>
          <table:table-cell table:formula="of:=[.B214]&amp;[.C214]&amp;[.D214]" office:value-type="string" office:string-value="What are Drosophila ATL.SMP neurons?" calcext:value-type="string">
            <text:p>What are Drosophila ATL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14]" office:value-type="string" office:string-value="ATL.SMP" calcext:value-type="string">
            <text:p>ATL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214]&amp;[.J214]&amp;[.K214]" office:value-type="string" office:string-value="Are Drosophila ATL.SMP neurons excitatory or inhibitory?" calcext:value-type="string">
            <text:p>Are Drosophila ATL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AVLP</text:p>
          </table:table-cell>
          <table:table-cell office:value-type="string" calcext:value-type="string">
            <text:p>What are Drosophila </text:p>
          </table:table-cell>
          <table:table-cell table:formula="of:=[.A215]" office:value-type="string" office:string-value="PVLP.AVLP" calcext:value-type="string">
            <text:p>PVLP.AVLP</text:p>
          </table:table-cell>
          <table:table-cell office:value-type="string" calcext:value-type="string">
            <text:p><text:s/>neurons?</text:p>
          </table:table-cell>
          <table:table-cell table:formula="of:=[.B215]&amp;[.C215]&amp;[.D215]" office:value-type="string" office:string-value="What are Drosophila PVLP.AVLP neurons?" calcext:value-type="string">
            <text:p>What are Drosophila PVLP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15]" office:value-type="string" office:string-value="PVLP.AVLP" calcext:value-type="string">
            <text:p>PVLP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215]&amp;[.J215]&amp;[.K215]" office:value-type="string" office:string-value="Are Drosophila PVLP.AVLP neurons excitatory or inhibitory?" calcext:value-type="string">
            <text:p>Are Drosophila PVLP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What are Drosophila </text:p>
          </table:table-cell>
          <table:table-cell table:formula="of:=[.A216]" office:value-type="string" office:string-value="GA" calcext:value-type="string">
            <text:p>GA</text:p>
          </table:table-cell>
          <table:table-cell office:value-type="string" calcext:value-type="string">
            <text:p><text:s/>neurons?</text:p>
          </table:table-cell>
          <table:table-cell table:formula="of:=[.B216]&amp;[.C216]&amp;[.D216]" office:value-type="string" office:string-value="What are Drosophila GA neurons?" calcext:value-type="string">
            <text:p>What are Drosophila G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16]" office:value-type="string" office:string-value="GA" calcext:value-type="string">
            <text:p>GA</text:p>
          </table:table-cell>
          <table:table-cell office:value-type="string" calcext:value-type="string">
            <text:p><text:s/>neurons excitatory or inhibitory?</text:p>
          </table:table-cell>
          <table:table-cell table:formula="of:=[.I216]&amp;[.J216]&amp;[.K216]" office:value-type="string" office:string-value="Are Drosophila GA neurons excitatory or inhibitory?" calcext:value-type="string">
            <text:p>Are Drosophila G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A.VES</text:p>
          </table:table-cell>
          <table:table-cell office:value-type="string" calcext:value-type="string">
            <text:p>What are Drosophila </text:p>
          </table:table-cell>
          <table:table-cell table:formula="of:=[.A217]" office:value-type="string" office:string-value="EPA.VES" calcext:value-type="string">
            <text:p>EPA.VES</text:p>
          </table:table-cell>
          <table:table-cell office:value-type="string" calcext:value-type="string">
            <text:p><text:s/>neurons?</text:p>
          </table:table-cell>
          <table:table-cell table:formula="of:=[.B217]&amp;[.C217]&amp;[.D217]" office:value-type="string" office:string-value="What are Drosophila EPA.VES neurons?" calcext:value-type="string">
            <text:p>What are Drosophila EPA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17]" office:value-type="string" office:string-value="EPA.VES" calcext:value-type="string">
            <text:p>EPA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217]&amp;[.J217]&amp;[.K217]" office:value-type="string" office:string-value="Are Drosophila EPA.VES neurons excitatory or inhibitory?" calcext:value-type="string">
            <text:p>Are Drosophila EPA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LAL</text:p>
          </table:table-cell>
          <table:table-cell office:value-type="string" calcext:value-type="string">
            <text:p>What are Drosophila </text:p>
          </table:table-cell>
          <table:table-cell table:formula="of:=[.A218]" office:value-type="string" office:string-value="SPS.LAL" calcext:value-type="string">
            <text:p>SPS.LAL</text:p>
          </table:table-cell>
          <table:table-cell office:value-type="string" calcext:value-type="string">
            <text:p><text:s/>neurons?</text:p>
          </table:table-cell>
          <table:table-cell table:formula="of:=[.B218]&amp;[.C218]&amp;[.D218]" office:value-type="string" office:string-value="What are Drosophila SPS.LAL neurons?" calcext:value-type="string">
            <text:p>What are Drosophila SPS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18]" office:value-type="string" office:string-value="SPS.LAL" calcext:value-type="string">
            <text:p>SPS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218]&amp;[.J218]&amp;[.K218]" office:value-type="string" office:string-value="Are Drosophila SPS.LAL neurons excitatory or inhibitory?" calcext:value-type="string">
            <text:p>Are Drosophila SPS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IPS</text:p>
          </table:table-cell>
          <table:table-cell office:value-type="string" calcext:value-type="string">
            <text:p>What are Drosophila </text:p>
          </table:table-cell>
          <table:table-cell table:formula="of:=[.A219]" office:value-type="string" office:string-value="VES.IPS" calcext:value-type="string">
            <text:p>VES.IPS</text:p>
          </table:table-cell>
          <table:table-cell office:value-type="string" calcext:value-type="string">
            <text:p><text:s/>neurons?</text:p>
          </table:table-cell>
          <table:table-cell table:formula="of:=[.B219]&amp;[.C219]&amp;[.D219]" office:value-type="string" office:string-value="What are Drosophila VES.IPS neurons?" calcext:value-type="string">
            <text:p>What are Drosophila VES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19]" office:value-type="string" office:string-value="VES.IPS" calcext:value-type="string">
            <text:p>VES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219]&amp;[.J219]&amp;[.K219]" office:value-type="string" office:string-value="Are Drosophila VES.IPS neurons excitatory or inhibitory?" calcext:value-type="string">
            <text:p>Are Drosophila VES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IB</text:p>
          </table:table-cell>
          <table:table-cell office:value-type="string" calcext:value-type="string">
            <text:p>What are Drosophila </text:p>
          </table:table-cell>
          <table:table-cell table:formula="of:=[.A220]" office:value-type="string" office:string-value="LO.IB" calcext:value-type="string">
            <text:p>LO.IB</text:p>
          </table:table-cell>
          <table:table-cell office:value-type="string" calcext:value-type="string">
            <text:p><text:s/>neurons?</text:p>
          </table:table-cell>
          <table:table-cell table:formula="of:=[.B220]&amp;[.C220]&amp;[.D220]" office:value-type="string" office:string-value="What are Drosophila LO.IB neurons?" calcext:value-type="string">
            <text:p>What are Drosophila LO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20]" office:value-type="string" office:string-value="LO.IB" calcext:value-type="string">
            <text:p>LO.IB</text:p>
          </table:table-cell>
          <table:table-cell office:value-type="string" calcext:value-type="string">
            <text:p><text:s/>neurons excitatory or inhibitory?</text:p>
          </table:table-cell>
          <table:table-cell table:formula="of:=[.I220]&amp;[.J220]&amp;[.K220]" office:value-type="string" office:string-value="Are Drosophila LO.IB neurons excitatory or inhibitory?" calcext:value-type="string">
            <text:p>Are Drosophila LO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.SPS</text:p>
          </table:table-cell>
          <table:table-cell office:value-type="string" calcext:value-type="string">
            <text:p>What are Drosophila </text:p>
          </table:table-cell>
          <table:table-cell table:formula="of:=[.A221]" office:value-type="string" office:string-value="GOR.SPS" calcext:value-type="string">
            <text:p>GOR.SPS</text:p>
          </table:table-cell>
          <table:table-cell office:value-type="string" calcext:value-type="string">
            <text:p><text:s/>neurons?</text:p>
          </table:table-cell>
          <table:table-cell table:formula="of:=[.B221]&amp;[.C221]&amp;[.D221]" office:value-type="string" office:string-value="What are Drosophila GOR.SPS neurons?" calcext:value-type="string">
            <text:p>What are Drosophila GOR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21]" office:value-type="string" office:string-value="GOR.SPS" calcext:value-type="string">
            <text:p>GOR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221]&amp;[.J221]&amp;[.K221]" office:value-type="string" office:string-value="Are Drosophila GOR.SPS neurons excitatory or inhibitory?" calcext:value-type="string">
            <text:p>Are Drosophila GOR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VES</text:p>
          </table:table-cell>
          <table:table-cell office:value-type="string" calcext:value-type="string">
            <text:p>What are Drosophila </text:p>
          </table:table-cell>
          <table:table-cell table:formula="of:=[.A222]" office:value-type="string" office:string-value="CRE.VES" calcext:value-type="string">
            <text:p>CRE.VES</text:p>
          </table:table-cell>
          <table:table-cell office:value-type="string" calcext:value-type="string">
            <text:p><text:s/>neurons?</text:p>
          </table:table-cell>
          <table:table-cell table:formula="of:=[.B222]&amp;[.C222]&amp;[.D222]" office:value-type="string" office:string-value="What are Drosophila CRE.VES neurons?" calcext:value-type="string">
            <text:p>What are Drosophila CRE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22]" office:value-type="string" office:string-value="CRE.VES" calcext:value-type="string">
            <text:p>CRE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222]&amp;[.J222]&amp;[.K222]" office:value-type="string" office:string-value="Are Drosophila CRE.VES neurons excitatory or inhibitory?" calcext:value-type="string">
            <text:p>Are Drosophila CRE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SCL</text:p>
          </table:table-cell>
          <table:table-cell office:value-type="string" calcext:value-type="string">
            <text:p>What are Drosophila </text:p>
          </table:table-cell>
          <table:table-cell table:formula="of:=[.A223]" office:value-type="string" office:string-value="LO.SCL" calcext:value-type="string">
            <text:p>LO.SCL</text:p>
          </table:table-cell>
          <table:table-cell office:value-type="string" calcext:value-type="string">
            <text:p><text:s/>neurons?</text:p>
          </table:table-cell>
          <table:table-cell table:formula="of:=[.B223]&amp;[.C223]&amp;[.D223]" office:value-type="string" office:string-value="What are Drosophila LO.SCL neurons?" calcext:value-type="string">
            <text:p>What are Drosophila LO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23]" office:value-type="string" office:string-value="LO.SCL" calcext:value-type="string">
            <text:p>LO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223]&amp;[.J223]&amp;[.K223]" office:value-type="string" office:string-value="Are Drosophila LO.SCL neurons excitatory or inhibitory?" calcext:value-type="string">
            <text:p>Are Drosophila LO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SIP</text:p>
          </table:table-cell>
          <table:table-cell office:value-type="string" calcext:value-type="string">
            <text:p>What are Drosophila </text:p>
          </table:table-cell>
          <table:table-cell table:formula="of:=[.A224]" office:value-type="string" office:string-value="SMP.SIP" calcext:value-type="string">
            <text:p>SMP.SIP</text:p>
          </table:table-cell>
          <table:table-cell office:value-type="string" calcext:value-type="string">
            <text:p><text:s/>neurons?</text:p>
          </table:table-cell>
          <table:table-cell table:formula="of:=[.B224]&amp;[.C224]&amp;[.D224]" office:value-type="string" office:string-value="What are Drosophila SMP.SIP neurons?" calcext:value-type="string">
            <text:p>What are Drosophila SMP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24]" office:value-type="string" office:string-value="SMP.SIP" calcext:value-type="string">
            <text:p>SMP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224]&amp;[.J224]&amp;[.K224]" office:value-type="string" office:string-value="Are Drosophila SMP.SIP neurons excitatory or inhibitory?" calcext:value-type="string">
            <text:p>Are Drosophila SMP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SIP</text:p>
          </table:table-cell>
          <table:table-cell office:value-type="string" calcext:value-type="string">
            <text:p>What are Drosophila </text:p>
          </table:table-cell>
          <table:table-cell table:formula="of:=[.A225]" office:value-type="string" office:string-value="PLP.SIP" calcext:value-type="string">
            <text:p>PLP.SIP</text:p>
          </table:table-cell>
          <table:table-cell office:value-type="string" calcext:value-type="string">
            <text:p><text:s/>neurons?</text:p>
          </table:table-cell>
          <table:table-cell table:formula="of:=[.B225]&amp;[.C225]&amp;[.D225]" office:value-type="string" office:string-value="What are Drosophila PLP.SIP neurons?" calcext:value-type="string">
            <text:p>What are Drosophila PLP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25]" office:value-type="string" office:string-value="PLP.SIP" calcext:value-type="string">
            <text:p>PLP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225]&amp;[.J225]&amp;[.K225]" office:value-type="string" office:string-value="Are Drosophila PLP.SIP neurons excitatory or inhibitory?" calcext:value-type="string">
            <text:p>Are Drosophila PLP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WED</text:p>
          </table:table-cell>
          <table:table-cell office:value-type="string" calcext:value-type="string">
            <text:p>What are Drosophila </text:p>
          </table:table-cell>
          <table:table-cell table:formula="of:=[.A226]" office:value-type="string" office:string-value="AL.WED" calcext:value-type="string">
            <text:p>AL.WED</text:p>
          </table:table-cell>
          <table:table-cell office:value-type="string" calcext:value-type="string">
            <text:p><text:s/>neurons?</text:p>
          </table:table-cell>
          <table:table-cell table:formula="of:=[.B226]&amp;[.C226]&amp;[.D226]" office:value-type="string" office:string-value="What are Drosophila AL.WED neurons?" calcext:value-type="string">
            <text:p>What are Drosophila AL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26]" office:value-type="string" office:string-value="AL.WED" calcext:value-type="string">
            <text:p>AL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226]&amp;[.J226]&amp;[.K226]" office:value-type="string" office:string-value="Are Drosophila AL.WED neurons excitatory or inhibitory?" calcext:value-type="string">
            <text:p>Are Drosophila AL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SCL</text:p>
          </table:table-cell>
          <table:table-cell office:value-type="string" calcext:value-type="string">
            <text:p>What are Drosophila </text:p>
          </table:table-cell>
          <table:table-cell table:formula="of:=[.A227]" office:value-type="string" office:string-value="PVLP.SCL" calcext:value-type="string">
            <text:p>PVLP.SCL</text:p>
          </table:table-cell>
          <table:table-cell office:value-type="string" calcext:value-type="string">
            <text:p><text:s/>neurons?</text:p>
          </table:table-cell>
          <table:table-cell table:formula="of:=[.B227]&amp;[.C227]&amp;[.D227]" office:value-type="string" office:string-value="What are Drosophila PVLP.SCL neurons?" calcext:value-type="string">
            <text:p>What are Drosophila PVLP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27]" office:value-type="string" office:string-value="PVLP.SCL" calcext:value-type="string">
            <text:p>PVLP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227]&amp;[.J227]&amp;[.K227]" office:value-type="string" office:string-value="Are Drosophila PVLP.SCL neurons excitatory or inhibitory?" calcext:value-type="string">
            <text:p>Are Drosophila PVLP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GNG</text:p>
          </table:table-cell>
          <table:table-cell office:value-type="string" calcext:value-type="string">
            <text:p>What are Drosophila </text:p>
          </table:table-cell>
          <table:table-cell table:formula="of:=[.A228]" office:value-type="string" office:string-value="PVLP.GNG" calcext:value-type="string">
            <text:p>PVLP.GNG</text:p>
          </table:table-cell>
          <table:table-cell office:value-type="string" calcext:value-type="string">
            <text:p><text:s/>neurons?</text:p>
          </table:table-cell>
          <table:table-cell table:formula="of:=[.B228]&amp;[.C228]&amp;[.D228]" office:value-type="string" office:string-value="What are Drosophila PVLP.GNG neurons?" calcext:value-type="string">
            <text:p>What are Drosophila PVLP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28]" office:value-type="string" office:string-value="PVLP.GNG" calcext:value-type="string">
            <text:p>PVLP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228]&amp;[.J228]&amp;[.K228]" office:value-type="string" office:string-value="Are Drosophila PVLP.GNG neurons excitatory or inhibitory?" calcext:value-type="string">
            <text:p>Are Drosophila PVLP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.SLP</text:p>
          </table:table-cell>
          <table:table-cell office:value-type="string" calcext:value-type="string">
            <text:p>What are Drosophila </text:p>
          </table:table-cell>
          <table:table-cell table:formula="of:=[.A229]" office:value-type="string" office:string-value="FLA.SLP" calcext:value-type="string">
            <text:p>FLA.SLP</text:p>
          </table:table-cell>
          <table:table-cell office:value-type="string" calcext:value-type="string">
            <text:p><text:s/>neurons?</text:p>
          </table:table-cell>
          <table:table-cell table:formula="of:=[.B229]&amp;[.C229]&amp;[.D229]" office:value-type="string" office:string-value="What are Drosophila FLA.SLP neurons?" calcext:value-type="string">
            <text:p>What are Drosophila FLA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29]" office:value-type="string" office:string-value="FLA.SLP" calcext:value-type="string">
            <text:p>FLA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229]&amp;[.J229]&amp;[.K229]" office:value-type="string" office:string-value="Are Drosophila FLA.SLP neurons excitatory or inhibitory?" calcext:value-type="string">
            <text:p>Are Drosophila FLA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SIP</text:p>
          </table:table-cell>
          <table:table-cell office:value-type="string" calcext:value-type="string">
            <text:p>What are Drosophila </text:p>
          </table:table-cell>
          <table:table-cell table:formula="of:=[.A230]" office:value-type="string" office:string-value="LO.SIP" calcext:value-type="string">
            <text:p>LO.SIP</text:p>
          </table:table-cell>
          <table:table-cell office:value-type="string" calcext:value-type="string">
            <text:p><text:s/>neurons?</text:p>
          </table:table-cell>
          <table:table-cell table:formula="of:=[.B230]&amp;[.C230]&amp;[.D230]" office:value-type="string" office:string-value="What are Drosophila LO.SIP neurons?" calcext:value-type="string">
            <text:p>What are Drosophila LO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30]" office:value-type="string" office:string-value="LO.SIP" calcext:value-type="string">
            <text:p>LO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230]&amp;[.J230]&amp;[.K230]" office:value-type="string" office:string-value="Are Drosophila LO.SIP neurons excitatory or inhibitory?" calcext:value-type="string">
            <text:p>Are Drosophila LO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</text:p>
          </table:table-cell>
          <table:table-cell office:value-type="string" calcext:value-type="string">
            <text:p>What are Drosophila </text:p>
          </table:table-cell>
          <table:table-cell table:formula="of:=[.A231]" office:value-type="string" office:string-value="LOP" calcext:value-type="string">
            <text:p>LOP</text:p>
          </table:table-cell>
          <table:table-cell office:value-type="string" calcext:value-type="string">
            <text:p><text:s/>neurons?</text:p>
          </table:table-cell>
          <table:table-cell table:formula="of:=[.B231]&amp;[.C231]&amp;[.D231]" office:value-type="string" office:string-value="What are Drosophila LOP neurons?" calcext:value-type="string">
            <text:p>What are Drosophila LO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31]" office:value-type="string" office:string-value="LOP" calcext:value-type="string">
            <text:p>LOP</text:p>
          </table:table-cell>
          <table:table-cell office:value-type="string" calcext:value-type="string">
            <text:p><text:s/>neurons excitatory or inhibitory?</text:p>
          </table:table-cell>
          <table:table-cell table:formula="of:=[.I231]&amp;[.J231]&amp;[.K231]" office:value-type="string" office:string-value="Are Drosophila LOP neurons excitatory or inhibitory?" calcext:value-type="string">
            <text:p>Are Drosophila LO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.MB_PED</text:p>
          </table:table-cell>
          <table:table-cell office:value-type="string" calcext:value-type="string">
            <text:p>What are Drosophila </text:p>
          </table:table-cell>
          <table:table-cell table:formula="of:=[.A232]" office:value-type="string" office:string-value="MB_CA.MB_PED" calcext:value-type="string">
            <text:p>MB_CA.MB_PED</text:p>
          </table:table-cell>
          <table:table-cell office:value-type="string" calcext:value-type="string">
            <text:p><text:s/>neurons?</text:p>
          </table:table-cell>
          <table:table-cell table:formula="of:=[.B232]&amp;[.C232]&amp;[.D232]" office:value-type="string" office:string-value="What are Drosophila MB_CA.MB_PED neurons?" calcext:value-type="string">
            <text:p>What are Drosophila MB_CA.MB_P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32]" office:value-type="string" office:string-value="MB_CA.MB_PED" calcext:value-type="string">
            <text:p>MB_CA.MB_PED</text:p>
          </table:table-cell>
          <table:table-cell office:value-type="string" calcext:value-type="string">
            <text:p><text:s/>neurons excitatory or inhibitory?</text:p>
          </table:table-cell>
          <table:table-cell table:formula="of:=[.I232]&amp;[.J232]&amp;[.K232]" office:value-type="string" office:string-value="Are Drosophila MB_CA.MB_PED neurons excitatory or inhibitory?" calcext:value-type="string">
            <text:p>Are Drosophila MB_CA.MB_P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SIP</text:p>
          </table:table-cell>
          <table:table-cell office:value-type="string" calcext:value-type="string">
            <text:p>What are Drosophila </text:p>
          </table:table-cell>
          <table:table-cell table:formula="of:=[.A233]" office:value-type="string" office:string-value="LH.SIP" calcext:value-type="string">
            <text:p>LH.SIP</text:p>
          </table:table-cell>
          <table:table-cell office:value-type="string" calcext:value-type="string">
            <text:p><text:s/>neurons?</text:p>
          </table:table-cell>
          <table:table-cell table:formula="of:=[.B233]&amp;[.C233]&amp;[.D233]" office:value-type="string" office:string-value="What are Drosophila LH.SIP neurons?" calcext:value-type="string">
            <text:p>What are Drosophila LH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33]" office:value-type="string" office:string-value="LH.SIP" calcext:value-type="string">
            <text:p>LH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233]&amp;[.J233]&amp;[.K233]" office:value-type="string" office:string-value="Are Drosophila LH.SIP neurons excitatory or inhibitory?" calcext:value-type="string">
            <text:p>Are Drosophila LH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AVLP</text:p>
          </table:table-cell>
          <table:table-cell office:value-type="string" calcext:value-type="string">
            <text:p>What are Drosophila </text:p>
          </table:table-cell>
          <table:table-cell table:formula="of:=[.A234]" office:value-type="string" office:string-value="LO.AVLP" calcext:value-type="string">
            <text:p>LO.AVLP</text:p>
          </table:table-cell>
          <table:table-cell office:value-type="string" calcext:value-type="string">
            <text:p><text:s/>neurons?</text:p>
          </table:table-cell>
          <table:table-cell table:formula="of:=[.B234]&amp;[.C234]&amp;[.D234]" office:value-type="string" office:string-value="What are Drosophila LO.AVLP neurons?" calcext:value-type="string">
            <text:p>What are Drosophila LO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34]" office:value-type="string" office:string-value="LO.AVLP" calcext:value-type="string">
            <text:p>LO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234]&amp;[.J234]&amp;[.K234]" office:value-type="string" office:string-value="Are Drosophila LO.AVLP neurons excitatory or inhibitory?" calcext:value-type="string">
            <text:p>Are Drosophila LO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W.SMP</text:p>
          </table:table-cell>
          <table:table-cell office:value-type="string" calcext:value-type="string">
            <text:p>What are Drosophila </text:p>
          </table:table-cell>
          <table:table-cell table:formula="of:=[.A235]" office:value-type="string" office:string-value="PRW.SMP" calcext:value-type="string">
            <text:p>PRW.SMP</text:p>
          </table:table-cell>
          <table:table-cell office:value-type="string" calcext:value-type="string">
            <text:p><text:s/>neurons?</text:p>
          </table:table-cell>
          <table:table-cell table:formula="of:=[.B235]&amp;[.C235]&amp;[.D235]" office:value-type="string" office:string-value="What are Drosophila PRW.SMP neurons?" calcext:value-type="string">
            <text:p>What are Drosophila PRW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35]" office:value-type="string" office:string-value="PRW.SMP" calcext:value-type="string">
            <text:p>PRW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235]&amp;[.J235]&amp;[.K235]" office:value-type="string" office:string-value="Are Drosophila PRW.SMP neurons excitatory or inhibitory?" calcext:value-type="string">
            <text:p>Are Drosophila PRW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GNG</text:p>
          </table:table-cell>
          <table:table-cell office:value-type="string" calcext:value-type="string">
            <text:p>What are Drosophila </text:p>
          </table:table-cell>
          <table:table-cell table:formula="of:=[.A236]" office:value-type="string" office:string-value="SCL.GNG" calcext:value-type="string">
            <text:p>SCL.GNG</text:p>
          </table:table-cell>
          <table:table-cell office:value-type="string" calcext:value-type="string">
            <text:p><text:s/>neurons?</text:p>
          </table:table-cell>
          <table:table-cell table:formula="of:=[.B236]&amp;[.C236]&amp;[.D236]" office:value-type="string" office:string-value="What are Drosophila SCL.GNG neurons?" calcext:value-type="string">
            <text:p>What are Drosophila SCL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36]" office:value-type="string" office:string-value="SCL.GNG" calcext:value-type="string">
            <text:p>SCL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236]&amp;[.J236]&amp;[.K236]" office:value-type="string" office:string-value="Are Drosophila SCL.GNG neurons excitatory or inhibitory?" calcext:value-type="string">
            <text:p>Are Drosophila SCL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IPS</text:p>
          </table:table-cell>
          <table:table-cell office:value-type="string" calcext:value-type="string">
            <text:p>What are Drosophila </text:p>
          </table:table-cell>
          <table:table-cell table:formula="of:=[.A237]" office:value-type="string" office:string-value="SAD.IPS" calcext:value-type="string">
            <text:p>SAD.IPS</text:p>
          </table:table-cell>
          <table:table-cell office:value-type="string" calcext:value-type="string">
            <text:p><text:s/>neurons?</text:p>
          </table:table-cell>
          <table:table-cell table:formula="of:=[.B237]&amp;[.C237]&amp;[.D237]" office:value-type="string" office:string-value="What are Drosophila SAD.IPS neurons?" calcext:value-type="string">
            <text:p>What are Drosophila SAD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37]" office:value-type="string" office:string-value="SAD.IPS" calcext:value-type="string">
            <text:p>SAD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237]&amp;[.J237]&amp;[.K237]" office:value-type="string" office:string-value="Are Drosophila SAD.IPS neurons excitatory or inhibitory?" calcext:value-type="string">
            <text:p>Are Drosophila SAD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PVLP</text:p>
          </table:table-cell>
          <table:table-cell office:value-type="string" calcext:value-type="string">
            <text:p>What are Drosophila </text:p>
          </table:table-cell>
          <table:table-cell table:formula="of:=[.A238]" office:value-type="string" office:string-value="SAD.PVLP" calcext:value-type="string">
            <text:p>SAD.PVLP</text:p>
          </table:table-cell>
          <table:table-cell office:value-type="string" calcext:value-type="string">
            <text:p><text:s/>neurons?</text:p>
          </table:table-cell>
          <table:table-cell table:formula="of:=[.B238]&amp;[.C238]&amp;[.D238]" office:value-type="string" office:string-value="What are Drosophila SAD.PVLP neurons?" calcext:value-type="string">
            <text:p>What are Drosophila SAD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38]" office:value-type="string" office:string-value="SAD.PVLP" calcext:value-type="string">
            <text:p>SAD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238]&amp;[.J238]&amp;[.K238]" office:value-type="string" office:string-value="Are Drosophila SAD.PVLP neurons excitatory or inhibitory?" calcext:value-type="string">
            <text:p>Are Drosophila SAD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WED</text:p>
          </table:table-cell>
          <table:table-cell office:value-type="string" calcext:value-type="string">
            <text:p>What are Drosophila </text:p>
          </table:table-cell>
          <table:table-cell table:formula="of:=[.A239]" office:value-type="string" office:string-value="SCL.WED" calcext:value-type="string">
            <text:p>SCL.WED</text:p>
          </table:table-cell>
          <table:table-cell office:value-type="string" calcext:value-type="string">
            <text:p><text:s/>neurons?</text:p>
          </table:table-cell>
          <table:table-cell table:formula="of:=[.B239]&amp;[.C239]&amp;[.D239]" office:value-type="string" office:string-value="What are Drosophila SCL.WED neurons?" calcext:value-type="string">
            <text:p>What are Drosophila SCL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39]" office:value-type="string" office:string-value="SCL.WED" calcext:value-type="string">
            <text:p>SCL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239]&amp;[.J239]&amp;[.K239]" office:value-type="string" office:string-value="Are Drosophila SCL.WED neurons excitatory or inhibitory?" calcext:value-type="string">
            <text:p>Are Drosophila SCL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CRE</text:p>
          </table:table-cell>
          <table:table-cell office:value-type="string" calcext:value-type="string">
            <text:p>What are Drosophila </text:p>
          </table:table-cell>
          <table:table-cell table:formula="of:=[.A240]" office:value-type="string" office:string-value="ICL.CRE" calcext:value-type="string">
            <text:p>ICL.CRE</text:p>
          </table:table-cell>
          <table:table-cell office:value-type="string" calcext:value-type="string">
            <text:p><text:s/>neurons?</text:p>
          </table:table-cell>
          <table:table-cell table:formula="of:=[.B240]&amp;[.C240]&amp;[.D240]" office:value-type="string" office:string-value="What are Drosophila ICL.CRE neurons?" calcext:value-type="string">
            <text:p>What are Drosophila ICL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40]" office:value-type="string" office:string-value="ICL.CRE" calcext:value-type="string">
            <text:p>ICL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240]&amp;[.J240]&amp;[.K240]" office:value-type="string" office:string-value="Are Drosophila ICL.CRE neurons excitatory or inhibitory?" calcext:value-type="string">
            <text:p>Are Drosophila ICL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</text:p>
          </table:table-cell>
          <table:table-cell office:value-type="string" calcext:value-type="string">
            <text:p>What are Drosophila </text:p>
          </table:table-cell>
          <table:table-cell table:formula="of:=[.A241]" office:value-type="string" office:string-value="SLP" calcext:value-type="string">
            <text:p>SLP</text:p>
          </table:table-cell>
          <table:table-cell office:value-type="string" calcext:value-type="string">
            <text:p><text:s/>neurons?</text:p>
          </table:table-cell>
          <table:table-cell table:formula="of:=[.B241]&amp;[.C241]&amp;[.D241]" office:value-type="string" office:string-value="What are Drosophila SLP neurons?" calcext:value-type="string">
            <text:p>What are Drosophila 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41]" office:value-type="string" office:string-value="SLP" calcext:value-type="string">
            <text:p>SLP</text:p>
          </table:table-cell>
          <table:table-cell office:value-type="string" calcext:value-type="string">
            <text:p><text:s/>neurons excitatory or inhibitory?</text:p>
          </table:table-cell>
          <table:table-cell table:formula="of:=[.I241]&amp;[.J241]&amp;[.K241]" office:value-type="string" office:string-value="Are Drosophila SLP neurons excitatory or inhibitory?" calcext:value-type="string">
            <text:p>Are Drosophila 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IB</text:p>
          </table:table-cell>
          <table:table-cell office:value-type="string" calcext:value-type="string">
            <text:p>What are Drosophila </text:p>
          </table:table-cell>
          <table:table-cell table:formula="of:=[.A242]" office:value-type="string" office:string-value="CRE.IB" calcext:value-type="string">
            <text:p>CRE.IB</text:p>
          </table:table-cell>
          <table:table-cell office:value-type="string" calcext:value-type="string">
            <text:p><text:s/>neurons?</text:p>
          </table:table-cell>
          <table:table-cell table:formula="of:=[.B242]&amp;[.C242]&amp;[.D242]" office:value-type="string" office:string-value="What are Drosophila CRE.IB neurons?" calcext:value-type="string">
            <text:p>What are Drosophila CRE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42]" office:value-type="string" office:string-value="CRE.IB" calcext:value-type="string">
            <text:p>CRE.IB</text:p>
          </table:table-cell>
          <table:table-cell office:value-type="string" calcext:value-type="string">
            <text:p><text:s/>neurons excitatory or inhibitory?</text:p>
          </table:table-cell>
          <table:table-cell table:formula="of:=[.I242]&amp;[.J242]&amp;[.K242]" office:value-type="string" office:string-value="Are Drosophila CRE.IB neurons excitatory or inhibitory?" calcext:value-type="string">
            <text:p>Are Drosophila CRE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IPS</text:p>
          </table:table-cell>
          <table:table-cell office:value-type="string" calcext:value-type="string">
            <text:p>What are Drosophila </text:p>
          </table:table-cell>
          <table:table-cell table:formula="of:=[.A243]" office:value-type="string" office:string-value="SPS.IPS" calcext:value-type="string">
            <text:p>SPS.IPS</text:p>
          </table:table-cell>
          <table:table-cell office:value-type="string" calcext:value-type="string">
            <text:p><text:s/>neurons?</text:p>
          </table:table-cell>
          <table:table-cell table:formula="of:=[.B243]&amp;[.C243]&amp;[.D243]" office:value-type="string" office:string-value="What are Drosophila SPS.IPS neurons?" calcext:value-type="string">
            <text:p>What are Drosophila SPS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43]" office:value-type="string" office:string-value="SPS.IPS" calcext:value-type="string">
            <text:p>SPS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243]&amp;[.J243]&amp;[.K243]" office:value-type="string" office:string-value="Are Drosophila SPS.IPS neurons excitatory or inhibitory?" calcext:value-type="string">
            <text:p>Are Drosophila SPS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MB_ML</text:p>
          </table:table-cell>
          <table:table-cell office:value-type="string" calcext:value-type="string">
            <text:p>What are Drosophila </text:p>
          </table:table-cell>
          <table:table-cell table:formula="of:=[.A244]" office:value-type="string" office:string-value="SIP.MB_ML" calcext:value-type="string">
            <text:p>SIP.MB_ML</text:p>
          </table:table-cell>
          <table:table-cell office:value-type="string" calcext:value-type="string">
            <text:p><text:s/>neurons?</text:p>
          </table:table-cell>
          <table:table-cell table:formula="of:=[.B244]&amp;[.C244]&amp;[.D244]" office:value-type="string" office:string-value="What are Drosophila SIP.MB_ML neurons?" calcext:value-type="string">
            <text:p>What are Drosophila SIP.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44]" office:value-type="string" office:string-value="SIP.MB_ML" calcext:value-type="string">
            <text:p>SIP.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244]&amp;[.J244]&amp;[.K244]" office:value-type="string" office:string-value="Are Drosophila SIP.MB_ML neurons excitatory or inhibitory?" calcext:value-type="string">
            <text:p>Are Drosophila SIP.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.SPS</text:p>
          </table:table-cell>
          <table:table-cell office:value-type="string" calcext:value-type="string">
            <text:p>What are Drosophila </text:p>
          </table:table-cell>
          <table:table-cell table:formula="of:=[.A245]" office:value-type="string" office:string-value="FLA.SPS" calcext:value-type="string">
            <text:p>FLA.SPS</text:p>
          </table:table-cell>
          <table:table-cell office:value-type="string" calcext:value-type="string">
            <text:p><text:s/>neurons?</text:p>
          </table:table-cell>
          <table:table-cell table:formula="of:=[.B245]&amp;[.C245]&amp;[.D245]" office:value-type="string" office:string-value="What are Drosophila FLA.SPS neurons?" calcext:value-type="string">
            <text:p>What are Drosophila FLA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45]" office:value-type="string" office:string-value="FLA.SPS" calcext:value-type="string">
            <text:p>FLA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245]&amp;[.J245]&amp;[.K245]" office:value-type="string" office:string-value="Are Drosophila FLA.SPS neurons excitatory or inhibitory?" calcext:value-type="string">
            <text:p>Are Drosophila FLA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.AVLP</text:p>
          </table:table-cell>
          <table:table-cell office:value-type="string" calcext:value-type="string">
            <text:p>What are Drosophila </text:p>
          </table:table-cell>
          <table:table-cell table:formula="of:=[.A246]" office:value-type="string" office:string-value="LOP.AVLP" calcext:value-type="string">
            <text:p>LOP.AVLP</text:p>
          </table:table-cell>
          <table:table-cell office:value-type="string" calcext:value-type="string">
            <text:p><text:s/>neurons?</text:p>
          </table:table-cell>
          <table:table-cell table:formula="of:=[.B246]&amp;[.C246]&amp;[.D246]" office:value-type="string" office:string-value="What are Drosophila LOP.AVLP neurons?" calcext:value-type="string">
            <text:p>What are Drosophila LOP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46]" office:value-type="string" office:string-value="LOP.AVLP" calcext:value-type="string">
            <text:p>LOP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246]&amp;[.J246]&amp;[.K246]" office:value-type="string" office:string-value="Are Drosophila LOP.AVLP neurons excitatory or inhibitory?" calcext:value-type="string">
            <text:p>Are Drosophila LOP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SMP</text:p>
          </table:table-cell>
          <table:table-cell office:value-type="string" calcext:value-type="string">
            <text:p>What are Drosophila </text:p>
          </table:table-cell>
          <table:table-cell table:formula="of:=[.A247]" office:value-type="string" office:string-value="LAL.SMP" calcext:value-type="string">
            <text:p>LAL.SMP</text:p>
          </table:table-cell>
          <table:table-cell office:value-type="string" calcext:value-type="string">
            <text:p><text:s/>neurons?</text:p>
          </table:table-cell>
          <table:table-cell table:formula="of:=[.B247]&amp;[.C247]&amp;[.D247]" office:value-type="string" office:string-value="What are Drosophila LAL.SMP neurons?" calcext:value-type="string">
            <text:p>What are Drosophila LAL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47]" office:value-type="string" office:string-value="LAL.SMP" calcext:value-type="string">
            <text:p>LAL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247]&amp;[.J247]&amp;[.K247]" office:value-type="string" office:string-value="Are Drosophila LAL.SMP neurons excitatory or inhibitory?" calcext:value-type="string">
            <text:p>Are Drosophila LAL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ICL</text:p>
          </table:table-cell>
          <table:table-cell office:value-type="string" calcext:value-type="string">
            <text:p>What are Drosophila </text:p>
          </table:table-cell>
          <table:table-cell table:formula="of:=[.A248]" office:value-type="string" office:string-value="SIP.ICL" calcext:value-type="string">
            <text:p>SIP.ICL</text:p>
          </table:table-cell>
          <table:table-cell office:value-type="string" calcext:value-type="string">
            <text:p><text:s/>neurons?</text:p>
          </table:table-cell>
          <table:table-cell table:formula="of:=[.B248]&amp;[.C248]&amp;[.D248]" office:value-type="string" office:string-value="What are Drosophila SIP.ICL neurons?" calcext:value-type="string">
            <text:p>What are Drosophila SIP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48]" office:value-type="string" office:string-value="SIP.ICL" calcext:value-type="string">
            <text:p>SIP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248]&amp;[.J248]&amp;[.K248]" office:value-type="string" office:string-value="Are Drosophila SIP.ICL neurons excitatory or inhibitory?" calcext:value-type="string">
            <text:p>Are Drosophila SIP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IB</text:p>
          </table:table-cell>
          <table:table-cell office:value-type="string" calcext:value-type="string">
            <text:p>What are Drosophila </text:p>
          </table:table-cell>
          <table:table-cell table:formula="of:=[.A249]" office:value-type="string" office:string-value="AVLP.IB" calcext:value-type="string">
            <text:p>AVLP.IB</text:p>
          </table:table-cell>
          <table:table-cell office:value-type="string" calcext:value-type="string">
            <text:p><text:s/>neurons?</text:p>
          </table:table-cell>
          <table:table-cell table:formula="of:=[.B249]&amp;[.C249]&amp;[.D249]" office:value-type="string" office:string-value="What are Drosophila AVLP.IB neurons?" calcext:value-type="string">
            <text:p>What are Drosophila AVLP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49]" office:value-type="string" office:string-value="AVLP.IB" calcext:value-type="string">
            <text:p>AVLP.IB</text:p>
          </table:table-cell>
          <table:table-cell office:value-type="string" calcext:value-type="string">
            <text:p><text:s/>neurons excitatory or inhibitory?</text:p>
          </table:table-cell>
          <table:table-cell table:formula="of:=[.I249]&amp;[.J249]&amp;[.K249]" office:value-type="string" office:string-value="Are Drosophila AVLP.IB neurons excitatory or inhibitory?" calcext:value-type="string">
            <text:p>Are Drosophila AVLP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FLA</text:p>
          </table:table-cell>
          <table:table-cell office:value-type="string" calcext:value-type="string">
            <text:p>What are Drosophila </text:p>
          </table:table-cell>
          <table:table-cell table:formula="of:=[.A250]" office:value-type="string" office:string-value="SLP.FLA" calcext:value-type="string">
            <text:p>SLP.FLA</text:p>
          </table:table-cell>
          <table:table-cell office:value-type="string" calcext:value-type="string">
            <text:p><text:s/>neurons?</text:p>
          </table:table-cell>
          <table:table-cell table:formula="of:=[.B250]&amp;[.C250]&amp;[.D250]" office:value-type="string" office:string-value="What are Drosophila SLP.FLA neurons?" calcext:value-type="string">
            <text:p>What are Drosophila SLP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50]" office:value-type="string" office:string-value="SLP.FLA" calcext:value-type="string">
            <text:p>SLP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250]&amp;[.J250]&amp;[.K250]" office:value-type="string" office:string-value="Are Drosophila SLP.FLA neurons excitatory or inhibitory?" calcext:value-type="string">
            <text:p>Are Drosophila SLP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LH</text:p>
          </table:table-cell>
          <table:table-cell office:value-type="string" calcext:value-type="string">
            <text:p>What are Drosophila </text:p>
          </table:table-cell>
          <table:table-cell table:formula="of:=[.A251]" office:value-type="string" office:string-value="AL.LH" calcext:value-type="string">
            <text:p>AL.LH</text:p>
          </table:table-cell>
          <table:table-cell office:value-type="string" calcext:value-type="string">
            <text:p><text:s/>neurons?</text:p>
          </table:table-cell>
          <table:table-cell table:formula="of:=[.B251]&amp;[.C251]&amp;[.D251]" office:value-type="string" office:string-value="What are Drosophila AL.LH neurons?" calcext:value-type="string">
            <text:p>What are Drosophila AL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51]" office:value-type="string" office:string-value="AL.LH" calcext:value-type="string">
            <text:p>AL.LH</text:p>
          </table:table-cell>
          <table:table-cell office:value-type="string" calcext:value-type="string">
            <text:p><text:s/>neurons excitatory or inhibitory?</text:p>
          </table:table-cell>
          <table:table-cell table:formula="of:=[.I251]&amp;[.J251]&amp;[.K251]" office:value-type="string" office:string-value="Are Drosophila AL.LH neurons excitatory or inhibitory?" calcext:value-type="string">
            <text:p>Are Drosophila AL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GNG</text:p>
          </table:table-cell>
          <table:table-cell office:value-type="string" calcext:value-type="string">
            <text:p>What are Drosophila </text:p>
          </table:table-cell>
          <table:table-cell table:formula="of:=[.A252]" office:value-type="string" office:string-value="CRE.GNG" calcext:value-type="string">
            <text:p>CRE.GNG</text:p>
          </table:table-cell>
          <table:table-cell office:value-type="string" calcext:value-type="string">
            <text:p><text:s/>neurons?</text:p>
          </table:table-cell>
          <table:table-cell table:formula="of:=[.B252]&amp;[.C252]&amp;[.D252]" office:value-type="string" office:string-value="What are Drosophila CRE.GNG neurons?" calcext:value-type="string">
            <text:p>What are Drosophila CRE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52]" office:value-type="string" office:string-value="CRE.GNG" calcext:value-type="string">
            <text:p>CRE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252]&amp;[.J252]&amp;[.K252]" office:value-type="string" office:string-value="Are Drosophila CRE.GNG neurons excitatory or inhibitory?" calcext:value-type="string">
            <text:p>Are Drosophila CRE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CRE</text:p>
          </table:table-cell>
          <table:table-cell office:value-type="string" calcext:value-type="string">
            <text:p>What are Drosophila </text:p>
          </table:table-cell>
          <table:table-cell table:formula="of:=[.A253]" office:value-type="string" office:string-value="AOTU.CRE" calcext:value-type="string">
            <text:p>AOTU.CRE</text:p>
          </table:table-cell>
          <table:table-cell office:value-type="string" calcext:value-type="string">
            <text:p><text:s/>neurons?</text:p>
          </table:table-cell>
          <table:table-cell table:formula="of:=[.B253]&amp;[.C253]&amp;[.D253]" office:value-type="string" office:string-value="What are Drosophila AOTU.CRE neurons?" calcext:value-type="string">
            <text:p>What are Drosophila AOTU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53]" office:value-type="string" office:string-value="AOTU.CRE" calcext:value-type="string">
            <text:p>AOTU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253]&amp;[.J253]&amp;[.K253]" office:value-type="string" office:string-value="Are Drosophila AOTU.CRE neurons excitatory or inhibitory?" calcext:value-type="string">
            <text:p>Are Drosophila AOTU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.SMP</text:p>
          </table:table-cell>
          <table:table-cell office:value-type="string" calcext:value-type="string">
            <text:p>What are Drosophila </text:p>
          </table:table-cell>
          <table:table-cell table:formula="of:=[.A254]" office:value-type="string" office:string-value="AME.SMP" calcext:value-type="string">
            <text:p>AME.SMP</text:p>
          </table:table-cell>
          <table:table-cell office:value-type="string" calcext:value-type="string">
            <text:p><text:s/>neurons?</text:p>
          </table:table-cell>
          <table:table-cell table:formula="of:=[.B254]&amp;[.C254]&amp;[.D254]" office:value-type="string" office:string-value="What are Drosophila AME.SMP neurons?" calcext:value-type="string">
            <text:p>What are Drosophila AME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54]" office:value-type="string" office:string-value="AME.SMP" calcext:value-type="string">
            <text:p>AME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254]&amp;[.J254]&amp;[.K254]" office:value-type="string" office:string-value="Are Drosophila AME.SMP neurons excitatory or inhibitory?" calcext:value-type="string">
            <text:p>Are Drosophila AME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GNG</text:p>
          </table:table-cell>
          <table:table-cell office:value-type="string" calcext:value-type="string">
            <text:p>What are Drosophila </text:p>
          </table:table-cell>
          <table:table-cell table:formula="of:=[.A255]" office:value-type="string" office:string-value="VES.GNG" calcext:value-type="string">
            <text:p>VES.GNG</text:p>
          </table:table-cell>
          <table:table-cell office:value-type="string" calcext:value-type="string">
            <text:p><text:s/>neurons?</text:p>
          </table:table-cell>
          <table:table-cell table:formula="of:=[.B255]&amp;[.C255]&amp;[.D255]" office:value-type="string" office:string-value="What are Drosophila VES.GNG neurons?" calcext:value-type="string">
            <text:p>What are Drosophila VES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55]" office:value-type="string" office:string-value="VES.GNG" calcext:value-type="string">
            <text:p>VES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255]&amp;[.J255]&amp;[.K255]" office:value-type="string" office:string-value="Are Drosophila VES.GNG neurons excitatory or inhibitory?" calcext:value-type="string">
            <text:p>Are Drosophila VES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SPS</text:p>
          </table:table-cell>
          <table:table-cell office:value-type="string" calcext:value-type="string">
            <text:p>What are Drosophila </text:p>
          </table:table-cell>
          <table:table-cell table:formula="of:=[.A256]" office:value-type="string" office:string-value="LAL.SPS" calcext:value-type="string">
            <text:p>LAL.SPS</text:p>
          </table:table-cell>
          <table:table-cell office:value-type="string" calcext:value-type="string">
            <text:p><text:s/>neurons?</text:p>
          </table:table-cell>
          <table:table-cell table:formula="of:=[.B256]&amp;[.C256]&amp;[.D256]" office:value-type="string" office:string-value="What are Drosophila LAL.SPS neurons?" calcext:value-type="string">
            <text:p>What are Drosophila LAL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56]" office:value-type="string" office:string-value="LAL.SPS" calcext:value-type="string">
            <text:p>LAL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256]&amp;[.J256]&amp;[.K256]" office:value-type="string" office:string-value="Are Drosophila LAL.SPS neurons excitatory or inhibitory?" calcext:value-type="string">
            <text:p>Are Drosophila LAL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VES</text:p>
          </table:table-cell>
          <table:table-cell office:value-type="string" calcext:value-type="string">
            <text:p>What are Drosophila </text:p>
          </table:table-cell>
          <table:table-cell table:formula="of:=[.A257]" office:value-type="string" office:string-value="SIP.VES" calcext:value-type="string">
            <text:p>SIP.VES</text:p>
          </table:table-cell>
          <table:table-cell office:value-type="string" calcext:value-type="string">
            <text:p><text:s/>neurons?</text:p>
          </table:table-cell>
          <table:table-cell table:formula="of:=[.B257]&amp;[.C257]&amp;[.D257]" office:value-type="string" office:string-value="What are Drosophila SIP.VES neurons?" calcext:value-type="string">
            <text:p>What are Drosophila SIP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57]" office:value-type="string" office:string-value="SIP.VES" calcext:value-type="string">
            <text:p>SIP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257]&amp;[.J257]&amp;[.K257]" office:value-type="string" office:string-value="Are Drosophila SIP.VES neurons excitatory or inhibitory?" calcext:value-type="string">
            <text:p>Are Drosophila SIP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SGD.ME</text:p>
          </table:table-cell>
          <table:table-cell office:value-type="string" calcext:value-type="string">
            <text:p>What are Drosophila </text:p>
          </table:table-cell>
          <table:table-cell table:formula="of:=[.A258]" office:value-type="string" office:string-value="UNASGD.ME" calcext:value-type="string">
            <text:p>UNASGD.ME</text:p>
          </table:table-cell>
          <table:table-cell office:value-type="string" calcext:value-type="string">
            <text:p><text:s/>neurons?</text:p>
          </table:table-cell>
          <table:table-cell table:formula="of:=[.B258]&amp;[.C258]&amp;[.D258]" office:value-type="string" office:string-value="What are Drosophila UNASGD.ME neurons?" calcext:value-type="string">
            <text:p>What are Drosophila UNASGD.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58]" office:value-type="string" office:string-value="UNASGD.ME" calcext:value-type="string">
            <text:p>UNASGD.ME</text:p>
          </table:table-cell>
          <table:table-cell office:value-type="string" calcext:value-type="string">
            <text:p><text:s/>neurons excitatory or inhibitory?</text:p>
          </table:table-cell>
          <table:table-cell table:formula="of:=[.I258]&amp;[.J258]&amp;[.K258]" office:value-type="string" office:string-value="Are Drosophila UNASGD.ME neurons excitatory or inhibitory?" calcext:value-type="string">
            <text:p>Are Drosophila UNASGD.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.IPS</text:p>
          </table:table-cell>
          <table:table-cell office:value-type="string" calcext:value-type="string">
            <text:p>What are Drosophila </text:p>
          </table:table-cell>
          <table:table-cell table:formula="of:=[.A259]" office:value-type="string" office:string-value="LOP.IPS" calcext:value-type="string">
            <text:p>LOP.IPS</text:p>
          </table:table-cell>
          <table:table-cell office:value-type="string" calcext:value-type="string">
            <text:p><text:s/>neurons?</text:p>
          </table:table-cell>
          <table:table-cell table:formula="of:=[.B259]&amp;[.C259]&amp;[.D259]" office:value-type="string" office:string-value="What are Drosophila LOP.IPS neurons?" calcext:value-type="string">
            <text:p>What are Drosophila LOP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59]" office:value-type="string" office:string-value="LOP.IPS" calcext:value-type="string">
            <text:p>LOP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259]&amp;[.J259]&amp;[.K259]" office:value-type="string" office:string-value="Are Drosophila LOP.IPS neurons excitatory or inhibitory?" calcext:value-type="string">
            <text:p>Are Drosophila LOP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MB_CA</text:p>
          </table:table-cell>
          <table:table-cell office:value-type="string" calcext:value-type="string">
            <text:p>What are Drosophila </text:p>
          </table:table-cell>
          <table:table-cell table:formula="of:=[.A260]" office:value-type="string" office:string-value="LH.MB_CA" calcext:value-type="string">
            <text:p>LH.MB_CA</text:p>
          </table:table-cell>
          <table:table-cell office:value-type="string" calcext:value-type="string">
            <text:p><text:s/>neurons?</text:p>
          </table:table-cell>
          <table:table-cell table:formula="of:=[.B260]&amp;[.C260]&amp;[.D260]" office:value-type="string" office:string-value="What are Drosophila LH.MB_CA neurons?" calcext:value-type="string">
            <text:p>What are Drosophila LH.MB_C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60]" office:value-type="string" office:string-value="LH.MB_CA" calcext:value-type="string">
            <text:p>LH.MB_CA</text:p>
          </table:table-cell>
          <table:table-cell office:value-type="string" calcext:value-type="string">
            <text:p><text:s/>neurons excitatory or inhibitory?</text:p>
          </table:table-cell>
          <table:table-cell table:formula="of:=[.I260]&amp;[.J260]&amp;[.K260]" office:value-type="string" office:string-value="Are Drosophila LH.MB_CA neurons excitatory or inhibitory?" calcext:value-type="string">
            <text:p>Are Drosophila LH.MB_C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LOP</text:p>
          </table:table-cell>
          <table:table-cell office:value-type="string" calcext:value-type="string">
            <text:p>What are Drosophila </text:p>
          </table:table-cell>
          <table:table-cell table:formula="of:=[.A261]" office:value-type="string" office:string-value="IPS.LOP" calcext:value-type="string">
            <text:p>IPS.LOP</text:p>
          </table:table-cell>
          <table:table-cell office:value-type="string" calcext:value-type="string">
            <text:p><text:s/>neurons?</text:p>
          </table:table-cell>
          <table:table-cell table:formula="of:=[.B261]&amp;[.C261]&amp;[.D261]" office:value-type="string" office:string-value="What are Drosophila IPS.LOP neurons?" calcext:value-type="string">
            <text:p>What are Drosophila IPS.LO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61]" office:value-type="string" office:string-value="IPS.LOP" calcext:value-type="string">
            <text:p>IPS.LOP</text:p>
          </table:table-cell>
          <table:table-cell office:value-type="string" calcext:value-type="string">
            <text:p><text:s/>neurons excitatory or inhibitory?</text:p>
          </table:table-cell>
          <table:table-cell table:formula="of:=[.I261]&amp;[.J261]&amp;[.K261]" office:value-type="string" office:string-value="Are Drosophila IPS.LOP neurons excitatory or inhibitory?" calcext:value-type="string">
            <text:p>Are Drosophila IPS.LO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LA</text:p>
          </table:table-cell>
          <table:table-cell office:value-type="string" calcext:value-type="string">
            <text:p>What are Drosophila </text:p>
          </table:table-cell>
          <table:table-cell table:formula="of:=[.A262]" office:value-type="string" office:string-value="ME.LA" calcext:value-type="string">
            <text:p>ME.LA</text:p>
          </table:table-cell>
          <table:table-cell office:value-type="string" calcext:value-type="string">
            <text:p><text:s/>neurons?</text:p>
          </table:table-cell>
          <table:table-cell table:formula="of:=[.B262]&amp;[.C262]&amp;[.D262]" office:value-type="string" office:string-value="What are Drosophila ME.LA neurons?" calcext:value-type="string">
            <text:p>What are Drosophila ME.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62]" office:value-type="string" office:string-value="ME.LA" calcext:value-type="string">
            <text:p>ME.LA</text:p>
          </table:table-cell>
          <table:table-cell office:value-type="string" calcext:value-type="string">
            <text:p><text:s/>neurons excitatory or inhibitory?</text:p>
          </table:table-cell>
          <table:table-cell table:formula="of:=[.I262]&amp;[.J262]&amp;[.K262]" office:value-type="string" office:string-value="Are Drosophila ME.LA neurons excitatory or inhibitory?" calcext:value-type="string">
            <text:p>Are Drosophila ME.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SLP</text:p>
          </table:table-cell>
          <table:table-cell office:value-type="string" calcext:value-type="string">
            <text:p>What are Drosophila </text:p>
          </table:table-cell>
          <table:table-cell table:formula="of:=[.A263]" office:value-type="string" office:string-value="LO.SLP" calcext:value-type="string">
            <text:p>LO.SLP</text:p>
          </table:table-cell>
          <table:table-cell office:value-type="string" calcext:value-type="string">
            <text:p><text:s/>neurons?</text:p>
          </table:table-cell>
          <table:table-cell table:formula="of:=[.B263]&amp;[.C263]&amp;[.D263]" office:value-type="string" office:string-value="What are Drosophila LO.SLP neurons?" calcext:value-type="string">
            <text:p>What are Drosophila LO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63]" office:value-type="string" office:string-value="LO.SLP" calcext:value-type="string">
            <text:p>LO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263]&amp;[.J263]&amp;[.K263]" office:value-type="string" office:string-value="Are Drosophila LO.SLP neurons excitatory or inhibitory?" calcext:value-type="string">
            <text:p>Are Drosophila LO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GNG</text:p>
          </table:table-cell>
          <table:table-cell office:value-type="string" calcext:value-type="string">
            <text:p>What are Drosophila </text:p>
          </table:table-cell>
          <table:table-cell table:formula="of:=[.A264]" office:value-type="string" office:string-value="PLP.GNG" calcext:value-type="string">
            <text:p>PLP.GNG</text:p>
          </table:table-cell>
          <table:table-cell office:value-type="string" calcext:value-type="string">
            <text:p><text:s/>neurons?</text:p>
          </table:table-cell>
          <table:table-cell table:formula="of:=[.B264]&amp;[.C264]&amp;[.D264]" office:value-type="string" office:string-value="What are Drosophila PLP.GNG neurons?" calcext:value-type="string">
            <text:p>What are Drosophila PLP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64]" office:value-type="string" office:string-value="PLP.GNG" calcext:value-type="string">
            <text:p>PLP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264]&amp;[.J264]&amp;[.K264]" office:value-type="string" office:string-value="Are Drosophila PLP.GNG neurons excitatory or inhibitory?" calcext:value-type="string">
            <text:p>Are Drosophila PLP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FLA</text:p>
          </table:table-cell>
          <table:table-cell office:value-type="string" calcext:value-type="string">
            <text:p>What are Drosophila </text:p>
          </table:table-cell>
          <table:table-cell table:formula="of:=[.A265]" office:value-type="string" office:string-value="GNG.FLA" calcext:value-type="string">
            <text:p>GNG.FLA</text:p>
          </table:table-cell>
          <table:table-cell office:value-type="string" calcext:value-type="string">
            <text:p><text:s/>neurons?</text:p>
          </table:table-cell>
          <table:table-cell table:formula="of:=[.B265]&amp;[.C265]&amp;[.D265]" office:value-type="string" office:string-value="What are Drosophila GNG.FLA neurons?" calcext:value-type="string">
            <text:p>What are Drosophila GNG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65]" office:value-type="string" office:string-value="GNG.FLA" calcext:value-type="string">
            <text:p>GNG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265]&amp;[.J265]&amp;[.K265]" office:value-type="string" office:string-value="Are Drosophila GNG.FLA neurons excitatory or inhibitory?" calcext:value-type="string">
            <text:p>Are Drosophila GNG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G.SPS</text:p>
          </table:table-cell>
          <table:table-cell office:value-type="string" calcext:value-type="string">
            <text:p>What are Drosophila </text:p>
          </table:table-cell>
          <table:table-cell table:formula="of:=[.A266]" office:value-type="string" office:string-value="OCG.SPS" calcext:value-type="string">
            <text:p>OCG.SPS</text:p>
          </table:table-cell>
          <table:table-cell office:value-type="string" calcext:value-type="string">
            <text:p><text:s/>neurons?</text:p>
          </table:table-cell>
          <table:table-cell table:formula="of:=[.B266]&amp;[.C266]&amp;[.D266]" office:value-type="string" office:string-value="What are Drosophila OCG.SPS neurons?" calcext:value-type="string">
            <text:p>What are Drosophila OCG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66]" office:value-type="string" office:string-value="OCG.SPS" calcext:value-type="string">
            <text:p>OCG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266]&amp;[.J266]&amp;[.K266]" office:value-type="string" office:string-value="Are Drosophila OCG.SPS neurons excitatory or inhibitory?" calcext:value-type="string">
            <text:p>Are Drosophila OCG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MB_ML</text:p>
          </table:table-cell>
          <table:table-cell office:value-type="string" calcext:value-type="string">
            <text:p>What are Drosophila </text:p>
          </table:table-cell>
          <table:table-cell table:formula="of:=[.A267]" office:value-type="string" office:string-value="SCL.MB_ML" calcext:value-type="string">
            <text:p>SCL.MB_ML</text:p>
          </table:table-cell>
          <table:table-cell office:value-type="string" calcext:value-type="string">
            <text:p><text:s/>neurons?</text:p>
          </table:table-cell>
          <table:table-cell table:formula="of:=[.B267]&amp;[.C267]&amp;[.D267]" office:value-type="string" office:string-value="What are Drosophila SCL.MB_ML neurons?" calcext:value-type="string">
            <text:p>What are Drosophila SCL.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67]" office:value-type="string" office:string-value="SCL.MB_ML" calcext:value-type="string">
            <text:p>SCL.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267]&amp;[.J267]&amp;[.K267]" office:value-type="string" office:string-value="Are Drosophila SCL.MB_ML neurons excitatory or inhibitory?" calcext:value-type="string">
            <text:p>Are Drosophila SCL.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SIP</text:p>
          </table:table-cell>
          <table:table-cell office:value-type="string" calcext:value-type="string">
            <text:p>What are Drosophila </text:p>
          </table:table-cell>
          <table:table-cell table:formula="of:=[.A268]" office:value-type="string" office:string-value="AL.SIP" calcext:value-type="string">
            <text:p>AL.SIP</text:p>
          </table:table-cell>
          <table:table-cell office:value-type="string" calcext:value-type="string">
            <text:p><text:s/>neurons?</text:p>
          </table:table-cell>
          <table:table-cell table:formula="of:=[.B268]&amp;[.C268]&amp;[.D268]" office:value-type="string" office:string-value="What are Drosophila AL.SIP neurons?" calcext:value-type="string">
            <text:p>What are Drosophila AL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68]" office:value-type="string" office:string-value="AL.SIP" calcext:value-type="string">
            <text:p>AL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268]&amp;[.J268]&amp;[.K268]" office:value-type="string" office:string-value="Are Drosophila AL.SIP neurons excitatory or inhibitory?" calcext:value-type="string">
            <text:p>Are Drosophila AL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FLA</text:p>
          </table:table-cell>
          <table:table-cell office:value-type="string" calcext:value-type="string">
            <text:p>What are Drosophila </text:p>
          </table:table-cell>
          <table:table-cell table:formula="of:=[.A269]" office:value-type="string" office:string-value="LAL.FLA" calcext:value-type="string">
            <text:p>LAL.FLA</text:p>
          </table:table-cell>
          <table:table-cell office:value-type="string" calcext:value-type="string">
            <text:p><text:s/>neurons?</text:p>
          </table:table-cell>
          <table:table-cell table:formula="of:=[.B269]&amp;[.C269]&amp;[.D269]" office:value-type="string" office:string-value="What are Drosophila LAL.FLA neurons?" calcext:value-type="string">
            <text:p>What are Drosophila LAL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69]" office:value-type="string" office:string-value="LAL.FLA" calcext:value-type="string">
            <text:p>LAL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269]&amp;[.J269]&amp;[.K269]" office:value-type="string" office:string-value="Are Drosophila LAL.FLA neurons excitatory or inhibitory?" calcext:value-type="string">
            <text:p>Are Drosophila LAL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WED</text:p>
          </table:table-cell>
          <table:table-cell office:value-type="string" calcext:value-type="string">
            <text:p>What are Drosophila </text:p>
          </table:table-cell>
          <table:table-cell table:formula="of:=[.A270]" office:value-type="string" office:string-value="IPS.WED" calcext:value-type="string">
            <text:p>IPS.WED</text:p>
          </table:table-cell>
          <table:table-cell office:value-type="string" calcext:value-type="string">
            <text:p><text:s/>neurons?</text:p>
          </table:table-cell>
          <table:table-cell table:formula="of:=[.B270]&amp;[.C270]&amp;[.D270]" office:value-type="string" office:string-value="What are Drosophila IPS.WED neurons?" calcext:value-type="string">
            <text:p>What are Drosophila IPS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70]" office:value-type="string" office:string-value="IPS.WED" calcext:value-type="string">
            <text:p>IPS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270]&amp;[.J270]&amp;[.K270]" office:value-type="string" office:string-value="Are Drosophila IPS.WED neurons excitatory or inhibitory?" calcext:value-type="string">
            <text:p>Are Drosophila IPS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SMP</text:p>
          </table:table-cell>
          <table:table-cell office:value-type="string" calcext:value-type="string">
            <text:p>What are Drosophila </text:p>
          </table:table-cell>
          <table:table-cell table:formula="of:=[.A271]" office:value-type="string" office:string-value="LH.SMP" calcext:value-type="string">
            <text:p>LH.SMP</text:p>
          </table:table-cell>
          <table:table-cell office:value-type="string" calcext:value-type="string">
            <text:p><text:s/>neurons?</text:p>
          </table:table-cell>
          <table:table-cell table:formula="of:=[.B271]&amp;[.C271]&amp;[.D271]" office:value-type="string" office:string-value="What are Drosophila LH.SMP neurons?" calcext:value-type="string">
            <text:p>What are Drosophila LH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71]" office:value-type="string" office:string-value="LH.SMP" calcext:value-type="string">
            <text:p>LH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271]&amp;[.J271]&amp;[.K271]" office:value-type="string" office:string-value="Are Drosophila LH.SMP neurons excitatory or inhibitory?" calcext:value-type="string">
            <text:p>Are Drosophila LH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ATL</text:p>
          </table:table-cell>
          <table:table-cell office:value-type="string" calcext:value-type="string">
            <text:p>What are Drosophila </text:p>
          </table:table-cell>
          <table:table-cell table:formula="of:=[.A272]" office:value-type="string" office:string-value="SPS.ATL" calcext:value-type="string">
            <text:p>SPS.ATL</text:p>
          </table:table-cell>
          <table:table-cell office:value-type="string" calcext:value-type="string">
            <text:p><text:s/>neurons?</text:p>
          </table:table-cell>
          <table:table-cell table:formula="of:=[.B272]&amp;[.C272]&amp;[.D272]" office:value-type="string" office:string-value="What are Drosophila SPS.ATL neurons?" calcext:value-type="string">
            <text:p>What are Drosophila SPS.AT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72]" office:value-type="string" office:string-value="SPS.ATL" calcext:value-type="string">
            <text:p>SPS.ATL</text:p>
          </table:table-cell>
          <table:table-cell office:value-type="string" calcext:value-type="string">
            <text:p><text:s/>neurons excitatory or inhibitory?</text:p>
          </table:table-cell>
          <table:table-cell table:formula="of:=[.I272]&amp;[.J272]&amp;[.K272]" office:value-type="string" office:string-value="Are Drosophila SPS.ATL neurons excitatory or inhibitory?" calcext:value-type="string">
            <text:p>Are Drosophila SPS.AT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FB</text:p>
          </table:table-cell>
          <table:table-cell office:value-type="string" calcext:value-type="string">
            <text:p>What are Drosophila </text:p>
          </table:table-cell>
          <table:table-cell table:formula="of:=[.A273]" office:value-type="string" office:string-value="CRE.FB" calcext:value-type="string">
            <text:p>CRE.FB</text:p>
          </table:table-cell>
          <table:table-cell office:value-type="string" calcext:value-type="string">
            <text:p><text:s/>neurons?</text:p>
          </table:table-cell>
          <table:table-cell table:formula="of:=[.B273]&amp;[.C273]&amp;[.D273]" office:value-type="string" office:string-value="What are Drosophila CRE.FB neurons?" calcext:value-type="string">
            <text:p>What are Drosophila CRE.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73]" office:value-type="string" office:string-value="CRE.FB" calcext:value-type="string">
            <text:p>CRE.FB</text:p>
          </table:table-cell>
          <table:table-cell office:value-type="string" calcext:value-type="string">
            <text:p><text:s/>neurons excitatory or inhibitory?</text:p>
          </table:table-cell>
          <table:table-cell table:formula="of:=[.I273]&amp;[.J273]&amp;[.K273]" office:value-type="string" office:string-value="Are Drosophila CRE.FB neurons excitatory or inhibitory?" calcext:value-type="string">
            <text:p>Are Drosophila CRE.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What are Drosophila </text:p>
          </table:table-cell>
          <table:table-cell table:formula="of:=[.A274]" office:value-type="string" office:string-value="LH" calcext:value-type="string">
            <text:p>LH</text:p>
          </table:table-cell>
          <table:table-cell office:value-type="string" calcext:value-type="string">
            <text:p><text:s/>neurons?</text:p>
          </table:table-cell>
          <table:table-cell table:formula="of:=[.B274]&amp;[.C274]&amp;[.D274]" office:value-type="string" office:string-value="What are Drosophila LH neurons?" calcext:value-type="string">
            <text:p>What are Drosophila 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74]" office:value-type="string" office:string-value="LH" calcext:value-type="string">
            <text:p>LH</text:p>
          </table:table-cell>
          <table:table-cell office:value-type="string" calcext:value-type="string">
            <text:p><text:s/>neurons excitatory or inhibitory?</text:p>
          </table:table-cell>
          <table:table-cell table:formula="of:=[.I274]&amp;[.J274]&amp;[.K274]" office:value-type="string" office:string-value="Are Drosophila LH neurons excitatory or inhibitory?" calcext:value-type="string">
            <text:p>Are Drosophila 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EPA</text:p>
          </table:table-cell>
          <table:table-cell office:value-type="string" calcext:value-type="string">
            <text:p>What are Drosophila </text:p>
          </table:table-cell>
          <table:table-cell table:formula="of:=[.A275]" office:value-type="string" office:string-value="PVLP.EPA" calcext:value-type="string">
            <text:p>PVLP.EPA</text:p>
          </table:table-cell>
          <table:table-cell office:value-type="string" calcext:value-type="string">
            <text:p><text:s/>neurons?</text:p>
          </table:table-cell>
          <table:table-cell table:formula="of:=[.B275]&amp;[.C275]&amp;[.D275]" office:value-type="string" office:string-value="What are Drosophila PVLP.EPA neurons?" calcext:value-type="string">
            <text:p>What are Drosophila PVLP.EP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75]" office:value-type="string" office:string-value="PVLP.EPA" calcext:value-type="string">
            <text:p>PVLP.EPA</text:p>
          </table:table-cell>
          <table:table-cell office:value-type="string" calcext:value-type="string">
            <text:p><text:s/>neurons excitatory or inhibitory?</text:p>
          </table:table-cell>
          <table:table-cell table:formula="of:=[.I275]&amp;[.J275]&amp;[.K275]" office:value-type="string" office:string-value="Are Drosophila PVLP.EPA neurons excitatory or inhibitory?" calcext:value-type="string">
            <text:p>Are Drosophila PVLP.EP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MB_PED</text:p>
          </table:table-cell>
          <table:table-cell office:value-type="string" calcext:value-type="string">
            <text:p>What are Drosophila </text:p>
          </table:table-cell>
          <table:table-cell table:formula="of:=[.A276]" office:value-type="string" office:string-value="SCL.MB_PED" calcext:value-type="string">
            <text:p>SCL.MB_PED</text:p>
          </table:table-cell>
          <table:table-cell office:value-type="string" calcext:value-type="string">
            <text:p><text:s/>neurons?</text:p>
          </table:table-cell>
          <table:table-cell table:formula="of:=[.B276]&amp;[.C276]&amp;[.D276]" office:value-type="string" office:string-value="What are Drosophila SCL.MB_PED neurons?" calcext:value-type="string">
            <text:p>What are Drosophila SCL.MB_P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76]" office:value-type="string" office:string-value="SCL.MB_PED" calcext:value-type="string">
            <text:p>SCL.MB_PED</text:p>
          </table:table-cell>
          <table:table-cell office:value-type="string" calcext:value-type="string">
            <text:p><text:s/>neurons excitatory or inhibitory?</text:p>
          </table:table-cell>
          <table:table-cell table:formula="of:=[.I276]&amp;[.J276]&amp;[.K276]" office:value-type="string" office:string-value="Are Drosophila SCL.MB_PED neurons excitatory or inhibitory?" calcext:value-type="string">
            <text:p>Are Drosophila SCL.MB_P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.EPA</text:p>
          </table:table-cell>
          <table:table-cell office:value-type="string" calcext:value-type="string">
            <text:p>What are Drosophila </text:p>
          </table:table-cell>
          <table:table-cell table:formula="of:=[.A277]" office:value-type="string" office:string-value="GOR.EPA" calcext:value-type="string">
            <text:p>GOR.EPA</text:p>
          </table:table-cell>
          <table:table-cell office:value-type="string" calcext:value-type="string">
            <text:p><text:s/>neurons?</text:p>
          </table:table-cell>
          <table:table-cell table:formula="of:=[.B277]&amp;[.C277]&amp;[.D277]" office:value-type="string" office:string-value="What are Drosophila GOR.EPA neurons?" calcext:value-type="string">
            <text:p>What are Drosophila GOR.EP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77]" office:value-type="string" office:string-value="GOR.EPA" calcext:value-type="string">
            <text:p>GOR.EPA</text:p>
          </table:table-cell>
          <table:table-cell office:value-type="string" calcext:value-type="string">
            <text:p><text:s/>neurons excitatory or inhibitory?</text:p>
          </table:table-cell>
          <table:table-cell table:formula="of:=[.I277]&amp;[.J277]&amp;[.K277]" office:value-type="string" office:string-value="Are Drosophila GOR.EPA neurons excitatory or inhibitory?" calcext:value-type="string">
            <text:p>Are Drosophila GOR.EP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.MB_ML</text:p>
          </table:table-cell>
          <table:table-cell office:value-type="string" calcext:value-type="string">
            <text:p>What are Drosophila </text:p>
          </table:table-cell>
          <table:table-cell table:formula="of:=[.A278]" office:value-type="string" office:string-value="MB_CA.MB_ML" calcext:value-type="string">
            <text:p>MB_CA.MB_ML</text:p>
          </table:table-cell>
          <table:table-cell office:value-type="string" calcext:value-type="string">
            <text:p><text:s/>neurons?</text:p>
          </table:table-cell>
          <table:table-cell table:formula="of:=[.B278]&amp;[.C278]&amp;[.D278]" office:value-type="string" office:string-value="What are Drosophila MB_CA.MB_ML neurons?" calcext:value-type="string">
            <text:p>What are Drosophila MB_CA.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78]" office:value-type="string" office:string-value="MB_CA.MB_ML" calcext:value-type="string">
            <text:p>MB_CA.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278]&amp;[.J278]&amp;[.K278]" office:value-type="string" office:string-value="Are Drosophila MB_CA.MB_ML neurons excitatory or inhibitory?" calcext:value-type="string">
            <text:p>Are Drosophila MB_CA.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VES</text:p>
          </table:table-cell>
          <table:table-cell office:value-type="string" calcext:value-type="string">
            <text:p>What are Drosophila </text:p>
          </table:table-cell>
          <table:table-cell table:formula="of:=[.A279]" office:value-type="string" office:string-value="PLP.VES" calcext:value-type="string">
            <text:p>PLP.VES</text:p>
          </table:table-cell>
          <table:table-cell office:value-type="string" calcext:value-type="string">
            <text:p><text:s/>neurons?</text:p>
          </table:table-cell>
          <table:table-cell table:formula="of:=[.B279]&amp;[.C279]&amp;[.D279]" office:value-type="string" office:string-value="What are Drosophila PLP.VES neurons?" calcext:value-type="string">
            <text:p>What are Drosophila PLP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79]" office:value-type="string" office:string-value="PLP.VES" calcext:value-type="string">
            <text:p>PLP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279]&amp;[.J279]&amp;[.K279]" office:value-type="string" office:string-value="Are Drosophila PLP.VES neurons excitatory or inhibitory?" calcext:value-type="string">
            <text:p>Are Drosophila PLP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IB</text:p>
          </table:table-cell>
          <table:table-cell office:value-type="string" calcext:value-type="string">
            <text:p>What are Drosophila </text:p>
          </table:table-cell>
          <table:table-cell table:formula="of:=[.A280]" office:value-type="string" office:string-value="SIP.IB" calcext:value-type="string">
            <text:p>SIP.IB</text:p>
          </table:table-cell>
          <table:table-cell office:value-type="string" calcext:value-type="string">
            <text:p><text:s/>neurons?</text:p>
          </table:table-cell>
          <table:table-cell table:formula="of:=[.B280]&amp;[.C280]&amp;[.D280]" office:value-type="string" office:string-value="What are Drosophila SIP.IB neurons?" calcext:value-type="string">
            <text:p>What are Drosophila SIP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80]" office:value-type="string" office:string-value="SIP.IB" calcext:value-type="string">
            <text:p>SIP.IB</text:p>
          </table:table-cell>
          <table:table-cell office:value-type="string" calcext:value-type="string">
            <text:p><text:s/>neurons excitatory or inhibitory?</text:p>
          </table:table-cell>
          <table:table-cell table:formula="of:=[.I280]&amp;[.J280]&amp;[.K280]" office:value-type="string" office:string-value="Are Drosophila SIP.IB neurons excitatory or inhibitory?" calcext:value-type="string">
            <text:p>Are Drosophila SIP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LO</text:p>
          </table:table-cell>
          <table:table-cell office:value-type="string" calcext:value-type="string">
            <text:p>What are Drosophila </text:p>
          </table:table-cell>
          <table:table-cell table:formula="of:=[.A281]" office:value-type="string" office:string-value="LAL.LO" calcext:value-type="string">
            <text:p>LAL.LO</text:p>
          </table:table-cell>
          <table:table-cell office:value-type="string" calcext:value-type="string">
            <text:p><text:s/>neurons?</text:p>
          </table:table-cell>
          <table:table-cell table:formula="of:=[.B281]&amp;[.C281]&amp;[.D281]" office:value-type="string" office:string-value="What are Drosophila LAL.LO neurons?" calcext:value-type="string">
            <text:p>What are Drosophila LAL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81]" office:value-type="string" office:string-value="LAL.LO" calcext:value-type="string">
            <text:p>LAL.LO</text:p>
          </table:table-cell>
          <table:table-cell office:value-type="string" calcext:value-type="string">
            <text:p><text:s/>neurons excitatory or inhibitory?</text:p>
          </table:table-cell>
          <table:table-cell table:formula="of:=[.I281]&amp;[.J281]&amp;[.K281]" office:value-type="string" office:string-value="Are Drosophila LAL.LO neurons excitatory or inhibitory?" calcext:value-type="string">
            <text:p>Are Drosophila LAL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AOTU</text:p>
          </table:table-cell>
          <table:table-cell office:value-type="string" calcext:value-type="string">
            <text:p>What are Drosophila </text:p>
          </table:table-cell>
          <table:table-cell table:formula="of:=[.A282]" office:value-type="string" office:string-value="LAL.AOTU" calcext:value-type="string">
            <text:p>LAL.AOTU</text:p>
          </table:table-cell>
          <table:table-cell office:value-type="string" calcext:value-type="string">
            <text:p><text:s/>neurons?</text:p>
          </table:table-cell>
          <table:table-cell table:formula="of:=[.B282]&amp;[.C282]&amp;[.D282]" office:value-type="string" office:string-value="What are Drosophila LAL.AOTU neurons?" calcext:value-type="string">
            <text:p>What are Drosophila LAL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82]" office:value-type="string" office:string-value="LAL.AOTU" calcext:value-type="string">
            <text:p>LAL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282]&amp;[.J282]&amp;[.K282]" office:value-type="string" office:string-value="Are Drosophila LAL.AOTU neurons excitatory or inhibitory?" calcext:value-type="string">
            <text:p>Are Drosophila LAL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ICL</text:p>
          </table:table-cell>
          <table:table-cell office:value-type="string" calcext:value-type="string">
            <text:p>What are Drosophila </text:p>
          </table:table-cell>
          <table:table-cell table:formula="of:=[.A283]" office:value-type="string" office:string-value="LAL.ICL" calcext:value-type="string">
            <text:p>LAL.ICL</text:p>
          </table:table-cell>
          <table:table-cell office:value-type="string" calcext:value-type="string">
            <text:p><text:s/>neurons?</text:p>
          </table:table-cell>
          <table:table-cell table:formula="of:=[.B283]&amp;[.C283]&amp;[.D283]" office:value-type="string" office:string-value="What are Drosophila LAL.ICL neurons?" calcext:value-type="string">
            <text:p>What are Drosophila LAL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83]" office:value-type="string" office:string-value="LAL.ICL" calcext:value-type="string">
            <text:p>LAL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283]&amp;[.J283]&amp;[.K283]" office:value-type="string" office:string-value="Are Drosophila LAL.ICL neurons excitatory or inhibitory?" calcext:value-type="string">
            <text:p>Are Drosophila LAL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GOR</text:p>
          </table:table-cell>
          <table:table-cell office:value-type="string" calcext:value-type="string">
            <text:p>What are Drosophila </text:p>
          </table:table-cell>
          <table:table-cell table:formula="of:=[.A284]" office:value-type="string" office:string-value="ICL.GOR" calcext:value-type="string">
            <text:p>ICL.GOR</text:p>
          </table:table-cell>
          <table:table-cell office:value-type="string" calcext:value-type="string">
            <text:p><text:s/>neurons?</text:p>
          </table:table-cell>
          <table:table-cell table:formula="of:=[.B284]&amp;[.C284]&amp;[.D284]" office:value-type="string" office:string-value="What are Drosophila ICL.GOR neurons?" calcext:value-type="string">
            <text:p>What are Drosophila ICL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84]" office:value-type="string" office:string-value="ICL.GOR" calcext:value-type="string">
            <text:p>ICL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284]&amp;[.J284]&amp;[.K284]" office:value-type="string" office:string-value="Are Drosophila ICL.GOR neurons excitatory or inhibitory?" calcext:value-type="string">
            <text:p>Are Drosophila ICL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PB</text:p>
          </table:table-cell>
          <table:table-cell office:value-type="string" calcext:value-type="string">
            <text:p>What are Drosophila </text:p>
          </table:table-cell>
          <table:table-cell table:formula="of:=[.A285]" office:value-type="string" office:string-value="IPS.PB" calcext:value-type="string">
            <text:p>IPS.PB</text:p>
          </table:table-cell>
          <table:table-cell office:value-type="string" calcext:value-type="string">
            <text:p><text:s/>neurons?</text:p>
          </table:table-cell>
          <table:table-cell table:formula="of:=[.B285]&amp;[.C285]&amp;[.D285]" office:value-type="string" office:string-value="What are Drosophila IPS.PB neurons?" calcext:value-type="string">
            <text:p>What are Drosophila IPS.P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85]" office:value-type="string" office:string-value="IPS.PB" calcext:value-type="string">
            <text:p>IPS.PB</text:p>
          </table:table-cell>
          <table:table-cell office:value-type="string" calcext:value-type="string">
            <text:p><text:s/>neurons excitatory or inhibitory?</text:p>
          </table:table-cell>
          <table:table-cell table:formula="of:=[.I285]&amp;[.J285]&amp;[.K285]" office:value-type="string" office:string-value="Are Drosophila IPS.PB neurons excitatory or inhibitory?" calcext:value-type="string">
            <text:p>Are Drosophila IPS.P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IPS</text:p>
          </table:table-cell>
          <table:table-cell office:value-type="string" calcext:value-type="string">
            <text:p>What are Drosophila </text:p>
          </table:table-cell>
          <table:table-cell table:formula="of:=[.A286]" office:value-type="string" office:string-value="ME.IPS" calcext:value-type="string">
            <text:p>ME.IPS</text:p>
          </table:table-cell>
          <table:table-cell office:value-type="string" calcext:value-type="string">
            <text:p><text:s/>neurons?</text:p>
          </table:table-cell>
          <table:table-cell table:formula="of:=[.B286]&amp;[.C286]&amp;[.D286]" office:value-type="string" office:string-value="What are Drosophila ME.IPS neurons?" calcext:value-type="string">
            <text:p>What are Drosophila ME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86]" office:value-type="string" office:string-value="ME.IPS" calcext:value-type="string">
            <text:p>ME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286]&amp;[.J286]&amp;[.K286]" office:value-type="string" office:string-value="Are Drosophila ME.IPS neurons excitatory or inhibitory?" calcext:value-type="string">
            <text:p>Are Drosophila ME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A.AVLP</text:p>
          </table:table-cell>
          <table:table-cell office:value-type="string" calcext:value-type="string">
            <text:p>What are Drosophila </text:p>
          </table:table-cell>
          <table:table-cell table:formula="of:=[.A287]" office:value-type="string" office:string-value="EPA.AVLP" calcext:value-type="string">
            <text:p>EPA.AVLP</text:p>
          </table:table-cell>
          <table:table-cell office:value-type="string" calcext:value-type="string">
            <text:p><text:s/>neurons?</text:p>
          </table:table-cell>
          <table:table-cell table:formula="of:=[.B287]&amp;[.C287]&amp;[.D287]" office:value-type="string" office:string-value="What are Drosophila EPA.AVLP neurons?" calcext:value-type="string">
            <text:p>What are Drosophila EPA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87]" office:value-type="string" office:string-value="EPA.AVLP" calcext:value-type="string">
            <text:p>EPA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287]&amp;[.J287]&amp;[.K287]" office:value-type="string" office:string-value="Are Drosophila EPA.AVLP neurons excitatory or inhibitory?" calcext:value-type="string">
            <text:p>Are Drosophila EPA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VES</text:p>
          </table:table-cell>
          <table:table-cell office:value-type="string" calcext:value-type="string">
            <text:p>What are Drosophila </text:p>
          </table:table-cell>
          <table:table-cell table:formula="of:=[.A288]" office:value-type="string" office:string-value="AVLP.VES" calcext:value-type="string">
            <text:p>AVLP.VES</text:p>
          </table:table-cell>
          <table:table-cell office:value-type="string" calcext:value-type="string">
            <text:p><text:s/>neurons?</text:p>
          </table:table-cell>
          <table:table-cell table:formula="of:=[.B288]&amp;[.C288]&amp;[.D288]" office:value-type="string" office:string-value="What are Drosophila AVLP.VES neurons?" calcext:value-type="string">
            <text:p>What are Drosophila AVLP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88]" office:value-type="string" office:string-value="AVLP.VES" calcext:value-type="string">
            <text:p>AVLP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288]&amp;[.J288]&amp;[.K288]" office:value-type="string" office:string-value="Are Drosophila AVLP.VES neurons excitatory or inhibitory?" calcext:value-type="string">
            <text:p>Are Drosophila AVLP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IB</text:p>
          </table:table-cell>
          <table:table-cell office:value-type="string" calcext:value-type="string">
            <text:p>What are Drosophila </text:p>
          </table:table-cell>
          <table:table-cell table:formula="of:=[.A289]" office:value-type="string" office:string-value="VES.IB" calcext:value-type="string">
            <text:p>VES.IB</text:p>
          </table:table-cell>
          <table:table-cell office:value-type="string" calcext:value-type="string">
            <text:p><text:s/>neurons?</text:p>
          </table:table-cell>
          <table:table-cell table:formula="of:=[.B289]&amp;[.C289]&amp;[.D289]" office:value-type="string" office:string-value="What are Drosophila VES.IB neurons?" calcext:value-type="string">
            <text:p>What are Drosophila VES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89]" office:value-type="string" office:string-value="VES.IB" calcext:value-type="string">
            <text:p>VES.IB</text:p>
          </table:table-cell>
          <table:table-cell office:value-type="string" calcext:value-type="string">
            <text:p><text:s/>neurons excitatory or inhibitory?</text:p>
          </table:table-cell>
          <table:table-cell table:formula="of:=[.I289]&amp;[.J289]&amp;[.K289]" office:value-type="string" office:string-value="Are Drosophila VES.IB neurons excitatory or inhibitory?" calcext:value-type="string">
            <text:p>Are Drosophila VES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FLA</text:p>
          </table:table-cell>
          <table:table-cell office:value-type="string" calcext:value-type="string">
            <text:p>What are Drosophila </text:p>
          </table:table-cell>
          <table:table-cell table:formula="of:=[.A290]" office:value-type="string" office:string-value="SPS.FLA" calcext:value-type="string">
            <text:p>SPS.FLA</text:p>
          </table:table-cell>
          <table:table-cell office:value-type="string" calcext:value-type="string">
            <text:p><text:s/>neurons?</text:p>
          </table:table-cell>
          <table:table-cell table:formula="of:=[.B290]&amp;[.C290]&amp;[.D290]" office:value-type="string" office:string-value="What are Drosophila SPS.FLA neurons?" calcext:value-type="string">
            <text:p>What are Drosophila SPS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90]" office:value-type="string" office:string-value="SPS.FLA" calcext:value-type="string">
            <text:p>SPS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290]&amp;[.J290]&amp;[.K290]" office:value-type="string" office:string-value="Are Drosophila SPS.FLA neurons excitatory or inhibitory?" calcext:value-type="string">
            <text:p>Are Drosophila SPS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SAD</text:p>
          </table:table-cell>
          <table:table-cell office:value-type="string" calcext:value-type="string">
            <text:p>What are Drosophila </text:p>
          </table:table-cell>
          <table:table-cell table:formula="of:=[.A291]" office:value-type="string" office:string-value="VES.SAD" calcext:value-type="string">
            <text:p>VES.SAD</text:p>
          </table:table-cell>
          <table:table-cell office:value-type="string" calcext:value-type="string">
            <text:p><text:s/>neurons?</text:p>
          </table:table-cell>
          <table:table-cell table:formula="of:=[.B291]&amp;[.C291]&amp;[.D291]" office:value-type="string" office:string-value="What are Drosophila VES.SAD neurons?" calcext:value-type="string">
            <text:p>What are Drosophila VES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91]" office:value-type="string" office:string-value="VES.SAD" calcext:value-type="string">
            <text:p>VES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291]&amp;[.J291]&amp;[.K291]" office:value-type="string" office:string-value="Are Drosophila VES.SAD neurons excitatory or inhibitory?" calcext:value-type="string">
            <text:p>Are Drosophila VES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SPS</text:p>
          </table:table-cell>
          <table:table-cell office:value-type="string" calcext:value-type="string">
            <text:p>What are Drosophila </text:p>
          </table:table-cell>
          <table:table-cell table:formula="of:=[.A292]" office:value-type="string" office:string-value="SIP.SPS" calcext:value-type="string">
            <text:p>SIP.SPS</text:p>
          </table:table-cell>
          <table:table-cell office:value-type="string" calcext:value-type="string">
            <text:p><text:s/>neurons?</text:p>
          </table:table-cell>
          <table:table-cell table:formula="of:=[.B292]&amp;[.C292]&amp;[.D292]" office:value-type="string" office:string-value="What are Drosophila SIP.SPS neurons?" calcext:value-type="string">
            <text:p>What are Drosophila SIP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92]" office:value-type="string" office:string-value="SIP.SPS" calcext:value-type="string">
            <text:p>SIP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292]&amp;[.J292]&amp;[.K292]" office:value-type="string" office:string-value="Are Drosophila SIP.SPS neurons excitatory or inhibitory?" calcext:value-type="string">
            <text:p>Are Drosophila SIP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</text:p>
          </table:table-cell>
          <table:table-cell office:value-type="string" calcext:value-type="string">
            <text:p>What are Drosophila </text:p>
          </table:table-cell>
          <table:table-cell table:formula="of:=[.A293]" office:value-type="string" office:string-value="VES" calcext:value-type="string">
            <text:p>VES</text:p>
          </table:table-cell>
          <table:table-cell office:value-type="string" calcext:value-type="string">
            <text:p><text:s/>neurons?</text:p>
          </table:table-cell>
          <table:table-cell table:formula="of:=[.B293]&amp;[.C293]&amp;[.D293]" office:value-type="string" office:string-value="What are Drosophila VES neurons?" calcext:value-type="string">
            <text:p>What are Drosophila 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93]" office:value-type="string" office:string-value="VES" calcext:value-type="string">
            <text:p>VES</text:p>
          </table:table-cell>
          <table:table-cell office:value-type="string" calcext:value-type="string">
            <text:p><text:s/>neurons excitatory or inhibitory?</text:p>
          </table:table-cell>
          <table:table-cell table:formula="of:=[.I293]&amp;[.J293]&amp;[.K293]" office:value-type="string" office:string-value="Are Drosophila VES neurons excitatory or inhibitory?" calcext:value-type="string">
            <text:p>Are Drosophila 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AVLP</text:p>
          </table:table-cell>
          <table:table-cell office:value-type="string" calcext:value-type="string">
            <text:p>What are Drosophila </text:p>
          </table:table-cell>
          <table:table-cell table:formula="of:=[.A294]" office:value-type="string" office:string-value="WED.AVLP" calcext:value-type="string">
            <text:p>WED.AVLP</text:p>
          </table:table-cell>
          <table:table-cell office:value-type="string" calcext:value-type="string">
            <text:p><text:s/>neurons?</text:p>
          </table:table-cell>
          <table:table-cell table:formula="of:=[.B294]&amp;[.C294]&amp;[.D294]" office:value-type="string" office:string-value="What are Drosophila WED.AVLP neurons?" calcext:value-type="string">
            <text:p>What are Drosophila WED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94]" office:value-type="string" office:string-value="WED.AVLP" calcext:value-type="string">
            <text:p>WED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294]&amp;[.J294]&amp;[.K294]" office:value-type="string" office:string-value="Are Drosophila WED.AVLP neurons excitatory or inhibitory?" calcext:value-type="string">
            <text:p>Are Drosophila WED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FB</text:p>
          </table:table-cell>
          <table:table-cell office:value-type="string" calcext:value-type="string">
            <text:p>What are Drosophila </text:p>
          </table:table-cell>
          <table:table-cell table:formula="of:=[.A295]" office:value-type="string" office:string-value="SLP.FB" calcext:value-type="string">
            <text:p>SLP.FB</text:p>
          </table:table-cell>
          <table:table-cell office:value-type="string" calcext:value-type="string">
            <text:p><text:s/>neurons?</text:p>
          </table:table-cell>
          <table:table-cell table:formula="of:=[.B295]&amp;[.C295]&amp;[.D295]" office:value-type="string" office:string-value="What are Drosophila SLP.FB neurons?" calcext:value-type="string">
            <text:p>What are Drosophila SLP.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95]" office:value-type="string" office:string-value="SLP.FB" calcext:value-type="string">
            <text:p>SLP.FB</text:p>
          </table:table-cell>
          <table:table-cell office:value-type="string" calcext:value-type="string">
            <text:p><text:s/>neurons excitatory or inhibitory?</text:p>
          </table:table-cell>
          <table:table-cell table:formula="of:=[.I295]&amp;[.J295]&amp;[.K295]" office:value-type="string" office:string-value="Are Drosophila SLP.FB neurons excitatory or inhibitory?" calcext:value-type="string">
            <text:p>Are Drosophila SLP.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LOP</text:p>
          </table:table-cell>
          <table:table-cell office:value-type="string" calcext:value-type="string">
            <text:p>What are Drosophila </text:p>
          </table:table-cell>
          <table:table-cell table:formula="of:=[.A296]" office:value-type="string" office:string-value="WED.LOP" calcext:value-type="string">
            <text:p>WED.LOP</text:p>
          </table:table-cell>
          <table:table-cell office:value-type="string" calcext:value-type="string">
            <text:p><text:s/>neurons?</text:p>
          </table:table-cell>
          <table:table-cell table:formula="of:=[.B296]&amp;[.C296]&amp;[.D296]" office:value-type="string" office:string-value="What are Drosophila WED.LOP neurons?" calcext:value-type="string">
            <text:p>What are Drosophila WED.LO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96]" office:value-type="string" office:string-value="WED.LOP" calcext:value-type="string">
            <text:p>WED.LOP</text:p>
          </table:table-cell>
          <table:table-cell office:value-type="string" calcext:value-type="string">
            <text:p><text:s/>neurons excitatory or inhibitory?</text:p>
          </table:table-cell>
          <table:table-cell table:formula="of:=[.I296]&amp;[.J296]&amp;[.K296]" office:value-type="string" office:string-value="Are Drosophila WED.LOP neurons excitatory or inhibitory?" calcext:value-type="string">
            <text:p>Are Drosophila WED.LO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CRE</text:p>
          </table:table-cell>
          <table:table-cell office:value-type="string" calcext:value-type="string">
            <text:p>What are Drosophila </text:p>
          </table:table-cell>
          <table:table-cell table:formula="of:=[.A297]" office:value-type="string" office:string-value="SMP.CRE" calcext:value-type="string">
            <text:p>SMP.CRE</text:p>
          </table:table-cell>
          <table:table-cell office:value-type="string" calcext:value-type="string">
            <text:p><text:s/>neurons?</text:p>
          </table:table-cell>
          <table:table-cell table:formula="of:=[.B297]&amp;[.C297]&amp;[.D297]" office:value-type="string" office:string-value="What are Drosophila SMP.CRE neurons?" calcext:value-type="string">
            <text:p>What are Drosophila SMP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97]" office:value-type="string" office:string-value="SMP.CRE" calcext:value-type="string">
            <text:p>SMP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297]&amp;[.J297]&amp;[.K297]" office:value-type="string" office:string-value="Are Drosophila SMP.CRE neurons excitatory or inhibitory?" calcext:value-type="string">
            <text:p>Are Drosophila SMP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G.IPS</text:p>
          </table:table-cell>
          <table:table-cell office:value-type="string" calcext:value-type="string">
            <text:p>What are Drosophila </text:p>
          </table:table-cell>
          <table:table-cell table:formula="of:=[.A298]" office:value-type="string" office:string-value="OCG.IPS" calcext:value-type="string">
            <text:p>OCG.IPS</text:p>
          </table:table-cell>
          <table:table-cell office:value-type="string" calcext:value-type="string">
            <text:p><text:s/>neurons?</text:p>
          </table:table-cell>
          <table:table-cell table:formula="of:=[.B298]&amp;[.C298]&amp;[.D298]" office:value-type="string" office:string-value="What are Drosophila OCG.IPS neurons?" calcext:value-type="string">
            <text:p>What are Drosophila OCG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98]" office:value-type="string" office:string-value="OCG.IPS" calcext:value-type="string">
            <text:p>OCG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298]&amp;[.J298]&amp;[.K298]" office:value-type="string" office:string-value="Are Drosophila OCG.IPS neurons excitatory or inhibitory?" calcext:value-type="string">
            <text:p>Are Drosophila OCG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SMP</text:p>
          </table:table-cell>
          <table:table-cell office:value-type="string" calcext:value-type="string">
            <text:p>What are Drosophila </text:p>
          </table:table-cell>
          <table:table-cell table:formula="of:=[.A299]" office:value-type="string" office:string-value="AL.SMP" calcext:value-type="string">
            <text:p>AL.SMP</text:p>
          </table:table-cell>
          <table:table-cell office:value-type="string" calcext:value-type="string">
            <text:p><text:s/>neurons?</text:p>
          </table:table-cell>
          <table:table-cell table:formula="of:=[.B299]&amp;[.C299]&amp;[.D299]" office:value-type="string" office:string-value="What are Drosophila AL.SMP neurons?" calcext:value-type="string">
            <text:p>What are Drosophila AL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299]" office:value-type="string" office:string-value="AL.SMP" calcext:value-type="string">
            <text:p>AL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299]&amp;[.J299]&amp;[.K299]" office:value-type="string" office:string-value="Are Drosophila AL.SMP neurons excitatory or inhibitory?" calcext:value-type="string">
            <text:p>Are Drosophila AL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.EB</text:p>
          </table:table-cell>
          <table:table-cell office:value-type="string" calcext:value-type="string">
            <text:p>What are Drosophila </text:p>
          </table:table-cell>
          <table:table-cell table:formula="of:=[.A300]" office:value-type="string" office:string-value="PB.EB" calcext:value-type="string">
            <text:p>PB.EB</text:p>
          </table:table-cell>
          <table:table-cell office:value-type="string" calcext:value-type="string">
            <text:p><text:s/>neurons?</text:p>
          </table:table-cell>
          <table:table-cell table:formula="of:=[.B300]&amp;[.C300]&amp;[.D300]" office:value-type="string" office:string-value="What are Drosophila PB.EB neurons?" calcext:value-type="string">
            <text:p>What are Drosophila PB.E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0]" office:value-type="string" office:string-value="PB.EB" calcext:value-type="string">
            <text:p>PB.EB</text:p>
          </table:table-cell>
          <table:table-cell office:value-type="string" calcext:value-type="string">
            <text:p><text:s/>neurons excitatory or inhibitory?</text:p>
          </table:table-cell>
          <table:table-cell table:formula="of:=[.I300]&amp;[.J300]&amp;[.K300]" office:value-type="string" office:string-value="Are Drosophila PB.EB neurons excitatory or inhibitory?" calcext:value-type="string">
            <text:p>Are Drosophila PB.E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ATL</text:p>
          </table:table-cell>
          <table:table-cell office:value-type="string" calcext:value-type="string">
            <text:p>What are Drosophila </text:p>
          </table:table-cell>
          <table:table-cell table:formula="of:=[.A301]" office:value-type="string" office:string-value="PLP.ATL" calcext:value-type="string">
            <text:p>PLP.ATL</text:p>
          </table:table-cell>
          <table:table-cell office:value-type="string" calcext:value-type="string">
            <text:p><text:s/>neurons?</text:p>
          </table:table-cell>
          <table:table-cell table:formula="of:=[.B301]&amp;[.C301]&amp;[.D301]" office:value-type="string" office:string-value="What are Drosophila PLP.ATL neurons?" calcext:value-type="string">
            <text:p>What are Drosophila PLP.AT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1]" office:value-type="string" office:string-value="PLP.ATL" calcext:value-type="string">
            <text:p>PLP.ATL</text:p>
          </table:table-cell>
          <table:table-cell office:value-type="string" calcext:value-type="string">
            <text:p><text:s/>neurons excitatory or inhibitory?</text:p>
          </table:table-cell>
          <table:table-cell table:formula="of:=[.I301]&amp;[.J301]&amp;[.K301]" office:value-type="string" office:string-value="Are Drosophila PLP.ATL neurons excitatory or inhibitory?" calcext:value-type="string">
            <text:p>Are Drosophila PLP.AT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AVLP</text:p>
          </table:table-cell>
          <table:table-cell office:value-type="string" calcext:value-type="string">
            <text:p>What are Drosophila </text:p>
          </table:table-cell>
          <table:table-cell table:formula="of:=[.A302]" office:value-type="string" office:string-value="SAD.AVLP" calcext:value-type="string">
            <text:p>SAD.AVLP</text:p>
          </table:table-cell>
          <table:table-cell office:value-type="string" calcext:value-type="string">
            <text:p><text:s/>neurons?</text:p>
          </table:table-cell>
          <table:table-cell table:formula="of:=[.B302]&amp;[.C302]&amp;[.D302]" office:value-type="string" office:string-value="What are Drosophila SAD.AVLP neurons?" calcext:value-type="string">
            <text:p>What are Drosophila SAD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2]" office:value-type="string" office:string-value="SAD.AVLP" calcext:value-type="string">
            <text:p>SAD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302]&amp;[.J302]&amp;[.K302]" office:value-type="string" office:string-value="Are Drosophila SAD.AVLP neurons excitatory or inhibitory?" calcext:value-type="string">
            <text:p>Are Drosophila SAD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LO</text:p>
          </table:table-cell>
          <table:table-cell office:value-type="string" calcext:value-type="string">
            <text:p>What are Drosophila </text:p>
          </table:table-cell>
          <table:table-cell table:formula="of:=[.A303]" office:value-type="string" office:string-value="ICL.LO" calcext:value-type="string">
            <text:p>ICL.LO</text:p>
          </table:table-cell>
          <table:table-cell office:value-type="string" calcext:value-type="string">
            <text:p><text:s/>neurons?</text:p>
          </table:table-cell>
          <table:table-cell table:formula="of:=[.B303]&amp;[.C303]&amp;[.D303]" office:value-type="string" office:string-value="What are Drosophila ICL.LO neurons?" calcext:value-type="string">
            <text:p>What are Drosophila ICL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3]" office:value-type="string" office:string-value="ICL.LO" calcext:value-type="string">
            <text:p>ICL.LO</text:p>
          </table:table-cell>
          <table:table-cell office:value-type="string" calcext:value-type="string">
            <text:p><text:s/>neurons excitatory or inhibitory?</text:p>
          </table:table-cell>
          <table:table-cell table:formula="of:=[.I303]&amp;[.J303]&amp;[.K303]" office:value-type="string" office:string-value="Are Drosophila ICL.LO neurons excitatory or inhibitory?" calcext:value-type="string">
            <text:p>Are Drosophila ICL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.MB_VL</text:p>
          </table:table-cell>
          <table:table-cell office:value-type="string" calcext:value-type="string">
            <text:p>What are Drosophila </text:p>
          </table:table-cell>
          <table:table-cell table:formula="of:=[.A304]" office:value-type="string" office:string-value="MB_CA.MB_VL" calcext:value-type="string">
            <text:p>MB_CA.MB_VL</text:p>
          </table:table-cell>
          <table:table-cell office:value-type="string" calcext:value-type="string">
            <text:p><text:s/>neurons?</text:p>
          </table:table-cell>
          <table:table-cell table:formula="of:=[.B304]&amp;[.C304]&amp;[.D304]" office:value-type="string" office:string-value="What are Drosophila MB_CA.MB_VL neurons?" calcext:value-type="string">
            <text:p>What are Drosophila MB_CA.MB_V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4]" office:value-type="string" office:string-value="MB_CA.MB_VL" calcext:value-type="string">
            <text:p>MB_CA.MB_VL</text:p>
          </table:table-cell>
          <table:table-cell office:value-type="string" calcext:value-type="string">
            <text:p><text:s/>neurons excitatory or inhibitory?</text:p>
          </table:table-cell>
          <table:table-cell table:formula="of:=[.I304]&amp;[.J304]&amp;[.K304]" office:value-type="string" office:string-value="Are Drosophila MB_CA.MB_VL neurons excitatory or inhibitory?" calcext:value-type="string">
            <text:p>Are Drosophila MB_CA.MB_V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SPS</text:p>
          </table:table-cell>
          <table:table-cell office:value-type="string" calcext:value-type="string">
            <text:p>What are Drosophila </text:p>
          </table:table-cell>
          <table:table-cell table:formula="of:=[.A305]" office:value-type="string" office:string-value="LO.SPS" calcext:value-type="string">
            <text:p>LO.SPS</text:p>
          </table:table-cell>
          <table:table-cell office:value-type="string" calcext:value-type="string">
            <text:p><text:s/>neurons?</text:p>
          </table:table-cell>
          <table:table-cell table:formula="of:=[.B305]&amp;[.C305]&amp;[.D305]" office:value-type="string" office:string-value="What are Drosophila LO.SPS neurons?" calcext:value-type="string">
            <text:p>What are Drosophila LO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5]" office:value-type="string" office:string-value="LO.SPS" calcext:value-type="string">
            <text:p>LO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305]&amp;[.J305]&amp;[.K305]" office:value-type="string" office:string-value="Are Drosophila LO.SPS neurons excitatory or inhibitory?" calcext:value-type="string">
            <text:p>Are Drosophila LO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SMP</text:p>
          </table:table-cell>
          <table:table-cell office:value-type="string" calcext:value-type="string">
            <text:p>What are Drosophila </text:p>
          </table:table-cell>
          <table:table-cell table:formula="of:=[.A306]" office:value-type="string" office:string-value="ICL.SMP" calcext:value-type="string">
            <text:p>ICL.SMP</text:p>
          </table:table-cell>
          <table:table-cell office:value-type="string" calcext:value-type="string">
            <text:p><text:s/>neurons?</text:p>
          </table:table-cell>
          <table:table-cell table:formula="of:=[.B306]&amp;[.C306]&amp;[.D306]" office:value-type="string" office:string-value="What are Drosophila ICL.SMP neurons?" calcext:value-type="string">
            <text:p>What are Drosophila ICL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6]" office:value-type="string" office:string-value="ICL.SMP" calcext:value-type="string">
            <text:p>ICL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306]&amp;[.J306]&amp;[.K306]" office:value-type="string" office:string-value="Are Drosophila ICL.SMP neurons excitatory or inhibitory?" calcext:value-type="string">
            <text:p>Are Drosophila ICL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PLP</text:p>
          </table:table-cell>
          <table:table-cell office:value-type="string" calcext:value-type="string">
            <text:p>What are Drosophila </text:p>
          </table:table-cell>
          <table:table-cell table:formula="of:=[.A307]" office:value-type="string" office:string-value="GNG.PLP" calcext:value-type="string">
            <text:p>GNG.PLP</text:p>
          </table:table-cell>
          <table:table-cell office:value-type="string" calcext:value-type="string">
            <text:p><text:s/>neurons?</text:p>
          </table:table-cell>
          <table:table-cell table:formula="of:=[.B307]&amp;[.C307]&amp;[.D307]" office:value-type="string" office:string-value="What are Drosophila GNG.PLP neurons?" calcext:value-type="string">
            <text:p>What are Drosophila GNG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7]" office:value-type="string" office:string-value="GNG.PLP" calcext:value-type="string">
            <text:p>GNG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307]&amp;[.J307]&amp;[.K307]" office:value-type="string" office:string-value="Are Drosophila GNG.PLP neurons excitatory or inhibitory?" calcext:value-type="string">
            <text:p>Are Drosophila GNG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LAL</text:p>
          </table:table-cell>
          <table:table-cell office:value-type="string" calcext:value-type="string">
            <text:p>What are Drosophila </text:p>
          </table:table-cell>
          <table:table-cell table:formula="of:=[.A308]" office:value-type="string" office:string-value="IPS.LAL" calcext:value-type="string">
            <text:p>IPS.LAL</text:p>
          </table:table-cell>
          <table:table-cell office:value-type="string" calcext:value-type="string">
            <text:p><text:s/>neurons?</text:p>
          </table:table-cell>
          <table:table-cell table:formula="of:=[.B308]&amp;[.C308]&amp;[.D308]" office:value-type="string" office:string-value="What are Drosophila IPS.LAL neurons?" calcext:value-type="string">
            <text:p>What are Drosophila IPS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8]" office:value-type="string" office:string-value="IPS.LAL" calcext:value-type="string">
            <text:p>IPS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308]&amp;[.J308]&amp;[.K308]" office:value-type="string" office:string-value="Are Drosophila IPS.LAL neurons excitatory or inhibitory?" calcext:value-type="string">
            <text:p>Are Drosophila IPS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MB_PED</text:p>
          </table:table-cell>
          <table:table-cell office:value-type="string" calcext:value-type="string">
            <text:p>What are Drosophila </text:p>
          </table:table-cell>
          <table:table-cell table:formula="of:=[.A309]" office:value-type="string" office:string-value="SMP.MB_PED" calcext:value-type="string">
            <text:p>SMP.MB_PED</text:p>
          </table:table-cell>
          <table:table-cell office:value-type="string" calcext:value-type="string">
            <text:p><text:s/>neurons?</text:p>
          </table:table-cell>
          <table:table-cell table:formula="of:=[.B309]&amp;[.C309]&amp;[.D309]" office:value-type="string" office:string-value="What are Drosophila SMP.MB_PED neurons?" calcext:value-type="string">
            <text:p>What are Drosophila SMP.MB_P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9]" office:value-type="string" office:string-value="SMP.MB_PED" calcext:value-type="string">
            <text:p>SMP.MB_PED</text:p>
          </table:table-cell>
          <table:table-cell office:value-type="string" calcext:value-type="string">
            <text:p><text:s/>neurons excitatory or inhibitory?</text:p>
          </table:table-cell>
          <table:table-cell table:formula="of:=[.I309]&amp;[.J309]&amp;[.K309]" office:value-type="string" office:string-value="Are Drosophila SMP.MB_PED neurons excitatory or inhibitory?" calcext:value-type="string">
            <text:p>Are Drosophila SMP.MB_P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.SCL</text:p>
          </table:table-cell>
          <table:table-cell office:value-type="string" calcext:value-type="string">
            <text:p>What are Drosophila </text:p>
          </table:table-cell>
          <table:table-cell table:formula="of:=[.A310]" office:value-type="string" office:string-value="FLA.SCL" calcext:value-type="string">
            <text:p>FLA.SCL</text:p>
          </table:table-cell>
          <table:table-cell office:value-type="string" calcext:value-type="string">
            <text:p><text:s/>neurons?</text:p>
          </table:table-cell>
          <table:table-cell table:formula="of:=[.B310]&amp;[.C310]&amp;[.D310]" office:value-type="string" office:string-value="What are Drosophila FLA.SCL neurons?" calcext:value-type="string">
            <text:p>What are Drosophila FLA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0]" office:value-type="string" office:string-value="FLA.SCL" calcext:value-type="string">
            <text:p>FLA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310]&amp;[.J310]&amp;[.K310]" office:value-type="string" office:string-value="Are Drosophila FLA.SCL neurons excitatory or inhibitory?" calcext:value-type="string">
            <text:p>Are Drosophila FLA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PED.MB_CA</text:p>
          </table:table-cell>
          <table:table-cell office:value-type="string" calcext:value-type="string">
            <text:p>What are Drosophila </text:p>
          </table:table-cell>
          <table:table-cell table:formula="of:=[.A311]" office:value-type="string" office:string-value="MB_PED.MB_CA" calcext:value-type="string">
            <text:p>MB_PED.MB_CA</text:p>
          </table:table-cell>
          <table:table-cell office:value-type="string" calcext:value-type="string">
            <text:p><text:s/>neurons?</text:p>
          </table:table-cell>
          <table:table-cell table:formula="of:=[.B311]&amp;[.C311]&amp;[.D311]" office:value-type="string" office:string-value="What are Drosophila MB_PED.MB_CA neurons?" calcext:value-type="string">
            <text:p>What are Drosophila MB_PED.MB_C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1]" office:value-type="string" office:string-value="MB_PED.MB_CA" calcext:value-type="string">
            <text:p>MB_PED.MB_CA</text:p>
          </table:table-cell>
          <table:table-cell office:value-type="string" calcext:value-type="string">
            <text:p><text:s/>neurons excitatory or inhibitory?</text:p>
          </table:table-cell>
          <table:table-cell table:formula="of:=[.I311]&amp;[.J311]&amp;[.K311]" office:value-type="string" office:string-value="Are Drosophila MB_PED.MB_CA neurons excitatory or inhibitory?" calcext:value-type="string">
            <text:p>Are Drosophila MB_PED.MB_C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LAL</text:p>
          </table:table-cell>
          <table:table-cell office:value-type="string" calcext:value-type="string">
            <text:p>What are Drosophila </text:p>
          </table:table-cell>
          <table:table-cell table:formula="of:=[.A312]" office:value-type="string" office:string-value="CRE.LAL" calcext:value-type="string">
            <text:p>CRE.LAL</text:p>
          </table:table-cell>
          <table:table-cell office:value-type="string" calcext:value-type="string">
            <text:p><text:s/>neurons?</text:p>
          </table:table-cell>
          <table:table-cell table:formula="of:=[.B312]&amp;[.C312]&amp;[.D312]" office:value-type="string" office:string-value="What are Drosophila CRE.LAL neurons?" calcext:value-type="string">
            <text:p>What are Drosophila CRE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2]" office:value-type="string" office:string-value="CRE.LAL" calcext:value-type="string">
            <text:p>CRE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312]&amp;[.J312]&amp;[.K312]" office:value-type="string" office:string-value="Are Drosophila CRE.LAL neurons excitatory or inhibitory?" calcext:value-type="string">
            <text:p>Are Drosophila CRE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SIP</text:p>
          </table:table-cell>
          <table:table-cell office:value-type="string" calcext:value-type="string">
            <text:p>What are Drosophila </text:p>
          </table:table-cell>
          <table:table-cell table:formula="of:=[.A313]" office:value-type="string" office:string-value="SLP.SIP" calcext:value-type="string">
            <text:p>SLP.SIP</text:p>
          </table:table-cell>
          <table:table-cell office:value-type="string" calcext:value-type="string">
            <text:p><text:s/>neurons?</text:p>
          </table:table-cell>
          <table:table-cell table:formula="of:=[.B313]&amp;[.C313]&amp;[.D313]" office:value-type="string" office:string-value="What are Drosophila SLP.SIP neurons?" calcext:value-type="string">
            <text:p>What are Drosophila SLP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3]" office:value-type="string" office:string-value="SLP.SIP" calcext:value-type="string">
            <text:p>SLP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313]&amp;[.J313]&amp;[.K313]" office:value-type="string" office:string-value="Are Drosophila SLP.SIP neurons excitatory or inhibitory?" calcext:value-type="string">
            <text:p>Are Drosophila SLP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MB_CA</text:p>
          </table:table-cell>
          <table:table-cell office:value-type="string" calcext:value-type="string">
            <text:p>What are Drosophila </text:p>
          </table:table-cell>
          <table:table-cell table:formula="of:=[.A314]" office:value-type="string" office:string-value="SCL.MB_CA" calcext:value-type="string">
            <text:p>SCL.MB_CA</text:p>
          </table:table-cell>
          <table:table-cell office:value-type="string" calcext:value-type="string">
            <text:p><text:s/>neurons?</text:p>
          </table:table-cell>
          <table:table-cell table:formula="of:=[.B314]&amp;[.C314]&amp;[.D314]" office:value-type="string" office:string-value="What are Drosophila SCL.MB_CA neurons?" calcext:value-type="string">
            <text:p>What are Drosophila SCL.MB_C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4]" office:value-type="string" office:string-value="SCL.MB_CA" calcext:value-type="string">
            <text:p>SCL.MB_CA</text:p>
          </table:table-cell>
          <table:table-cell office:value-type="string" calcext:value-type="string">
            <text:p><text:s/>neurons excitatory or inhibitory?</text:p>
          </table:table-cell>
          <table:table-cell table:formula="of:=[.I314]&amp;[.J314]&amp;[.K314]" office:value-type="string" office:string-value="Are Drosophila SCL.MB_CA neurons excitatory or inhibitory?" calcext:value-type="string">
            <text:p>Are Drosophila SCL.MB_C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LH</text:p>
          </table:table-cell>
          <table:table-cell office:value-type="string" calcext:value-type="string">
            <text:p>What are Drosophila </text:p>
          </table:table-cell>
          <table:table-cell table:formula="of:=[.A315]" office:value-type="string" office:string-value="ME.LH" calcext:value-type="string">
            <text:p>ME.LH</text:p>
          </table:table-cell>
          <table:table-cell office:value-type="string" calcext:value-type="string">
            <text:p><text:s/>neurons?</text:p>
          </table:table-cell>
          <table:table-cell table:formula="of:=[.B315]&amp;[.C315]&amp;[.D315]" office:value-type="string" office:string-value="What are Drosophila ME.LH neurons?" calcext:value-type="string">
            <text:p>What are Drosophila ME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5]" office:value-type="string" office:string-value="ME.LH" calcext:value-type="string">
            <text:p>ME.LH</text:p>
          </table:table-cell>
          <table:table-cell office:value-type="string" calcext:value-type="string">
            <text:p><text:s/>neurons excitatory or inhibitory?</text:p>
          </table:table-cell>
          <table:table-cell table:formula="of:=[.I315]&amp;[.J315]&amp;[.K315]" office:value-type="string" office:string-value="Are Drosophila ME.LH neurons excitatory or inhibitory?" calcext:value-type="string">
            <text:p>Are Drosophila ME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.LO</text:p>
          </table:table-cell>
          <table:table-cell office:value-type="string" calcext:value-type="string">
            <text:p>What are Drosophila </text:p>
          </table:table-cell>
          <table:table-cell table:formula="of:=[.A316]" office:value-type="string" office:string-value="LOP.LO" calcext:value-type="string">
            <text:p>LOP.LO</text:p>
          </table:table-cell>
          <table:table-cell office:value-type="string" calcext:value-type="string">
            <text:p><text:s/>neurons?</text:p>
          </table:table-cell>
          <table:table-cell table:formula="of:=[.B316]&amp;[.C316]&amp;[.D316]" office:value-type="string" office:string-value="What are Drosophila LOP.LO neurons?" calcext:value-type="string">
            <text:p>What are Drosophila LOP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6]" office:value-type="string" office:string-value="LOP.LO" calcext:value-type="string">
            <text:p>LOP.LO</text:p>
          </table:table-cell>
          <table:table-cell office:value-type="string" calcext:value-type="string">
            <text:p><text:s/>neurons excitatory or inhibitory?</text:p>
          </table:table-cell>
          <table:table-cell table:formula="of:=[.I316]&amp;[.J316]&amp;[.K316]" office:value-type="string" office:string-value="Are Drosophila LOP.LO neurons excitatory or inhibitory?" calcext:value-type="string">
            <text:p>Are Drosophila LOP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VL.MB_ML</text:p>
          </table:table-cell>
          <table:table-cell office:value-type="string" calcext:value-type="string">
            <text:p>What are Drosophila </text:p>
          </table:table-cell>
          <table:table-cell table:formula="of:=[.A317]" office:value-type="string" office:string-value="MB_VL.MB_ML" calcext:value-type="string">
            <text:p>MB_VL.MB_ML</text:p>
          </table:table-cell>
          <table:table-cell office:value-type="string" calcext:value-type="string">
            <text:p><text:s/>neurons?</text:p>
          </table:table-cell>
          <table:table-cell table:formula="of:=[.B317]&amp;[.C317]&amp;[.D317]" office:value-type="string" office:string-value="What are Drosophila MB_VL.MB_ML neurons?" calcext:value-type="string">
            <text:p>What are Drosophila MB_VL.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7]" office:value-type="string" office:string-value="MB_VL.MB_ML" calcext:value-type="string">
            <text:p>MB_VL.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317]&amp;[.J317]&amp;[.K317]" office:value-type="string" office:string-value="Are Drosophila MB_VL.MB_ML neurons excitatory or inhibitory?" calcext:value-type="string">
            <text:p>Are Drosophila MB_VL.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What are Drosophila </text:p>
          </table:table-cell>
          <table:table-cell table:formula="of:=[.A318]" office:value-type="string" office:string-value="PB" calcext:value-type="string">
            <text:p>PB</text:p>
          </table:table-cell>
          <table:table-cell office:value-type="string" calcext:value-type="string">
            <text:p><text:s/>neurons?</text:p>
          </table:table-cell>
          <table:table-cell table:formula="of:=[.B318]&amp;[.C318]&amp;[.D318]" office:value-type="string" office:string-value="What are Drosophila PB neurons?" calcext:value-type="string">
            <text:p>What are Drosophila P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8]" office:value-type="string" office:string-value="PB" calcext:value-type="string">
            <text:p>PB</text:p>
          </table:table-cell>
          <table:table-cell office:value-type="string" calcext:value-type="string">
            <text:p><text:s/>neurons excitatory or inhibitory?</text:p>
          </table:table-cell>
          <table:table-cell table:formula="of:=[.I318]&amp;[.J318]&amp;[.K318]" office:value-type="string" office:string-value="Are Drosophila PB neurons excitatory or inhibitory?" calcext:value-type="string">
            <text:p>Are Drosophila P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LAL</text:p>
          </table:table-cell>
          <table:table-cell office:value-type="string" calcext:value-type="string">
            <text:p>What are Drosophila </text:p>
          </table:table-cell>
          <table:table-cell table:formula="of:=[.A319]" office:value-type="string" office:string-value="PLP.LAL" calcext:value-type="string">
            <text:p>PLP.LAL</text:p>
          </table:table-cell>
          <table:table-cell office:value-type="string" calcext:value-type="string">
            <text:p><text:s/>neurons?</text:p>
          </table:table-cell>
          <table:table-cell table:formula="of:=[.B319]&amp;[.C319]&amp;[.D319]" office:value-type="string" office:string-value="What are Drosophila PLP.LAL neurons?" calcext:value-type="string">
            <text:p>What are Drosophila PLP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9]" office:value-type="string" office:string-value="PLP.LAL" calcext:value-type="string">
            <text:p>PLP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319]&amp;[.J319]&amp;[.K319]" office:value-type="string" office:string-value="Are Drosophila PLP.LAL neurons excitatory or inhibitory?" calcext:value-type="string">
            <text:p>Are Drosophila PLP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LOP</text:p>
          </table:table-cell>
          <table:table-cell office:value-type="string" calcext:value-type="string">
            <text:p>What are Drosophila </text:p>
          </table:table-cell>
          <table:table-cell table:formula="of:=[.A320]" office:value-type="string" office:string-value="LAL.LOP" calcext:value-type="string">
            <text:p>LAL.LOP</text:p>
          </table:table-cell>
          <table:table-cell office:value-type="string" calcext:value-type="string">
            <text:p><text:s/>neurons?</text:p>
          </table:table-cell>
          <table:table-cell table:formula="of:=[.B320]&amp;[.C320]&amp;[.D320]" office:value-type="string" office:string-value="What are Drosophila LAL.LOP neurons?" calcext:value-type="string">
            <text:p>What are Drosophila LAL.LO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0]" office:value-type="string" office:string-value="LAL.LOP" calcext:value-type="string">
            <text:p>LAL.LOP</text:p>
          </table:table-cell>
          <table:table-cell office:value-type="string" calcext:value-type="string">
            <text:p><text:s/>neurons excitatory or inhibitory?</text:p>
          </table:table-cell>
          <table:table-cell table:formula="of:=[.I320]&amp;[.J320]&amp;[.K320]" office:value-type="string" office:string-value="Are Drosophila LAL.LOP neurons excitatory or inhibitory?" calcext:value-type="string">
            <text:p>Are Drosophila LAL.LO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GOR</text:p>
          </table:table-cell>
          <table:table-cell office:value-type="string" calcext:value-type="string">
            <text:p>What are Drosophila </text:p>
          </table:table-cell>
          <table:table-cell table:formula="of:=[.A321]" office:value-type="string" office:string-value="SAD.GOR" calcext:value-type="string">
            <text:p>SAD.GOR</text:p>
          </table:table-cell>
          <table:table-cell office:value-type="string" calcext:value-type="string">
            <text:p><text:s/>neurons?</text:p>
          </table:table-cell>
          <table:table-cell table:formula="of:=[.B321]&amp;[.C321]&amp;[.D321]" office:value-type="string" office:string-value="What are Drosophila SAD.GOR neurons?" calcext:value-type="string">
            <text:p>What are Drosophila SAD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1]" office:value-type="string" office:string-value="SAD.GOR" calcext:value-type="string">
            <text:p>SAD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321]&amp;[.J321]&amp;[.K321]" office:value-type="string" office:string-value="Are Drosophila SAD.GOR neurons excitatory or inhibitory?" calcext:value-type="string">
            <text:p>Are Drosophila SAD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.SLP</text:p>
          </table:table-cell>
          <table:table-cell office:value-type="string" calcext:value-type="string">
            <text:p>What are Drosophila </text:p>
          </table:table-cell>
          <table:table-cell table:formula="of:=[.A322]" office:value-type="string" office:string-value="FB.SLP" calcext:value-type="string">
            <text:p>FB.SLP</text:p>
          </table:table-cell>
          <table:table-cell office:value-type="string" calcext:value-type="string">
            <text:p><text:s/>neurons?</text:p>
          </table:table-cell>
          <table:table-cell table:formula="of:=[.B322]&amp;[.C322]&amp;[.D322]" office:value-type="string" office:string-value="What are Drosophila FB.SLP neurons?" calcext:value-type="string">
            <text:p>What are Drosophila FB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2]" office:value-type="string" office:string-value="FB.SLP" calcext:value-type="string">
            <text:p>FB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322]&amp;[.J322]&amp;[.K322]" office:value-type="string" office:string-value="Are Drosophila FB.SLP neurons excitatory or inhibitory?" calcext:value-type="string">
            <text:p>Are Drosophila FB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EPA</text:p>
          </table:table-cell>
          <table:table-cell office:value-type="string" calcext:value-type="string">
            <text:p>What are Drosophila </text:p>
          </table:table-cell>
          <table:table-cell table:formula="of:=[.A323]" office:value-type="string" office:string-value="CRE.EPA" calcext:value-type="string">
            <text:p>CRE.EPA</text:p>
          </table:table-cell>
          <table:table-cell office:value-type="string" calcext:value-type="string">
            <text:p><text:s/>neurons?</text:p>
          </table:table-cell>
          <table:table-cell table:formula="of:=[.B323]&amp;[.C323]&amp;[.D323]" office:value-type="string" office:string-value="What are Drosophila CRE.EPA neurons?" calcext:value-type="string">
            <text:p>What are Drosophila CRE.EP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3]" office:value-type="string" office:string-value="CRE.EPA" calcext:value-type="string">
            <text:p>CRE.EPA</text:p>
          </table:table-cell>
          <table:table-cell office:value-type="string" calcext:value-type="string">
            <text:p><text:s/>neurons excitatory or inhibitory?</text:p>
          </table:table-cell>
          <table:table-cell table:formula="of:=[.I323]&amp;[.J323]&amp;[.K323]" office:value-type="string" office:string-value="Are Drosophila CRE.EPA neurons excitatory or inhibitory?" calcext:value-type="string">
            <text:p>Are Drosophila CRE.EP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What are Drosophila </text:p>
          </table:table-cell>
          <table:table-cell table:formula="of:=[.A324]" office:value-type="string" office:string-value="AL" calcext:value-type="string">
            <text:p>AL</text:p>
          </table:table-cell>
          <table:table-cell office:value-type="string" calcext:value-type="string">
            <text:p><text:s/>neurons?</text:p>
          </table:table-cell>
          <table:table-cell table:formula="of:=[.B324]&amp;[.C324]&amp;[.D324]" office:value-type="string" office:string-value="What are Drosophila AL neurons?" calcext:value-type="string">
            <text:p>What are Drosophila 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4]" office:value-type="string" office:string-value="AL" calcext:value-type="string">
            <text:p>AL</text:p>
          </table:table-cell>
          <table:table-cell office:value-type="string" calcext:value-type="string">
            <text:p><text:s/>neurons excitatory or inhibitory?</text:p>
          </table:table-cell>
          <table:table-cell table:formula="of:=[.I324]&amp;[.J324]&amp;[.K324]" office:value-type="string" office:string-value="Are Drosophila AL neurons excitatory or inhibitory?" calcext:value-type="string">
            <text:p>Are Drosophila 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SCL</text:p>
          </table:table-cell>
          <table:table-cell office:value-type="string" calcext:value-type="string">
            <text:p>What are Drosophila </text:p>
          </table:table-cell>
          <table:table-cell table:formula="of:=[.A325]" office:value-type="string" office:string-value="LH.SCL" calcext:value-type="string">
            <text:p>LH.SCL</text:p>
          </table:table-cell>
          <table:table-cell office:value-type="string" calcext:value-type="string">
            <text:p><text:s/>neurons?</text:p>
          </table:table-cell>
          <table:table-cell table:formula="of:=[.B325]&amp;[.C325]&amp;[.D325]" office:value-type="string" office:string-value="What are Drosophila LH.SCL neurons?" calcext:value-type="string">
            <text:p>What are Drosophila LH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5]" office:value-type="string" office:string-value="LH.SCL" calcext:value-type="string">
            <text:p>LH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325]&amp;[.J325]&amp;[.K325]" office:value-type="string" office:string-value="Are Drosophila LH.SCL neurons excitatory or inhibitory?" calcext:value-type="string">
            <text:p>Are Drosophila LH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PED.MB_ML</text:p>
          </table:table-cell>
          <table:table-cell office:value-type="string" calcext:value-type="string">
            <text:p>What are Drosophila </text:p>
          </table:table-cell>
          <table:table-cell table:formula="of:=[.A326]" office:value-type="string" office:string-value="MB_PED.MB_ML" calcext:value-type="string">
            <text:p>MB_PED.MB_ML</text:p>
          </table:table-cell>
          <table:table-cell office:value-type="string" calcext:value-type="string">
            <text:p><text:s/>neurons?</text:p>
          </table:table-cell>
          <table:table-cell table:formula="of:=[.B326]&amp;[.C326]&amp;[.D326]" office:value-type="string" office:string-value="What are Drosophila MB_PED.MB_ML neurons?" calcext:value-type="string">
            <text:p>What are Drosophila MB_PED.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6]" office:value-type="string" office:string-value="MB_PED.MB_ML" calcext:value-type="string">
            <text:p>MB_PED.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326]&amp;[.J326]&amp;[.K326]" office:value-type="string" office:string-value="Are Drosophila MB_PED.MB_ML neurons excitatory or inhibitory?" calcext:value-type="string">
            <text:p>Are Drosophila MB_PED.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PLP</text:p>
          </table:table-cell>
          <table:table-cell office:value-type="string" calcext:value-type="string">
            <text:p>What are Drosophila </text:p>
          </table:table-cell>
          <table:table-cell table:formula="of:=[.A327]" office:value-type="string" office:string-value="ICL.PLP" calcext:value-type="string">
            <text:p>ICL.PLP</text:p>
          </table:table-cell>
          <table:table-cell office:value-type="string" calcext:value-type="string">
            <text:p><text:s/>neurons?</text:p>
          </table:table-cell>
          <table:table-cell table:formula="of:=[.B327]&amp;[.C327]&amp;[.D327]" office:value-type="string" office:string-value="What are Drosophila ICL.PLP neurons?" calcext:value-type="string">
            <text:p>What are Drosophila ICL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7]" office:value-type="string" office:string-value="ICL.PLP" calcext:value-type="string">
            <text:p>ICL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327]&amp;[.J327]&amp;[.K327]" office:value-type="string" office:string-value="Are Drosophila ICL.PLP neurons excitatory or inhibitory?" calcext:value-type="string">
            <text:p>Are Drosophila ICL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WED</text:p>
          </table:table-cell>
          <table:table-cell office:value-type="string" calcext:value-type="string">
            <text:p>What are Drosophila </text:p>
          </table:table-cell>
          <table:table-cell table:formula="of:=[.A328]" office:value-type="string" office:string-value="PLP.WED" calcext:value-type="string">
            <text:p>PLP.WED</text:p>
          </table:table-cell>
          <table:table-cell office:value-type="string" calcext:value-type="string">
            <text:p><text:s/>neurons?</text:p>
          </table:table-cell>
          <table:table-cell table:formula="of:=[.B328]&amp;[.C328]&amp;[.D328]" office:value-type="string" office:string-value="What are Drosophila PLP.WED neurons?" calcext:value-type="string">
            <text:p>What are Drosophila PLP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8]" office:value-type="string" office:string-value="PLP.WED" calcext:value-type="string">
            <text:p>PLP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328]&amp;[.J328]&amp;[.K328]" office:value-type="string" office:string-value="Are Drosophila PLP.WED neurons excitatory or inhibitory?" calcext:value-type="string">
            <text:p>Are Drosophila PLP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What are Drosophila </text:p>
          </table:table-cell>
          <table:table-cell table:formula="of:=[.A329]" office:value-type="string" office:string-value="IPS" calcext:value-type="string">
            <text:p>IPS</text:p>
          </table:table-cell>
          <table:table-cell office:value-type="string" calcext:value-type="string">
            <text:p><text:s/>neurons?</text:p>
          </table:table-cell>
          <table:table-cell table:formula="of:=[.B329]&amp;[.C329]&amp;[.D329]" office:value-type="string" office:string-value="What are Drosophila IPS neurons?" calcext:value-type="string">
            <text:p>What are Drosophila 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9]" office:value-type="string" office:string-value="IPS" calcext:value-type="string">
            <text:p>IPS</text:p>
          </table:table-cell>
          <table:table-cell office:value-type="string" calcext:value-type="string">
            <text:p><text:s/>neurons excitatory or inhibitory?</text:p>
          </table:table-cell>
          <table:table-cell table:formula="of:=[.I329]&amp;[.J329]&amp;[.K329]" office:value-type="string" office:string-value="Are Drosophila IPS neurons excitatory or inhibitory?" calcext:value-type="string">
            <text:p>Are Drosophila 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LAL</text:p>
          </table:table-cell>
          <table:table-cell office:value-type="string" calcext:value-type="string">
            <text:p>What are Drosophila </text:p>
          </table:table-cell>
          <table:table-cell table:formula="of:=[.A330]" office:value-type="string" office:string-value="PVLP.LAL" calcext:value-type="string">
            <text:p>PVLP.LAL</text:p>
          </table:table-cell>
          <table:table-cell office:value-type="string" calcext:value-type="string">
            <text:p><text:s/>neurons?</text:p>
          </table:table-cell>
          <table:table-cell table:formula="of:=[.B330]&amp;[.C330]&amp;[.D330]" office:value-type="string" office:string-value="What are Drosophila PVLP.LAL neurons?" calcext:value-type="string">
            <text:p>What are Drosophila PVLP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0]" office:value-type="string" office:string-value="PVLP.LAL" calcext:value-type="string">
            <text:p>PVLP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330]&amp;[.J330]&amp;[.K330]" office:value-type="string" office:string-value="Are Drosophila PVLP.LAL neurons excitatory or inhibitory?" calcext:value-type="string">
            <text:p>Are Drosophila PVLP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.FB</text:p>
          </table:table-cell>
          <table:table-cell office:value-type="string" calcext:value-type="string">
            <text:p>What are Drosophila </text:p>
          </table:table-cell>
          <table:table-cell table:formula="of:=[.A331]" office:value-type="string" office:string-value="EB.FB" calcext:value-type="string">
            <text:p>EB.FB</text:p>
          </table:table-cell>
          <table:table-cell office:value-type="string" calcext:value-type="string">
            <text:p><text:s/>neurons?</text:p>
          </table:table-cell>
          <table:table-cell table:formula="of:=[.B331]&amp;[.C331]&amp;[.D331]" office:value-type="string" office:string-value="What are Drosophila EB.FB neurons?" calcext:value-type="string">
            <text:p>What are Drosophila EB.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1]" office:value-type="string" office:string-value="EB.FB" calcext:value-type="string">
            <text:p>EB.FB</text:p>
          </table:table-cell>
          <table:table-cell office:value-type="string" calcext:value-type="string">
            <text:p><text:s/>neurons excitatory or inhibitory?</text:p>
          </table:table-cell>
          <table:table-cell table:formula="of:=[.I331]&amp;[.J331]&amp;[.K331]" office:value-type="string" office:string-value="Are Drosophila EB.FB neurons excitatory or inhibitory?" calcext:value-type="string">
            <text:p>Are Drosophila EB.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GOR</text:p>
          </table:table-cell>
          <table:table-cell office:value-type="string" calcext:value-type="string">
            <text:p>What are Drosophila </text:p>
          </table:table-cell>
          <table:table-cell table:formula="of:=[.A332]" office:value-type="string" office:string-value="SLP.GOR" calcext:value-type="string">
            <text:p>SLP.GOR</text:p>
          </table:table-cell>
          <table:table-cell office:value-type="string" calcext:value-type="string">
            <text:p><text:s/>neurons?</text:p>
          </table:table-cell>
          <table:table-cell table:formula="of:=[.B332]&amp;[.C332]&amp;[.D332]" office:value-type="string" office:string-value="What are Drosophila SLP.GOR neurons?" calcext:value-type="string">
            <text:p>What are Drosophila SLP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2]" office:value-type="string" office:string-value="SLP.GOR" calcext:value-type="string">
            <text:p>SLP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332]&amp;[.J332]&amp;[.K332]" office:value-type="string" office:string-value="Are Drosophila SLP.GOR neurons excitatory or inhibitory?" calcext:value-type="string">
            <text:p>Are Drosophila SLP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PVLP</text:p>
          </table:table-cell>
          <table:table-cell office:value-type="string" calcext:value-type="string">
            <text:p>What are Drosophila </text:p>
          </table:table-cell>
          <table:table-cell table:formula="of:=[.A333]" office:value-type="string" office:string-value="PLP.PVLP" calcext:value-type="string">
            <text:p>PLP.PVLP</text:p>
          </table:table-cell>
          <table:table-cell office:value-type="string" calcext:value-type="string">
            <text:p><text:s/>neurons?</text:p>
          </table:table-cell>
          <table:table-cell table:formula="of:=[.B333]&amp;[.C333]&amp;[.D333]" office:value-type="string" office:string-value="What are Drosophila PLP.PVLP neurons?" calcext:value-type="string">
            <text:p>What are Drosophila PLP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3]" office:value-type="string" office:string-value="PLP.PVLP" calcext:value-type="string">
            <text:p>PLP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333]&amp;[.J333]&amp;[.K333]" office:value-type="string" office:string-value="Are Drosophila PLP.PVLP neurons excitatory or inhibitory?" calcext:value-type="string">
            <text:p>Are Drosophila PLP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AMMC</text:p>
          </table:table-cell>
          <table:table-cell office:value-type="string" calcext:value-type="string">
            <text:p>What are Drosophila </text:p>
          </table:table-cell>
          <table:table-cell table:formula="of:=[.A334]" office:value-type="string" office:string-value="GNG.AMMC" calcext:value-type="string">
            <text:p>GNG.AMMC</text:p>
          </table:table-cell>
          <table:table-cell office:value-type="string" calcext:value-type="string">
            <text:p><text:s/>neurons?</text:p>
          </table:table-cell>
          <table:table-cell table:formula="of:=[.B334]&amp;[.C334]&amp;[.D334]" office:value-type="string" office:string-value="What are Drosophila GNG.AMMC neurons?" calcext:value-type="string">
            <text:p>What are Drosophila GNG.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4]" office:value-type="string" office:string-value="GNG.AMMC" calcext:value-type="string">
            <text:p>GNG.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334]&amp;[.J334]&amp;[.K334]" office:value-type="string" office:string-value="Are Drosophila GNG.AMMC neurons excitatory or inhibitory?" calcext:value-type="string">
            <text:p>Are Drosophila GNG.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GNG</text:p>
          </table:table-cell>
          <table:table-cell office:value-type="string" calcext:value-type="string">
            <text:p>What are Drosophila </text:p>
          </table:table-cell>
          <table:table-cell table:formula="of:=[.A335]" office:value-type="string" office:string-value="SIP.GNG" calcext:value-type="string">
            <text:p>SIP.GNG</text:p>
          </table:table-cell>
          <table:table-cell office:value-type="string" calcext:value-type="string">
            <text:p><text:s/>neurons?</text:p>
          </table:table-cell>
          <table:table-cell table:formula="of:=[.B335]&amp;[.C335]&amp;[.D335]" office:value-type="string" office:string-value="What are Drosophila SIP.GNG neurons?" calcext:value-type="string">
            <text:p>What are Drosophila SIP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5]" office:value-type="string" office:string-value="SIP.GNG" calcext:value-type="string">
            <text:p>SIP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335]&amp;[.J335]&amp;[.K335]" office:value-type="string" office:string-value="Are Drosophila SIP.GNG neurons excitatory or inhibitory?" calcext:value-type="string">
            <text:p>Are Drosophila SIP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.LO</text:p>
          </table:table-cell>
          <table:table-cell office:value-type="string" calcext:value-type="string">
            <text:p>What are Drosophila </text:p>
          </table:table-cell>
          <table:table-cell table:formula="of:=[.A336]" office:value-type="string" office:string-value="FB.LO" calcext:value-type="string">
            <text:p>FB.LO</text:p>
          </table:table-cell>
          <table:table-cell office:value-type="string" calcext:value-type="string">
            <text:p><text:s/>neurons?</text:p>
          </table:table-cell>
          <table:table-cell table:formula="of:=[.B336]&amp;[.C336]&amp;[.D336]" office:value-type="string" office:string-value="What are Drosophila FB.LO neurons?" calcext:value-type="string">
            <text:p>What are Drosophila FB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6]" office:value-type="string" office:string-value="FB.LO" calcext:value-type="string">
            <text:p>FB.LO</text:p>
          </table:table-cell>
          <table:table-cell office:value-type="string" calcext:value-type="string">
            <text:p><text:s/>neurons excitatory or inhibitory?</text:p>
          </table:table-cell>
          <table:table-cell table:formula="of:=[.I336]&amp;[.J336]&amp;[.K336]" office:value-type="string" office:string-value="Are Drosophila FB.LO neurons excitatory or inhibitory?" calcext:value-type="string">
            <text:p>Are Drosophila FB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ME</text:p>
          </table:table-cell>
          <table:table-cell office:value-type="string" calcext:value-type="string">
            <text:p>What are Drosophila </text:p>
          </table:table-cell>
          <table:table-cell table:formula="of:=[.A337]" office:value-type="string" office:string-value="SPS.ME" calcext:value-type="string">
            <text:p>SPS.ME</text:p>
          </table:table-cell>
          <table:table-cell office:value-type="string" calcext:value-type="string">
            <text:p><text:s/>neurons?</text:p>
          </table:table-cell>
          <table:table-cell table:formula="of:=[.B337]&amp;[.C337]&amp;[.D337]" office:value-type="string" office:string-value="What are Drosophila SPS.ME neurons?" calcext:value-type="string">
            <text:p>What are Drosophila SPS.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7]" office:value-type="string" office:string-value="SPS.ME" calcext:value-type="string">
            <text:p>SPS.ME</text:p>
          </table:table-cell>
          <table:table-cell office:value-type="string" calcext:value-type="string">
            <text:p><text:s/>neurons excitatory or inhibitory?</text:p>
          </table:table-cell>
          <table:table-cell table:formula="of:=[.I337]&amp;[.J337]&amp;[.K337]" office:value-type="string" office:string-value="Are Drosophila SPS.ME neurons excitatory or inhibitory?" calcext:value-type="string">
            <text:p>Are Drosophila SPS.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A</text:p>
          </table:table-cell>
          <table:table-cell office:value-type="string" calcext:value-type="string">
            <text:p>What are Drosophila </text:p>
          </table:table-cell>
          <table:table-cell table:formula="of:=[.A338]" office:value-type="string" office:string-value="EPA" calcext:value-type="string">
            <text:p>EPA</text:p>
          </table:table-cell>
          <table:table-cell office:value-type="string" calcext:value-type="string">
            <text:p><text:s/>neurons?</text:p>
          </table:table-cell>
          <table:table-cell table:formula="of:=[.B338]&amp;[.C338]&amp;[.D338]" office:value-type="string" office:string-value="What are Drosophila EPA neurons?" calcext:value-type="string">
            <text:p>What are Drosophila EP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8]" office:value-type="string" office:string-value="EPA" calcext:value-type="string">
            <text:p>EPA</text:p>
          </table:table-cell>
          <table:table-cell office:value-type="string" calcext:value-type="string">
            <text:p><text:s/>neurons excitatory or inhibitory?</text:p>
          </table:table-cell>
          <table:table-cell table:formula="of:=[.I338]&amp;[.J338]&amp;[.K338]" office:value-type="string" office:string-value="Are Drosophila EPA neurons excitatory or inhibitory?" calcext:value-type="string">
            <text:p>Are Drosophila EP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SCL</text:p>
          </table:table-cell>
          <table:table-cell office:value-type="string" calcext:value-type="string">
            <text:p>What are Drosophila </text:p>
          </table:table-cell>
          <table:table-cell table:formula="of:=[.A339]" office:value-type="string" office:string-value="WED.SCL" calcext:value-type="string">
            <text:p>WED.SCL</text:p>
          </table:table-cell>
          <table:table-cell office:value-type="string" calcext:value-type="string">
            <text:p><text:s/>neurons?</text:p>
          </table:table-cell>
          <table:table-cell table:formula="of:=[.B339]&amp;[.C339]&amp;[.D339]" office:value-type="string" office:string-value="What are Drosophila WED.SCL neurons?" calcext:value-type="string">
            <text:p>What are Drosophila WED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9]" office:value-type="string" office:string-value="WED.SCL" calcext:value-type="string">
            <text:p>WED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339]&amp;[.J339]&amp;[.K339]" office:value-type="string" office:string-value="Are Drosophila WED.SCL neurons excitatory or inhibitory?" calcext:value-type="string">
            <text:p>Are Drosophila WED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AMMC</text:p>
          </table:table-cell>
          <table:table-cell office:value-type="string" calcext:value-type="string">
            <text:p>What are Drosophila </text:p>
          </table:table-cell>
          <table:table-cell table:formula="of:=[.A340]" office:value-type="string" office:string-value="ICL.AMMC" calcext:value-type="string">
            <text:p>ICL.AMMC</text:p>
          </table:table-cell>
          <table:table-cell office:value-type="string" calcext:value-type="string">
            <text:p><text:s/>neurons?</text:p>
          </table:table-cell>
          <table:table-cell table:formula="of:=[.B340]&amp;[.C340]&amp;[.D340]" office:value-type="string" office:string-value="What are Drosophila ICL.AMMC neurons?" calcext:value-type="string">
            <text:p>What are Drosophila ICL.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0]" office:value-type="string" office:string-value="ICL.AMMC" calcext:value-type="string">
            <text:p>ICL.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340]&amp;[.J340]&amp;[.K340]" office:value-type="string" office:string-value="Are Drosophila ICL.AMMC neurons excitatory or inhibitory?" calcext:value-type="string">
            <text:p>Are Drosophila ICL.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</text:p>
          </table:table-cell>
          <table:table-cell office:value-type="string" calcext:value-type="string">
            <text:p>What are Drosophila </text:p>
          </table:table-cell>
          <table:table-cell table:formula="of:=[.A341]" office:value-type="string" office:string-value="SIP" calcext:value-type="string">
            <text:p>SIP</text:p>
          </table:table-cell>
          <table:table-cell office:value-type="string" calcext:value-type="string">
            <text:p><text:s/>neurons?</text:p>
          </table:table-cell>
          <table:table-cell table:formula="of:=[.B341]&amp;[.C341]&amp;[.D341]" office:value-type="string" office:string-value="What are Drosophila SIP neurons?" calcext:value-type="string">
            <text:p>What are Drosophila 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1]" office:value-type="string" office:string-value="SIP" calcext:value-type="string">
            <text:p>SIP</text:p>
          </table:table-cell>
          <table:table-cell office:value-type="string" calcext:value-type="string">
            <text:p><text:s/>neurons excitatory or inhibitory?</text:p>
          </table:table-cell>
          <table:table-cell table:formula="of:=[.I341]&amp;[.J341]&amp;[.K341]" office:value-type="string" office:string-value="Are Drosophila SIP neurons excitatory or inhibitory?" calcext:value-type="string">
            <text:p>Are Drosophila 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PRW</text:p>
          </table:table-cell>
          <table:table-cell office:value-type="string" calcext:value-type="string">
            <text:p>What are Drosophila </text:p>
          </table:table-cell>
          <table:table-cell table:formula="of:=[.A342]" office:value-type="string" office:string-value="GNG.PRW" calcext:value-type="string">
            <text:p>GNG.PRW</text:p>
          </table:table-cell>
          <table:table-cell office:value-type="string" calcext:value-type="string">
            <text:p><text:s/>neurons?</text:p>
          </table:table-cell>
          <table:table-cell table:formula="of:=[.B342]&amp;[.C342]&amp;[.D342]" office:value-type="string" office:string-value="What are Drosophila GNG.PRW neurons?" calcext:value-type="string">
            <text:p>What are Drosophila GNG.PRW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2]" office:value-type="string" office:string-value="GNG.PRW" calcext:value-type="string">
            <text:p>GNG.PRW</text:p>
          </table:table-cell>
          <table:table-cell office:value-type="string" calcext:value-type="string">
            <text:p><text:s/>neurons excitatory or inhibitory?</text:p>
          </table:table-cell>
          <table:table-cell table:formula="of:=[.I342]&amp;[.J342]&amp;[.K342]" office:value-type="string" office:string-value="Are Drosophila GNG.PRW neurons excitatory or inhibitory?" calcext:value-type="string">
            <text:p>Are Drosophila GNG.PRW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.EB</text:p>
          </table:table-cell>
          <table:table-cell office:value-type="string" calcext:value-type="string">
            <text:p>What are Drosophila </text:p>
          </table:table-cell>
          <table:table-cell table:formula="of:=[.A343]" office:value-type="string" office:string-value="GA.EB" calcext:value-type="string">
            <text:p>GA.EB</text:p>
          </table:table-cell>
          <table:table-cell office:value-type="string" calcext:value-type="string">
            <text:p><text:s/>neurons?</text:p>
          </table:table-cell>
          <table:table-cell table:formula="of:=[.B343]&amp;[.C343]&amp;[.D343]" office:value-type="string" office:string-value="What are Drosophila GA.EB neurons?" calcext:value-type="string">
            <text:p>What are Drosophila GA.E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3]" office:value-type="string" office:string-value="GA.EB" calcext:value-type="string">
            <text:p>GA.EB</text:p>
          </table:table-cell>
          <table:table-cell office:value-type="string" calcext:value-type="string">
            <text:p><text:s/>neurons excitatory or inhibitory?</text:p>
          </table:table-cell>
          <table:table-cell table:formula="of:=[.I343]&amp;[.J343]&amp;[.K343]" office:value-type="string" office:string-value="Are Drosophila GA.EB neurons excitatory or inhibitory?" calcext:value-type="string">
            <text:p>Are Drosophila GA.E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C.GNG</text:p>
          </table:table-cell>
          <table:table-cell office:value-type="string" calcext:value-type="string">
            <text:p>What are Drosophila </text:p>
          </table:table-cell>
          <table:table-cell table:formula="of:=[.A344]" office:value-type="string" office:string-value="AMMC.GNG" calcext:value-type="string">
            <text:p>AMMC.GNG</text:p>
          </table:table-cell>
          <table:table-cell office:value-type="string" calcext:value-type="string">
            <text:p><text:s/>neurons?</text:p>
          </table:table-cell>
          <table:table-cell table:formula="of:=[.B344]&amp;[.C344]&amp;[.D344]" office:value-type="string" office:string-value="What are Drosophila AMMC.GNG neurons?" calcext:value-type="string">
            <text:p>What are Drosophila AMMC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4]" office:value-type="string" office:string-value="AMMC.GNG" calcext:value-type="string">
            <text:p>AMMC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344]&amp;[.J344]&amp;[.K344]" office:value-type="string" office:string-value="Are Drosophila AMMC.GNG neurons excitatory or inhibitory?" calcext:value-type="string">
            <text:p>Are Drosophila AMMC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</text:p>
          </table:table-cell>
          <table:table-cell office:value-type="string" calcext:value-type="string">
            <text:p>What are Drosophila </text:p>
          </table:table-cell>
          <table:table-cell table:formula="of:=[.A345]" office:value-type="string" office:string-value="SAD" calcext:value-type="string">
            <text:p>SAD</text:p>
          </table:table-cell>
          <table:table-cell office:value-type="string" calcext:value-type="string">
            <text:p><text:s/>neurons?</text:p>
          </table:table-cell>
          <table:table-cell table:formula="of:=[.B345]&amp;[.C345]&amp;[.D345]" office:value-type="string" office:string-value="What are Drosophila SAD neurons?" calcext:value-type="string">
            <text:p>What are Drosophila 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5]" office:value-type="string" office:string-value="SAD" calcext:value-type="string">
            <text:p>SAD</text:p>
          </table:table-cell>
          <table:table-cell office:value-type="string" calcext:value-type="string">
            <text:p><text:s/>neurons excitatory or inhibitory?</text:p>
          </table:table-cell>
          <table:table-cell table:formula="of:=[.I345]&amp;[.J345]&amp;[.K345]" office:value-type="string" office:string-value="Are Drosophila SAD neurons excitatory or inhibitory?" calcext:value-type="string">
            <text:p>Are Drosophila 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GOR</text:p>
          </table:table-cell>
          <table:table-cell office:value-type="string" calcext:value-type="string">
            <text:p>What are Drosophila </text:p>
          </table:table-cell>
          <table:table-cell table:formula="of:=[.A346]" office:value-type="string" office:string-value="PVLP.GOR" calcext:value-type="string">
            <text:p>PVLP.GOR</text:p>
          </table:table-cell>
          <table:table-cell office:value-type="string" calcext:value-type="string">
            <text:p><text:s/>neurons?</text:p>
          </table:table-cell>
          <table:table-cell table:formula="of:=[.B346]&amp;[.C346]&amp;[.D346]" office:value-type="string" office:string-value="What are Drosophila PVLP.GOR neurons?" calcext:value-type="string">
            <text:p>What are Drosophila PVLP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6]" office:value-type="string" office:string-value="PVLP.GOR" calcext:value-type="string">
            <text:p>PVLP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346]&amp;[.J346]&amp;[.K346]" office:value-type="string" office:string-value="Are Drosophila PVLP.GOR neurons excitatory or inhibitory?" calcext:value-type="string">
            <text:p>Are Drosophila PVLP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.AMMC</text:p>
          </table:table-cell>
          <table:table-cell office:value-type="string" calcext:value-type="string">
            <text:p>What are Drosophila </text:p>
          </table:table-cell>
          <table:table-cell table:formula="of:=[.A347]" office:value-type="string" office:string-value="GOR.AMMC" calcext:value-type="string">
            <text:p>GOR.AMMC</text:p>
          </table:table-cell>
          <table:table-cell office:value-type="string" calcext:value-type="string">
            <text:p><text:s/>neurons?</text:p>
          </table:table-cell>
          <table:table-cell table:formula="of:=[.B347]&amp;[.C347]&amp;[.D347]" office:value-type="string" office:string-value="What are Drosophila GOR.AMMC neurons?" calcext:value-type="string">
            <text:p>What are Drosophila GOR.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7]" office:value-type="string" office:string-value="GOR.AMMC" calcext:value-type="string">
            <text:p>GOR.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347]&amp;[.J347]&amp;[.K347]" office:value-type="string" office:string-value="Are Drosophila GOR.AMMC neurons excitatory or inhibitory?" calcext:value-type="string">
            <text:p>Are Drosophila GOR.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FB</text:p>
          </table:table-cell>
          <table:table-cell office:value-type="string" calcext:value-type="string">
            <text:p>What are Drosophila </text:p>
          </table:table-cell>
          <table:table-cell table:formula="of:=[.A348]" office:value-type="string" office:string-value="NO.FB" calcext:value-type="string">
            <text:p>NO.FB</text:p>
          </table:table-cell>
          <table:table-cell office:value-type="string" calcext:value-type="string">
            <text:p><text:s/>neurons?</text:p>
          </table:table-cell>
          <table:table-cell table:formula="of:=[.B348]&amp;[.C348]&amp;[.D348]" office:value-type="string" office:string-value="What are Drosophila NO.FB neurons?" calcext:value-type="string">
            <text:p>What are Drosophila NO.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8]" office:value-type="string" office:string-value="NO.FB" calcext:value-type="string">
            <text:p>NO.FB</text:p>
          </table:table-cell>
          <table:table-cell office:value-type="string" calcext:value-type="string">
            <text:p><text:s/>neurons excitatory or inhibitory?</text:p>
          </table:table-cell>
          <table:table-cell table:formula="of:=[.I348]&amp;[.J348]&amp;[.K348]" office:value-type="string" office:string-value="Are Drosophila NO.FB neurons excitatory or inhibitory?" calcext:value-type="string">
            <text:p>Are Drosophila NO.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MB_ML</text:p>
          </table:table-cell>
          <table:table-cell office:value-type="string" calcext:value-type="string">
            <text:p>What are Drosophila </text:p>
          </table:table-cell>
          <table:table-cell table:formula="of:=[.A349]" office:value-type="string" office:string-value="SMP.MB_ML" calcext:value-type="string">
            <text:p>SMP.MB_ML</text:p>
          </table:table-cell>
          <table:table-cell office:value-type="string" calcext:value-type="string">
            <text:p><text:s/>neurons?</text:p>
          </table:table-cell>
          <table:table-cell table:formula="of:=[.B349]&amp;[.C349]&amp;[.D349]" office:value-type="string" office:string-value="What are Drosophila SMP.MB_ML neurons?" calcext:value-type="string">
            <text:p>What are Drosophila SMP.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9]" office:value-type="string" office:string-value="SMP.MB_ML" calcext:value-type="string">
            <text:p>SMP.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349]&amp;[.J349]&amp;[.K349]" office:value-type="string" office:string-value="Are Drosophila SMP.MB_ML neurons excitatory or inhibitory?" calcext:value-type="string">
            <text:p>Are Drosophila SMP.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AOTU</text:p>
          </table:table-cell>
          <table:table-cell office:value-type="string" calcext:value-type="string">
            <text:p>What are Drosophila </text:p>
          </table:table-cell>
          <table:table-cell table:formula="of:=[.A350]" office:value-type="string" office:string-value="SPS.AOTU" calcext:value-type="string">
            <text:p>SPS.AOTU</text:p>
          </table:table-cell>
          <table:table-cell office:value-type="string" calcext:value-type="string">
            <text:p><text:s/>neurons?</text:p>
          </table:table-cell>
          <table:table-cell table:formula="of:=[.B350]&amp;[.C350]&amp;[.D350]" office:value-type="string" office:string-value="What are Drosophila SPS.AOTU neurons?" calcext:value-type="string">
            <text:p>What are Drosophila SPS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0]" office:value-type="string" office:string-value="SPS.AOTU" calcext:value-type="string">
            <text:p>SPS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350]&amp;[.J350]&amp;[.K350]" office:value-type="string" office:string-value="Are Drosophila SPS.AOTU neurons excitatory or inhibitory?" calcext:value-type="string">
            <text:p>Are Drosophila SPS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SMP</text:p>
          </table:table-cell>
          <table:table-cell office:value-type="string" calcext:value-type="string">
            <text:p>What are Drosophila </text:p>
          </table:table-cell>
          <table:table-cell table:formula="of:=[.A351]" office:value-type="string" office:string-value="PVLP.SMP" calcext:value-type="string">
            <text:p>PVLP.SMP</text:p>
          </table:table-cell>
          <table:table-cell office:value-type="string" calcext:value-type="string">
            <text:p><text:s/>neurons?</text:p>
          </table:table-cell>
          <table:table-cell table:formula="of:=[.B351]&amp;[.C351]&amp;[.D351]" office:value-type="string" office:string-value="What are Drosophila PVLP.SMP neurons?" calcext:value-type="string">
            <text:p>What are Drosophila PVLP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1]" office:value-type="string" office:string-value="PVLP.SMP" calcext:value-type="string">
            <text:p>PVLP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351]&amp;[.J351]&amp;[.K351]" office:value-type="string" office:string-value="Are Drosophila PVLP.SMP neurons excitatory or inhibitory?" calcext:value-type="string">
            <text:p>Are Drosophila PVLP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AL</text:p>
          </table:table-cell>
          <table:table-cell office:value-type="string" calcext:value-type="string">
            <text:p>What are Drosophila </text:p>
          </table:table-cell>
          <table:table-cell table:formula="of:=[.A352]" office:value-type="string" office:string-value="GNG.AL" calcext:value-type="string">
            <text:p>GNG.AL</text:p>
          </table:table-cell>
          <table:table-cell office:value-type="string" calcext:value-type="string">
            <text:p><text:s/>neurons?</text:p>
          </table:table-cell>
          <table:table-cell table:formula="of:=[.B352]&amp;[.C352]&amp;[.D352]" office:value-type="string" office:string-value="What are Drosophila GNG.AL neurons?" calcext:value-type="string">
            <text:p>What are Drosophila GNG.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2]" office:value-type="string" office:string-value="GNG.AL" calcext:value-type="string">
            <text:p>GNG.AL</text:p>
          </table:table-cell>
          <table:table-cell office:value-type="string" calcext:value-type="string">
            <text:p><text:s/>neurons excitatory or inhibitory?</text:p>
          </table:table-cell>
          <table:table-cell table:formula="of:=[.I352]&amp;[.J352]&amp;[.K352]" office:value-type="string" office:string-value="Are Drosophila GNG.AL neurons excitatory or inhibitory?" calcext:value-type="string">
            <text:p>Are Drosophila GNG.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.GA</text:p>
          </table:table-cell>
          <table:table-cell office:value-type="string" calcext:value-type="string">
            <text:p>What are Drosophila </text:p>
          </table:table-cell>
          <table:table-cell table:formula="of:=[.A353]" office:value-type="string" office:string-value="EB.GA" calcext:value-type="string">
            <text:p>EB.GA</text:p>
          </table:table-cell>
          <table:table-cell office:value-type="string" calcext:value-type="string">
            <text:p><text:s/>neurons?</text:p>
          </table:table-cell>
          <table:table-cell table:formula="of:=[.B353]&amp;[.C353]&amp;[.D353]" office:value-type="string" office:string-value="What are Drosophila EB.GA neurons?" calcext:value-type="string">
            <text:p>What are Drosophila EB.G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3]" office:value-type="string" office:string-value="EB.GA" calcext:value-type="string">
            <text:p>EB.GA</text:p>
          </table:table-cell>
          <table:table-cell office:value-type="string" calcext:value-type="string">
            <text:p><text:s/>neurons excitatory or inhibitory?</text:p>
          </table:table-cell>
          <table:table-cell table:formula="of:=[.I353]&amp;[.J353]&amp;[.K353]" office:value-type="string" office:string-value="Are Drosophila EB.GA neurons excitatory or inhibitory?" calcext:value-type="string">
            <text:p>Are Drosophila EB.G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.SMP</text:p>
          </table:table-cell>
          <table:table-cell office:value-type="string" calcext:value-type="string">
            <text:p>What are Drosophila </text:p>
          </table:table-cell>
          <table:table-cell table:formula="of:=[.A354]" office:value-type="string" office:string-value="FB.SMP" calcext:value-type="string">
            <text:p>FB.SMP</text:p>
          </table:table-cell>
          <table:table-cell office:value-type="string" calcext:value-type="string">
            <text:p><text:s/>neurons?</text:p>
          </table:table-cell>
          <table:table-cell table:formula="of:=[.B354]&amp;[.C354]&amp;[.D354]" office:value-type="string" office:string-value="What are Drosophila FB.SMP neurons?" calcext:value-type="string">
            <text:p>What are Drosophila FB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4]" office:value-type="string" office:string-value="FB.SMP" calcext:value-type="string">
            <text:p>FB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354]&amp;[.J354]&amp;[.K354]" office:value-type="string" office:string-value="Are Drosophila FB.SMP neurons excitatory or inhibitory?" calcext:value-type="string">
            <text:p>Are Drosophila FB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LO</text:p>
          </table:table-cell>
          <table:table-cell office:value-type="string" calcext:value-type="string">
            <text:p>What are Drosophila </text:p>
          </table:table-cell>
          <table:table-cell table:formula="of:=[.A355]" office:value-type="string" office:string-value="PLP.LO" calcext:value-type="string">
            <text:p>PLP.LO</text:p>
          </table:table-cell>
          <table:table-cell office:value-type="string" calcext:value-type="string">
            <text:p><text:s/>neurons?</text:p>
          </table:table-cell>
          <table:table-cell table:formula="of:=[.B355]&amp;[.C355]&amp;[.D355]" office:value-type="string" office:string-value="What are Drosophila PLP.LO neurons?" calcext:value-type="string">
            <text:p>What are Drosophila PLP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5]" office:value-type="string" office:string-value="PLP.LO" calcext:value-type="string">
            <text:p>PLP.LO</text:p>
          </table:table-cell>
          <table:table-cell office:value-type="string" calcext:value-type="string">
            <text:p><text:s/>neurons excitatory or inhibitory?</text:p>
          </table:table-cell>
          <table:table-cell table:formula="of:=[.I355]&amp;[.J355]&amp;[.K355]" office:value-type="string" office:string-value="Are Drosophila PLP.LO neurons excitatory or inhibitory?" calcext:value-type="string">
            <text:p>Are Drosophila PLP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.PVLP</text:p>
          </table:table-cell>
          <table:table-cell office:value-type="string" calcext:value-type="string">
            <text:p>What are Drosophila </text:p>
          </table:table-cell>
          <table:table-cell table:formula="of:=[.A356]" office:value-type="string" office:string-value="LOP.PVLP" calcext:value-type="string">
            <text:p>LOP.PVLP</text:p>
          </table:table-cell>
          <table:table-cell office:value-type="string" calcext:value-type="string">
            <text:p><text:s/>neurons?</text:p>
          </table:table-cell>
          <table:table-cell table:formula="of:=[.B356]&amp;[.C356]&amp;[.D356]" office:value-type="string" office:string-value="What are Drosophila LOP.PVLP neurons?" calcext:value-type="string">
            <text:p>What are Drosophila LOP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6]" office:value-type="string" office:string-value="LOP.PVLP" calcext:value-type="string">
            <text:p>LOP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356]&amp;[.J356]&amp;[.K356]" office:value-type="string" office:string-value="Are Drosophila LOP.PVLP neurons excitatory or inhibitory?" calcext:value-type="string">
            <text:p>Are Drosophila LOP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PLP</text:p>
          </table:table-cell>
          <table:table-cell office:value-type="string" calcext:value-type="string">
            <text:p>What are Drosophila </text:p>
          </table:table-cell>
          <table:table-cell table:formula="of:=[.A357]" office:value-type="string" office:string-value="IPS.PLP" calcext:value-type="string">
            <text:p>IPS.PLP</text:p>
          </table:table-cell>
          <table:table-cell office:value-type="string" calcext:value-type="string">
            <text:p><text:s/>neurons?</text:p>
          </table:table-cell>
          <table:table-cell table:formula="of:=[.B357]&amp;[.C357]&amp;[.D357]" office:value-type="string" office:string-value="What are Drosophila IPS.PLP neurons?" calcext:value-type="string">
            <text:p>What are Drosophila IPS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7]" office:value-type="string" office:string-value="IPS.PLP" calcext:value-type="string">
            <text:p>IPS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357]&amp;[.J357]&amp;[.K357]" office:value-type="string" office:string-value="Are Drosophila IPS.PLP neurons excitatory or inhibitory?" calcext:value-type="string">
            <text:p>Are Drosophila IPS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SPS</text:p>
          </table:table-cell>
          <table:table-cell office:value-type="string" calcext:value-type="string">
            <text:p>What are Drosophila </text:p>
          </table:table-cell>
          <table:table-cell table:formula="of:=[.A358]" office:value-type="string" office:string-value="PLP.SPS" calcext:value-type="string">
            <text:p>PLP.SPS</text:p>
          </table:table-cell>
          <table:table-cell office:value-type="string" calcext:value-type="string">
            <text:p><text:s/>neurons?</text:p>
          </table:table-cell>
          <table:table-cell table:formula="of:=[.B358]&amp;[.C358]&amp;[.D358]" office:value-type="string" office:string-value="What are Drosophila PLP.SPS neurons?" calcext:value-type="string">
            <text:p>What are Drosophila PLP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8]" office:value-type="string" office:string-value="PLP.SPS" calcext:value-type="string">
            <text:p>PLP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358]&amp;[.J358]&amp;[.K358]" office:value-type="string" office:string-value="Are Drosophila PLP.SPS neurons excitatory or inhibitory?" calcext:value-type="string">
            <text:p>Are Drosophila PLP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C.PLP</text:p>
          </table:table-cell>
          <table:table-cell office:value-type="string" calcext:value-type="string">
            <text:p>What are Drosophila </text:p>
          </table:table-cell>
          <table:table-cell table:formula="of:=[.A359]" office:value-type="string" office:string-value="AMMC.PLP" calcext:value-type="string">
            <text:p>AMMC.PLP</text:p>
          </table:table-cell>
          <table:table-cell office:value-type="string" calcext:value-type="string">
            <text:p><text:s/>neurons?</text:p>
          </table:table-cell>
          <table:table-cell table:formula="of:=[.B359]&amp;[.C359]&amp;[.D359]" office:value-type="string" office:string-value="What are Drosophila AMMC.PLP neurons?" calcext:value-type="string">
            <text:p>What are Drosophila AMMC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9]" office:value-type="string" office:string-value="AMMC.PLP" calcext:value-type="string">
            <text:p>AMMC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359]&amp;[.J359]&amp;[.K359]" office:value-type="string" office:string-value="Are Drosophila AMMC.PLP neurons excitatory or inhibitory?" calcext:value-type="string">
            <text:p>Are Drosophila AMMC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.SIP</text:p>
          </table:table-cell>
          <table:table-cell office:value-type="string" calcext:value-type="string">
            <text:p>What are Drosophila </text:p>
          </table:table-cell>
          <table:table-cell table:formula="of:=[.A360]" office:value-type="string" office:string-value="CAN.SIP" calcext:value-type="string">
            <text:p>CAN.SIP</text:p>
          </table:table-cell>
          <table:table-cell office:value-type="string" calcext:value-type="string">
            <text:p><text:s/>neurons?</text:p>
          </table:table-cell>
          <table:table-cell table:formula="of:=[.B360]&amp;[.C360]&amp;[.D360]" office:value-type="string" office:string-value="What are Drosophila CAN.SIP neurons?" calcext:value-type="string">
            <text:p>What are Drosophila CAN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0]" office:value-type="string" office:string-value="CAN.SIP" calcext:value-type="string">
            <text:p>CAN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360]&amp;[.J360]&amp;[.K360]" office:value-type="string" office:string-value="Are Drosophila CAN.SIP neurons excitatory or inhibitory?" calcext:value-type="string">
            <text:p>Are Drosophila CAN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SMP</text:p>
          </table:table-cell>
          <table:table-cell office:value-type="string" calcext:value-type="string">
            <text:p>What are Drosophila </text:p>
          </table:table-cell>
          <table:table-cell table:formula="of:=[.A361]" office:value-type="string" office:string-value="LO.SMP" calcext:value-type="string">
            <text:p>LO.SMP</text:p>
          </table:table-cell>
          <table:table-cell office:value-type="string" calcext:value-type="string">
            <text:p><text:s/>neurons?</text:p>
          </table:table-cell>
          <table:table-cell table:formula="of:=[.B361]&amp;[.C361]&amp;[.D361]" office:value-type="string" office:string-value="What are Drosophila LO.SMP neurons?" calcext:value-type="string">
            <text:p>What are Drosophila LO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1]" office:value-type="string" office:string-value="LO.SMP" calcext:value-type="string">
            <text:p>LO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361]&amp;[.J361]&amp;[.K361]" office:value-type="string" office:string-value="Are Drosophila LO.SMP neurons excitatory or inhibitory?" calcext:value-type="string">
            <text:p>Are Drosophila LO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SCL</text:p>
          </table:table-cell>
          <table:table-cell office:value-type="string" calcext:value-type="string">
            <text:p>What are Drosophila </text:p>
          </table:table-cell>
          <table:table-cell table:formula="of:=[.A362]" office:value-type="string" office:string-value="SMP.SCL" calcext:value-type="string">
            <text:p>SMP.SCL</text:p>
          </table:table-cell>
          <table:table-cell office:value-type="string" calcext:value-type="string">
            <text:p><text:s/>neurons?</text:p>
          </table:table-cell>
          <table:table-cell table:formula="of:=[.B362]&amp;[.C362]&amp;[.D362]" office:value-type="string" office:string-value="What are Drosophila SMP.SCL neurons?" calcext:value-type="string">
            <text:p>What are Drosophila SMP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2]" office:value-type="string" office:string-value="SMP.SCL" calcext:value-type="string">
            <text:p>SMP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362]&amp;[.J362]&amp;[.K362]" office:value-type="string" office:string-value="Are Drosophila SMP.SCL neurons excitatory or inhibitory?" calcext:value-type="string">
            <text:p>Are Drosophila SMP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.PLP</text:p>
          </table:table-cell>
          <table:table-cell office:value-type="string" calcext:value-type="string">
            <text:p>What are Drosophila </text:p>
          </table:table-cell>
          <table:table-cell table:formula="of:=[.A363]" office:value-type="string" office:string-value="ATL.PLP" calcext:value-type="string">
            <text:p>ATL.PLP</text:p>
          </table:table-cell>
          <table:table-cell office:value-type="string" calcext:value-type="string">
            <text:p><text:s/>neurons?</text:p>
          </table:table-cell>
          <table:table-cell table:formula="of:=[.B363]&amp;[.C363]&amp;[.D363]" office:value-type="string" office:string-value="What are Drosophila ATL.PLP neurons?" calcext:value-type="string">
            <text:p>What are Drosophila ATL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3]" office:value-type="string" office:string-value="ATL.PLP" calcext:value-type="string">
            <text:p>ATL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363]&amp;[.J363]&amp;[.K363]" office:value-type="string" office:string-value="Are Drosophila ATL.PLP neurons excitatory or inhibitory?" calcext:value-type="string">
            <text:p>Are Drosophila ATL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PB</text:p>
          </table:table-cell>
          <table:table-cell office:value-type="string" calcext:value-type="string">
            <text:p>What are Drosophila </text:p>
          </table:table-cell>
          <table:table-cell table:formula="of:=[.A364]" office:value-type="string" office:string-value="SPS.PB" calcext:value-type="string">
            <text:p>SPS.PB</text:p>
          </table:table-cell>
          <table:table-cell office:value-type="string" calcext:value-type="string">
            <text:p><text:s/>neurons?</text:p>
          </table:table-cell>
          <table:table-cell table:formula="of:=[.B364]&amp;[.C364]&amp;[.D364]" office:value-type="string" office:string-value="What are Drosophila SPS.PB neurons?" calcext:value-type="string">
            <text:p>What are Drosophila SPS.P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4]" office:value-type="string" office:string-value="SPS.PB" calcext:value-type="string">
            <text:p>SPS.PB</text:p>
          </table:table-cell>
          <table:table-cell office:value-type="string" calcext:value-type="string">
            <text:p><text:s/>neurons excitatory or inhibitory?</text:p>
          </table:table-cell>
          <table:table-cell table:formula="of:=[.I364]&amp;[.J364]&amp;[.K364]" office:value-type="string" office:string-value="Are Drosophila SPS.PB neurons excitatory or inhibitory?" calcext:value-type="string">
            <text:p>Are Drosophila SPS.P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AMMC</text:p>
          </table:table-cell>
          <table:table-cell office:value-type="string" calcext:value-type="string">
            <text:p>What are Drosophila </text:p>
          </table:table-cell>
          <table:table-cell table:formula="of:=[.A365]" office:value-type="string" office:string-value="WED.AMMC" calcext:value-type="string">
            <text:p>WED.AMMC</text:p>
          </table:table-cell>
          <table:table-cell office:value-type="string" calcext:value-type="string">
            <text:p><text:s/>neurons?</text:p>
          </table:table-cell>
          <table:table-cell table:formula="of:=[.B365]&amp;[.C365]&amp;[.D365]" office:value-type="string" office:string-value="What are Drosophila WED.AMMC neurons?" calcext:value-type="string">
            <text:p>What are Drosophila WED.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5]" office:value-type="string" office:string-value="WED.AMMC" calcext:value-type="string">
            <text:p>WED.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365]&amp;[.J365]&amp;[.K365]" office:value-type="string" office:string-value="Are Drosophila WED.AMMC neurons excitatory or inhibitory?" calcext:value-type="string">
            <text:p>Are Drosophila WED.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.GNG</text:p>
          </table:table-cell>
          <table:table-cell office:value-type="string" calcext:value-type="string">
            <text:p>What are Drosophila </text:p>
          </table:table-cell>
          <table:table-cell table:formula="of:=[.A366]" office:value-type="string" office:string-value="GOR.GNG" calcext:value-type="string">
            <text:p>GOR.GNG</text:p>
          </table:table-cell>
          <table:table-cell office:value-type="string" calcext:value-type="string">
            <text:p><text:s/>neurons?</text:p>
          </table:table-cell>
          <table:table-cell table:formula="of:=[.B366]&amp;[.C366]&amp;[.D366]" office:value-type="string" office:string-value="What are Drosophila GOR.GNG neurons?" calcext:value-type="string">
            <text:p>What are Drosophila GOR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6]" office:value-type="string" office:string-value="GOR.GNG" calcext:value-type="string">
            <text:p>GOR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366]&amp;[.J366]&amp;[.K366]" office:value-type="string" office:string-value="Are Drosophila GOR.GNG neurons excitatory or inhibitory?" calcext:value-type="string">
            <text:p>Are Drosophila GOR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LAL</text:p>
          </table:table-cell>
          <table:table-cell office:value-type="string" calcext:value-type="string">
            <text:p>What are Drosophila </text:p>
          </table:table-cell>
          <table:table-cell table:formula="of:=[.A367]" office:value-type="string" office:string-value="SLP.LAL" calcext:value-type="string">
            <text:p>SLP.LAL</text:p>
          </table:table-cell>
          <table:table-cell office:value-type="string" calcext:value-type="string">
            <text:p><text:s/>neurons?</text:p>
          </table:table-cell>
          <table:table-cell table:formula="of:=[.B367]&amp;[.C367]&amp;[.D367]" office:value-type="string" office:string-value="What are Drosophila SLP.LAL neurons?" calcext:value-type="string">
            <text:p>What are Drosophila SLP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7]" office:value-type="string" office:string-value="SLP.LAL" calcext:value-type="string">
            <text:p>SLP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367]&amp;[.J367]&amp;[.K367]" office:value-type="string" office:string-value="Are Drosophila SLP.LAL neurons excitatory or inhibitory?" calcext:value-type="string">
            <text:p>Are Drosophila SLP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ML.SIP</text:p>
          </table:table-cell>
          <table:table-cell office:value-type="string" calcext:value-type="string">
            <text:p>What are Drosophila </text:p>
          </table:table-cell>
          <table:table-cell table:formula="of:=[.A368]" office:value-type="string" office:string-value="MB_ML.SIP" calcext:value-type="string">
            <text:p>MB_ML.SIP</text:p>
          </table:table-cell>
          <table:table-cell office:value-type="string" calcext:value-type="string">
            <text:p><text:s/>neurons?</text:p>
          </table:table-cell>
          <table:table-cell table:formula="of:=[.B368]&amp;[.C368]&amp;[.D368]" office:value-type="string" office:string-value="What are Drosophila MB_ML.SIP neurons?" calcext:value-type="string">
            <text:p>What are Drosophila MB_ML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8]" office:value-type="string" office:string-value="MB_ML.SIP" calcext:value-type="string">
            <text:p>MB_ML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368]&amp;[.J368]&amp;[.K368]" office:value-type="string" office:string-value="Are Drosophila MB_ML.SIP neurons excitatory or inhibitory?" calcext:value-type="string">
            <text:p>Are Drosophila MB_ML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PLP</text:p>
          </table:table-cell>
          <table:table-cell office:value-type="string" calcext:value-type="string">
            <text:p>What are Drosophila </text:p>
          </table:table-cell>
          <table:table-cell table:formula="of:=[.A369]" office:value-type="string" office:string-value="SCL.PLP" calcext:value-type="string">
            <text:p>SCL.PLP</text:p>
          </table:table-cell>
          <table:table-cell office:value-type="string" calcext:value-type="string">
            <text:p><text:s/>neurons?</text:p>
          </table:table-cell>
          <table:table-cell table:formula="of:=[.B369]&amp;[.C369]&amp;[.D369]" office:value-type="string" office:string-value="What are Drosophila SCL.PLP neurons?" calcext:value-type="string">
            <text:p>What are Drosophila SCL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9]" office:value-type="string" office:string-value="SCL.PLP" calcext:value-type="string">
            <text:p>SCL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369]&amp;[.J369]&amp;[.K369]" office:value-type="string" office:string-value="Are Drosophila SCL.PLP neurons excitatory or inhibitory?" calcext:value-type="string">
            <text:p>Are Drosophila SCL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PVLP</text:p>
          </table:table-cell>
          <table:table-cell office:value-type="string" calcext:value-type="string">
            <text:p>What are Drosophila </text:p>
          </table:table-cell>
          <table:table-cell table:formula="of:=[.A370]" office:value-type="string" office:string-value="LAL.PVLP" calcext:value-type="string">
            <text:p>LAL.PVLP</text:p>
          </table:table-cell>
          <table:table-cell office:value-type="string" calcext:value-type="string">
            <text:p><text:s/>neurons?</text:p>
          </table:table-cell>
          <table:table-cell table:formula="of:=[.B370]&amp;[.C370]&amp;[.D370]" office:value-type="string" office:string-value="What are Drosophila LAL.PVLP neurons?" calcext:value-type="string">
            <text:p>What are Drosophila LAL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0]" office:value-type="string" office:string-value="LAL.PVLP" calcext:value-type="string">
            <text:p>LAL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370]&amp;[.J370]&amp;[.K370]" office:value-type="string" office:string-value="Are Drosophila LAL.PVLP neurons excitatory or inhibitory?" calcext:value-type="string">
            <text:p>Are Drosophila LAL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SAD</text:p>
          </table:table-cell>
          <table:table-cell office:value-type="string" calcext:value-type="string">
            <text:p>What are Drosophila </text:p>
          </table:table-cell>
          <table:table-cell table:formula="of:=[.A371]" office:value-type="string" office:string-value="AVLP.SAD" calcext:value-type="string">
            <text:p>AVLP.SAD</text:p>
          </table:table-cell>
          <table:table-cell office:value-type="string" calcext:value-type="string">
            <text:p><text:s/>neurons?</text:p>
          </table:table-cell>
          <table:table-cell table:formula="of:=[.B371]&amp;[.C371]&amp;[.D371]" office:value-type="string" office:string-value="What are Drosophila AVLP.SAD neurons?" calcext:value-type="string">
            <text:p>What are Drosophila AVLP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1]" office:value-type="string" office:string-value="AVLP.SAD" calcext:value-type="string">
            <text:p>AVLP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371]&amp;[.J371]&amp;[.K371]" office:value-type="string" office:string-value="Are Drosophila AVLP.SAD neurons excitatory or inhibitory?" calcext:value-type="string">
            <text:p>Are Drosophila AVLP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AVLP</text:p>
          </table:table-cell>
          <table:table-cell office:value-type="string" calcext:value-type="string">
            <text:p>What are Drosophila </text:p>
          </table:table-cell>
          <table:table-cell table:formula="of:=[.A372]" office:value-type="string" office:string-value="SPS.AVLP" calcext:value-type="string">
            <text:p>SPS.AVLP</text:p>
          </table:table-cell>
          <table:table-cell office:value-type="string" calcext:value-type="string">
            <text:p><text:s/>neurons?</text:p>
          </table:table-cell>
          <table:table-cell table:formula="of:=[.B372]&amp;[.C372]&amp;[.D372]" office:value-type="string" office:string-value="What are Drosophila SPS.AVLP neurons?" calcext:value-type="string">
            <text:p>What are Drosophila SPS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2]" office:value-type="string" office:string-value="SPS.AVLP" calcext:value-type="string">
            <text:p>SPS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372]&amp;[.J372]&amp;[.K372]" office:value-type="string" office:string-value="Are Drosophila SPS.AVLP neurons excitatory or inhibitory?" calcext:value-type="string">
            <text:p>Are Drosophila SPS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</text:p>
          </table:table-cell>
          <table:table-cell office:value-type="string" calcext:value-type="string">
            <text:p>What are Drosophila </text:p>
          </table:table-cell>
          <table:table-cell table:formula="of:=[.A373]" office:value-type="string" office:string-value="SPS" calcext:value-type="string">
            <text:p>SPS</text:p>
          </table:table-cell>
          <table:table-cell office:value-type="string" calcext:value-type="string">
            <text:p><text:s/>neurons?</text:p>
          </table:table-cell>
          <table:table-cell table:formula="of:=[.B373]&amp;[.C373]&amp;[.D373]" office:value-type="string" office:string-value="What are Drosophila SPS neurons?" calcext:value-type="string">
            <text:p>What are Drosophila 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3]" office:value-type="string" office:string-value="SPS" calcext:value-type="string">
            <text:p>SPS</text:p>
          </table:table-cell>
          <table:table-cell office:value-type="string" calcext:value-type="string">
            <text:p><text:s/>neurons excitatory or inhibitory?</text:p>
          </table:table-cell>
          <table:table-cell table:formula="of:=[.I373]&amp;[.J373]&amp;[.K373]" office:value-type="string" office:string-value="Are Drosophila SPS neurons excitatory or inhibitory?" calcext:value-type="string">
            <text:p>Are Drosophila 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WED</text:p>
          </table:table-cell>
          <table:table-cell office:value-type="string" calcext:value-type="string">
            <text:p>What are Drosophila </text:p>
          </table:table-cell>
          <table:table-cell table:formula="of:=[.A374]" office:value-type="string" office:string-value="SAD.WED" calcext:value-type="string">
            <text:p>SAD.WED</text:p>
          </table:table-cell>
          <table:table-cell office:value-type="string" calcext:value-type="string">
            <text:p><text:s/>neurons?</text:p>
          </table:table-cell>
          <table:table-cell table:formula="of:=[.B374]&amp;[.C374]&amp;[.D374]" office:value-type="string" office:string-value="What are Drosophila SAD.WED neurons?" calcext:value-type="string">
            <text:p>What are Drosophila SAD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4]" office:value-type="string" office:string-value="SAD.WED" calcext:value-type="string">
            <text:p>SAD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374]&amp;[.J374]&amp;[.K374]" office:value-type="string" office:string-value="Are Drosophila SAD.WED neurons excitatory or inhibitory?" calcext:value-type="string">
            <text:p>Are Drosophila SAD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</text:p>
          </table:table-cell>
          <table:table-cell office:value-type="string" calcext:value-type="string">
            <text:p>What are Drosophila </text:p>
          </table:table-cell>
          <table:table-cell table:formula="of:=[.A375]" office:value-type="string" office:string-value="AOTU" calcext:value-type="string">
            <text:p>AOTU</text:p>
          </table:table-cell>
          <table:table-cell office:value-type="string" calcext:value-type="string">
            <text:p><text:s/>neurons?</text:p>
          </table:table-cell>
          <table:table-cell table:formula="of:=[.B375]&amp;[.C375]&amp;[.D375]" office:value-type="string" office:string-value="What are Drosophila AOTU neurons?" calcext:value-type="string">
            <text:p>What are Drosophila 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5]" office:value-type="string" office:string-value="AOTU" calcext:value-type="string">
            <text:p>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375]&amp;[.J375]&amp;[.K375]" office:value-type="string" office:string-value="Are Drosophila AOTU neurons excitatory or inhibitory?" calcext:value-type="string">
            <text:p>Are Drosophila 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SCL</text:p>
          </table:table-cell>
          <table:table-cell office:value-type="string" calcext:value-type="string">
            <text:p>What are Drosophila </text:p>
          </table:table-cell>
          <table:table-cell table:formula="of:=[.A376]" office:value-type="string" office:string-value="ICL.SCL" calcext:value-type="string">
            <text:p>ICL.SCL</text:p>
          </table:table-cell>
          <table:table-cell office:value-type="string" calcext:value-type="string">
            <text:p><text:s/>neurons?</text:p>
          </table:table-cell>
          <table:table-cell table:formula="of:=[.B376]&amp;[.C376]&amp;[.D376]" office:value-type="string" office:string-value="What are Drosophila ICL.SCL neurons?" calcext:value-type="string">
            <text:p>What are Drosophila ICL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6]" office:value-type="string" office:string-value="ICL.SCL" calcext:value-type="string">
            <text:p>ICL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376]&amp;[.J376]&amp;[.K376]" office:value-type="string" office:string-value="Are Drosophila ICL.SCL neurons excitatory or inhibitory?" calcext:value-type="string">
            <text:p>Are Drosophila ICL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AL</text:p>
          </table:table-cell>
          <table:table-cell office:value-type="string" calcext:value-type="string">
            <text:p>What are Drosophila </text:p>
          </table:table-cell>
          <table:table-cell table:formula="of:=[.A377]" office:value-type="string" office:string-value="SLP.AL" calcext:value-type="string">
            <text:p>SLP.AL</text:p>
          </table:table-cell>
          <table:table-cell office:value-type="string" calcext:value-type="string">
            <text:p><text:s/>neurons?</text:p>
          </table:table-cell>
          <table:table-cell table:formula="of:=[.B377]&amp;[.C377]&amp;[.D377]" office:value-type="string" office:string-value="What are Drosophila SLP.AL neurons?" calcext:value-type="string">
            <text:p>What are Drosophila SLP.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7]" office:value-type="string" office:string-value="SLP.AL" calcext:value-type="string">
            <text:p>SLP.AL</text:p>
          </table:table-cell>
          <table:table-cell office:value-type="string" calcext:value-type="string">
            <text:p><text:s/>neurons excitatory or inhibitory?</text:p>
          </table:table-cell>
          <table:table-cell table:formula="of:=[.I377]&amp;[.J377]&amp;[.K377]" office:value-type="string" office:string-value="Are Drosophila SLP.AL neurons excitatory or inhibitory?" calcext:value-type="string">
            <text:p>Are Drosophila SLP.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IB</text:p>
          </table:table-cell>
          <table:table-cell office:value-type="string" calcext:value-type="string">
            <text:p>What are Drosophila </text:p>
          </table:table-cell>
          <table:table-cell table:formula="of:=[.A378]" office:value-type="string" office:string-value="ICL.IB" calcext:value-type="string">
            <text:p>ICL.IB</text:p>
          </table:table-cell>
          <table:table-cell office:value-type="string" calcext:value-type="string">
            <text:p><text:s/>neurons?</text:p>
          </table:table-cell>
          <table:table-cell table:formula="of:=[.B378]&amp;[.C378]&amp;[.D378]" office:value-type="string" office:string-value="What are Drosophila ICL.IB neurons?" calcext:value-type="string">
            <text:p>What are Drosophila ICL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8]" office:value-type="string" office:string-value="ICL.IB" calcext:value-type="string">
            <text:p>ICL.IB</text:p>
          </table:table-cell>
          <table:table-cell office:value-type="string" calcext:value-type="string">
            <text:p><text:s/>neurons excitatory or inhibitory?</text:p>
          </table:table-cell>
          <table:table-cell table:formula="of:=[.I378]&amp;[.J378]&amp;[.K378]" office:value-type="string" office:string-value="Are Drosophila ICL.IB neurons excitatory or inhibitory?" calcext:value-type="string">
            <text:p>Are Drosophila ICL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PLP</text:p>
          </table:table-cell>
          <table:table-cell office:value-type="string" calcext:value-type="string">
            <text:p>What are Drosophila </text:p>
          </table:table-cell>
          <table:table-cell table:formula="of:=[.A379]" office:value-type="string" office:string-value="PVLP.PLP" calcext:value-type="string">
            <text:p>PVLP.PLP</text:p>
          </table:table-cell>
          <table:table-cell office:value-type="string" calcext:value-type="string">
            <text:p><text:s/>neurons?</text:p>
          </table:table-cell>
          <table:table-cell table:formula="of:=[.B379]&amp;[.C379]&amp;[.D379]" office:value-type="string" office:string-value="What are Drosophila PVLP.PLP neurons?" calcext:value-type="string">
            <text:p>What are Drosophila PVLP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9]" office:value-type="string" office:string-value="PVLP.PLP" calcext:value-type="string">
            <text:p>PVLP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379]&amp;[.J379]&amp;[.K379]" office:value-type="string" office:string-value="Are Drosophila PVLP.PLP neurons excitatory or inhibitory?" calcext:value-type="string">
            <text:p>Are Drosophila PVLP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LH</text:p>
          </table:table-cell>
          <table:table-cell office:value-type="string" calcext:value-type="string">
            <text:p>What are Drosophila </text:p>
          </table:table-cell>
          <table:table-cell table:formula="of:=[.A380]" office:value-type="string" office:string-value="PLP.LH" calcext:value-type="string">
            <text:p>PLP.LH</text:p>
          </table:table-cell>
          <table:table-cell office:value-type="string" calcext:value-type="string">
            <text:p><text:s/>neurons?</text:p>
          </table:table-cell>
          <table:table-cell table:formula="of:=[.B380]&amp;[.C380]&amp;[.D380]" office:value-type="string" office:string-value="What are Drosophila PLP.LH neurons?" calcext:value-type="string">
            <text:p>What are Drosophila PLP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0]" office:value-type="string" office:string-value="PLP.LH" calcext:value-type="string">
            <text:p>PLP.LH</text:p>
          </table:table-cell>
          <table:table-cell office:value-type="string" calcext:value-type="string">
            <text:p><text:s/>neurons excitatory or inhibitory?</text:p>
          </table:table-cell>
          <table:table-cell table:formula="of:=[.I380]&amp;[.J380]&amp;[.K380]" office:value-type="string" office:string-value="Are Drosophila PLP.LH neurons excitatory or inhibitory?" calcext:value-type="string">
            <text:p>Are Drosophila PLP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GOR</text:p>
          </table:table-cell>
          <table:table-cell office:value-type="string" calcext:value-type="string">
            <text:p>What are Drosophila </text:p>
          </table:table-cell>
          <table:table-cell table:formula="of:=[.A381]" office:value-type="string" office:string-value="VES.GOR" calcext:value-type="string">
            <text:p>VES.GOR</text:p>
          </table:table-cell>
          <table:table-cell office:value-type="string" calcext:value-type="string">
            <text:p><text:s/>neurons?</text:p>
          </table:table-cell>
          <table:table-cell table:formula="of:=[.B381]&amp;[.C381]&amp;[.D381]" office:value-type="string" office:string-value="What are Drosophila VES.GOR neurons?" calcext:value-type="string">
            <text:p>What are Drosophila VES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1]" office:value-type="string" office:string-value="VES.GOR" calcext:value-type="string">
            <text:p>VES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381]&amp;[.J381]&amp;[.K381]" office:value-type="string" office:string-value="Are Drosophila VES.GOR neurons excitatory or inhibitory?" calcext:value-type="string">
            <text:p>Are Drosophila VES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PVLP</text:p>
          </table:table-cell>
          <table:table-cell office:value-type="string" calcext:value-type="string">
            <text:p>What are Drosophila </text:p>
          </table:table-cell>
          <table:table-cell table:formula="of:=[.A382]" office:value-type="string" office:string-value="SIP.PVLP" calcext:value-type="string">
            <text:p>SIP.PVLP</text:p>
          </table:table-cell>
          <table:table-cell office:value-type="string" calcext:value-type="string">
            <text:p><text:s/>neurons?</text:p>
          </table:table-cell>
          <table:table-cell table:formula="of:=[.B382]&amp;[.C382]&amp;[.D382]" office:value-type="string" office:string-value="What are Drosophila SIP.PVLP neurons?" calcext:value-type="string">
            <text:p>What are Drosophila SIP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2]" office:value-type="string" office:string-value="SIP.PVLP" calcext:value-type="string">
            <text:p>SIP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382]&amp;[.J382]&amp;[.K382]" office:value-type="string" office:string-value="Are Drosophila SIP.PVLP neurons excitatory or inhibitory?" calcext:value-type="string">
            <text:p>Are Drosophila SIP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A.GOR</text:p>
          </table:table-cell>
          <table:table-cell office:value-type="string" calcext:value-type="string">
            <text:p>What are Drosophila </text:p>
          </table:table-cell>
          <table:table-cell table:formula="of:=[.A383]" office:value-type="string" office:string-value="EPA.GOR" calcext:value-type="string">
            <text:p>EPA.GOR</text:p>
          </table:table-cell>
          <table:table-cell office:value-type="string" calcext:value-type="string">
            <text:p><text:s/>neurons?</text:p>
          </table:table-cell>
          <table:table-cell table:formula="of:=[.B383]&amp;[.C383]&amp;[.D383]" office:value-type="string" office:string-value="What are Drosophila EPA.GOR neurons?" calcext:value-type="string">
            <text:p>What are Drosophila EPA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3]" office:value-type="string" office:string-value="EPA.GOR" calcext:value-type="string">
            <text:p>EPA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383]&amp;[.J383]&amp;[.K383]" office:value-type="string" office:string-value="Are Drosophila EPA.GOR neurons excitatory or inhibitory?" calcext:value-type="string">
            <text:p>Are Drosophila EPA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VES</text:p>
          </table:table-cell>
          <table:table-cell office:value-type="string" calcext:value-type="string">
            <text:p>What are Drosophila </text:p>
          </table:table-cell>
          <table:table-cell table:formula="of:=[.A384]" office:value-type="string" office:string-value="SPS.VES" calcext:value-type="string">
            <text:p>SPS.VES</text:p>
          </table:table-cell>
          <table:table-cell office:value-type="string" calcext:value-type="string">
            <text:p><text:s/>neurons?</text:p>
          </table:table-cell>
          <table:table-cell table:formula="of:=[.B384]&amp;[.C384]&amp;[.D384]" office:value-type="string" office:string-value="What are Drosophila SPS.VES neurons?" calcext:value-type="string">
            <text:p>What are Drosophila SPS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4]" office:value-type="string" office:string-value="SPS.VES" calcext:value-type="string">
            <text:p>SPS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384]&amp;[.J384]&amp;[.K384]" office:value-type="string" office:string-value="Are Drosophila SPS.VES neurons excitatory or inhibitory?" calcext:value-type="string">
            <text:p>Are Drosophila SPS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W</text:p>
          </table:table-cell>
          <table:table-cell office:value-type="string" calcext:value-type="string">
            <text:p>What are Drosophila </text:p>
          </table:table-cell>
          <table:table-cell table:formula="of:=[.A385]" office:value-type="string" office:string-value="PRW" calcext:value-type="string">
            <text:p>PRW</text:p>
          </table:table-cell>
          <table:table-cell office:value-type="string" calcext:value-type="string">
            <text:p><text:s/>neurons?</text:p>
          </table:table-cell>
          <table:table-cell table:formula="of:=[.B385]&amp;[.C385]&amp;[.D385]" office:value-type="string" office:string-value="What are Drosophila PRW neurons?" calcext:value-type="string">
            <text:p>What are Drosophila PRW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5]" office:value-type="string" office:string-value="PRW" calcext:value-type="string">
            <text:p>PRW</text:p>
          </table:table-cell>
          <table:table-cell office:value-type="string" calcext:value-type="string">
            <text:p><text:s/>neurons excitatory or inhibitory?</text:p>
          </table:table-cell>
          <table:table-cell table:formula="of:=[.I385]&amp;[.J385]&amp;[.K385]" office:value-type="string" office:string-value="Are Drosophila PRW neurons excitatory or inhibitory?" calcext:value-type="string">
            <text:p>Are Drosophila PRW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LOP</text:p>
          </table:table-cell>
          <table:table-cell office:value-type="string" calcext:value-type="string">
            <text:p>What are Drosophila </text:p>
          </table:table-cell>
          <table:table-cell table:formula="of:=[.A386]" office:value-type="string" office:string-value="LO.LOP" calcext:value-type="string">
            <text:p>LO.LOP</text:p>
          </table:table-cell>
          <table:table-cell office:value-type="string" calcext:value-type="string">
            <text:p><text:s/>neurons?</text:p>
          </table:table-cell>
          <table:table-cell table:formula="of:=[.B386]&amp;[.C386]&amp;[.D386]" office:value-type="string" office:string-value="What are Drosophila LO.LOP neurons?" calcext:value-type="string">
            <text:p>What are Drosophila LO.LO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6]" office:value-type="string" office:string-value="LO.LOP" calcext:value-type="string">
            <text:p>LO.LOP</text:p>
          </table:table-cell>
          <table:table-cell office:value-type="string" calcext:value-type="string">
            <text:p><text:s/>neurons excitatory or inhibitory?</text:p>
          </table:table-cell>
          <table:table-cell table:formula="of:=[.I386]&amp;[.J386]&amp;[.K386]" office:value-type="string" office:string-value="Are Drosophila LO.LOP neurons excitatory or inhibitory?" calcext:value-type="string">
            <text:p>Are Drosophila LO.LO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IPS</text:p>
          </table:table-cell>
          <table:table-cell office:value-type="string" calcext:value-type="string">
            <text:p>What are Drosophila </text:p>
          </table:table-cell>
          <table:table-cell table:formula="of:=[.A387]" office:value-type="string" office:string-value="ICL.IPS" calcext:value-type="string">
            <text:p>ICL.IPS</text:p>
          </table:table-cell>
          <table:table-cell office:value-type="string" calcext:value-type="string">
            <text:p><text:s/>neurons?</text:p>
          </table:table-cell>
          <table:table-cell table:formula="of:=[.B387]&amp;[.C387]&amp;[.D387]" office:value-type="string" office:string-value="What are Drosophila ICL.IPS neurons?" calcext:value-type="string">
            <text:p>What are Drosophila ICL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7]" office:value-type="string" office:string-value="ICL.IPS" calcext:value-type="string">
            <text:p>ICL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387]&amp;[.J387]&amp;[.K387]" office:value-type="string" office:string-value="Are Drosophila ICL.IPS neurons excitatory or inhibitory?" calcext:value-type="string">
            <text:p>Are Drosophila ICL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SLP</text:p>
          </table:table-cell>
          <table:table-cell office:value-type="string" calcext:value-type="string">
            <text:p>What are Drosophila </text:p>
          </table:table-cell>
          <table:table-cell table:formula="of:=[.A388]" office:value-type="string" office:string-value="ME.SLP" calcext:value-type="string">
            <text:p>ME.SLP</text:p>
          </table:table-cell>
          <table:table-cell office:value-type="string" calcext:value-type="string">
            <text:p><text:s/>neurons?</text:p>
          </table:table-cell>
          <table:table-cell table:formula="of:=[.B388]&amp;[.C388]&amp;[.D388]" office:value-type="string" office:string-value="What are Drosophila ME.SLP neurons?" calcext:value-type="string">
            <text:p>What are Drosophila ME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8]" office:value-type="string" office:string-value="ME.SLP" calcext:value-type="string">
            <text:p>ME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388]&amp;[.J388]&amp;[.K388]" office:value-type="string" office:string-value="Are Drosophila ME.SLP neurons excitatory or inhibitory?" calcext:value-type="string">
            <text:p>Are Drosophila ME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.PLP</text:p>
          </table:table-cell>
          <table:table-cell office:value-type="string" calcext:value-type="string">
            <text:p>What are Drosophila </text:p>
          </table:table-cell>
          <table:table-cell table:formula="of:=[.A389]" office:value-type="string" office:string-value="MB_CA.PLP" calcext:value-type="string">
            <text:p>MB_CA.PLP</text:p>
          </table:table-cell>
          <table:table-cell office:value-type="string" calcext:value-type="string">
            <text:p><text:s/>neurons?</text:p>
          </table:table-cell>
          <table:table-cell table:formula="of:=[.B389]&amp;[.C389]&amp;[.D389]" office:value-type="string" office:string-value="What are Drosophila MB_CA.PLP neurons?" calcext:value-type="string">
            <text:p>What are Drosophila MB_CA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9]" office:value-type="string" office:string-value="MB_CA.PLP" calcext:value-type="string">
            <text:p>MB_CA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389]&amp;[.J389]&amp;[.K389]" office:value-type="string" office:string-value="Are Drosophila MB_CA.PLP neurons excitatory or inhibitory?" calcext:value-type="string">
            <text:p>Are Drosophila MB_CA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W.SLP</text:p>
          </table:table-cell>
          <table:table-cell office:value-type="string" calcext:value-type="string">
            <text:p>What are Drosophila </text:p>
          </table:table-cell>
          <table:table-cell table:formula="of:=[.A390]" office:value-type="string" office:string-value="PRW.SLP" calcext:value-type="string">
            <text:p>PRW.SLP</text:p>
          </table:table-cell>
          <table:table-cell office:value-type="string" calcext:value-type="string">
            <text:p><text:s/>neurons?</text:p>
          </table:table-cell>
          <table:table-cell table:formula="of:=[.B390]&amp;[.C390]&amp;[.D390]" office:value-type="string" office:string-value="What are Drosophila PRW.SLP neurons?" calcext:value-type="string">
            <text:p>What are Drosophila PRW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0]" office:value-type="string" office:string-value="PRW.SLP" calcext:value-type="string">
            <text:p>PRW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390]&amp;[.J390]&amp;[.K390]" office:value-type="string" office:string-value="Are Drosophila PRW.SLP neurons excitatory or inhibitory?" calcext:value-type="string">
            <text:p>Are Drosophila PRW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AVLP</text:p>
          </table:table-cell>
          <table:table-cell office:value-type="string" calcext:value-type="string">
            <text:p>What are Drosophila </text:p>
          </table:table-cell>
          <table:table-cell table:formula="of:=[.A391]" office:value-type="string" office:string-value="SLP.AVLP" calcext:value-type="string">
            <text:p>SLP.AVLP</text:p>
          </table:table-cell>
          <table:table-cell office:value-type="string" calcext:value-type="string">
            <text:p><text:s/>neurons?</text:p>
          </table:table-cell>
          <table:table-cell table:formula="of:=[.B391]&amp;[.C391]&amp;[.D391]" office:value-type="string" office:string-value="What are Drosophila SLP.AVLP neurons?" calcext:value-type="string">
            <text:p>What are Drosophila SLP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1]" office:value-type="string" office:string-value="SLP.AVLP" calcext:value-type="string">
            <text:p>SLP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391]&amp;[.J391]&amp;[.K391]" office:value-type="string" office:string-value="Are Drosophila SLP.AVLP neurons excitatory or inhibitory?" calcext:value-type="string">
            <text:p>Are Drosophila SLP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LO</text:p>
          </table:table-cell>
          <table:table-cell office:value-type="string" calcext:value-type="string">
            <text:p>What are Drosophila </text:p>
          </table:table-cell>
          <table:table-cell table:formula="of:=[.A392]" office:value-type="string" office:string-value="AVLP.LO" calcext:value-type="string">
            <text:p>AVLP.LO</text:p>
          </table:table-cell>
          <table:table-cell office:value-type="string" calcext:value-type="string">
            <text:p><text:s/>neurons?</text:p>
          </table:table-cell>
          <table:table-cell table:formula="of:=[.B392]&amp;[.C392]&amp;[.D392]" office:value-type="string" office:string-value="What are Drosophila AVLP.LO neurons?" calcext:value-type="string">
            <text:p>What are Drosophila AVLP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2]" office:value-type="string" office:string-value="AVLP.LO" calcext:value-type="string">
            <text:p>AVLP.LO</text:p>
          </table:table-cell>
          <table:table-cell office:value-type="string" calcext:value-type="string">
            <text:p><text:s/>neurons excitatory or inhibitory?</text:p>
          </table:table-cell>
          <table:table-cell table:formula="of:=[.I392]&amp;[.J392]&amp;[.K392]" office:value-type="string" office:string-value="Are Drosophila AVLP.LO neurons excitatory or inhibitory?" calcext:value-type="string">
            <text:p>Are Drosophila AVLP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EPA</text:p>
          </table:table-cell>
          <table:table-cell office:value-type="string" calcext:value-type="string">
            <text:p>What are Drosophila </text:p>
          </table:table-cell>
          <table:table-cell table:formula="of:=[.A393]" office:value-type="string" office:string-value="LAL.EPA" calcext:value-type="string">
            <text:p>LAL.EPA</text:p>
          </table:table-cell>
          <table:table-cell office:value-type="string" calcext:value-type="string">
            <text:p><text:s/>neurons?</text:p>
          </table:table-cell>
          <table:table-cell table:formula="of:=[.B393]&amp;[.C393]&amp;[.D393]" office:value-type="string" office:string-value="What are Drosophila LAL.EPA neurons?" calcext:value-type="string">
            <text:p>What are Drosophila LAL.EP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3]" office:value-type="string" office:string-value="LAL.EPA" calcext:value-type="string">
            <text:p>LAL.EPA</text:p>
          </table:table-cell>
          <table:table-cell office:value-type="string" calcext:value-type="string">
            <text:p><text:s/>neurons excitatory or inhibitory?</text:p>
          </table:table-cell>
          <table:table-cell table:formula="of:=[.I393]&amp;[.J393]&amp;[.K393]" office:value-type="string" office:string-value="Are Drosophila LAL.EPA neurons excitatory or inhibitory?" calcext:value-type="string">
            <text:p>Are Drosophila LAL.EP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VES</text:p>
          </table:table-cell>
          <table:table-cell office:value-type="string" calcext:value-type="string">
            <text:p>What are Drosophila </text:p>
          </table:table-cell>
          <table:table-cell table:formula="of:=[.A394]" office:value-type="string" office:string-value="WED.VES" calcext:value-type="string">
            <text:p>WED.VES</text:p>
          </table:table-cell>
          <table:table-cell office:value-type="string" calcext:value-type="string">
            <text:p><text:s/>neurons?</text:p>
          </table:table-cell>
          <table:table-cell table:formula="of:=[.B394]&amp;[.C394]&amp;[.D394]" office:value-type="string" office:string-value="What are Drosophila WED.VES neurons?" calcext:value-type="string">
            <text:p>What are Drosophila WED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4]" office:value-type="string" office:string-value="WED.VES" calcext:value-type="string">
            <text:p>WED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394]&amp;[.J394]&amp;[.K394]" office:value-type="string" office:string-value="Are Drosophila WED.VES neurons excitatory or inhibitory?" calcext:value-type="string">
            <text:p>Are Drosophila WED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SIP</text:p>
          </table:table-cell>
          <table:table-cell office:value-type="string" calcext:value-type="string">
            <text:p>What are Drosophila </text:p>
          </table:table-cell>
          <table:table-cell table:formula="of:=[.A395]" office:value-type="string" office:string-value="PVLP.SIP" calcext:value-type="string">
            <text:p>PVLP.SIP</text:p>
          </table:table-cell>
          <table:table-cell office:value-type="string" calcext:value-type="string">
            <text:p><text:s/>neurons?</text:p>
          </table:table-cell>
          <table:table-cell table:formula="of:=[.B395]&amp;[.C395]&amp;[.D395]" office:value-type="string" office:string-value="What are Drosophila PVLP.SIP neurons?" calcext:value-type="string">
            <text:p>What are Drosophila PVLP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5]" office:value-type="string" office:string-value="PVLP.SIP" calcext:value-type="string">
            <text:p>PVLP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395]&amp;[.J395]&amp;[.K395]" office:value-type="string" office:string-value="Are Drosophila PVLP.SIP neurons excitatory or inhibitory?" calcext:value-type="string">
            <text:p>Are Drosophila PVLP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SPS</text:p>
          </table:table-cell>
          <table:table-cell office:value-type="string" calcext:value-type="string">
            <text:p>What are Drosophila </text:p>
          </table:table-cell>
          <table:table-cell table:formula="of:=[.A396]" office:value-type="string" office:string-value="SAD.SPS" calcext:value-type="string">
            <text:p>SAD.SPS</text:p>
          </table:table-cell>
          <table:table-cell office:value-type="string" calcext:value-type="string">
            <text:p><text:s/>neurons?</text:p>
          </table:table-cell>
          <table:table-cell table:formula="of:=[.B396]&amp;[.C396]&amp;[.D396]" office:value-type="string" office:string-value="What are Drosophila SAD.SPS neurons?" calcext:value-type="string">
            <text:p>What are Drosophila SAD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6]" office:value-type="string" office:string-value="SAD.SPS" calcext:value-type="string">
            <text:p>SAD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396]&amp;[.J396]&amp;[.K396]" office:value-type="string" office:string-value="Are Drosophila SAD.SPS neurons excitatory or inhibitory?" calcext:value-type="string">
            <text:p>Are Drosophila SAD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</text:p>
          </table:table-cell>
          <table:table-cell office:value-type="string" calcext:value-type="string">
            <text:p>What are Drosophila </text:p>
          </table:table-cell>
          <table:table-cell table:formula="of:=[.A397]" office:value-type="string" office:string-value="CRE" calcext:value-type="string">
            <text:p>CRE</text:p>
          </table:table-cell>
          <table:table-cell office:value-type="string" calcext:value-type="string">
            <text:p><text:s/>neurons?</text:p>
          </table:table-cell>
          <table:table-cell table:formula="of:=[.B397]&amp;[.C397]&amp;[.D397]" office:value-type="string" office:string-value="What are Drosophila CRE neurons?" calcext:value-type="string">
            <text:p>What are Drosophila 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7]" office:value-type="string" office:string-value="CRE" calcext:value-type="string">
            <text:p>CRE</text:p>
          </table:table-cell>
          <table:table-cell office:value-type="string" calcext:value-type="string">
            <text:p><text:s/>neurons excitatory or inhibitory?</text:p>
          </table:table-cell>
          <table:table-cell table:formula="of:=[.I397]&amp;[.J397]&amp;[.K397]" office:value-type="string" office:string-value="Are Drosophila CRE neurons excitatory or inhibitory?" calcext:value-type="string">
            <text:p>Are Drosophila 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.ICL</text:p>
          </table:table-cell>
          <table:table-cell office:value-type="string" calcext:value-type="string">
            <text:p>What are Drosophila </text:p>
          </table:table-cell>
          <table:table-cell table:formula="of:=[.A398]" office:value-type="string" office:string-value="CAN.ICL" calcext:value-type="string">
            <text:p>CAN.ICL</text:p>
          </table:table-cell>
          <table:table-cell office:value-type="string" calcext:value-type="string">
            <text:p><text:s/>neurons?</text:p>
          </table:table-cell>
          <table:table-cell table:formula="of:=[.B398]&amp;[.C398]&amp;[.D398]" office:value-type="string" office:string-value="What are Drosophila CAN.ICL neurons?" calcext:value-type="string">
            <text:p>What are Drosophila CAN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8]" office:value-type="string" office:string-value="CAN.ICL" calcext:value-type="string">
            <text:p>CAN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398]&amp;[.J398]&amp;[.K398]" office:value-type="string" office:string-value="Are Drosophila CAN.ICL neurons excitatory or inhibitory?" calcext:value-type="string">
            <text:p>Are Drosophila CAN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LO</text:p>
          </table:table-cell>
          <table:table-cell office:value-type="string" calcext:value-type="string">
            <text:p>What are Drosophila </text:p>
          </table:table-cell>
          <table:table-cell table:formula="of:=[.A399]" office:value-type="string" office:string-value="IPS.LO" calcext:value-type="string">
            <text:p>IPS.LO</text:p>
          </table:table-cell>
          <table:table-cell office:value-type="string" calcext:value-type="string">
            <text:p><text:s/>neurons?</text:p>
          </table:table-cell>
          <table:table-cell table:formula="of:=[.B399]&amp;[.C399]&amp;[.D399]" office:value-type="string" office:string-value="What are Drosophila IPS.LO neurons?" calcext:value-type="string">
            <text:p>What are Drosophila IPS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9]" office:value-type="string" office:string-value="IPS.LO" calcext:value-type="string">
            <text:p>IPS.LO</text:p>
          </table:table-cell>
          <table:table-cell office:value-type="string" calcext:value-type="string">
            <text:p><text:s/>neurons excitatory or inhibitory?</text:p>
          </table:table-cell>
          <table:table-cell table:formula="of:=[.I399]&amp;[.J399]&amp;[.K399]" office:value-type="string" office:string-value="Are Drosophila IPS.LO neurons excitatory or inhibitory?" calcext:value-type="string">
            <text:p>Are Drosophila IPS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.MB_CA</text:p>
          </table:table-cell>
          <table:table-cell office:value-type="string" calcext:value-type="string">
            <text:p>What are Drosophila </text:p>
          </table:table-cell>
          <table:table-cell table:formula="of:=[.A400]" office:value-type="string" office:string-value="AME.MB_CA" calcext:value-type="string">
            <text:p>AME.MB_CA</text:p>
          </table:table-cell>
          <table:table-cell office:value-type="string" calcext:value-type="string">
            <text:p><text:s/>neurons?</text:p>
          </table:table-cell>
          <table:table-cell table:formula="of:=[.B400]&amp;[.C400]&amp;[.D400]" office:value-type="string" office:string-value="What are Drosophila AME.MB_CA neurons?" calcext:value-type="string">
            <text:p>What are Drosophila AME.MB_C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0]" office:value-type="string" office:string-value="AME.MB_CA" calcext:value-type="string">
            <text:p>AME.MB_CA</text:p>
          </table:table-cell>
          <table:table-cell office:value-type="string" calcext:value-type="string">
            <text:p><text:s/>neurons excitatory or inhibitory?</text:p>
          </table:table-cell>
          <table:table-cell table:formula="of:=[.I400]&amp;[.J400]&amp;[.K400]" office:value-type="string" office:string-value="Are Drosophila AME.MB_CA neurons excitatory or inhibitory?" calcext:value-type="string">
            <text:p>Are Drosophila AME.MB_C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SPS</text:p>
          </table:table-cell>
          <table:table-cell office:value-type="string" calcext:value-type="string">
            <text:p>What are Drosophila </text:p>
          </table:table-cell>
          <table:table-cell table:formula="of:=[.A401]" office:value-type="string" office:string-value="ICL.SPS" calcext:value-type="string">
            <text:p>ICL.SPS</text:p>
          </table:table-cell>
          <table:table-cell office:value-type="string" calcext:value-type="string">
            <text:p><text:s/>neurons?</text:p>
          </table:table-cell>
          <table:table-cell table:formula="of:=[.B401]&amp;[.C401]&amp;[.D401]" office:value-type="string" office:string-value="What are Drosophila ICL.SPS neurons?" calcext:value-type="string">
            <text:p>What are Drosophila ICL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1]" office:value-type="string" office:string-value="ICL.SPS" calcext:value-type="string">
            <text:p>ICL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401]&amp;[.J401]&amp;[.K401]" office:value-type="string" office:string-value="Are Drosophila ICL.SPS neurons excitatory or inhibitory?" calcext:value-type="string">
            <text:p>Are Drosophila ICL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PLP</text:p>
          </table:table-cell>
          <table:table-cell office:value-type="string" calcext:value-type="string">
            <text:p>What are Drosophila </text:p>
          </table:table-cell>
          <table:table-cell table:formula="of:=[.A402]" office:value-type="string" office:string-value="VES.PLP" calcext:value-type="string">
            <text:p>VES.PLP</text:p>
          </table:table-cell>
          <table:table-cell office:value-type="string" calcext:value-type="string">
            <text:p><text:s/>neurons?</text:p>
          </table:table-cell>
          <table:table-cell table:formula="of:=[.B402]&amp;[.C402]&amp;[.D402]" office:value-type="string" office:string-value="What are Drosophila VES.PLP neurons?" calcext:value-type="string">
            <text:p>What are Drosophila VES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2]" office:value-type="string" office:string-value="VES.PLP" calcext:value-type="string">
            <text:p>VES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402]&amp;[.J402]&amp;[.K402]" office:value-type="string" office:string-value="Are Drosophila VES.PLP neurons excitatory or inhibitory?" calcext:value-type="string">
            <text:p>Are Drosophila VES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.PB</text:p>
          </table:table-cell>
          <table:table-cell office:value-type="string" calcext:value-type="string">
            <text:p>What are Drosophila </text:p>
          </table:table-cell>
          <table:table-cell table:formula="of:=[.A403]" office:value-type="string" office:string-value="EB.PB" calcext:value-type="string">
            <text:p>EB.PB</text:p>
          </table:table-cell>
          <table:table-cell office:value-type="string" calcext:value-type="string">
            <text:p><text:s/>neurons?</text:p>
          </table:table-cell>
          <table:table-cell table:formula="of:=[.B403]&amp;[.C403]&amp;[.D403]" office:value-type="string" office:string-value="What are Drosophila EB.PB neurons?" calcext:value-type="string">
            <text:p>What are Drosophila EB.P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3]" office:value-type="string" office:string-value="EB.PB" calcext:value-type="string">
            <text:p>EB.PB</text:p>
          </table:table-cell>
          <table:table-cell office:value-type="string" calcext:value-type="string">
            <text:p><text:s/>neurons excitatory or inhibitory?</text:p>
          </table:table-cell>
          <table:table-cell table:formula="of:=[.I403]&amp;[.J403]&amp;[.K403]" office:value-type="string" office:string-value="Are Drosophila EB.PB neurons excitatory or inhibitory?" calcext:value-type="string">
            <text:p>Are Drosophila EB.P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CRE</text:p>
          </table:table-cell>
          <table:table-cell office:value-type="string" calcext:value-type="string">
            <text:p>What are Drosophila </text:p>
          </table:table-cell>
          <table:table-cell table:formula="of:=[.A404]" office:value-type="string" office:string-value="IB.CRE" calcext:value-type="string">
            <text:p>IB.CRE</text:p>
          </table:table-cell>
          <table:table-cell office:value-type="string" calcext:value-type="string">
            <text:p><text:s/>neurons?</text:p>
          </table:table-cell>
          <table:table-cell table:formula="of:=[.B404]&amp;[.C404]&amp;[.D404]" office:value-type="string" office:string-value="What are Drosophila IB.CRE neurons?" calcext:value-type="string">
            <text:p>What are Drosophila IB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4]" office:value-type="string" office:string-value="IB.CRE" calcext:value-type="string">
            <text:p>IB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404]&amp;[.J404]&amp;[.K404]" office:value-type="string" office:string-value="Are Drosophila IB.CRE neurons excitatory or inhibitory?" calcext:value-type="string">
            <text:p>Are Drosophila IB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.SLP</text:p>
          </table:table-cell>
          <table:table-cell office:value-type="string" calcext:value-type="string">
            <text:p>What are Drosophila </text:p>
          </table:table-cell>
          <table:table-cell table:formula="of:=[.A405]" office:value-type="string" office:string-value="MB_CA.SLP" calcext:value-type="string">
            <text:p>MB_CA.SLP</text:p>
          </table:table-cell>
          <table:table-cell office:value-type="string" calcext:value-type="string">
            <text:p><text:s/>neurons?</text:p>
          </table:table-cell>
          <table:table-cell table:formula="of:=[.B405]&amp;[.C405]&amp;[.D405]" office:value-type="string" office:string-value="What are Drosophila MB_CA.SLP neurons?" calcext:value-type="string">
            <text:p>What are Drosophila MB_CA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5]" office:value-type="string" office:string-value="MB_CA.SLP" calcext:value-type="string">
            <text:p>MB_CA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405]&amp;[.J405]&amp;[.K405]" office:value-type="string" office:string-value="Are Drosophila MB_CA.SLP neurons excitatory or inhibitory?" calcext:value-type="string">
            <text:p>Are Drosophila MB_CA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.FB</text:p>
          </table:table-cell>
          <table:table-cell office:value-type="string" calcext:value-type="string">
            <text:p>What are Drosophila </text:p>
          </table:table-cell>
          <table:table-cell table:formula="of:=[.A406]" office:value-type="string" office:string-value="MB_CA.FB" calcext:value-type="string">
            <text:p>MB_CA.FB</text:p>
          </table:table-cell>
          <table:table-cell office:value-type="string" calcext:value-type="string">
            <text:p><text:s/>neurons?</text:p>
          </table:table-cell>
          <table:table-cell table:formula="of:=[.B406]&amp;[.C406]&amp;[.D406]" office:value-type="string" office:string-value="What are Drosophila MB_CA.FB neurons?" calcext:value-type="string">
            <text:p>What are Drosophila MB_CA.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6]" office:value-type="string" office:string-value="MB_CA.FB" calcext:value-type="string">
            <text:p>MB_CA.FB</text:p>
          </table:table-cell>
          <table:table-cell office:value-type="string" calcext:value-type="string">
            <text:p><text:s/>neurons excitatory or inhibitory?</text:p>
          </table:table-cell>
          <table:table-cell table:formula="of:=[.I406]&amp;[.J406]&amp;[.K406]" office:value-type="string" office:string-value="Are Drosophila MB_CA.FB neurons excitatory or inhibitory?" calcext:value-type="string">
            <text:p>Are Drosophila MB_CA.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.SLP</text:p>
          </table:table-cell>
          <table:table-cell office:value-type="string" calcext:value-type="string">
            <text:p>What are Drosophila </text:p>
          </table:table-cell>
          <table:table-cell table:formula="of:=[.A407]" office:value-type="string" office:string-value="CAN.SLP" calcext:value-type="string">
            <text:p>CAN.SLP</text:p>
          </table:table-cell>
          <table:table-cell office:value-type="string" calcext:value-type="string">
            <text:p><text:s/>neurons?</text:p>
          </table:table-cell>
          <table:table-cell table:formula="of:=[.B407]&amp;[.C407]&amp;[.D407]" office:value-type="string" office:string-value="What are Drosophila CAN.SLP neurons?" calcext:value-type="string">
            <text:p>What are Drosophila CAN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7]" office:value-type="string" office:string-value="CAN.SLP" calcext:value-type="string">
            <text:p>CAN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407]&amp;[.J407]&amp;[.K407]" office:value-type="string" office:string-value="Are Drosophila CAN.SLP neurons excitatory or inhibitory?" calcext:value-type="string">
            <text:p>Are Drosophila CAN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.SIP</text:p>
          </table:table-cell>
          <table:table-cell office:value-type="string" calcext:value-type="string">
            <text:p>What are Drosophila </text:p>
          </table:table-cell>
          <table:table-cell table:formula="of:=[.A408]" office:value-type="string" office:string-value="ATL.SIP" calcext:value-type="string">
            <text:p>ATL.SIP</text:p>
          </table:table-cell>
          <table:table-cell office:value-type="string" calcext:value-type="string">
            <text:p><text:s/>neurons?</text:p>
          </table:table-cell>
          <table:table-cell table:formula="of:=[.B408]&amp;[.C408]&amp;[.D408]" office:value-type="string" office:string-value="What are Drosophila ATL.SIP neurons?" calcext:value-type="string">
            <text:p>What are Drosophila ATL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8]" office:value-type="string" office:string-value="ATL.SIP" calcext:value-type="string">
            <text:p>ATL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408]&amp;[.J408]&amp;[.K408]" office:value-type="string" office:string-value="Are Drosophila ATL.SIP neurons excitatory or inhibitory?" calcext:value-type="string">
            <text:p>Are Drosophila ATL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SLP</text:p>
          </table:table-cell>
          <table:table-cell office:value-type="string" calcext:value-type="string">
            <text:p>What are Drosophila </text:p>
          </table:table-cell>
          <table:table-cell table:formula="of:=[.A409]" office:value-type="string" office:string-value="SCL.SLP" calcext:value-type="string">
            <text:p>SCL.SLP</text:p>
          </table:table-cell>
          <table:table-cell office:value-type="string" calcext:value-type="string">
            <text:p><text:s/>neurons?</text:p>
          </table:table-cell>
          <table:table-cell table:formula="of:=[.B409]&amp;[.C409]&amp;[.D409]" office:value-type="string" office:string-value="What are Drosophila SCL.SLP neurons?" calcext:value-type="string">
            <text:p>What are Drosophila SCL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9]" office:value-type="string" office:string-value="SCL.SLP" calcext:value-type="string">
            <text:p>SCL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409]&amp;[.J409]&amp;[.K409]" office:value-type="string" office:string-value="Are Drosophila SCL.SLP neurons excitatory or inhibitory?" calcext:value-type="string">
            <text:p>Are Drosophila SCL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GNG</text:p>
          </table:table-cell>
          <table:table-cell office:value-type="string" calcext:value-type="string">
            <text:p>What are Drosophila </text:p>
          </table:table-cell>
          <table:table-cell table:formula="of:=[.A410]" office:value-type="string" office:string-value="LO.GNG" calcext:value-type="string">
            <text:p>LO.GNG</text:p>
          </table:table-cell>
          <table:table-cell office:value-type="string" calcext:value-type="string">
            <text:p><text:s/>neurons?</text:p>
          </table:table-cell>
          <table:table-cell table:formula="of:=[.B410]&amp;[.C410]&amp;[.D410]" office:value-type="string" office:string-value="What are Drosophila LO.GNG neurons?" calcext:value-type="string">
            <text:p>What are Drosophila LO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0]" office:value-type="string" office:string-value="LO.GNG" calcext:value-type="string">
            <text:p>LO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410]&amp;[.J410]&amp;[.K410]" office:value-type="string" office:string-value="Are Drosophila LO.GNG neurons excitatory or inhibitory?" calcext:value-type="string">
            <text:p>Are Drosophila LO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What are Drosophila </text:p>
          </table:table-cell>
          <table:table-cell table:formula="of:=[.A411]" office:value-type="string" office:string-value="EB" calcext:value-type="string">
            <text:p>EB</text:p>
          </table:table-cell>
          <table:table-cell office:value-type="string" calcext:value-type="string">
            <text:p><text:s/>neurons?</text:p>
          </table:table-cell>
          <table:table-cell table:formula="of:=[.B411]&amp;[.C411]&amp;[.D411]" office:value-type="string" office:string-value="What are Drosophila EB neurons?" calcext:value-type="string">
            <text:p>What are Drosophila E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1]" office:value-type="string" office:string-value="EB" calcext:value-type="string">
            <text:p>EB</text:p>
          </table:table-cell>
          <table:table-cell office:value-type="string" calcext:value-type="string">
            <text:p><text:s/>neurons excitatory or inhibitory?</text:p>
          </table:table-cell>
          <table:table-cell table:formula="of:=[.I411]&amp;[.J411]&amp;[.K411]" office:value-type="string" office:string-value="Are Drosophila EB neurons excitatory or inhibitory?" calcext:value-type="string">
            <text:p>Are Drosophila E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FB</text:p>
          </table:table-cell>
          <table:table-cell office:value-type="string" calcext:value-type="string">
            <text:p>What are Drosophila </text:p>
          </table:table-cell>
          <table:table-cell table:formula="of:=[.A412]" office:value-type="string" office:string-value="AOTU.FB" calcext:value-type="string">
            <text:p>AOTU.FB</text:p>
          </table:table-cell>
          <table:table-cell office:value-type="string" calcext:value-type="string">
            <text:p><text:s/>neurons?</text:p>
          </table:table-cell>
          <table:table-cell table:formula="of:=[.B412]&amp;[.C412]&amp;[.D412]" office:value-type="string" office:string-value="What are Drosophila AOTU.FB neurons?" calcext:value-type="string">
            <text:p>What are Drosophila AOTU.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2]" office:value-type="string" office:string-value="AOTU.FB" calcext:value-type="string">
            <text:p>AOTU.FB</text:p>
          </table:table-cell>
          <table:table-cell office:value-type="string" calcext:value-type="string">
            <text:p><text:s/>neurons excitatory or inhibitory?</text:p>
          </table:table-cell>
          <table:table-cell table:formula="of:=[.I412]&amp;[.J412]&amp;[.K412]" office:value-type="string" office:string-value="Are Drosophila AOTU.FB neurons excitatory or inhibitory?" calcext:value-type="string">
            <text:p>Are Drosophila AOTU.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WED</text:p>
          </table:table-cell>
          <table:table-cell office:value-type="string" calcext:value-type="string">
            <text:p>What are Drosophila </text:p>
          </table:table-cell>
          <table:table-cell table:formula="of:=[.A413]" office:value-type="string" office:string-value="AVLP.WED" calcext:value-type="string">
            <text:p>AVLP.WED</text:p>
          </table:table-cell>
          <table:table-cell office:value-type="string" calcext:value-type="string">
            <text:p><text:s/>neurons?</text:p>
          </table:table-cell>
          <table:table-cell table:formula="of:=[.B413]&amp;[.C413]&amp;[.D413]" office:value-type="string" office:string-value="What are Drosophila AVLP.WED neurons?" calcext:value-type="string">
            <text:p>What are Drosophila AVLP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3]" office:value-type="string" office:string-value="AVLP.WED" calcext:value-type="string">
            <text:p>AVLP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413]&amp;[.J413]&amp;[.K413]" office:value-type="string" office:string-value="Are Drosophila AVLP.WED neurons excitatory or inhibitory?" calcext:value-type="string">
            <text:p>Are Drosophila AVLP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ICL</text:p>
          </table:table-cell>
          <table:table-cell office:value-type="string" calcext:value-type="string">
            <text:p>What are Drosophila </text:p>
          </table:table-cell>
          <table:table-cell table:formula="of:=[.A414]" office:value-type="string" office:string-value="IPS.ICL" calcext:value-type="string">
            <text:p>IPS.ICL</text:p>
          </table:table-cell>
          <table:table-cell office:value-type="string" calcext:value-type="string">
            <text:p><text:s/>neurons?</text:p>
          </table:table-cell>
          <table:table-cell table:formula="of:=[.B414]&amp;[.C414]&amp;[.D414]" office:value-type="string" office:string-value="What are Drosophila IPS.ICL neurons?" calcext:value-type="string">
            <text:p>What are Drosophila IPS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4]" office:value-type="string" office:string-value="IPS.ICL" calcext:value-type="string">
            <text:p>IPS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414]&amp;[.J414]&amp;[.K414]" office:value-type="string" office:string-value="Are Drosophila IPS.ICL neurons excitatory or inhibitory?" calcext:value-type="string">
            <text:p>Are Drosophila IPS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CRE</text:p>
          </table:table-cell>
          <table:table-cell office:value-type="string" calcext:value-type="string">
            <text:p>What are Drosophila </text:p>
          </table:table-cell>
          <table:table-cell table:formula="of:=[.A415]" office:value-type="string" office:string-value="WED.CRE" calcext:value-type="string">
            <text:p>WED.CRE</text:p>
          </table:table-cell>
          <table:table-cell office:value-type="string" calcext:value-type="string">
            <text:p><text:s/>neurons?</text:p>
          </table:table-cell>
          <table:table-cell table:formula="of:=[.B415]&amp;[.C415]&amp;[.D415]" office:value-type="string" office:string-value="What are Drosophila WED.CRE neurons?" calcext:value-type="string">
            <text:p>What are Drosophila WED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5]" office:value-type="string" office:string-value="WED.CRE" calcext:value-type="string">
            <text:p>WED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415]&amp;[.J415]&amp;[.K415]" office:value-type="string" office:string-value="Are Drosophila WED.CRE neurons excitatory or inhibitory?" calcext:value-type="string">
            <text:p>Are Drosophila WED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PLP</text:p>
          </table:table-cell>
          <table:table-cell office:value-type="string" calcext:value-type="string">
            <text:p>What are Drosophila </text:p>
          </table:table-cell>
          <table:table-cell table:formula="of:=[.A416]" office:value-type="string" office:string-value="AVLP.PLP" calcext:value-type="string">
            <text:p>AVLP.PLP</text:p>
          </table:table-cell>
          <table:table-cell office:value-type="string" calcext:value-type="string">
            <text:p><text:s/>neurons?</text:p>
          </table:table-cell>
          <table:table-cell table:formula="of:=[.B416]&amp;[.C416]&amp;[.D416]" office:value-type="string" office:string-value="What are Drosophila AVLP.PLP neurons?" calcext:value-type="string">
            <text:p>What are Drosophila AVLP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6]" office:value-type="string" office:string-value="AVLP.PLP" calcext:value-type="string">
            <text:p>AVLP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416]&amp;[.J416]&amp;[.K416]" office:value-type="string" office:string-value="Are Drosophila AVLP.PLP neurons excitatory or inhibitory?" calcext:value-type="string">
            <text:p>Are Drosophila AVLP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LH</text:p>
          </table:table-cell>
          <table:table-cell office:value-type="string" calcext:value-type="string">
            <text:p>What are Drosophila </text:p>
          </table:table-cell>
          <table:table-cell table:formula="of:=[.A417]" office:value-type="string" office:string-value="PVLP.LH" calcext:value-type="string">
            <text:p>PVLP.LH</text:p>
          </table:table-cell>
          <table:table-cell office:value-type="string" calcext:value-type="string">
            <text:p><text:s/>neurons?</text:p>
          </table:table-cell>
          <table:table-cell table:formula="of:=[.B417]&amp;[.C417]&amp;[.D417]" office:value-type="string" office:string-value="What are Drosophila PVLP.LH neurons?" calcext:value-type="string">
            <text:p>What are Drosophila PVLP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7]" office:value-type="string" office:string-value="PVLP.LH" calcext:value-type="string">
            <text:p>PVLP.LH</text:p>
          </table:table-cell>
          <table:table-cell office:value-type="string" calcext:value-type="string">
            <text:p><text:s/>neurons excitatory or inhibitory?</text:p>
          </table:table-cell>
          <table:table-cell table:formula="of:=[.I417]&amp;[.J417]&amp;[.K417]" office:value-type="string" office:string-value="Are Drosophila PVLP.LH neurons excitatory or inhibitory?" calcext:value-type="string">
            <text:p>Are Drosophila PVLP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EPA</text:p>
          </table:table-cell>
          <table:table-cell office:value-type="string" calcext:value-type="string">
            <text:p>What are Drosophila </text:p>
          </table:table-cell>
          <table:table-cell table:formula="of:=[.A418]" office:value-type="string" office:string-value="LO.EPA" calcext:value-type="string">
            <text:p>LO.EPA</text:p>
          </table:table-cell>
          <table:table-cell office:value-type="string" calcext:value-type="string">
            <text:p><text:s/>neurons?</text:p>
          </table:table-cell>
          <table:table-cell table:formula="of:=[.B418]&amp;[.C418]&amp;[.D418]" office:value-type="string" office:string-value="What are Drosophila LO.EPA neurons?" calcext:value-type="string">
            <text:p>What are Drosophila LO.EP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8]" office:value-type="string" office:string-value="LO.EPA" calcext:value-type="string">
            <text:p>LO.EPA</text:p>
          </table:table-cell>
          <table:table-cell office:value-type="string" calcext:value-type="string">
            <text:p><text:s/>neurons excitatory or inhibitory?</text:p>
          </table:table-cell>
          <table:table-cell table:formula="of:=[.I418]&amp;[.J418]&amp;[.K418]" office:value-type="string" office:string-value="Are Drosophila LO.EPA neurons excitatory or inhibitory?" calcext:value-type="string">
            <text:p>Are Drosophila LO.EP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CRE</text:p>
          </table:table-cell>
          <table:table-cell office:value-type="string" calcext:value-type="string">
            <text:p>What are Drosophila </text:p>
          </table:table-cell>
          <table:table-cell table:formula="of:=[.A419]" office:value-type="string" office:string-value="LH.CRE" calcext:value-type="string">
            <text:p>LH.CRE</text:p>
          </table:table-cell>
          <table:table-cell office:value-type="string" calcext:value-type="string">
            <text:p><text:s/>neurons?</text:p>
          </table:table-cell>
          <table:table-cell table:formula="of:=[.B419]&amp;[.C419]&amp;[.D419]" office:value-type="string" office:string-value="What are Drosophila LH.CRE neurons?" calcext:value-type="string">
            <text:p>What are Drosophila LH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9]" office:value-type="string" office:string-value="LH.CRE" calcext:value-type="string">
            <text:p>LH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419]&amp;[.J419]&amp;[.K419]" office:value-type="string" office:string-value="Are Drosophila LH.CRE neurons excitatory or inhibitory?" calcext:value-type="string">
            <text:p>Are Drosophila LH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AVLP</text:p>
          </table:table-cell>
          <table:table-cell office:value-type="string" calcext:value-type="string">
            <text:p>What are Drosophila </text:p>
          </table:table-cell>
          <table:table-cell table:formula="of:=[.A420]" office:value-type="string" office:string-value="VES.AVLP" calcext:value-type="string">
            <text:p>VES.AVLP</text:p>
          </table:table-cell>
          <table:table-cell office:value-type="string" calcext:value-type="string">
            <text:p><text:s/>neurons?</text:p>
          </table:table-cell>
          <table:table-cell table:formula="of:=[.B420]&amp;[.C420]&amp;[.D420]" office:value-type="string" office:string-value="What are Drosophila VES.AVLP neurons?" calcext:value-type="string">
            <text:p>What are Drosophila VES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0]" office:value-type="string" office:string-value="VES.AVLP" calcext:value-type="string">
            <text:p>VES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420]&amp;[.J420]&amp;[.K420]" office:value-type="string" office:string-value="Are Drosophila VES.AVLP neurons excitatory or inhibitory?" calcext:value-type="string">
            <text:p>Are Drosophila VES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PLP</text:p>
          </table:table-cell>
          <table:table-cell office:value-type="string" calcext:value-type="string">
            <text:p>What are Drosophila </text:p>
          </table:table-cell>
          <table:table-cell table:formula="of:=[.A421]" office:value-type="string" office:string-value="SIP.PLP" calcext:value-type="string">
            <text:p>SIP.PLP</text:p>
          </table:table-cell>
          <table:table-cell office:value-type="string" calcext:value-type="string">
            <text:p><text:s/>neurons?</text:p>
          </table:table-cell>
          <table:table-cell table:formula="of:=[.B421]&amp;[.C421]&amp;[.D421]" office:value-type="string" office:string-value="What are Drosophila SIP.PLP neurons?" calcext:value-type="string">
            <text:p>What are Drosophila SIP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1]" office:value-type="string" office:string-value="SIP.PLP" calcext:value-type="string">
            <text:p>SIP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421]&amp;[.J421]&amp;[.K421]" office:value-type="string" office:string-value="Are Drosophila SIP.PLP neurons excitatory or inhibitory?" calcext:value-type="string">
            <text:p>Are Drosophila SIP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WED</text:p>
          </table:table-cell>
          <table:table-cell office:value-type="string" calcext:value-type="string">
            <text:p>What are Drosophila </text:p>
          </table:table-cell>
          <table:table-cell table:formula="of:=[.A422]" office:value-type="string" office:string-value="SPS.WED" calcext:value-type="string">
            <text:p>SPS.WED</text:p>
          </table:table-cell>
          <table:table-cell office:value-type="string" calcext:value-type="string">
            <text:p><text:s/>neurons?</text:p>
          </table:table-cell>
          <table:table-cell table:formula="of:=[.B422]&amp;[.C422]&amp;[.D422]" office:value-type="string" office:string-value="What are Drosophila SPS.WED neurons?" calcext:value-type="string">
            <text:p>What are Drosophila SPS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2]" office:value-type="string" office:string-value="SPS.WED" calcext:value-type="string">
            <text:p>SPS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422]&amp;[.J422]&amp;[.K422]" office:value-type="string" office:string-value="Are Drosophila SPS.WED neurons excitatory or inhibitory?" calcext:value-type="string">
            <text:p>Are Drosophila SPS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MB_CA</text:p>
          </table:table-cell>
          <table:table-cell office:value-type="string" calcext:value-type="string">
            <text:p>What are Drosophila </text:p>
          </table:table-cell>
          <table:table-cell table:formula="of:=[.A423]" office:value-type="string" office:string-value="AL.MB_CA" calcext:value-type="string">
            <text:p>AL.MB_CA</text:p>
          </table:table-cell>
          <table:table-cell office:value-type="string" calcext:value-type="string">
            <text:p><text:s/>neurons?</text:p>
          </table:table-cell>
          <table:table-cell table:formula="of:=[.B423]&amp;[.C423]&amp;[.D423]" office:value-type="string" office:string-value="What are Drosophila AL.MB_CA neurons?" calcext:value-type="string">
            <text:p>What are Drosophila AL.MB_C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3]" office:value-type="string" office:string-value="AL.MB_CA" calcext:value-type="string">
            <text:p>AL.MB_CA</text:p>
          </table:table-cell>
          <table:table-cell office:value-type="string" calcext:value-type="string">
            <text:p><text:s/>neurons excitatory or inhibitory?</text:p>
          </table:table-cell>
          <table:table-cell table:formula="of:=[.I423]&amp;[.J423]&amp;[.K423]" office:value-type="string" office:string-value="Are Drosophila AL.MB_CA neurons excitatory or inhibitory?" calcext:value-type="string">
            <text:p>Are Drosophila AL.MB_C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.PLP</text:p>
          </table:table-cell>
          <table:table-cell office:value-type="string" calcext:value-type="string">
            <text:p>What are Drosophila </text:p>
          </table:table-cell>
          <table:table-cell table:formula="of:=[.A424]" office:value-type="string" office:string-value="LOP.PLP" calcext:value-type="string">
            <text:p>LOP.PLP</text:p>
          </table:table-cell>
          <table:table-cell office:value-type="string" calcext:value-type="string">
            <text:p><text:s/>neurons?</text:p>
          </table:table-cell>
          <table:table-cell table:formula="of:=[.B424]&amp;[.C424]&amp;[.D424]" office:value-type="string" office:string-value="What are Drosophila LOP.PLP neurons?" calcext:value-type="string">
            <text:p>What are Drosophila LOP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4]" office:value-type="string" office:string-value="LOP.PLP" calcext:value-type="string">
            <text:p>LOP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424]&amp;[.J424]&amp;[.K424]" office:value-type="string" office:string-value="Are Drosophila LOP.PLP neurons excitatory or inhibitory?" calcext:value-type="string">
            <text:p>Are Drosophila LOP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SIP</text:p>
          </table:table-cell>
          <table:table-cell office:value-type="string" calcext:value-type="string">
            <text:p>What are Drosophila </text:p>
          </table:table-cell>
          <table:table-cell table:formula="of:=[.A425]" office:value-type="string" office:string-value="IPS.SIP" calcext:value-type="string">
            <text:p>IPS.SIP</text:p>
          </table:table-cell>
          <table:table-cell office:value-type="string" calcext:value-type="string">
            <text:p><text:s/>neurons?</text:p>
          </table:table-cell>
          <table:table-cell table:formula="of:=[.B425]&amp;[.C425]&amp;[.D425]" office:value-type="string" office:string-value="What are Drosophila IPS.SIP neurons?" calcext:value-type="string">
            <text:p>What are Drosophila IPS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5]" office:value-type="string" office:string-value="IPS.SIP" calcext:value-type="string">
            <text:p>IPS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425]&amp;[.J425]&amp;[.K425]" office:value-type="string" office:string-value="Are Drosophila IPS.SIP neurons excitatory or inhibitory?" calcext:value-type="string">
            <text:p>Are Drosophila IPS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LH</text:p>
          </table:table-cell>
          <table:table-cell office:value-type="string" calcext:value-type="string">
            <text:p>What are Drosophila </text:p>
          </table:table-cell>
          <table:table-cell table:formula="of:=[.A426]" office:value-type="string" office:string-value="CRE.LH" calcext:value-type="string">
            <text:p>CRE.LH</text:p>
          </table:table-cell>
          <table:table-cell office:value-type="string" calcext:value-type="string">
            <text:p><text:s/>neurons?</text:p>
          </table:table-cell>
          <table:table-cell table:formula="of:=[.B426]&amp;[.C426]&amp;[.D426]" office:value-type="string" office:string-value="What are Drosophila CRE.LH neurons?" calcext:value-type="string">
            <text:p>What are Drosophila CRE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6]" office:value-type="string" office:string-value="CRE.LH" calcext:value-type="string">
            <text:p>CRE.LH</text:p>
          </table:table-cell>
          <table:table-cell office:value-type="string" calcext:value-type="string">
            <text:p><text:s/>neurons excitatory or inhibitory?</text:p>
          </table:table-cell>
          <table:table-cell table:formula="of:=[.I426]&amp;[.J426]&amp;[.K426]" office:value-type="string" office:string-value="Are Drosophila CRE.LH neurons excitatory or inhibitory?" calcext:value-type="string">
            <text:p>Are Drosophila CRE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A.SPS</text:p>
          </table:table-cell>
          <table:table-cell office:value-type="string" calcext:value-type="string">
            <text:p>What are Drosophila </text:p>
          </table:table-cell>
          <table:table-cell table:formula="of:=[.A427]" office:value-type="string" office:string-value="EPA.SPS" calcext:value-type="string">
            <text:p>EPA.SPS</text:p>
          </table:table-cell>
          <table:table-cell office:value-type="string" calcext:value-type="string">
            <text:p><text:s/>neurons?</text:p>
          </table:table-cell>
          <table:table-cell table:formula="of:=[.B427]&amp;[.C427]&amp;[.D427]" office:value-type="string" office:string-value="What are Drosophila EPA.SPS neurons?" calcext:value-type="string">
            <text:p>What are Drosophila EPA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7]" office:value-type="string" office:string-value="EPA.SPS" calcext:value-type="string">
            <text:p>EPA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427]&amp;[.J427]&amp;[.K427]" office:value-type="string" office:string-value="Are Drosophila EPA.SPS neurons excitatory or inhibitory?" calcext:value-type="string">
            <text:p>Are Drosophila EPA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EPA</text:p>
          </table:table-cell>
          <table:table-cell office:value-type="string" calcext:value-type="string">
            <text:p>What are Drosophila </text:p>
          </table:table-cell>
          <table:table-cell table:formula="of:=[.A428]" office:value-type="string" office:string-value="AVLP.EPA" calcext:value-type="string">
            <text:p>AVLP.EPA</text:p>
          </table:table-cell>
          <table:table-cell office:value-type="string" calcext:value-type="string">
            <text:p><text:s/>neurons?</text:p>
          </table:table-cell>
          <table:table-cell table:formula="of:=[.B428]&amp;[.C428]&amp;[.D428]" office:value-type="string" office:string-value="What are Drosophila AVLP.EPA neurons?" calcext:value-type="string">
            <text:p>What are Drosophila AVLP.EP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8]" office:value-type="string" office:string-value="AVLP.EPA" calcext:value-type="string">
            <text:p>AVLP.EPA</text:p>
          </table:table-cell>
          <table:table-cell office:value-type="string" calcext:value-type="string">
            <text:p><text:s/>neurons excitatory or inhibitory?</text:p>
          </table:table-cell>
          <table:table-cell table:formula="of:=[.I428]&amp;[.J428]&amp;[.K428]" office:value-type="string" office:string-value="Are Drosophila AVLP.EPA neurons excitatory or inhibitory?" calcext:value-type="string">
            <text:p>Are Drosophila AVLP.EP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PLP</text:p>
          </table:table-cell>
          <table:table-cell office:value-type="string" calcext:value-type="string">
            <text:p>What are Drosophila </text:p>
          </table:table-cell>
          <table:table-cell table:formula="of:=[.A429]" office:value-type="string" office:string-value="AL.PLP" calcext:value-type="string">
            <text:p>AL.PLP</text:p>
          </table:table-cell>
          <table:table-cell office:value-type="string" calcext:value-type="string">
            <text:p><text:s/>neurons?</text:p>
          </table:table-cell>
          <table:table-cell table:formula="of:=[.B429]&amp;[.C429]&amp;[.D429]" office:value-type="string" office:string-value="What are Drosophila AL.PLP neurons?" calcext:value-type="string">
            <text:p>What are Drosophila AL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9]" office:value-type="string" office:string-value="AL.PLP" calcext:value-type="string">
            <text:p>AL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429]&amp;[.J429]&amp;[.K429]" office:value-type="string" office:string-value="Are Drosophila AL.PLP neurons excitatory or inhibitory?" calcext:value-type="string">
            <text:p>Are Drosophila AL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PLP</text:p>
          </table:table-cell>
          <table:table-cell office:value-type="string" calcext:value-type="string">
            <text:p>What are Drosophila </text:p>
          </table:table-cell>
          <table:table-cell table:formula="of:=[.A430]" office:value-type="string" office:string-value="LO.PLP" calcext:value-type="string">
            <text:p>LO.PLP</text:p>
          </table:table-cell>
          <table:table-cell office:value-type="string" calcext:value-type="string">
            <text:p><text:s/>neurons?</text:p>
          </table:table-cell>
          <table:table-cell table:formula="of:=[.B430]&amp;[.C430]&amp;[.D430]" office:value-type="string" office:string-value="What are Drosophila LO.PLP neurons?" calcext:value-type="string">
            <text:p>What are Drosophila LO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0]" office:value-type="string" office:string-value="LO.PLP" calcext:value-type="string">
            <text:p>LO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430]&amp;[.J430]&amp;[.K430]" office:value-type="string" office:string-value="Are Drosophila LO.PLP neurons excitatory or inhibitory?" calcext:value-type="string">
            <text:p>Are Drosophila LO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.SMP</text:p>
          </table:table-cell>
          <table:table-cell office:value-type="string" calcext:value-type="string">
            <text:p>What are Drosophila </text:p>
          </table:table-cell>
          <table:table-cell table:formula="of:=[.A431]" office:value-type="string" office:string-value="MB_CA.SMP" calcext:value-type="string">
            <text:p>MB_CA.SMP</text:p>
          </table:table-cell>
          <table:table-cell office:value-type="string" calcext:value-type="string">
            <text:p><text:s/>neurons?</text:p>
          </table:table-cell>
          <table:table-cell table:formula="of:=[.B431]&amp;[.C431]&amp;[.D431]" office:value-type="string" office:string-value="What are Drosophila MB_CA.SMP neurons?" calcext:value-type="string">
            <text:p>What are Drosophila MB_CA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1]" office:value-type="string" office:string-value="MB_CA.SMP" calcext:value-type="string">
            <text:p>MB_CA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431]&amp;[.J431]&amp;[.K431]" office:value-type="string" office:string-value="Are Drosophila MB_CA.SMP neurons excitatory or inhibitory?" calcext:value-type="string">
            <text:p>Are Drosophila MB_CA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MB_PED</text:p>
          </table:table-cell>
          <table:table-cell office:value-type="string" calcext:value-type="string">
            <text:p>What are Drosophila </text:p>
          </table:table-cell>
          <table:table-cell table:formula="of:=[.A432]" office:value-type="string" office:string-value="SLP.MB_PED" calcext:value-type="string">
            <text:p>SLP.MB_PED</text:p>
          </table:table-cell>
          <table:table-cell office:value-type="string" calcext:value-type="string">
            <text:p><text:s/>neurons?</text:p>
          </table:table-cell>
          <table:table-cell table:formula="of:=[.B432]&amp;[.C432]&amp;[.D432]" office:value-type="string" office:string-value="What are Drosophila SLP.MB_PED neurons?" calcext:value-type="string">
            <text:p>What are Drosophila SLP.MB_P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2]" office:value-type="string" office:string-value="SLP.MB_PED" calcext:value-type="string">
            <text:p>SLP.MB_PED</text:p>
          </table:table-cell>
          <table:table-cell office:value-type="string" calcext:value-type="string">
            <text:p><text:s/>neurons excitatory or inhibitory?</text:p>
          </table:table-cell>
          <table:table-cell table:formula="of:=[.I432]&amp;[.J432]&amp;[.K432]" office:value-type="string" office:string-value="Are Drosophila SLP.MB_PED neurons excitatory or inhibitory?" calcext:value-type="string">
            <text:p>Are Drosophila SLP.MB_P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LH</text:p>
          </table:table-cell>
          <table:table-cell office:value-type="string" calcext:value-type="string">
            <text:p>What are Drosophila </text:p>
          </table:table-cell>
          <table:table-cell table:formula="of:=[.A433]" office:value-type="string" office:string-value="LO.LH" calcext:value-type="string">
            <text:p>LO.LH</text:p>
          </table:table-cell>
          <table:table-cell office:value-type="string" calcext:value-type="string">
            <text:p><text:s/>neurons?</text:p>
          </table:table-cell>
          <table:table-cell table:formula="of:=[.B433]&amp;[.C433]&amp;[.D433]" office:value-type="string" office:string-value="What are Drosophila LO.LH neurons?" calcext:value-type="string">
            <text:p>What are Drosophila LO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3]" office:value-type="string" office:string-value="LO.LH" calcext:value-type="string">
            <text:p>LO.LH</text:p>
          </table:table-cell>
          <table:table-cell office:value-type="string" calcext:value-type="string">
            <text:p><text:s/>neurons excitatory or inhibitory?</text:p>
          </table:table-cell>
          <table:table-cell table:formula="of:=[.I433]&amp;[.J433]&amp;[.K433]" office:value-type="string" office:string-value="Are Drosophila LO.LH neurons excitatory or inhibitory?" calcext:value-type="string">
            <text:p>Are Drosophila LO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AL</text:p>
          </table:table-cell>
          <table:table-cell office:value-type="string" calcext:value-type="string">
            <text:p>What are Drosophila </text:p>
          </table:table-cell>
          <table:table-cell table:formula="of:=[.A434]" office:value-type="string" office:string-value="SAD.AL" calcext:value-type="string">
            <text:p>SAD.AL</text:p>
          </table:table-cell>
          <table:table-cell office:value-type="string" calcext:value-type="string">
            <text:p><text:s/>neurons?</text:p>
          </table:table-cell>
          <table:table-cell table:formula="of:=[.B434]&amp;[.C434]&amp;[.D434]" office:value-type="string" office:string-value="What are Drosophila SAD.AL neurons?" calcext:value-type="string">
            <text:p>What are Drosophila SAD.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4]" office:value-type="string" office:string-value="SAD.AL" calcext:value-type="string">
            <text:p>SAD.AL</text:p>
          </table:table-cell>
          <table:table-cell office:value-type="string" calcext:value-type="string">
            <text:p><text:s/>neurons excitatory or inhibitory?</text:p>
          </table:table-cell>
          <table:table-cell table:formula="of:=[.I434]&amp;[.J434]&amp;[.K434]" office:value-type="string" office:string-value="Are Drosophila SAD.AL neurons excitatory or inhibitory?" calcext:value-type="string">
            <text:p>Are Drosophila SAD.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GNG</text:p>
          </table:table-cell>
          <table:table-cell office:value-type="string" calcext:value-type="string">
            <text:p>What are Drosophila </text:p>
          </table:table-cell>
          <table:table-cell table:formula="of:=[.A435]" office:value-type="string" office:string-value="SAD.GNG" calcext:value-type="string">
            <text:p>SAD.GNG</text:p>
          </table:table-cell>
          <table:table-cell office:value-type="string" calcext:value-type="string">
            <text:p><text:s/>neurons?</text:p>
          </table:table-cell>
          <table:table-cell table:formula="of:=[.B435]&amp;[.C435]&amp;[.D435]" office:value-type="string" office:string-value="What are Drosophila SAD.GNG neurons?" calcext:value-type="string">
            <text:p>What are Drosophila SAD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5]" office:value-type="string" office:string-value="SAD.GNG" calcext:value-type="string">
            <text:p>SAD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435]&amp;[.J435]&amp;[.K435]" office:value-type="string" office:string-value="Are Drosophila SAD.GNG neurons excitatory or inhibitory?" calcext:value-type="string">
            <text:p>Are Drosophila SAD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</text:p>
          </table:table-cell>
          <table:table-cell office:value-type="string" calcext:value-type="string">
            <text:p>What are Drosophila </text:p>
          </table:table-cell>
          <table:table-cell table:formula="of:=[.A436]" office:value-type="string" office:string-value="GOR" calcext:value-type="string">
            <text:p>GOR</text:p>
          </table:table-cell>
          <table:table-cell office:value-type="string" calcext:value-type="string">
            <text:p><text:s/>neurons?</text:p>
          </table:table-cell>
          <table:table-cell table:formula="of:=[.B436]&amp;[.C436]&amp;[.D436]" office:value-type="string" office:string-value="What are Drosophila GOR neurons?" calcext:value-type="string">
            <text:p>What are Drosophila 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6]" office:value-type="string" office:string-value="GOR" calcext:value-type="string">
            <text:p>GOR</text:p>
          </table:table-cell>
          <table:table-cell office:value-type="string" calcext:value-type="string">
            <text:p><text:s/>neurons excitatory or inhibitory?</text:p>
          </table:table-cell>
          <table:table-cell table:formula="of:=[.I436]&amp;[.J436]&amp;[.K436]" office:value-type="string" office:string-value="Are Drosophila GOR neurons excitatory or inhibitory?" calcext:value-type="string">
            <text:p>Are Drosophila 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PVLP</text:p>
          </table:table-cell>
          <table:table-cell office:value-type="string" calcext:value-type="string">
            <text:p>What are Drosophila </text:p>
          </table:table-cell>
          <table:table-cell table:formula="of:=[.A437]" office:value-type="string" office:string-value="ME.PVLP" calcext:value-type="string">
            <text:p>ME.PVLP</text:p>
          </table:table-cell>
          <table:table-cell office:value-type="string" calcext:value-type="string">
            <text:p><text:s/>neurons?</text:p>
          </table:table-cell>
          <table:table-cell table:formula="of:=[.B437]&amp;[.C437]&amp;[.D437]" office:value-type="string" office:string-value="What are Drosophila ME.PVLP neurons?" calcext:value-type="string">
            <text:p>What are Drosophila ME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7]" office:value-type="string" office:string-value="ME.PVLP" calcext:value-type="string">
            <text:p>ME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437]&amp;[.J437]&amp;[.K437]" office:value-type="string" office:string-value="Are Drosophila ME.PVLP neurons excitatory or inhibitory?" calcext:value-type="string">
            <text:p>Are Drosophila ME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C.IPS</text:p>
          </table:table-cell>
          <table:table-cell office:value-type="string" calcext:value-type="string">
            <text:p>What are Drosophila </text:p>
          </table:table-cell>
          <table:table-cell table:formula="of:=[.A438]" office:value-type="string" office:string-value="AMMC.IPS" calcext:value-type="string">
            <text:p>AMMC.IPS</text:p>
          </table:table-cell>
          <table:table-cell office:value-type="string" calcext:value-type="string">
            <text:p><text:s/>neurons?</text:p>
          </table:table-cell>
          <table:table-cell table:formula="of:=[.B438]&amp;[.C438]&amp;[.D438]" office:value-type="string" office:string-value="What are Drosophila AMMC.IPS neurons?" calcext:value-type="string">
            <text:p>What are Drosophila AMMC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8]" office:value-type="string" office:string-value="AMMC.IPS" calcext:value-type="string">
            <text:p>AMMC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438]&amp;[.J438]&amp;[.K438]" office:value-type="string" office:string-value="Are Drosophila AMMC.IPS neurons excitatory or inhibitory?" calcext:value-type="string">
            <text:p>Are Drosophila AMMC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A.PVLP</text:p>
          </table:table-cell>
          <table:table-cell office:value-type="string" calcext:value-type="string">
            <text:p>What are Drosophila </text:p>
          </table:table-cell>
          <table:table-cell table:formula="of:=[.A439]" office:value-type="string" office:string-value="EPA.PVLP" calcext:value-type="string">
            <text:p>EPA.PVLP</text:p>
          </table:table-cell>
          <table:table-cell office:value-type="string" calcext:value-type="string">
            <text:p><text:s/>neurons?</text:p>
          </table:table-cell>
          <table:table-cell table:formula="of:=[.B439]&amp;[.C439]&amp;[.D439]" office:value-type="string" office:string-value="What are Drosophila EPA.PVLP neurons?" calcext:value-type="string">
            <text:p>What are Drosophila EPA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9]" office:value-type="string" office:string-value="EPA.PVLP" calcext:value-type="string">
            <text:p>EPA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439]&amp;[.J439]&amp;[.K439]" office:value-type="string" office:string-value="Are Drosophila EPA.PVLP neurons excitatory or inhibitory?" calcext:value-type="string">
            <text:p>Are Drosophila EPA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.GNG</text:p>
          </table:table-cell>
          <table:table-cell office:value-type="string" calcext:value-type="string">
            <text:p>What are Drosophila </text:p>
          </table:table-cell>
          <table:table-cell table:formula="of:=[.A440]" office:value-type="string" office:string-value="CAN.GNG" calcext:value-type="string">
            <text:p>CAN.GNG</text:p>
          </table:table-cell>
          <table:table-cell office:value-type="string" calcext:value-type="string">
            <text:p><text:s/>neurons?</text:p>
          </table:table-cell>
          <table:table-cell table:formula="of:=[.B440]&amp;[.C440]&amp;[.D440]" office:value-type="string" office:string-value="What are Drosophila CAN.GNG neurons?" calcext:value-type="string">
            <text:p>What are Drosophila CAN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0]" office:value-type="string" office:string-value="CAN.GNG" calcext:value-type="string">
            <text:p>CAN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440]&amp;[.J440]&amp;[.K440]" office:value-type="string" office:string-value="Are Drosophila CAN.GNG neurons excitatory or inhibitory?" calcext:value-type="string">
            <text:p>Are Drosophila CAN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IPS</text:p>
          </table:table-cell>
          <table:table-cell office:value-type="string" calcext:value-type="string">
            <text:p>What are Drosophila </text:p>
          </table:table-cell>
          <table:table-cell table:formula="of:=[.A441]" office:value-type="string" office:string-value="AOTU.IPS" calcext:value-type="string">
            <text:p>AOTU.IPS</text:p>
          </table:table-cell>
          <table:table-cell office:value-type="string" calcext:value-type="string">
            <text:p><text:s/>neurons?</text:p>
          </table:table-cell>
          <table:table-cell table:formula="of:=[.B441]&amp;[.C441]&amp;[.D441]" office:value-type="string" office:string-value="What are Drosophila AOTU.IPS neurons?" calcext:value-type="string">
            <text:p>What are Drosophila AOTU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1]" office:value-type="string" office:string-value="AOTU.IPS" calcext:value-type="string">
            <text:p>AOTU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441]&amp;[.J441]&amp;[.K441]" office:value-type="string" office:string-value="Are Drosophila AOTU.IPS neurons excitatory or inhibitory?" calcext:value-type="string">
            <text:p>Are Drosophila AOTU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What are Drosophila </text:p>
          </table:table-cell>
          <table:table-cell table:formula="of:=[.A442]" office:value-type="string" office:string-value="NO" calcext:value-type="string">
            <text:p>NO</text:p>
          </table:table-cell>
          <table:table-cell office:value-type="string" calcext:value-type="string">
            <text:p><text:s/>neurons?</text:p>
          </table:table-cell>
          <table:table-cell table:formula="of:=[.B442]&amp;[.C442]&amp;[.D442]" office:value-type="string" office:string-value="What are Drosophila NO neurons?" calcext:value-type="string">
            <text:p>What are Drosophila N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2]" office:value-type="string" office:string-value="NO" calcext:value-type="string">
            <text:p>NO</text:p>
          </table:table-cell>
          <table:table-cell office:value-type="string" calcext:value-type="string">
            <text:p><text:s/>neurons excitatory or inhibitory?</text:p>
          </table:table-cell>
          <table:table-cell table:formula="of:=[.I442]&amp;[.J442]&amp;[.K442]" office:value-type="string" office:string-value="Are Drosophila NO neurons excitatory or inhibitory?" calcext:value-type="string">
            <text:p>Are Drosophila N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PVLP</text:p>
          </table:table-cell>
          <table:table-cell office:value-type="string" calcext:value-type="string">
            <text:p>What are Drosophila </text:p>
          </table:table-cell>
          <table:table-cell table:formula="of:=[.A443]" office:value-type="string" office:string-value="AL.PVLP" calcext:value-type="string">
            <text:p>AL.PVLP</text:p>
          </table:table-cell>
          <table:table-cell office:value-type="string" calcext:value-type="string">
            <text:p><text:s/>neurons?</text:p>
          </table:table-cell>
          <table:table-cell table:formula="of:=[.B443]&amp;[.C443]&amp;[.D443]" office:value-type="string" office:string-value="What are Drosophila AL.PVLP neurons?" calcext:value-type="string">
            <text:p>What are Drosophila AL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3]" office:value-type="string" office:string-value="AL.PVLP" calcext:value-type="string">
            <text:p>AL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443]&amp;[.J443]&amp;[.K443]" office:value-type="string" office:string-value="Are Drosophila AL.PVLP neurons excitatory or inhibitory?" calcext:value-type="string">
            <text:p>Are Drosophila AL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IPS</text:p>
          </table:table-cell>
          <table:table-cell office:value-type="string" calcext:value-type="string">
            <text:p>What are Drosophila </text:p>
          </table:table-cell>
          <table:table-cell table:formula="of:=[.A444]" office:value-type="string" office:string-value="WED.IPS" calcext:value-type="string">
            <text:p>WED.IPS</text:p>
          </table:table-cell>
          <table:table-cell office:value-type="string" calcext:value-type="string">
            <text:p><text:s/>neurons?</text:p>
          </table:table-cell>
          <table:table-cell table:formula="of:=[.B444]&amp;[.C444]&amp;[.D444]" office:value-type="string" office:string-value="What are Drosophila WED.IPS neurons?" calcext:value-type="string">
            <text:p>What are Drosophila WED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4]" office:value-type="string" office:string-value="WED.IPS" calcext:value-type="string">
            <text:p>WED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444]&amp;[.J444]&amp;[.K444]" office:value-type="string" office:string-value="Are Drosophila WED.IPS neurons excitatory or inhibitory?" calcext:value-type="string">
            <text:p>Are Drosophila WED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W.GNG</text:p>
          </table:table-cell>
          <table:table-cell office:value-type="string" calcext:value-type="string">
            <text:p>What are Drosophila </text:p>
          </table:table-cell>
          <table:table-cell table:formula="of:=[.A445]" office:value-type="string" office:string-value="PRW.GNG" calcext:value-type="string">
            <text:p>PRW.GNG</text:p>
          </table:table-cell>
          <table:table-cell office:value-type="string" calcext:value-type="string">
            <text:p><text:s/>neurons?</text:p>
          </table:table-cell>
          <table:table-cell table:formula="of:=[.B445]&amp;[.C445]&amp;[.D445]" office:value-type="string" office:string-value="What are Drosophila PRW.GNG neurons?" calcext:value-type="string">
            <text:p>What are Drosophila PRW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5]" office:value-type="string" office:string-value="PRW.GNG" calcext:value-type="string">
            <text:p>PRW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445]&amp;[.J445]&amp;[.K445]" office:value-type="string" office:string-value="Are Drosophila PRW.GNG neurons excitatory or inhibitory?" calcext:value-type="string">
            <text:p>Are Drosophila PRW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LAL</text:p>
          </table:table-cell>
          <table:table-cell office:value-type="string" calcext:value-type="string">
            <text:p>What are Drosophila </text:p>
          </table:table-cell>
          <table:table-cell table:formula="of:=[.A446]" office:value-type="string" office:string-value="LO.LAL" calcext:value-type="string">
            <text:p>LO.LAL</text:p>
          </table:table-cell>
          <table:table-cell office:value-type="string" calcext:value-type="string">
            <text:p><text:s/>neurons?</text:p>
          </table:table-cell>
          <table:table-cell table:formula="of:=[.B446]&amp;[.C446]&amp;[.D446]" office:value-type="string" office:string-value="What are Drosophila LO.LAL neurons?" calcext:value-type="string">
            <text:p>What are Drosophila LO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6]" office:value-type="string" office:string-value="LO.LAL" calcext:value-type="string">
            <text:p>LO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446]&amp;[.J446]&amp;[.K446]" office:value-type="string" office:string-value="Are Drosophila LO.LAL neurons excitatory or inhibitory?" calcext:value-type="string">
            <text:p>Are Drosophila LO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.OCG</text:p>
          </table:table-cell>
          <table:table-cell office:value-type="string" calcext:value-type="string">
            <text:p>What are Drosophila </text:p>
          </table:table-cell>
          <table:table-cell table:formula="of:=[.A447]" office:value-type="string" office:string-value="PB.OCG" calcext:value-type="string">
            <text:p>PB.OCG</text:p>
          </table:table-cell>
          <table:table-cell office:value-type="string" calcext:value-type="string">
            <text:p><text:s/>neurons?</text:p>
          </table:table-cell>
          <table:table-cell table:formula="of:=[.B447]&amp;[.C447]&amp;[.D447]" office:value-type="string" office:string-value="What are Drosophila PB.OCG neurons?" calcext:value-type="string">
            <text:p>What are Drosophila PB.OC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7]" office:value-type="string" office:string-value="PB.OCG" calcext:value-type="string">
            <text:p>PB.OCG</text:p>
          </table:table-cell>
          <table:table-cell office:value-type="string" calcext:value-type="string">
            <text:p><text:s/>neurons excitatory or inhibitory?</text:p>
          </table:table-cell>
          <table:table-cell table:formula="of:=[.I447]&amp;[.J447]&amp;[.K447]" office:value-type="string" office:string-value="Are Drosophila PB.OCG neurons excitatory or inhibitory?" calcext:value-type="string">
            <text:p>Are Drosophila PB.OC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ATL</text:p>
          </table:table-cell>
          <table:table-cell office:value-type="string" calcext:value-type="string">
            <text:p>What are Drosophila </text:p>
          </table:table-cell>
          <table:table-cell table:formula="of:=[.A448]" office:value-type="string" office:string-value="SMP.ATL" calcext:value-type="string">
            <text:p>SMP.ATL</text:p>
          </table:table-cell>
          <table:table-cell office:value-type="string" calcext:value-type="string">
            <text:p><text:s/>neurons?</text:p>
          </table:table-cell>
          <table:table-cell table:formula="of:=[.B448]&amp;[.C448]&amp;[.D448]" office:value-type="string" office:string-value="What are Drosophila SMP.ATL neurons?" calcext:value-type="string">
            <text:p>What are Drosophila SMP.AT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8]" office:value-type="string" office:string-value="SMP.ATL" calcext:value-type="string">
            <text:p>SMP.ATL</text:p>
          </table:table-cell>
          <table:table-cell office:value-type="string" calcext:value-type="string">
            <text:p><text:s/>neurons excitatory or inhibitory?</text:p>
          </table:table-cell>
          <table:table-cell table:formula="of:=[.I448]&amp;[.J448]&amp;[.K448]" office:value-type="string" office:string-value="Are Drosophila SMP.ATL neurons excitatory or inhibitory?" calcext:value-type="string">
            <text:p>Are Drosophila SMP.AT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SGD.LO</text:p>
          </table:table-cell>
          <table:table-cell office:value-type="string" calcext:value-type="string">
            <text:p>What are Drosophila </text:p>
          </table:table-cell>
          <table:table-cell table:formula="of:=[.A449]" office:value-type="string" office:string-value="UNASGD.LO" calcext:value-type="string">
            <text:p>UNASGD.LO</text:p>
          </table:table-cell>
          <table:table-cell office:value-type="string" calcext:value-type="string">
            <text:p><text:s/>neurons?</text:p>
          </table:table-cell>
          <table:table-cell table:formula="of:=[.B449]&amp;[.C449]&amp;[.D449]" office:value-type="string" office:string-value="What are Drosophila UNASGD.LO neurons?" calcext:value-type="string">
            <text:p>What are Drosophila UNASGD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9]" office:value-type="string" office:string-value="UNASGD.LO" calcext:value-type="string">
            <text:p>UNASGD.LO</text:p>
          </table:table-cell>
          <table:table-cell office:value-type="string" calcext:value-type="string">
            <text:p><text:s/>neurons excitatory or inhibitory?</text:p>
          </table:table-cell>
          <table:table-cell table:formula="of:=[.I449]&amp;[.J449]&amp;[.K449]" office:value-type="string" office:string-value="Are Drosophila UNASGD.LO neurons excitatory or inhibitory?" calcext:value-type="string">
            <text:p>Are Drosophila UNASGD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LAL</text:p>
          </table:table-cell>
          <table:table-cell office:value-type="string" calcext:value-type="string">
            <text:p>What are Drosophila </text:p>
          </table:table-cell>
          <table:table-cell table:formula="of:=[.A450]" office:value-type="string" office:string-value="IB.LAL" calcext:value-type="string">
            <text:p>IB.LAL</text:p>
          </table:table-cell>
          <table:table-cell office:value-type="string" calcext:value-type="string">
            <text:p><text:s/>neurons?</text:p>
          </table:table-cell>
          <table:table-cell table:formula="of:=[.B450]&amp;[.C450]&amp;[.D450]" office:value-type="string" office:string-value="What are Drosophila IB.LAL neurons?" calcext:value-type="string">
            <text:p>What are Drosophila IB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0]" office:value-type="string" office:string-value="IB.LAL" calcext:value-type="string">
            <text:p>IB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450]&amp;[.J450]&amp;[.K450]" office:value-type="string" office:string-value="Are Drosophila IB.LAL neurons excitatory or inhibitory?" calcext:value-type="string">
            <text:p>Are Drosophila IB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SMP</text:p>
          </table:table-cell>
          <table:table-cell office:value-type="string" calcext:value-type="string">
            <text:p>What are Drosophila </text:p>
          </table:table-cell>
          <table:table-cell table:formula="of:=[.A451]" office:value-type="string" office:string-value="GNG.SMP" calcext:value-type="string">
            <text:p>GNG.SMP</text:p>
          </table:table-cell>
          <table:table-cell office:value-type="string" calcext:value-type="string">
            <text:p><text:s/>neurons?</text:p>
          </table:table-cell>
          <table:table-cell table:formula="of:=[.B451]&amp;[.C451]&amp;[.D451]" office:value-type="string" office:string-value="What are Drosophila GNG.SMP neurons?" calcext:value-type="string">
            <text:p>What are Drosophila GNG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1]" office:value-type="string" office:string-value="GNG.SMP" calcext:value-type="string">
            <text:p>GNG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451]&amp;[.J451]&amp;[.K451]" office:value-type="string" office:string-value="Are Drosophila GNG.SMP neurons excitatory or inhibitory?" calcext:value-type="string">
            <text:p>Are Drosophila GNG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ME</text:p>
          </table:table-cell>
          <table:table-cell office:value-type="string" calcext:value-type="string">
            <text:p>What are Drosophila </text:p>
          </table:table-cell>
          <table:table-cell table:formula="of:=[.A452]" office:value-type="string" office:string-value="LO.ME" calcext:value-type="string">
            <text:p>LO.ME</text:p>
          </table:table-cell>
          <table:table-cell office:value-type="string" calcext:value-type="string">
            <text:p><text:s/>neurons?</text:p>
          </table:table-cell>
          <table:table-cell table:formula="of:=[.B452]&amp;[.C452]&amp;[.D452]" office:value-type="string" office:string-value="What are Drosophila LO.ME neurons?" calcext:value-type="string">
            <text:p>What are Drosophila LO.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2]" office:value-type="string" office:string-value="LO.ME" calcext:value-type="string">
            <text:p>LO.ME</text:p>
          </table:table-cell>
          <table:table-cell office:value-type="string" calcext:value-type="string">
            <text:p><text:s/>neurons excitatory or inhibitory?</text:p>
          </table:table-cell>
          <table:table-cell table:formula="of:=[.I452]&amp;[.J452]&amp;[.K452]" office:value-type="string" office:string-value="Are Drosophila LO.ME neurons excitatory or inhibitory?" calcext:value-type="string">
            <text:p>Are Drosophila LO.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.ME</text:p>
          </table:table-cell>
          <table:table-cell office:value-type="string" calcext:value-type="string">
            <text:p>What are Drosophila </text:p>
          </table:table-cell>
          <table:table-cell table:formula="of:=[.A453]" office:value-type="string" office:string-value="LA.ME" calcext:value-type="string">
            <text:p>LA.ME</text:p>
          </table:table-cell>
          <table:table-cell office:value-type="string" calcext:value-type="string">
            <text:p><text:s/>neurons?</text:p>
          </table:table-cell>
          <table:table-cell table:formula="of:=[.B453]&amp;[.C453]&amp;[.D453]" office:value-type="string" office:string-value="What are Drosophila LA.ME neurons?" calcext:value-type="string">
            <text:p>What are Drosophila LA.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3]" office:value-type="string" office:string-value="LA.ME" calcext:value-type="string">
            <text:p>LA.ME</text:p>
          </table:table-cell>
          <table:table-cell office:value-type="string" calcext:value-type="string">
            <text:p><text:s/>neurons excitatory or inhibitory?</text:p>
          </table:table-cell>
          <table:table-cell table:formula="of:=[.I453]&amp;[.J453]&amp;[.K453]" office:value-type="string" office:string-value="Are Drosophila LA.ME neurons excitatory or inhibitory?" calcext:value-type="string">
            <text:p>Are Drosophila LA.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GNG</text:p>
          </table:table-cell>
          <table:table-cell office:value-type="string" calcext:value-type="string">
            <text:p>What are Drosophila </text:p>
          </table:table-cell>
          <table:table-cell table:formula="of:=[.A454]" office:value-type="string" office:string-value="LH.GNG" calcext:value-type="string">
            <text:p>LH.GNG</text:p>
          </table:table-cell>
          <table:table-cell office:value-type="string" calcext:value-type="string">
            <text:p><text:s/>neurons?</text:p>
          </table:table-cell>
          <table:table-cell table:formula="of:=[.B454]&amp;[.C454]&amp;[.D454]" office:value-type="string" office:string-value="What are Drosophila LH.GNG neurons?" calcext:value-type="string">
            <text:p>What are Drosophila LH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4]" office:value-type="string" office:string-value="LH.GNG" calcext:value-type="string">
            <text:p>LH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454]&amp;[.J454]&amp;[.K454]" office:value-type="string" office:string-value="Are Drosophila LH.GNG neurons excitatory or inhibitory?" calcext:value-type="string">
            <text:p>Are Drosophila LH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.VES</text:p>
          </table:table-cell>
          <table:table-cell office:value-type="string" calcext:value-type="string">
            <text:p>What are Drosophila </text:p>
          </table:table-cell>
          <table:table-cell table:formula="of:=[.A455]" office:value-type="string" office:string-value="FLA.VES" calcext:value-type="string">
            <text:p>FLA.VES</text:p>
          </table:table-cell>
          <table:table-cell office:value-type="string" calcext:value-type="string">
            <text:p><text:s/>neurons?</text:p>
          </table:table-cell>
          <table:table-cell table:formula="of:=[.B455]&amp;[.C455]&amp;[.D455]" office:value-type="string" office:string-value="What are Drosophila FLA.VES neurons?" calcext:value-type="string">
            <text:p>What are Drosophila FLA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5]" office:value-type="string" office:string-value="FLA.VES" calcext:value-type="string">
            <text:p>FLA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455]&amp;[.J455]&amp;[.K455]" office:value-type="string" office:string-value="Are Drosophila FLA.VES neurons excitatory or inhibitory?" calcext:value-type="string">
            <text:p>Are Drosophila FLA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IPS</text:p>
          </table:table-cell>
          <table:table-cell office:value-type="string" calcext:value-type="string">
            <text:p>What are Drosophila </text:p>
          </table:table-cell>
          <table:table-cell table:formula="of:=[.A456]" office:value-type="string" office:string-value="NO.IPS" calcext:value-type="string">
            <text:p>NO.IPS</text:p>
          </table:table-cell>
          <table:table-cell office:value-type="string" calcext:value-type="string">
            <text:p><text:s/>neurons?</text:p>
          </table:table-cell>
          <table:table-cell table:formula="of:=[.B456]&amp;[.C456]&amp;[.D456]" office:value-type="string" office:string-value="What are Drosophila NO.IPS neurons?" calcext:value-type="string">
            <text:p>What are Drosophila NO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6]" office:value-type="string" office:string-value="NO.IPS" calcext:value-type="string">
            <text:p>NO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456]&amp;[.J456]&amp;[.K456]" office:value-type="string" office:string-value="Are Drosophila NO.IPS neurons excitatory or inhibitory?" calcext:value-type="string">
            <text:p>Are Drosophila NO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SCL</text:p>
          </table:table-cell>
          <table:table-cell office:value-type="string" calcext:value-type="string">
            <text:p>What are Drosophila </text:p>
          </table:table-cell>
          <table:table-cell table:formula="of:=[.A457]" office:value-type="string" office:string-value="SLP.SCL" calcext:value-type="string">
            <text:p>SLP.SCL</text:p>
          </table:table-cell>
          <table:table-cell office:value-type="string" calcext:value-type="string">
            <text:p><text:s/>neurons?</text:p>
          </table:table-cell>
          <table:table-cell table:formula="of:=[.B457]&amp;[.C457]&amp;[.D457]" office:value-type="string" office:string-value="What are Drosophila SLP.SCL neurons?" calcext:value-type="string">
            <text:p>What are Drosophila SLP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7]" office:value-type="string" office:string-value="SLP.SCL" calcext:value-type="string">
            <text:p>SLP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457]&amp;[.J457]&amp;[.K457]" office:value-type="string" office:string-value="Are Drosophila SLP.SCL neurons excitatory or inhibitory?" calcext:value-type="string">
            <text:p>Are Drosophila SLP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SAD</text:p>
          </table:table-cell>
          <table:table-cell office:value-type="string" calcext:value-type="string">
            <text:p>What are Drosophila </text:p>
          </table:table-cell>
          <table:table-cell table:formula="of:=[.A458]" office:value-type="string" office:string-value="PLP.SAD" calcext:value-type="string">
            <text:p>PLP.SAD</text:p>
          </table:table-cell>
          <table:table-cell office:value-type="string" calcext:value-type="string">
            <text:p><text:s/>neurons?</text:p>
          </table:table-cell>
          <table:table-cell table:formula="of:=[.B458]&amp;[.C458]&amp;[.D458]" office:value-type="string" office:string-value="What are Drosophila PLP.SAD neurons?" calcext:value-type="string">
            <text:p>What are Drosophila PLP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8]" office:value-type="string" office:string-value="PLP.SAD" calcext:value-type="string">
            <text:p>PLP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458]&amp;[.J458]&amp;[.K458]" office:value-type="string" office:string-value="Are Drosophila PLP.SAD neurons excitatory or inhibitory?" calcext:value-type="string">
            <text:p>Are Drosophila PLP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IPS</text:p>
          </table:table-cell>
          <table:table-cell office:value-type="string" calcext:value-type="string">
            <text:p>What are Drosophila </text:p>
          </table:table-cell>
          <table:table-cell table:formula="of:=[.A459]" office:value-type="string" office:string-value="AL.IPS" calcext:value-type="string">
            <text:p>AL.IPS</text:p>
          </table:table-cell>
          <table:table-cell office:value-type="string" calcext:value-type="string">
            <text:p><text:s/>neurons?</text:p>
          </table:table-cell>
          <table:table-cell table:formula="of:=[.B459]&amp;[.C459]&amp;[.D459]" office:value-type="string" office:string-value="What are Drosophila AL.IPS neurons?" calcext:value-type="string">
            <text:p>What are Drosophila AL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9]" office:value-type="string" office:string-value="AL.IPS" calcext:value-type="string">
            <text:p>AL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459]&amp;[.J459]&amp;[.K459]" office:value-type="string" office:string-value="Are Drosophila AL.IPS neurons excitatory or inhibitory?" calcext:value-type="string">
            <text:p>Are Drosophila AL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LAL</text:p>
          </table:table-cell>
          <table:table-cell office:value-type="string" calcext:value-type="string">
            <text:p>What are Drosophila </text:p>
          </table:table-cell>
          <table:table-cell table:formula="of:=[.A460]" office:value-type="string" office:string-value="AVLP.LAL" calcext:value-type="string">
            <text:p>AVLP.LAL</text:p>
          </table:table-cell>
          <table:table-cell office:value-type="string" calcext:value-type="string">
            <text:p><text:s/>neurons?</text:p>
          </table:table-cell>
          <table:table-cell table:formula="of:=[.B460]&amp;[.C460]&amp;[.D460]" office:value-type="string" office:string-value="What are Drosophila AVLP.LAL neurons?" calcext:value-type="string">
            <text:p>What are Drosophila AVLP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0]" office:value-type="string" office:string-value="AVLP.LAL" calcext:value-type="string">
            <text:p>AVLP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460]&amp;[.J460]&amp;[.K460]" office:value-type="string" office:string-value="Are Drosophila AVLP.LAL neurons excitatory or inhibitory?" calcext:value-type="string">
            <text:p>Are Drosophila AVLP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SIP</text:p>
          </table:table-cell>
          <table:table-cell office:value-type="string" calcext:value-type="string">
            <text:p>What are Drosophila </text:p>
          </table:table-cell>
          <table:table-cell table:formula="of:=[.A461]" office:value-type="string" office:string-value="IB.SIP" calcext:value-type="string">
            <text:p>IB.SIP</text:p>
          </table:table-cell>
          <table:table-cell office:value-type="string" calcext:value-type="string">
            <text:p><text:s/>neurons?</text:p>
          </table:table-cell>
          <table:table-cell table:formula="of:=[.B461]&amp;[.C461]&amp;[.D461]" office:value-type="string" office:string-value="What are Drosophila IB.SIP neurons?" calcext:value-type="string">
            <text:p>What are Drosophila IB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1]" office:value-type="string" office:string-value="IB.SIP" calcext:value-type="string">
            <text:p>IB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461]&amp;[.J461]&amp;[.K461]" office:value-type="string" office:string-value="Are Drosophila IB.SIP neurons excitatory or inhibitory?" calcext:value-type="string">
            <text:p>Are Drosophila IB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CRE</text:p>
          </table:table-cell>
          <table:table-cell office:value-type="string" calcext:value-type="string">
            <text:p>What are Drosophila </text:p>
          </table:table-cell>
          <table:table-cell table:formula="of:=[.A462]" office:value-type="string" office:string-value="IPS.CRE" calcext:value-type="string">
            <text:p>IPS.CRE</text:p>
          </table:table-cell>
          <table:table-cell office:value-type="string" calcext:value-type="string">
            <text:p><text:s/>neurons?</text:p>
          </table:table-cell>
          <table:table-cell table:formula="of:=[.B462]&amp;[.C462]&amp;[.D462]" office:value-type="string" office:string-value="What are Drosophila IPS.CRE neurons?" calcext:value-type="string">
            <text:p>What are Drosophila IPS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2]" office:value-type="string" office:string-value="IPS.CRE" calcext:value-type="string">
            <text:p>IPS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462]&amp;[.J462]&amp;[.K462]" office:value-type="string" office:string-value="Are Drosophila IPS.CRE neurons excitatory or inhibitory?" calcext:value-type="string">
            <text:p>Are Drosophila IPS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WED</text:p>
          </table:table-cell>
          <table:table-cell office:value-type="string" calcext:value-type="string">
            <text:p>What are Drosophila </text:p>
          </table:table-cell>
          <table:table-cell table:formula="of:=[.A463]" office:value-type="string" office:string-value="LO.WED" calcext:value-type="string">
            <text:p>LO.WED</text:p>
          </table:table-cell>
          <table:table-cell office:value-type="string" calcext:value-type="string">
            <text:p><text:s/>neurons?</text:p>
          </table:table-cell>
          <table:table-cell table:formula="of:=[.B463]&amp;[.C463]&amp;[.D463]" office:value-type="string" office:string-value="What are Drosophila LO.WED neurons?" calcext:value-type="string">
            <text:p>What are Drosophila LO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3]" office:value-type="string" office:string-value="LO.WED" calcext:value-type="string">
            <text:p>LO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463]&amp;[.J463]&amp;[.K463]" office:value-type="string" office:string-value="Are Drosophila LO.WED neurons excitatory or inhibitory?" calcext:value-type="string">
            <text:p>Are Drosophila LO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SMP</text:p>
          </table:table-cell>
          <table:table-cell office:value-type="string" calcext:value-type="string">
            <text:p>What are Drosophila </text:p>
          </table:table-cell>
          <table:table-cell table:formula="of:=[.A464]" office:value-type="string" office:string-value="SLP.SMP" calcext:value-type="string">
            <text:p>SLP.SMP</text:p>
          </table:table-cell>
          <table:table-cell office:value-type="string" calcext:value-type="string">
            <text:p><text:s/>neurons?</text:p>
          </table:table-cell>
          <table:table-cell table:formula="of:=[.B464]&amp;[.C464]&amp;[.D464]" office:value-type="string" office:string-value="What are Drosophila SLP.SMP neurons?" calcext:value-type="string">
            <text:p>What are Drosophila SLP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4]" office:value-type="string" office:string-value="SLP.SMP" calcext:value-type="string">
            <text:p>SLP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464]&amp;[.J464]&amp;[.K464]" office:value-type="string" office:string-value="Are Drosophila SLP.SMP neurons excitatory or inhibitory?" calcext:value-type="string">
            <text:p>Are Drosophila SLP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SIP</text:p>
          </table:table-cell>
          <table:table-cell office:value-type="string" calcext:value-type="string">
            <text:p>What are Drosophila </text:p>
          </table:table-cell>
          <table:table-cell table:formula="of:=[.A465]" office:value-type="string" office:string-value="ICL.SIP" calcext:value-type="string">
            <text:p>ICL.SIP</text:p>
          </table:table-cell>
          <table:table-cell office:value-type="string" calcext:value-type="string">
            <text:p><text:s/>neurons?</text:p>
          </table:table-cell>
          <table:table-cell table:formula="of:=[.B465]&amp;[.C465]&amp;[.D465]" office:value-type="string" office:string-value="What are Drosophila ICL.SIP neurons?" calcext:value-type="string">
            <text:p>What are Drosophila ICL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5]" office:value-type="string" office:string-value="ICL.SIP" calcext:value-type="string">
            <text:p>ICL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465]&amp;[.J465]&amp;[.K465]" office:value-type="string" office:string-value="Are Drosophila ICL.SIP neurons excitatory or inhibitory?" calcext:value-type="string">
            <text:p>Are Drosophila ICL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GNG</text:p>
          </table:table-cell>
          <table:table-cell office:value-type="string" calcext:value-type="string">
            <text:p>What are Drosophila </text:p>
          </table:table-cell>
          <table:table-cell table:formula="of:=[.A466]" office:value-type="string" office:string-value="ICL.GNG" calcext:value-type="string">
            <text:p>ICL.GNG</text:p>
          </table:table-cell>
          <table:table-cell office:value-type="string" calcext:value-type="string">
            <text:p><text:s/>neurons?</text:p>
          </table:table-cell>
          <table:table-cell table:formula="of:=[.B466]&amp;[.C466]&amp;[.D466]" office:value-type="string" office:string-value="What are Drosophila ICL.GNG neurons?" calcext:value-type="string">
            <text:p>What are Drosophila ICL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6]" office:value-type="string" office:string-value="ICL.GNG" calcext:value-type="string">
            <text:p>ICL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466]&amp;[.J466]&amp;[.K466]" office:value-type="string" office:string-value="Are Drosophila ICL.GNG neurons excitatory or inhibitory?" calcext:value-type="string">
            <text:p>Are Drosophila ICL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ML.FB</text:p>
          </table:table-cell>
          <table:table-cell office:value-type="string" calcext:value-type="string">
            <text:p>What are Drosophila </text:p>
          </table:table-cell>
          <table:table-cell table:formula="of:=[.A467]" office:value-type="string" office:string-value="MB_ML.FB" calcext:value-type="string">
            <text:p>MB_ML.FB</text:p>
          </table:table-cell>
          <table:table-cell office:value-type="string" calcext:value-type="string">
            <text:p><text:s/>neurons?</text:p>
          </table:table-cell>
          <table:table-cell table:formula="of:=[.B467]&amp;[.C467]&amp;[.D467]" office:value-type="string" office:string-value="What are Drosophila MB_ML.FB neurons?" calcext:value-type="string">
            <text:p>What are Drosophila MB_ML.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7]" office:value-type="string" office:string-value="MB_ML.FB" calcext:value-type="string">
            <text:p>MB_ML.FB</text:p>
          </table:table-cell>
          <table:table-cell office:value-type="string" calcext:value-type="string">
            <text:p><text:s/>neurons excitatory or inhibitory?</text:p>
          </table:table-cell>
          <table:table-cell table:formula="of:=[.I467]&amp;[.J467]&amp;[.K467]" office:value-type="string" office:string-value="Are Drosophila MB_ML.FB neurons excitatory or inhibitory?" calcext:value-type="string">
            <text:p>Are Drosophila MB_ML.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W.FLA</text:p>
          </table:table-cell>
          <table:table-cell office:value-type="string" calcext:value-type="string">
            <text:p>What are Drosophila </text:p>
          </table:table-cell>
          <table:table-cell table:formula="of:=[.A468]" office:value-type="string" office:string-value="PRW.FLA" calcext:value-type="string">
            <text:p>PRW.FLA</text:p>
          </table:table-cell>
          <table:table-cell office:value-type="string" calcext:value-type="string">
            <text:p><text:s/>neurons?</text:p>
          </table:table-cell>
          <table:table-cell table:formula="of:=[.B468]&amp;[.C468]&amp;[.D468]" office:value-type="string" office:string-value="What are Drosophila PRW.FLA neurons?" calcext:value-type="string">
            <text:p>What are Drosophila PRW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8]" office:value-type="string" office:string-value="PRW.FLA" calcext:value-type="string">
            <text:p>PRW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468]&amp;[.J468]&amp;[.K468]" office:value-type="string" office:string-value="Are Drosophila PRW.FLA neurons excitatory or inhibitory?" calcext:value-type="string">
            <text:p>Are Drosophila PRW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AOTU</text:p>
          </table:table-cell>
          <table:table-cell office:value-type="string" calcext:value-type="string">
            <text:p>What are Drosophila </text:p>
          </table:table-cell>
          <table:table-cell table:formula="of:=[.A469]" office:value-type="string" office:string-value="PLP.AOTU" calcext:value-type="string">
            <text:p>PLP.AOTU</text:p>
          </table:table-cell>
          <table:table-cell office:value-type="string" calcext:value-type="string">
            <text:p><text:s/>neurons?</text:p>
          </table:table-cell>
          <table:table-cell table:formula="of:=[.B469]&amp;[.C469]&amp;[.D469]" office:value-type="string" office:string-value="What are Drosophila PLP.AOTU neurons?" calcext:value-type="string">
            <text:p>What are Drosophila PLP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9]" office:value-type="string" office:string-value="PLP.AOTU" calcext:value-type="string">
            <text:p>PLP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469]&amp;[.J469]&amp;[.K469]" office:value-type="string" office:string-value="Are Drosophila PLP.AOTU neurons excitatory or inhibitory?" calcext:value-type="string">
            <text:p>Are Drosophila PLP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SCL</text:p>
          </table:table-cell>
          <table:table-cell office:value-type="string" calcext:value-type="string">
            <text:p>What are Drosophila </text:p>
          </table:table-cell>
          <table:table-cell table:formula="of:=[.A470]" office:value-type="string" office:string-value="SIP.SCL" calcext:value-type="string">
            <text:p>SIP.SCL</text:p>
          </table:table-cell>
          <table:table-cell office:value-type="string" calcext:value-type="string">
            <text:p><text:s/>neurons?</text:p>
          </table:table-cell>
          <table:table-cell table:formula="of:=[.B470]&amp;[.C470]&amp;[.D470]" office:value-type="string" office:string-value="What are Drosophila SIP.SCL neurons?" calcext:value-type="string">
            <text:p>What are Drosophila SIP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0]" office:value-type="string" office:string-value="SIP.SCL" calcext:value-type="string">
            <text:p>SIP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470]&amp;[.J470]&amp;[.K470]" office:value-type="string" office:string-value="Are Drosophila SIP.SCL neurons excitatory or inhibitory?" calcext:value-type="string">
            <text:p>Are Drosophila SIP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VES</text:p>
          </table:table-cell>
          <table:table-cell office:value-type="string" calcext:value-type="string">
            <text:p>What are Drosophila </text:p>
          </table:table-cell>
          <table:table-cell table:formula="of:=[.A471]" office:value-type="string" office:string-value="ICL.VES" calcext:value-type="string">
            <text:p>ICL.VES</text:p>
          </table:table-cell>
          <table:table-cell office:value-type="string" calcext:value-type="string">
            <text:p><text:s/>neurons?</text:p>
          </table:table-cell>
          <table:table-cell table:formula="of:=[.B471]&amp;[.C471]&amp;[.D471]" office:value-type="string" office:string-value="What are Drosophila ICL.VES neurons?" calcext:value-type="string">
            <text:p>What are Drosophila ICL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1]" office:value-type="string" office:string-value="ICL.VES" calcext:value-type="string">
            <text:p>ICL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471]&amp;[.J471]&amp;[.K471]" office:value-type="string" office:string-value="Are Drosophila ICL.VES neurons excitatory or inhibitory?" calcext:value-type="string">
            <text:p>Are Drosophila ICL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.PB</text:p>
          </table:table-cell>
          <table:table-cell office:value-type="string" calcext:value-type="string">
            <text:p>What are Drosophila </text:p>
          </table:table-cell>
          <table:table-cell table:formula="of:=[.A472]" office:value-type="string" office:string-value="FB.PB" calcext:value-type="string">
            <text:p>FB.PB</text:p>
          </table:table-cell>
          <table:table-cell office:value-type="string" calcext:value-type="string">
            <text:p><text:s/>neurons?</text:p>
          </table:table-cell>
          <table:table-cell table:formula="of:=[.B472]&amp;[.C472]&amp;[.D472]" office:value-type="string" office:string-value="What are Drosophila FB.PB neurons?" calcext:value-type="string">
            <text:p>What are Drosophila FB.P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2]" office:value-type="string" office:string-value="FB.PB" calcext:value-type="string">
            <text:p>FB.PB</text:p>
          </table:table-cell>
          <table:table-cell office:value-type="string" calcext:value-type="string">
            <text:p><text:s/>neurons excitatory or inhibitory?</text:p>
          </table:table-cell>
          <table:table-cell table:formula="of:=[.I472]&amp;[.J472]&amp;[.K472]" office:value-type="string" office:string-value="Are Drosophila FB.PB neurons excitatory or inhibitory?" calcext:value-type="string">
            <text:p>Are Drosophila FB.P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.MB_ML</text:p>
          </table:table-cell>
          <table:table-cell office:value-type="string" calcext:value-type="string">
            <text:p>What are Drosophila </text:p>
          </table:table-cell>
          <table:table-cell table:formula="of:=[.A473]" office:value-type="string" office:string-value="FB.MB_ML" calcext:value-type="string">
            <text:p>FB.MB_ML</text:p>
          </table:table-cell>
          <table:table-cell office:value-type="string" calcext:value-type="string">
            <text:p><text:s/>neurons?</text:p>
          </table:table-cell>
          <table:table-cell table:formula="of:=[.B473]&amp;[.C473]&amp;[.D473]" office:value-type="string" office:string-value="What are Drosophila FB.MB_ML neurons?" calcext:value-type="string">
            <text:p>What are Drosophila FB.MB_M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3]" office:value-type="string" office:string-value="FB.MB_ML" calcext:value-type="string">
            <text:p>FB.MB_ML</text:p>
          </table:table-cell>
          <table:table-cell office:value-type="string" calcext:value-type="string">
            <text:p><text:s/>neurons excitatory or inhibitory?</text:p>
          </table:table-cell>
          <table:table-cell table:formula="of:=[.I473]&amp;[.J473]&amp;[.K473]" office:value-type="string" office:string-value="Are Drosophila FB.MB_ML neurons excitatory or inhibitory?" calcext:value-type="string">
            <text:p>Are Drosophila FB.MB_M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WED</text:p>
          </table:table-cell>
          <table:table-cell office:value-type="string" calcext:value-type="string">
            <text:p>What are Drosophila </text:p>
          </table:table-cell>
          <table:table-cell table:formula="of:=[.A474]" office:value-type="string" office:string-value="LAL.WED" calcext:value-type="string">
            <text:p>LAL.WED</text:p>
          </table:table-cell>
          <table:table-cell office:value-type="string" calcext:value-type="string">
            <text:p><text:s/>neurons?</text:p>
          </table:table-cell>
          <table:table-cell table:formula="of:=[.B474]&amp;[.C474]&amp;[.D474]" office:value-type="string" office:string-value="What are Drosophila LAL.WED neurons?" calcext:value-type="string">
            <text:p>What are Drosophila LAL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4]" office:value-type="string" office:string-value="LAL.WED" calcext:value-type="string">
            <text:p>LAL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474]&amp;[.J474]&amp;[.K474]" office:value-type="string" office:string-value="Are Drosophila LAL.WED neurons excitatory or inhibitory?" calcext:value-type="string">
            <text:p>Are Drosophila LAL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LO</text:p>
          </table:table-cell>
          <table:table-cell office:value-type="string" calcext:value-type="string">
            <text:p>What are Drosophila </text:p>
          </table:table-cell>
          <table:table-cell table:formula="of:=[.A475]" office:value-type="string" office:string-value="SPS.LO" calcext:value-type="string">
            <text:p>SPS.LO</text:p>
          </table:table-cell>
          <table:table-cell office:value-type="string" calcext:value-type="string">
            <text:p><text:s/>neurons?</text:p>
          </table:table-cell>
          <table:table-cell table:formula="of:=[.B475]&amp;[.C475]&amp;[.D475]" office:value-type="string" office:string-value="What are Drosophila SPS.LO neurons?" calcext:value-type="string">
            <text:p>What are Drosophila SPS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5]" office:value-type="string" office:string-value="SPS.LO" calcext:value-type="string">
            <text:p>SPS.LO</text:p>
          </table:table-cell>
          <table:table-cell office:value-type="string" calcext:value-type="string">
            <text:p><text:s/>neurons excitatory or inhibitory?</text:p>
          </table:table-cell>
          <table:table-cell table:formula="of:=[.I475]&amp;[.J475]&amp;[.K475]" office:value-type="string" office:string-value="Are Drosophila SPS.LO neurons excitatory or inhibitory?" calcext:value-type="string">
            <text:p>Are Drosophila SPS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LAL</text:p>
          </table:table-cell>
          <table:table-cell office:value-type="string" calcext:value-type="string">
            <text:p>What are Drosophila </text:p>
          </table:table-cell>
          <table:table-cell table:formula="of:=[.A476]" office:value-type="string" office:string-value="SIP.LAL" calcext:value-type="string">
            <text:p>SIP.LAL</text:p>
          </table:table-cell>
          <table:table-cell office:value-type="string" calcext:value-type="string">
            <text:p><text:s/>neurons?</text:p>
          </table:table-cell>
          <table:table-cell table:formula="of:=[.B476]&amp;[.C476]&amp;[.D476]" office:value-type="string" office:string-value="What are Drosophila SIP.LAL neurons?" calcext:value-type="string">
            <text:p>What are Drosophila SIP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6]" office:value-type="string" office:string-value="SIP.LAL" calcext:value-type="string">
            <text:p>SIP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476]&amp;[.J476]&amp;[.K476]" office:value-type="string" office:string-value="Are Drosophila SIP.LAL neurons excitatory or inhibitory?" calcext:value-type="string">
            <text:p>Are Drosophila SIP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</text:p>
          </table:table-cell>
          <table:table-cell office:value-type="string" calcext:value-type="string">
            <text:p>What are Drosophila </text:p>
          </table:table-cell>
          <table:table-cell table:formula="of:=[.A477]" office:value-type="string" office:string-value="LAL" calcext:value-type="string">
            <text:p>LAL</text:p>
          </table:table-cell>
          <table:table-cell office:value-type="string" calcext:value-type="string">
            <text:p><text:s/>neurons?</text:p>
          </table:table-cell>
          <table:table-cell table:formula="of:=[.B477]&amp;[.C477]&amp;[.D477]" office:value-type="string" office:string-value="What are Drosophila LAL neurons?" calcext:value-type="string">
            <text:p>What are Drosophila 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7]" office:value-type="string" office:string-value="LAL" calcext:value-type="string">
            <text:p>LAL</text:p>
          </table:table-cell>
          <table:table-cell office:value-type="string" calcext:value-type="string">
            <text:p><text:s/>neurons excitatory or inhibitory?</text:p>
          </table:table-cell>
          <table:table-cell table:formula="of:=[.I477]&amp;[.J477]&amp;[.K477]" office:value-type="string" office:string-value="Are Drosophila LAL neurons excitatory or inhibitory?" calcext:value-type="string">
            <text:p>Are Drosophila 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ML.CRE</text:p>
          </table:table-cell>
          <table:table-cell office:value-type="string" calcext:value-type="string">
            <text:p>What are Drosophila </text:p>
          </table:table-cell>
          <table:table-cell table:formula="of:=[.A478]" office:value-type="string" office:string-value="MB_ML.CRE" calcext:value-type="string">
            <text:p>MB_ML.CRE</text:p>
          </table:table-cell>
          <table:table-cell office:value-type="string" calcext:value-type="string">
            <text:p><text:s/>neurons?</text:p>
          </table:table-cell>
          <table:table-cell table:formula="of:=[.B478]&amp;[.C478]&amp;[.D478]" office:value-type="string" office:string-value="What are Drosophila MB_ML.CRE neurons?" calcext:value-type="string">
            <text:p>What are Drosophila MB_ML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8]" office:value-type="string" office:string-value="MB_ML.CRE" calcext:value-type="string">
            <text:p>MB_ML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478]&amp;[.J478]&amp;[.K478]" office:value-type="string" office:string-value="Are Drosophila MB_ML.CRE neurons excitatory or inhibitory?" calcext:value-type="string">
            <text:p>Are Drosophila MB_ML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</text:p>
          </table:table-cell>
          <table:table-cell office:value-type="string" calcext:value-type="string">
            <text:p>What are Drosophila </text:p>
          </table:table-cell>
          <table:table-cell table:formula="of:=[.A479]" office:value-type="string" office:string-value="SMP" calcext:value-type="string">
            <text:p>SMP</text:p>
          </table:table-cell>
          <table:table-cell office:value-type="string" calcext:value-type="string">
            <text:p><text:s/>neurons?</text:p>
          </table:table-cell>
          <table:table-cell table:formula="of:=[.B479]&amp;[.C479]&amp;[.D479]" office:value-type="string" office:string-value="What are Drosophila SMP neurons?" calcext:value-type="string">
            <text:p>What are Drosophila 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9]" office:value-type="string" office:string-value="SMP" calcext:value-type="string">
            <text:p>SMP</text:p>
          </table:table-cell>
          <table:table-cell office:value-type="string" calcext:value-type="string">
            <text:p><text:s/>neurons excitatory or inhibitory?</text:p>
          </table:table-cell>
          <table:table-cell table:formula="of:=[.I479]&amp;[.J479]&amp;[.K479]" office:value-type="string" office:string-value="Are Drosophila SMP neurons excitatory or inhibitory?" calcext:value-type="string">
            <text:p>Are Drosophila 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AOTU</text:p>
          </table:table-cell>
          <table:table-cell office:value-type="string" calcext:value-type="string">
            <text:p>What are Drosophila </text:p>
          </table:table-cell>
          <table:table-cell table:formula="of:=[.A480]" office:value-type="string" office:string-value="SMP.AOTU" calcext:value-type="string">
            <text:p>SMP.AOTU</text:p>
          </table:table-cell>
          <table:table-cell office:value-type="string" calcext:value-type="string">
            <text:p><text:s/>neurons?</text:p>
          </table:table-cell>
          <table:table-cell table:formula="of:=[.B480]&amp;[.C480]&amp;[.D480]" office:value-type="string" office:string-value="What are Drosophila SMP.AOTU neurons?" calcext:value-type="string">
            <text:p>What are Drosophila SMP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0]" office:value-type="string" office:string-value="SMP.AOTU" calcext:value-type="string">
            <text:p>SMP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480]&amp;[.J480]&amp;[.K480]" office:value-type="string" office:string-value="Are Drosophila SMP.AOTU neurons excitatory or inhibitory?" calcext:value-type="string">
            <text:p>Are Drosophila SMP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VES</text:p>
          </table:table-cell>
          <table:table-cell office:value-type="string" calcext:value-type="string">
            <text:p>What are Drosophila </text:p>
          </table:table-cell>
          <table:table-cell table:formula="of:=[.A481]" office:value-type="string" office:string-value="AL.VES" calcext:value-type="string">
            <text:p>AL.VES</text:p>
          </table:table-cell>
          <table:table-cell office:value-type="string" calcext:value-type="string">
            <text:p><text:s/>neurons?</text:p>
          </table:table-cell>
          <table:table-cell table:formula="of:=[.B481]&amp;[.C481]&amp;[.D481]" office:value-type="string" office:string-value="What are Drosophila AL.VES neurons?" calcext:value-type="string">
            <text:p>What are Drosophila AL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1]" office:value-type="string" office:string-value="AL.VES" calcext:value-type="string">
            <text:p>AL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481]&amp;[.J481]&amp;[.K481]" office:value-type="string" office:string-value="Are Drosophila AL.VES neurons excitatory or inhibitory?" calcext:value-type="string">
            <text:p>Are Drosophila AL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What are Drosophila </text:p>
          </table:table-cell>
          <table:table-cell table:formula="of:=[.A482]" office:value-type="string" office:string-value="ATL" calcext:value-type="string">
            <text:p>ATL</text:p>
          </table:table-cell>
          <table:table-cell office:value-type="string" calcext:value-type="string">
            <text:p><text:s/>neurons?</text:p>
          </table:table-cell>
          <table:table-cell table:formula="of:=[.B482]&amp;[.C482]&amp;[.D482]" office:value-type="string" office:string-value="What are Drosophila ATL neurons?" calcext:value-type="string">
            <text:p>What are Drosophila AT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2]" office:value-type="string" office:string-value="ATL" calcext:value-type="string">
            <text:p>ATL</text:p>
          </table:table-cell>
          <table:table-cell office:value-type="string" calcext:value-type="string">
            <text:p><text:s/>neurons excitatory or inhibitory?</text:p>
          </table:table-cell>
          <table:table-cell table:formula="of:=[.I482]&amp;[.J482]&amp;[.K482]" office:value-type="string" office:string-value="Are Drosophila ATL neurons excitatory or inhibitory?" calcext:value-type="string">
            <text:p>Are Drosophila AT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SCL</text:p>
          </table:table-cell>
          <table:table-cell office:value-type="string" calcext:value-type="string">
            <text:p>What are Drosophila </text:p>
          </table:table-cell>
          <table:table-cell table:formula="of:=[.A483]" office:value-type="string" office:string-value="AL.SCL" calcext:value-type="string">
            <text:p>AL.SCL</text:p>
          </table:table-cell>
          <table:table-cell office:value-type="string" calcext:value-type="string">
            <text:p><text:s/>neurons?</text:p>
          </table:table-cell>
          <table:table-cell table:formula="of:=[.B483]&amp;[.C483]&amp;[.D483]" office:value-type="string" office:string-value="What are Drosophila AL.SCL neurons?" calcext:value-type="string">
            <text:p>What are Drosophila AL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3]" office:value-type="string" office:string-value="AL.SCL" calcext:value-type="string">
            <text:p>AL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483]&amp;[.J483]&amp;[.K483]" office:value-type="string" office:string-value="Are Drosophila AL.SCL neurons excitatory or inhibitory?" calcext:value-type="string">
            <text:p>Are Drosophila AL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SAD</text:p>
          </table:table-cell>
          <table:table-cell office:value-type="string" calcext:value-type="string">
            <text:p>What are Drosophila </text:p>
          </table:table-cell>
          <table:table-cell table:formula="of:=[.A484]" office:value-type="string" office:string-value="SLP.SAD" calcext:value-type="string">
            <text:p>SLP.SAD</text:p>
          </table:table-cell>
          <table:table-cell office:value-type="string" calcext:value-type="string">
            <text:p><text:s/>neurons?</text:p>
          </table:table-cell>
          <table:table-cell table:formula="of:=[.B484]&amp;[.C484]&amp;[.D484]" office:value-type="string" office:string-value="What are Drosophila SLP.SAD neurons?" calcext:value-type="string">
            <text:p>What are Drosophila SLP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4]" office:value-type="string" office:string-value="SLP.SAD" calcext:value-type="string">
            <text:p>SLP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484]&amp;[.J484]&amp;[.K484]" office:value-type="string" office:string-value="Are Drosophila SLP.SAD neurons excitatory or inhibitory?" calcext:value-type="string">
            <text:p>Are Drosophila SLP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IB</text:p>
          </table:table-cell>
          <table:table-cell office:value-type="string" calcext:value-type="string">
            <text:p>What are Drosophila </text:p>
          </table:table-cell>
          <table:table-cell table:formula="of:=[.A485]" office:value-type="string" office:string-value="AOTU.IB" calcext:value-type="string">
            <text:p>AOTU.IB</text:p>
          </table:table-cell>
          <table:table-cell office:value-type="string" calcext:value-type="string">
            <text:p><text:s/>neurons?</text:p>
          </table:table-cell>
          <table:table-cell table:formula="of:=[.B485]&amp;[.C485]&amp;[.D485]" office:value-type="string" office:string-value="What are Drosophila AOTU.IB neurons?" calcext:value-type="string">
            <text:p>What are Drosophila AOTU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5]" office:value-type="string" office:string-value="AOTU.IB" calcext:value-type="string">
            <text:p>AOTU.IB</text:p>
          </table:table-cell>
          <table:table-cell office:value-type="string" calcext:value-type="string">
            <text:p><text:s/>neurons excitatory or inhibitory?</text:p>
          </table:table-cell>
          <table:table-cell table:formula="of:=[.I485]&amp;[.J485]&amp;[.K485]" office:value-type="string" office:string-value="Are Drosophila AOTU.IB neurons excitatory or inhibitory?" calcext:value-type="string">
            <text:p>Are Drosophila AOTU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MB_VL</text:p>
          </table:table-cell>
          <table:table-cell office:value-type="string" calcext:value-type="string">
            <text:p>What are Drosophila </text:p>
          </table:table-cell>
          <table:table-cell table:formula="of:=[.A486]" office:value-type="string" office:string-value="CRE.MB_VL" calcext:value-type="string">
            <text:p>CRE.MB_VL</text:p>
          </table:table-cell>
          <table:table-cell office:value-type="string" calcext:value-type="string">
            <text:p><text:s/>neurons?</text:p>
          </table:table-cell>
          <table:table-cell table:formula="of:=[.B486]&amp;[.C486]&amp;[.D486]" office:value-type="string" office:string-value="What are Drosophila CRE.MB_VL neurons?" calcext:value-type="string">
            <text:p>What are Drosophila CRE.MB_V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6]" office:value-type="string" office:string-value="CRE.MB_VL" calcext:value-type="string">
            <text:p>CRE.MB_VL</text:p>
          </table:table-cell>
          <table:table-cell office:value-type="string" calcext:value-type="string">
            <text:p><text:s/>neurons excitatory or inhibitory?</text:p>
          </table:table-cell>
          <table:table-cell table:formula="of:=[.I486]&amp;[.J486]&amp;[.K486]" office:value-type="string" office:string-value="Are Drosophila CRE.MB_VL neurons excitatory or inhibitory?" calcext:value-type="string">
            <text:p>Are Drosophila CRE.MB_V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SLP</text:p>
          </table:table-cell>
          <table:table-cell office:value-type="string" calcext:value-type="string">
            <text:p>What are Drosophila </text:p>
          </table:table-cell>
          <table:table-cell table:formula="of:=[.A487]" office:value-type="string" office:string-value="GNG.SLP" calcext:value-type="string">
            <text:p>GNG.SLP</text:p>
          </table:table-cell>
          <table:table-cell office:value-type="string" calcext:value-type="string">
            <text:p><text:s/>neurons?</text:p>
          </table:table-cell>
          <table:table-cell table:formula="of:=[.B487]&amp;[.C487]&amp;[.D487]" office:value-type="string" office:string-value="What are Drosophila GNG.SLP neurons?" calcext:value-type="string">
            <text:p>What are Drosophila GNG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7]" office:value-type="string" office:string-value="GNG.SLP" calcext:value-type="string">
            <text:p>GNG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487]&amp;[.J487]&amp;[.K487]" office:value-type="string" office:string-value="Are Drosophila GNG.SLP neurons excitatory or inhibitory?" calcext:value-type="string">
            <text:p>Are Drosophila GNG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SLP</text:p>
          </table:table-cell>
          <table:table-cell office:value-type="string" calcext:value-type="string">
            <text:p>What are Drosophila </text:p>
          </table:table-cell>
          <table:table-cell table:formula="of:=[.A488]" office:value-type="string" office:string-value="AL.SLP" calcext:value-type="string">
            <text:p>AL.SLP</text:p>
          </table:table-cell>
          <table:table-cell office:value-type="string" calcext:value-type="string">
            <text:p><text:s/>neurons?</text:p>
          </table:table-cell>
          <table:table-cell table:formula="of:=[.B488]&amp;[.C488]&amp;[.D488]" office:value-type="string" office:string-value="What are Drosophila AL.SLP neurons?" calcext:value-type="string">
            <text:p>What are Drosophila AL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8]" office:value-type="string" office:string-value="AL.SLP" calcext:value-type="string">
            <text:p>AL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488]&amp;[.J488]&amp;[.K488]" office:value-type="string" office:string-value="Are Drosophila AL.SLP neurons excitatory or inhibitory?" calcext:value-type="string">
            <text:p>Are Drosophila AL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VL.SIP</text:p>
          </table:table-cell>
          <table:table-cell office:value-type="string" calcext:value-type="string">
            <text:p>What are Drosophila </text:p>
          </table:table-cell>
          <table:table-cell table:formula="of:=[.A489]" office:value-type="string" office:string-value="MB_VL.SIP" calcext:value-type="string">
            <text:p>MB_VL.SIP</text:p>
          </table:table-cell>
          <table:table-cell office:value-type="string" calcext:value-type="string">
            <text:p><text:s/>neurons?</text:p>
          </table:table-cell>
          <table:table-cell table:formula="of:=[.B489]&amp;[.C489]&amp;[.D489]" office:value-type="string" office:string-value="What are Drosophila MB_VL.SIP neurons?" calcext:value-type="string">
            <text:p>What are Drosophila MB_VL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9]" office:value-type="string" office:string-value="MB_VL.SIP" calcext:value-type="string">
            <text:p>MB_VL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489]&amp;[.J489]&amp;[.K489]" office:value-type="string" office:string-value="Are Drosophila MB_VL.SIP neurons excitatory or inhibitory?" calcext:value-type="string">
            <text:p>Are Drosophila MB_VL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MB_VL</text:p>
          </table:table-cell>
          <table:table-cell office:value-type="string" calcext:value-type="string">
            <text:p>What are Drosophila </text:p>
          </table:table-cell>
          <table:table-cell table:formula="of:=[.A490]" office:value-type="string" office:string-value="SCL.MB_VL" calcext:value-type="string">
            <text:p>SCL.MB_VL</text:p>
          </table:table-cell>
          <table:table-cell office:value-type="string" calcext:value-type="string">
            <text:p><text:s/>neurons?</text:p>
          </table:table-cell>
          <table:table-cell table:formula="of:=[.B490]&amp;[.C490]&amp;[.D490]" office:value-type="string" office:string-value="What are Drosophila SCL.MB_VL neurons?" calcext:value-type="string">
            <text:p>What are Drosophila SCL.MB_V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0]" office:value-type="string" office:string-value="SCL.MB_VL" calcext:value-type="string">
            <text:p>SCL.MB_VL</text:p>
          </table:table-cell>
          <table:table-cell office:value-type="string" calcext:value-type="string">
            <text:p><text:s/>neurons excitatory or inhibitory?</text:p>
          </table:table-cell>
          <table:table-cell table:formula="of:=[.I490]&amp;[.J490]&amp;[.K490]" office:value-type="string" office:string-value="Are Drosophila SCL.MB_VL neurons excitatory or inhibitory?" calcext:value-type="string">
            <text:p>Are Drosophila SCL.MB_V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PVLP</text:p>
          </table:table-cell>
          <table:table-cell office:value-type="string" calcext:value-type="string">
            <text:p>What are Drosophila </text:p>
          </table:table-cell>
          <table:table-cell table:formula="of:=[.A491]" office:value-type="string" office:string-value="SLP.PVLP" calcext:value-type="string">
            <text:p>SLP.PVLP</text:p>
          </table:table-cell>
          <table:table-cell office:value-type="string" calcext:value-type="string">
            <text:p><text:s/>neurons?</text:p>
          </table:table-cell>
          <table:table-cell table:formula="of:=[.B491]&amp;[.C491]&amp;[.D491]" office:value-type="string" office:string-value="What are Drosophila SLP.PVLP neurons?" calcext:value-type="string">
            <text:p>What are Drosophila SLP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1]" office:value-type="string" office:string-value="SLP.PVLP" calcext:value-type="string">
            <text:p>SLP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491]&amp;[.J491]&amp;[.K491]" office:value-type="string" office:string-value="Are Drosophila SLP.PVLP neurons excitatory or inhibitory?" calcext:value-type="string">
            <text:p>Are Drosophila SLP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.MB_VL</text:p>
          </table:table-cell>
          <table:table-cell office:value-type="string" calcext:value-type="string">
            <text:p>What are Drosophila </text:p>
          </table:table-cell>
          <table:table-cell table:formula="of:=[.A492]" office:value-type="string" office:string-value="FB.MB_VL" calcext:value-type="string">
            <text:p>FB.MB_VL</text:p>
          </table:table-cell>
          <table:table-cell office:value-type="string" calcext:value-type="string">
            <text:p><text:s/>neurons?</text:p>
          </table:table-cell>
          <table:table-cell table:formula="of:=[.B492]&amp;[.C492]&amp;[.D492]" office:value-type="string" office:string-value="What are Drosophila FB.MB_VL neurons?" calcext:value-type="string">
            <text:p>What are Drosophila FB.MB_V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2]" office:value-type="string" office:string-value="FB.MB_VL" calcext:value-type="string">
            <text:p>FB.MB_VL</text:p>
          </table:table-cell>
          <table:table-cell office:value-type="string" calcext:value-type="string">
            <text:p><text:s/>neurons excitatory or inhibitory?</text:p>
          </table:table-cell>
          <table:table-cell table:formula="of:=[.I492]&amp;[.J492]&amp;[.K492]" office:value-type="string" office:string-value="Are Drosophila FB.MB_VL neurons excitatory or inhibitory?" calcext:value-type="string">
            <text:p>Are Drosophila FB.MB_V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SIP</text:p>
          </table:table-cell>
          <table:table-cell office:value-type="string" calcext:value-type="string">
            <text:p>What are Drosophila </text:p>
          </table:table-cell>
          <table:table-cell table:formula="of:=[.A493]" office:value-type="string" office:string-value="CRE.SIP" calcext:value-type="string">
            <text:p>CRE.SIP</text:p>
          </table:table-cell>
          <table:table-cell office:value-type="string" calcext:value-type="string">
            <text:p><text:s/>neurons?</text:p>
          </table:table-cell>
          <table:table-cell table:formula="of:=[.B493]&amp;[.C493]&amp;[.D493]" office:value-type="string" office:string-value="What are Drosophila CRE.SIP neurons?" calcext:value-type="string">
            <text:p>What are Drosophila CRE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3]" office:value-type="string" office:string-value="CRE.SIP" calcext:value-type="string">
            <text:p>CRE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493]&amp;[.J493]&amp;[.K493]" office:value-type="string" office:string-value="Are Drosophila CRE.SIP neurons excitatory or inhibitory?" calcext:value-type="string">
            <text:p>Are Drosophila CRE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CRE</text:p>
          </table:table-cell>
          <table:table-cell office:value-type="string" calcext:value-type="string">
            <text:p>What are Drosophila </text:p>
          </table:table-cell>
          <table:table-cell table:formula="of:=[.A494]" office:value-type="string" office:string-value="SPS.CRE" calcext:value-type="string">
            <text:p>SPS.CRE</text:p>
          </table:table-cell>
          <table:table-cell office:value-type="string" calcext:value-type="string">
            <text:p><text:s/>neurons?</text:p>
          </table:table-cell>
          <table:table-cell table:formula="of:=[.B494]&amp;[.C494]&amp;[.D494]" office:value-type="string" office:string-value="What are Drosophila SPS.CRE neurons?" calcext:value-type="string">
            <text:p>What are Drosophila SPS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4]" office:value-type="string" office:string-value="SPS.CRE" calcext:value-type="string">
            <text:p>SPS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494]&amp;[.J494]&amp;[.K494]" office:value-type="string" office:string-value="Are Drosophila SPS.CRE neurons excitatory or inhibitory?" calcext:value-type="string">
            <text:p>Are Drosophila SPS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GA</text:p>
          </table:table-cell>
          <table:table-cell office:value-type="string" calcext:value-type="string">
            <text:p>What are Drosophila </text:p>
          </table:table-cell>
          <table:table-cell table:formula="of:=[.A495]" office:value-type="string" office:string-value="AOTU.GA" calcext:value-type="string">
            <text:p>AOTU.GA</text:p>
          </table:table-cell>
          <table:table-cell office:value-type="string" calcext:value-type="string">
            <text:p><text:s/>neurons?</text:p>
          </table:table-cell>
          <table:table-cell table:formula="of:=[.B495]&amp;[.C495]&amp;[.D495]" office:value-type="string" office:string-value="What are Drosophila AOTU.GA neurons?" calcext:value-type="string">
            <text:p>What are Drosophila AOTU.G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5]" office:value-type="string" office:string-value="AOTU.GA" calcext:value-type="string">
            <text:p>AOTU.GA</text:p>
          </table:table-cell>
          <table:table-cell office:value-type="string" calcext:value-type="string">
            <text:p><text:s/>neurons excitatory or inhibitory?</text:p>
          </table:table-cell>
          <table:table-cell table:formula="of:=[.I495]&amp;[.J495]&amp;[.K495]" office:value-type="string" office:string-value="Are Drosophila AOTU.GA neurons excitatory or inhibitory?" calcext:value-type="string">
            <text:p>Are Drosophila AOTU.G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.GOR</text:p>
          </table:table-cell>
          <table:table-cell office:value-type="string" calcext:value-type="string">
            <text:p>What are Drosophila </text:p>
          </table:table-cell>
          <table:table-cell table:formula="of:=[.A496]" office:value-type="string" office:string-value="FLA.GOR" calcext:value-type="string">
            <text:p>FLA.GOR</text:p>
          </table:table-cell>
          <table:table-cell office:value-type="string" calcext:value-type="string">
            <text:p><text:s/>neurons?</text:p>
          </table:table-cell>
          <table:table-cell table:formula="of:=[.B496]&amp;[.C496]&amp;[.D496]" office:value-type="string" office:string-value="What are Drosophila FLA.GOR neurons?" calcext:value-type="string">
            <text:p>What are Drosophila FLA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6]" office:value-type="string" office:string-value="FLA.GOR" calcext:value-type="string">
            <text:p>FLA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496]&amp;[.J496]&amp;[.K496]" office:value-type="string" office:string-value="Are Drosophila FLA.GOR neurons excitatory or inhibitory?" calcext:value-type="string">
            <text:p>Are Drosophila FLA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.CRE</text:p>
          </table:table-cell>
          <table:table-cell office:value-type="string" calcext:value-type="string">
            <text:p>What are Drosophila </text:p>
          </table:table-cell>
          <table:table-cell table:formula="of:=[.A497]" office:value-type="string" office:string-value="BU.CRE" calcext:value-type="string">
            <text:p>BU.CRE</text:p>
          </table:table-cell>
          <table:table-cell office:value-type="string" calcext:value-type="string">
            <text:p><text:s/>neurons?</text:p>
          </table:table-cell>
          <table:table-cell table:formula="of:=[.B497]&amp;[.C497]&amp;[.D497]" office:value-type="string" office:string-value="What are Drosophila BU.CRE neurons?" calcext:value-type="string">
            <text:p>What are Drosophila BU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7]" office:value-type="string" office:string-value="BU.CRE" calcext:value-type="string">
            <text:p>BU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497]&amp;[.J497]&amp;[.K497]" office:value-type="string" office:string-value="Are Drosophila BU.CRE neurons excitatory or inhibitory?" calcext:value-type="string">
            <text:p>Are Drosophila BU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ME</text:p>
          </table:table-cell>
          <table:table-cell office:value-type="string" calcext:value-type="string">
            <text:p>What are Drosophila </text:p>
          </table:table-cell>
          <table:table-cell table:formula="of:=[.A498]" office:value-type="string" office:string-value="IPS.ME" calcext:value-type="string">
            <text:p>IPS.ME</text:p>
          </table:table-cell>
          <table:table-cell office:value-type="string" calcext:value-type="string">
            <text:p><text:s/>neurons?</text:p>
          </table:table-cell>
          <table:table-cell table:formula="of:=[.B498]&amp;[.C498]&amp;[.D498]" office:value-type="string" office:string-value="What are Drosophila IPS.ME neurons?" calcext:value-type="string">
            <text:p>What are Drosophila IPS.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8]" office:value-type="string" office:string-value="IPS.ME" calcext:value-type="string">
            <text:p>IPS.ME</text:p>
          </table:table-cell>
          <table:table-cell office:value-type="string" calcext:value-type="string">
            <text:p><text:s/>neurons excitatory or inhibitory?</text:p>
          </table:table-cell>
          <table:table-cell table:formula="of:=[.I498]&amp;[.J498]&amp;[.K498]" office:value-type="string" office:string-value="Are Drosophila IPS.ME neurons excitatory or inhibitory?" calcext:value-type="string">
            <text:p>Are Drosophila IPS.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GOR</text:p>
          </table:table-cell>
          <table:table-cell office:value-type="string" calcext:value-type="string">
            <text:p>What are Drosophila </text:p>
          </table:table-cell>
          <table:table-cell table:formula="of:=[.A499]" office:value-type="string" office:string-value="AVLP.GOR" calcext:value-type="string">
            <text:p>AVLP.GOR</text:p>
          </table:table-cell>
          <table:table-cell office:value-type="string" calcext:value-type="string">
            <text:p><text:s/>neurons?</text:p>
          </table:table-cell>
          <table:table-cell table:formula="of:=[.B499]&amp;[.C499]&amp;[.D499]" office:value-type="string" office:string-value="What are Drosophila AVLP.GOR neurons?" calcext:value-type="string">
            <text:p>What are Drosophila AVLP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9]" office:value-type="string" office:string-value="AVLP.GOR" calcext:value-type="string">
            <text:p>AVLP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499]&amp;[.J499]&amp;[.K499]" office:value-type="string" office:string-value="Are Drosophila AVLP.GOR neurons excitatory or inhibitory?" calcext:value-type="string">
            <text:p>Are Drosophila AVLP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AVLP</text:p>
          </table:table-cell>
          <table:table-cell office:value-type="string" calcext:value-type="string">
            <text:p>What are Drosophila </text:p>
          </table:table-cell>
          <table:table-cell table:formula="of:=[.A500]" office:value-type="string" office:string-value="PLP.AVLP" calcext:value-type="string">
            <text:p>PLP.AVLP</text:p>
          </table:table-cell>
          <table:table-cell office:value-type="string" calcext:value-type="string">
            <text:p><text:s/>neurons?</text:p>
          </table:table-cell>
          <table:table-cell table:formula="of:=[.B500]&amp;[.C500]&amp;[.D500]" office:value-type="string" office:string-value="What are Drosophila PLP.AVLP neurons?" calcext:value-type="string">
            <text:p>What are Drosophila PLP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0]" office:value-type="string" office:string-value="PLP.AVLP" calcext:value-type="string">
            <text:p>PLP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500]&amp;[.J500]&amp;[.K500]" office:value-type="string" office:string-value="Are Drosophila PLP.AVLP neurons excitatory or inhibitory?" calcext:value-type="string">
            <text:p>Are Drosophila PLP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LAL</text:p>
          </table:table-cell>
          <table:table-cell office:value-type="string" calcext:value-type="string">
            <text:p>What are Drosophila </text:p>
          </table:table-cell>
          <table:table-cell table:formula="of:=[.A501]" office:value-type="string" office:string-value="SAD.LAL" calcext:value-type="string">
            <text:p>SAD.LAL</text:p>
          </table:table-cell>
          <table:table-cell office:value-type="string" calcext:value-type="string">
            <text:p><text:s/>neurons?</text:p>
          </table:table-cell>
          <table:table-cell table:formula="of:=[.B501]&amp;[.C501]&amp;[.D501]" office:value-type="string" office:string-value="What are Drosophila SAD.LAL neurons?" calcext:value-type="string">
            <text:p>What are Drosophila SAD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1]" office:value-type="string" office:string-value="SAD.LAL" calcext:value-type="string">
            <text:p>SAD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501]&amp;[.J501]&amp;[.K501]" office:value-type="string" office:string-value="Are Drosophila SAD.LAL neurons excitatory or inhibitory?" calcext:value-type="string">
            <text:p>Are Drosophila SAD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VES</text:p>
          </table:table-cell>
          <table:table-cell office:value-type="string" calcext:value-type="string">
            <text:p>What are Drosophila </text:p>
          </table:table-cell>
          <table:table-cell table:formula="of:=[.A502]" office:value-type="string" office:string-value="LO.VES" calcext:value-type="string">
            <text:p>LO.VES</text:p>
          </table:table-cell>
          <table:table-cell office:value-type="string" calcext:value-type="string">
            <text:p><text:s/>neurons?</text:p>
          </table:table-cell>
          <table:table-cell table:formula="of:=[.B502]&amp;[.C502]&amp;[.D502]" office:value-type="string" office:string-value="What are Drosophila LO.VES neurons?" calcext:value-type="string">
            <text:p>What are Drosophila LO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2]" office:value-type="string" office:string-value="LO.VES" calcext:value-type="string">
            <text:p>LO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502]&amp;[.J502]&amp;[.K502]" office:value-type="string" office:string-value="Are Drosophila LO.VES neurons excitatory or inhibitory?" calcext:value-type="string">
            <text:p>Are Drosophila LO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LAL</text:p>
          </table:table-cell>
          <table:table-cell office:value-type="string" calcext:value-type="string">
            <text:p>What are Drosophila </text:p>
          </table:table-cell>
          <table:table-cell table:formula="of:=[.A503]" office:value-type="string" office:string-value="SMP.LAL" calcext:value-type="string">
            <text:p>SMP.LAL</text:p>
          </table:table-cell>
          <table:table-cell office:value-type="string" calcext:value-type="string">
            <text:p><text:s/>neurons?</text:p>
          </table:table-cell>
          <table:table-cell table:formula="of:=[.B503]&amp;[.C503]&amp;[.D503]" office:value-type="string" office:string-value="What are Drosophila SMP.LAL neurons?" calcext:value-type="string">
            <text:p>What are Drosophila SMP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3]" office:value-type="string" office:string-value="SMP.LAL" calcext:value-type="string">
            <text:p>SMP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503]&amp;[.J503]&amp;[.K503]" office:value-type="string" office:string-value="Are Drosophila SMP.LAL neurons excitatory or inhibitory?" calcext:value-type="string">
            <text:p>Are Drosophila SMP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LH</text:p>
          </table:table-cell>
          <table:table-cell office:value-type="string" calcext:value-type="string">
            <text:p>What are Drosophila </text:p>
          </table:table-cell>
          <table:table-cell table:formula="of:=[.A504]" office:value-type="string" office:string-value="SMP.LH" calcext:value-type="string">
            <text:p>SMP.LH</text:p>
          </table:table-cell>
          <table:table-cell office:value-type="string" calcext:value-type="string">
            <text:p><text:s/>neurons?</text:p>
          </table:table-cell>
          <table:table-cell table:formula="of:=[.B504]&amp;[.C504]&amp;[.D504]" office:value-type="string" office:string-value="What are Drosophila SMP.LH neurons?" calcext:value-type="string">
            <text:p>What are Drosophila SMP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4]" office:value-type="string" office:string-value="SMP.LH" calcext:value-type="string">
            <text:p>SMP.LH</text:p>
          </table:table-cell>
          <table:table-cell office:value-type="string" calcext:value-type="string">
            <text:p><text:s/>neurons excitatory or inhibitory?</text:p>
          </table:table-cell>
          <table:table-cell table:formula="of:=[.I504]&amp;[.J504]&amp;[.K504]" office:value-type="string" office:string-value="Are Drosophila SMP.LH neurons excitatory or inhibitory?" calcext:value-type="string">
            <text:p>Are Drosophila SMP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.LAL</text:p>
          </table:table-cell>
          <table:table-cell office:value-type="string" calcext:value-type="string">
            <text:p>What are Drosophila </text:p>
          </table:table-cell>
          <table:table-cell table:formula="of:=[.A505]" office:value-type="string" office:string-value="LOP.LAL" calcext:value-type="string">
            <text:p>LOP.LAL</text:p>
          </table:table-cell>
          <table:table-cell office:value-type="string" calcext:value-type="string">
            <text:p><text:s/>neurons?</text:p>
          </table:table-cell>
          <table:table-cell table:formula="of:=[.B505]&amp;[.C505]&amp;[.D505]" office:value-type="string" office:string-value="What are Drosophila LOP.LAL neurons?" calcext:value-type="string">
            <text:p>What are Drosophila LOP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5]" office:value-type="string" office:string-value="LOP.LAL" calcext:value-type="string">
            <text:p>LOP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505]&amp;[.J505]&amp;[.K505]" office:value-type="string" office:string-value="Are Drosophila LOP.LAL neurons excitatory or inhibitory?" calcext:value-type="string">
            <text:p>Are Drosophila LOP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AOTU</text:p>
          </table:table-cell>
          <table:table-cell office:value-type="string" calcext:value-type="string">
            <text:p>What are Drosophila </text:p>
          </table:table-cell>
          <table:table-cell table:formula="of:=[.A506]" office:value-type="string" office:string-value="LO.AOTU" calcext:value-type="string">
            <text:p>LO.AOTU</text:p>
          </table:table-cell>
          <table:table-cell office:value-type="string" calcext:value-type="string">
            <text:p><text:s/>neurons?</text:p>
          </table:table-cell>
          <table:table-cell table:formula="of:=[.B506]&amp;[.C506]&amp;[.D506]" office:value-type="string" office:string-value="What are Drosophila LO.AOTU neurons?" calcext:value-type="string">
            <text:p>What are Drosophila LO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6]" office:value-type="string" office:string-value="LO.AOTU" calcext:value-type="string">
            <text:p>LO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506]&amp;[.J506]&amp;[.K506]" office:value-type="string" office:string-value="Are Drosophila LO.AOTU neurons excitatory or inhibitory?" calcext:value-type="string">
            <text:p>Are Drosophila LO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SPS</text:p>
          </table:table-cell>
          <table:table-cell office:value-type="string" calcext:value-type="string">
            <text:p>What are Drosophila </text:p>
          </table:table-cell>
          <table:table-cell table:formula="of:=[.A507]" office:value-type="string" office:string-value="WED.SPS" calcext:value-type="string">
            <text:p>WED.SPS</text:p>
          </table:table-cell>
          <table:table-cell office:value-type="string" calcext:value-type="string">
            <text:p><text:s/>neurons?</text:p>
          </table:table-cell>
          <table:table-cell table:formula="of:=[.B507]&amp;[.C507]&amp;[.D507]" office:value-type="string" office:string-value="What are Drosophila WED.SPS neurons?" calcext:value-type="string">
            <text:p>What are Drosophila WED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7]" office:value-type="string" office:string-value="WED.SPS" calcext:value-type="string">
            <text:p>WED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507]&amp;[.J507]&amp;[.K507]" office:value-type="string" office:string-value="Are Drosophila WED.SPS neurons excitatory or inhibitory?" calcext:value-type="string">
            <text:p>Are Drosophila WED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WED</text:p>
          </table:table-cell>
          <table:table-cell office:value-type="string" calcext:value-type="string">
            <text:p>What are Drosophila </text:p>
          </table:table-cell>
          <table:table-cell table:formula="of:=[.A508]" office:value-type="string" office:string-value="VES.WED" calcext:value-type="string">
            <text:p>VES.WED</text:p>
          </table:table-cell>
          <table:table-cell office:value-type="string" calcext:value-type="string">
            <text:p><text:s/>neurons?</text:p>
          </table:table-cell>
          <table:table-cell table:formula="of:=[.B508]&amp;[.C508]&amp;[.D508]" office:value-type="string" office:string-value="What are Drosophila VES.WED neurons?" calcext:value-type="string">
            <text:p>What are Drosophila VES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8]" office:value-type="string" office:string-value="VES.WED" calcext:value-type="string">
            <text:p>VES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508]&amp;[.J508]&amp;[.K508]" office:value-type="string" office:string-value="Are Drosophila VES.WED neurons excitatory or inhibitory?" calcext:value-type="string">
            <text:p>Are Drosophila VES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CRE</text:p>
          </table:table-cell>
          <table:table-cell office:value-type="string" calcext:value-type="string">
            <text:p>What are Drosophila </text:p>
          </table:table-cell>
          <table:table-cell table:formula="of:=[.A509]" office:value-type="string" office:string-value="SIP.CRE" calcext:value-type="string">
            <text:p>SIP.CRE</text:p>
          </table:table-cell>
          <table:table-cell office:value-type="string" calcext:value-type="string">
            <text:p><text:s/>neurons?</text:p>
          </table:table-cell>
          <table:table-cell table:formula="of:=[.B509]&amp;[.C509]&amp;[.D509]" office:value-type="string" office:string-value="What are Drosophila SIP.CRE neurons?" calcext:value-type="string">
            <text:p>What are Drosophila SIP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9]" office:value-type="string" office:string-value="SIP.CRE" calcext:value-type="string">
            <text:p>SIP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509]&amp;[.J509]&amp;[.K509]" office:value-type="string" office:string-value="Are Drosophila SIP.CRE neurons excitatory or inhibitory?" calcext:value-type="string">
            <text:p>Are Drosophila SIP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VES</text:p>
          </table:table-cell>
          <table:table-cell office:value-type="string" calcext:value-type="string">
            <text:p>What are Drosophila </text:p>
          </table:table-cell>
          <table:table-cell table:formula="of:=[.A510]" office:value-type="string" office:string-value="GNG.VES" calcext:value-type="string">
            <text:p>GNG.VES</text:p>
          </table:table-cell>
          <table:table-cell office:value-type="string" calcext:value-type="string">
            <text:p><text:s/>neurons?</text:p>
          </table:table-cell>
          <table:table-cell table:formula="of:=[.B510]&amp;[.C510]&amp;[.D510]" office:value-type="string" office:string-value="What are Drosophila GNG.VES neurons?" calcext:value-type="string">
            <text:p>What are Drosophila GNG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0]" office:value-type="string" office:string-value="GNG.VES" calcext:value-type="string">
            <text:p>GNG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510]&amp;[.J510]&amp;[.K510]" office:value-type="string" office:string-value="Are Drosophila GNG.VES neurons excitatory or inhibitory?" calcext:value-type="string">
            <text:p>Are Drosophila GNG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PVLP</text:p>
          </table:table-cell>
          <table:table-cell office:value-type="string" calcext:value-type="string">
            <text:p>What are Drosophila </text:p>
          </table:table-cell>
          <table:table-cell table:formula="of:=[.A511]" office:value-type="string" office:string-value="LO.PVLP" calcext:value-type="string">
            <text:p>LO.PVLP</text:p>
          </table:table-cell>
          <table:table-cell office:value-type="string" calcext:value-type="string">
            <text:p><text:s/>neurons?</text:p>
          </table:table-cell>
          <table:table-cell table:formula="of:=[.B511]&amp;[.C511]&amp;[.D511]" office:value-type="string" office:string-value="What are Drosophila LO.PVLP neurons?" calcext:value-type="string">
            <text:p>What are Drosophila LO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1]" office:value-type="string" office:string-value="LO.PVLP" calcext:value-type="string">
            <text:p>LO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511]&amp;[.J511]&amp;[.K511]" office:value-type="string" office:string-value="Are Drosophila LO.PVLP neurons excitatory or inhibitory?" calcext:value-type="string">
            <text:p>Are Drosophila LO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AVLP</text:p>
          </table:table-cell>
          <table:table-cell office:value-type="string" calcext:value-type="string">
            <text:p>What are Drosophila </text:p>
          </table:table-cell>
          <table:table-cell table:formula="of:=[.A512]" office:value-type="string" office:string-value="LH.AVLP" calcext:value-type="string">
            <text:p>LH.AVLP</text:p>
          </table:table-cell>
          <table:table-cell office:value-type="string" calcext:value-type="string">
            <text:p><text:s/>neurons?</text:p>
          </table:table-cell>
          <table:table-cell table:formula="of:=[.B512]&amp;[.C512]&amp;[.D512]" office:value-type="string" office:string-value="What are Drosophila LH.AVLP neurons?" calcext:value-type="string">
            <text:p>What are Drosophila LH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2]" office:value-type="string" office:string-value="LH.AVLP" calcext:value-type="string">
            <text:p>LH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512]&amp;[.J512]&amp;[.K512]" office:value-type="string" office:string-value="Are Drosophila LH.AVLP neurons excitatory or inhibitory?" calcext:value-type="string">
            <text:p>Are Drosophila LH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IPS</text:p>
          </table:table-cell>
          <table:table-cell office:value-type="string" calcext:value-type="string">
            <text:p>What are Drosophila </text:p>
          </table:table-cell>
          <table:table-cell table:formula="of:=[.A513]" office:value-type="string" office:string-value="GNG.IPS" calcext:value-type="string">
            <text:p>GNG.IPS</text:p>
          </table:table-cell>
          <table:table-cell office:value-type="string" calcext:value-type="string">
            <text:p><text:s/>neurons?</text:p>
          </table:table-cell>
          <table:table-cell table:formula="of:=[.B513]&amp;[.C513]&amp;[.D513]" office:value-type="string" office:string-value="What are Drosophila GNG.IPS neurons?" calcext:value-type="string">
            <text:p>What are Drosophila GNG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3]" office:value-type="string" office:string-value="GNG.IPS" calcext:value-type="string">
            <text:p>GNG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513]&amp;[.J513]&amp;[.K513]" office:value-type="string" office:string-value="Are Drosophila GNG.IPS neurons excitatory or inhibitory?" calcext:value-type="string">
            <text:p>Are Drosophila GNG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SPS</text:p>
          </table:table-cell>
          <table:table-cell office:value-type="string" calcext:value-type="string">
            <text:p>What are Drosophila </text:p>
          </table:table-cell>
          <table:table-cell table:formula="of:=[.A514]" office:value-type="string" office:string-value="IPS.SPS" calcext:value-type="string">
            <text:p>IPS.SPS</text:p>
          </table:table-cell>
          <table:table-cell office:value-type="string" calcext:value-type="string">
            <text:p><text:s/>neurons?</text:p>
          </table:table-cell>
          <table:table-cell table:formula="of:=[.B514]&amp;[.C514]&amp;[.D514]" office:value-type="string" office:string-value="What are Drosophila IPS.SPS neurons?" calcext:value-type="string">
            <text:p>What are Drosophila IPS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4]" office:value-type="string" office:string-value="IPS.SPS" calcext:value-type="string">
            <text:p>IPS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514]&amp;[.J514]&amp;[.K514]" office:value-type="string" office:string-value="Are Drosophila IPS.SPS neurons excitatory or inhibitory?" calcext:value-type="string">
            <text:p>Are Drosophila IPS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.IB</text:p>
          </table:table-cell>
          <table:table-cell office:value-type="string" calcext:value-type="string">
            <text:p>What are Drosophila </text:p>
          </table:table-cell>
          <table:table-cell table:formula="of:=[.A515]" office:value-type="string" office:string-value="ATL.IB" calcext:value-type="string">
            <text:p>ATL.IB</text:p>
          </table:table-cell>
          <table:table-cell office:value-type="string" calcext:value-type="string">
            <text:p><text:s/>neurons?</text:p>
          </table:table-cell>
          <table:table-cell table:formula="of:=[.B515]&amp;[.C515]&amp;[.D515]" office:value-type="string" office:string-value="What are Drosophila ATL.IB neurons?" calcext:value-type="string">
            <text:p>What are Drosophila ATL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5]" office:value-type="string" office:string-value="ATL.IB" calcext:value-type="string">
            <text:p>ATL.IB</text:p>
          </table:table-cell>
          <table:table-cell office:value-type="string" calcext:value-type="string">
            <text:p><text:s/>neurons excitatory or inhibitory?</text:p>
          </table:table-cell>
          <table:table-cell table:formula="of:=[.I515]&amp;[.J515]&amp;[.K515]" office:value-type="string" office:string-value="Are Drosophila ATL.IB neurons excitatory or inhibitory?" calcext:value-type="string">
            <text:p>Are Drosophila ATL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AMMC</text:p>
          </table:table-cell>
          <table:table-cell office:value-type="string" calcext:value-type="string">
            <text:p>What are Drosophila </text:p>
          </table:table-cell>
          <table:table-cell table:formula="of:=[.A516]" office:value-type="string" office:string-value="PVLP.AMMC" calcext:value-type="string">
            <text:p>PVLP.AMMC</text:p>
          </table:table-cell>
          <table:table-cell office:value-type="string" calcext:value-type="string">
            <text:p><text:s/>neurons?</text:p>
          </table:table-cell>
          <table:table-cell table:formula="of:=[.B516]&amp;[.C516]&amp;[.D516]" office:value-type="string" office:string-value="What are Drosophila PVLP.AMMC neurons?" calcext:value-type="string">
            <text:p>What are Drosophila PVLP.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6]" office:value-type="string" office:string-value="PVLP.AMMC" calcext:value-type="string">
            <text:p>PVLP.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516]&amp;[.J516]&amp;[.K516]" office:value-type="string" office:string-value="Are Drosophila PVLP.AMMC neurons excitatory or inhibitory?" calcext:value-type="string">
            <text:p>Are Drosophila PVLP.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PLP</text:p>
          </table:table-cell>
          <table:table-cell office:value-type="string" calcext:value-type="string">
            <text:p>What are Drosophila </text:p>
          </table:table-cell>
          <table:table-cell table:formula="of:=[.A517]" office:value-type="string" office:string-value="ME.PLP" calcext:value-type="string">
            <text:p>ME.PLP</text:p>
          </table:table-cell>
          <table:table-cell office:value-type="string" calcext:value-type="string">
            <text:p><text:s/>neurons?</text:p>
          </table:table-cell>
          <table:table-cell table:formula="of:=[.B517]&amp;[.C517]&amp;[.D517]" office:value-type="string" office:string-value="What are Drosophila ME.PLP neurons?" calcext:value-type="string">
            <text:p>What are Drosophila ME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7]" office:value-type="string" office:string-value="ME.PLP" calcext:value-type="string">
            <text:p>ME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517]&amp;[.J517]&amp;[.K517]" office:value-type="string" office:string-value="Are Drosophila ME.PLP neurons excitatory or inhibitory?" calcext:value-type="string">
            <text:p>Are Drosophila ME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SAD</text:p>
          </table:table-cell>
          <table:table-cell office:value-type="string" calcext:value-type="string">
            <text:p>What are Drosophila </text:p>
          </table:table-cell>
          <table:table-cell table:formula="of:=[.A518]" office:value-type="string" office:string-value="GNG.SAD" calcext:value-type="string">
            <text:p>GNG.SAD</text:p>
          </table:table-cell>
          <table:table-cell office:value-type="string" calcext:value-type="string">
            <text:p><text:s/>neurons?</text:p>
          </table:table-cell>
          <table:table-cell table:formula="of:=[.B518]&amp;[.C518]&amp;[.D518]" office:value-type="string" office:string-value="What are Drosophila GNG.SAD neurons?" calcext:value-type="string">
            <text:p>What are Drosophila GNG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8]" office:value-type="string" office:string-value="GNG.SAD" calcext:value-type="string">
            <text:p>GNG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518]&amp;[.J518]&amp;[.K518]" office:value-type="string" office:string-value="Are Drosophila GNG.SAD neurons excitatory or inhibitory?" calcext:value-type="string">
            <text:p>Are Drosophila GNG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LAL</text:p>
          </table:table-cell>
          <table:table-cell office:value-type="string" calcext:value-type="string">
            <text:p>What are Drosophila </text:p>
          </table:table-cell>
          <table:table-cell table:formula="of:=[.A519]" office:value-type="string" office:string-value="AOTU.LAL" calcext:value-type="string">
            <text:p>AOTU.LAL</text:p>
          </table:table-cell>
          <table:table-cell office:value-type="string" calcext:value-type="string">
            <text:p><text:s/>neurons?</text:p>
          </table:table-cell>
          <table:table-cell table:formula="of:=[.B519]&amp;[.C519]&amp;[.D519]" office:value-type="string" office:string-value="What are Drosophila AOTU.LAL neurons?" calcext:value-type="string">
            <text:p>What are Drosophila AOTU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9]" office:value-type="string" office:string-value="AOTU.LAL" calcext:value-type="string">
            <text:p>AOTU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519]&amp;[.J519]&amp;[.K519]" office:value-type="string" office:string-value="Are Drosophila AOTU.LAL neurons excitatory or inhibitory?" calcext:value-type="string">
            <text:p>Are Drosophila AOTU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FLA</text:p>
          </table:table-cell>
          <table:table-cell office:value-type="string" calcext:value-type="string">
            <text:p>What are Drosophila </text:p>
          </table:table-cell>
          <table:table-cell table:formula="of:=[.A520]" office:value-type="string" office:string-value="SMP.FLA" calcext:value-type="string">
            <text:p>SMP.FLA</text:p>
          </table:table-cell>
          <table:table-cell office:value-type="string" calcext:value-type="string">
            <text:p><text:s/>neurons?</text:p>
          </table:table-cell>
          <table:table-cell table:formula="of:=[.B520]&amp;[.C520]&amp;[.D520]" office:value-type="string" office:string-value="What are Drosophila SMP.FLA neurons?" calcext:value-type="string">
            <text:p>What are Drosophila SMP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0]" office:value-type="string" office:string-value="SMP.FLA" calcext:value-type="string">
            <text:p>SMP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520]&amp;[.J520]&amp;[.K520]" office:value-type="string" office:string-value="Are Drosophila SMP.FLA neurons excitatory or inhibitory?" calcext:value-type="string">
            <text:p>Are Drosophila SMP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ICL</text:p>
          </table:table-cell>
          <table:table-cell office:value-type="string" calcext:value-type="string">
            <text:p>What are Drosophila </text:p>
          </table:table-cell>
          <table:table-cell table:formula="of:=[.A521]" office:value-type="string" office:string-value="SLP.ICL" calcext:value-type="string">
            <text:p>SLP.ICL</text:p>
          </table:table-cell>
          <table:table-cell office:value-type="string" calcext:value-type="string">
            <text:p><text:s/>neurons?</text:p>
          </table:table-cell>
          <table:table-cell table:formula="of:=[.B521]&amp;[.C521]&amp;[.D521]" office:value-type="string" office:string-value="What are Drosophila SLP.ICL neurons?" calcext:value-type="string">
            <text:p>What are Drosophila SLP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1]" office:value-type="string" office:string-value="SLP.ICL" calcext:value-type="string">
            <text:p>SLP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521]&amp;[.J521]&amp;[.K521]" office:value-type="string" office:string-value="Are Drosophila SLP.ICL neurons excitatory or inhibitory?" calcext:value-type="string">
            <text:p>Are Drosophila SLP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AL</text:p>
          </table:table-cell>
          <table:table-cell office:value-type="string" calcext:value-type="string">
            <text:p>What are Drosophila </text:p>
          </table:table-cell>
          <table:table-cell table:formula="of:=[.A522]" office:value-type="string" office:string-value="WED.AL" calcext:value-type="string">
            <text:p>WED.AL</text:p>
          </table:table-cell>
          <table:table-cell office:value-type="string" calcext:value-type="string">
            <text:p><text:s/>neurons?</text:p>
          </table:table-cell>
          <table:table-cell table:formula="of:=[.B522]&amp;[.C522]&amp;[.D522]" office:value-type="string" office:string-value="What are Drosophila WED.AL neurons?" calcext:value-type="string">
            <text:p>What are Drosophila WED.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2]" office:value-type="string" office:string-value="WED.AL" calcext:value-type="string">
            <text:p>WED.AL</text:p>
          </table:table-cell>
          <table:table-cell office:value-type="string" calcext:value-type="string">
            <text:p><text:s/>neurons excitatory or inhibitory?</text:p>
          </table:table-cell>
          <table:table-cell table:formula="of:=[.I522]&amp;[.J522]&amp;[.K522]" office:value-type="string" office:string-value="Are Drosophila WED.AL neurons excitatory or inhibitory?" calcext:value-type="string">
            <text:p>Are Drosophila WED.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.CRE</text:p>
          </table:table-cell>
          <table:table-cell office:value-type="string" calcext:value-type="string">
            <text:p>What are Drosophila </text:p>
          </table:table-cell>
          <table:table-cell table:formula="of:=[.A523]" office:value-type="string" office:string-value="FLA.CRE" calcext:value-type="string">
            <text:p>FLA.CRE</text:p>
          </table:table-cell>
          <table:table-cell office:value-type="string" calcext:value-type="string">
            <text:p><text:s/>neurons?</text:p>
          </table:table-cell>
          <table:table-cell table:formula="of:=[.B523]&amp;[.C523]&amp;[.D523]" office:value-type="string" office:string-value="What are Drosophila FLA.CRE neurons?" calcext:value-type="string">
            <text:p>What are Drosophila FLA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3]" office:value-type="string" office:string-value="FLA.CRE" calcext:value-type="string">
            <text:p>FLA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523]&amp;[.J523]&amp;[.K523]" office:value-type="string" office:string-value="Are Drosophila FLA.CRE neurons excitatory or inhibitory?" calcext:value-type="string">
            <text:p>Are Drosophila FLA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ME</text:p>
          </table:table-cell>
          <table:table-cell office:value-type="string" calcext:value-type="string">
            <text:p>What are Drosophila </text:p>
          </table:table-cell>
          <table:table-cell table:formula="of:=[.A524]" office:value-type="string" office:string-value="AOTU.ME" calcext:value-type="string">
            <text:p>AOTU.ME</text:p>
          </table:table-cell>
          <table:table-cell office:value-type="string" calcext:value-type="string">
            <text:p><text:s/>neurons?</text:p>
          </table:table-cell>
          <table:table-cell table:formula="of:=[.B524]&amp;[.C524]&amp;[.D524]" office:value-type="string" office:string-value="What are Drosophila AOTU.ME neurons?" calcext:value-type="string">
            <text:p>What are Drosophila AOTU.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4]" office:value-type="string" office:string-value="AOTU.ME" calcext:value-type="string">
            <text:p>AOTU.ME</text:p>
          </table:table-cell>
          <table:table-cell office:value-type="string" calcext:value-type="string">
            <text:p><text:s/>neurons excitatory or inhibitory?</text:p>
          </table:table-cell>
          <table:table-cell table:formula="of:=[.I524]&amp;[.J524]&amp;[.K524]" office:value-type="string" office:string-value="Are Drosophila AOTU.ME neurons excitatory or inhibitory?" calcext:value-type="string">
            <text:p>Are Drosophila AOTU.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GOR</text:p>
          </table:table-cell>
          <table:table-cell office:value-type="string" calcext:value-type="string">
            <text:p>What are Drosophila </text:p>
          </table:table-cell>
          <table:table-cell table:formula="of:=[.A525]" office:value-type="string" office:string-value="SPS.GOR" calcext:value-type="string">
            <text:p>SPS.GOR</text:p>
          </table:table-cell>
          <table:table-cell office:value-type="string" calcext:value-type="string">
            <text:p><text:s/>neurons?</text:p>
          </table:table-cell>
          <table:table-cell table:formula="of:=[.B525]&amp;[.C525]&amp;[.D525]" office:value-type="string" office:string-value="What are Drosophila SPS.GOR neurons?" calcext:value-type="string">
            <text:p>What are Drosophila SPS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5]" office:value-type="string" office:string-value="SPS.GOR" calcext:value-type="string">
            <text:p>SPS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525]&amp;[.J525]&amp;[.K525]" office:value-type="string" office:string-value="Are Drosophila SPS.GOR neurons excitatory or inhibitory?" calcext:value-type="string">
            <text:p>Are Drosophila SPS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GOR</text:p>
          </table:table-cell>
          <table:table-cell office:value-type="string" calcext:value-type="string">
            <text:p>What are Drosophila </text:p>
          </table:table-cell>
          <table:table-cell table:formula="of:=[.A526]" office:value-type="string" office:string-value="GNG.GOR" calcext:value-type="string">
            <text:p>GNG.GOR</text:p>
          </table:table-cell>
          <table:table-cell office:value-type="string" calcext:value-type="string">
            <text:p><text:s/>neurons?</text:p>
          </table:table-cell>
          <table:table-cell table:formula="of:=[.B526]&amp;[.C526]&amp;[.D526]" office:value-type="string" office:string-value="What are Drosophila GNG.GOR neurons?" calcext:value-type="string">
            <text:p>What are Drosophila GNG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6]" office:value-type="string" office:string-value="GNG.GOR" calcext:value-type="string">
            <text:p>GNG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526]&amp;[.J526]&amp;[.K526]" office:value-type="string" office:string-value="Are Drosophila GNG.GOR neurons excitatory or inhibitory?" calcext:value-type="string">
            <text:p>Are Drosophila GNG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GOR</text:p>
          </table:table-cell>
          <table:table-cell office:value-type="string" calcext:value-type="string">
            <text:p>What are Drosophila </text:p>
          </table:table-cell>
          <table:table-cell table:formula="of:=[.A527]" office:value-type="string" office:string-value="SMP.GOR" calcext:value-type="string">
            <text:p>SMP.GOR</text:p>
          </table:table-cell>
          <table:table-cell office:value-type="string" calcext:value-type="string">
            <text:p><text:s/>neurons?</text:p>
          </table:table-cell>
          <table:table-cell table:formula="of:=[.B527]&amp;[.C527]&amp;[.D527]" office:value-type="string" office:string-value="What are Drosophila SMP.GOR neurons?" calcext:value-type="string">
            <text:p>What are Drosophila SMP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7]" office:value-type="string" office:string-value="SMP.GOR" calcext:value-type="string">
            <text:p>SMP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527]&amp;[.J527]&amp;[.K527]" office:value-type="string" office:string-value="Are Drosophila SMP.GOR neurons excitatory or inhibitory?" calcext:value-type="string">
            <text:p>Are Drosophila SMP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SLP</text:p>
          </table:table-cell>
          <table:table-cell office:value-type="string" calcext:value-type="string">
            <text:p>What are Drosophila </text:p>
          </table:table-cell>
          <table:table-cell table:formula="of:=[.A528]" office:value-type="string" office:string-value="PLP.SLP" calcext:value-type="string">
            <text:p>PLP.SLP</text:p>
          </table:table-cell>
          <table:table-cell office:value-type="string" calcext:value-type="string">
            <text:p><text:s/>neurons?</text:p>
          </table:table-cell>
          <table:table-cell table:formula="of:=[.B528]&amp;[.C528]&amp;[.D528]" office:value-type="string" office:string-value="What are Drosophila PLP.SLP neurons?" calcext:value-type="string">
            <text:p>What are Drosophila PLP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8]" office:value-type="string" office:string-value="PLP.SLP" calcext:value-type="string">
            <text:p>PLP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528]&amp;[.J528]&amp;[.K528]" office:value-type="string" office:string-value="Are Drosophila PLP.SLP neurons excitatory or inhibitory?" calcext:value-type="string">
            <text:p>Are Drosophila PLP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AOTU</text:p>
          </table:table-cell>
          <table:table-cell office:value-type="string" calcext:value-type="string">
            <text:p>What are Drosophila </text:p>
          </table:table-cell>
          <table:table-cell table:formula="of:=[.A529]" office:value-type="string" office:string-value="SCL.AOTU" calcext:value-type="string">
            <text:p>SCL.AOTU</text:p>
          </table:table-cell>
          <table:table-cell office:value-type="string" calcext:value-type="string">
            <text:p><text:s/>neurons?</text:p>
          </table:table-cell>
          <table:table-cell table:formula="of:=[.B529]&amp;[.C529]&amp;[.D529]" office:value-type="string" office:string-value="What are Drosophila SCL.AOTU neurons?" calcext:value-type="string">
            <text:p>What are Drosophila SCL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9]" office:value-type="string" office:string-value="SCL.AOTU" calcext:value-type="string">
            <text:p>SCL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529]&amp;[.J529]&amp;[.K529]" office:value-type="string" office:string-value="Are Drosophila SCL.AOTU neurons excitatory or inhibitory?" calcext:value-type="string">
            <text:p>Are Drosophila SCL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IB</text:p>
          </table:table-cell>
          <table:table-cell office:value-type="string" calcext:value-type="string">
            <text:p>What are Drosophila </text:p>
          </table:table-cell>
          <table:table-cell table:formula="of:=[.A530]" office:value-type="string" office:string-value="SLP.IB" calcext:value-type="string">
            <text:p>SLP.IB</text:p>
          </table:table-cell>
          <table:table-cell office:value-type="string" calcext:value-type="string">
            <text:p><text:s/>neurons?</text:p>
          </table:table-cell>
          <table:table-cell table:formula="of:=[.B530]&amp;[.C530]&amp;[.D530]" office:value-type="string" office:string-value="What are Drosophila SLP.IB neurons?" calcext:value-type="string">
            <text:p>What are Drosophila SLP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0]" office:value-type="string" office:string-value="SLP.IB" calcext:value-type="string">
            <text:p>SLP.IB</text:p>
          </table:table-cell>
          <table:table-cell office:value-type="string" calcext:value-type="string">
            <text:p><text:s/>neurons excitatory or inhibitory?</text:p>
          </table:table-cell>
          <table:table-cell table:formula="of:=[.I530]&amp;[.J530]&amp;[.K530]" office:value-type="string" office:string-value="Are Drosophila SLP.IB neurons excitatory or inhibitory?" calcext:value-type="string">
            <text:p>Are Drosophila SLP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GOR</text:p>
          </table:table-cell>
          <table:table-cell office:value-type="string" calcext:value-type="string">
            <text:p>What are Drosophila </text:p>
          </table:table-cell>
          <table:table-cell table:formula="of:=[.A531]" office:value-type="string" office:string-value="PLP.GOR" calcext:value-type="string">
            <text:p>PLP.GOR</text:p>
          </table:table-cell>
          <table:table-cell office:value-type="string" calcext:value-type="string">
            <text:p><text:s/>neurons?</text:p>
          </table:table-cell>
          <table:table-cell table:formula="of:=[.B531]&amp;[.C531]&amp;[.D531]" office:value-type="string" office:string-value="What are Drosophila PLP.GOR neurons?" calcext:value-type="string">
            <text:p>What are Drosophila PLP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1]" office:value-type="string" office:string-value="PLP.GOR" calcext:value-type="string">
            <text:p>PLP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531]&amp;[.J531]&amp;[.K531]" office:value-type="string" office:string-value="Are Drosophila PLP.GOR neurons excitatory or inhibitory?" calcext:value-type="string">
            <text:p>Are Drosophila PLP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FLA</text:p>
          </table:table-cell>
          <table:table-cell office:value-type="string" calcext:value-type="string">
            <text:p>What are Drosophila </text:p>
          </table:table-cell>
          <table:table-cell table:formula="of:=[.A532]" office:value-type="string" office:string-value="VES.FLA" calcext:value-type="string">
            <text:p>VES.FLA</text:p>
          </table:table-cell>
          <table:table-cell office:value-type="string" calcext:value-type="string">
            <text:p><text:s/>neurons?</text:p>
          </table:table-cell>
          <table:table-cell table:formula="of:=[.B532]&amp;[.C532]&amp;[.D532]" office:value-type="string" office:string-value="What are Drosophila VES.FLA neurons?" calcext:value-type="string">
            <text:p>What are Drosophila VES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2]" office:value-type="string" office:string-value="VES.FLA" calcext:value-type="string">
            <text:p>VES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532]&amp;[.J532]&amp;[.K532]" office:value-type="string" office:string-value="Are Drosophila VES.FLA neurons excitatory or inhibitory?" calcext:value-type="string">
            <text:p>Are Drosophila VES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AL</text:p>
          </table:table-cell>
          <table:table-cell office:value-type="string" calcext:value-type="string">
            <text:p>What are Drosophila </text:p>
          </table:table-cell>
          <table:table-cell table:formula="of:=[.A533]" office:value-type="string" office:string-value="SMP.AL" calcext:value-type="string">
            <text:p>SMP.AL</text:p>
          </table:table-cell>
          <table:table-cell office:value-type="string" calcext:value-type="string">
            <text:p><text:s/>neurons?</text:p>
          </table:table-cell>
          <table:table-cell table:formula="of:=[.B533]&amp;[.C533]&amp;[.D533]" office:value-type="string" office:string-value="What are Drosophila SMP.AL neurons?" calcext:value-type="string">
            <text:p>What are Drosophila SMP.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3]" office:value-type="string" office:string-value="SMP.AL" calcext:value-type="string">
            <text:p>SMP.AL</text:p>
          </table:table-cell>
          <table:table-cell office:value-type="string" calcext:value-type="string">
            <text:p><text:s/>neurons excitatory or inhibitory?</text:p>
          </table:table-cell>
          <table:table-cell table:formula="of:=[.I533]&amp;[.J533]&amp;[.K533]" office:value-type="string" office:string-value="Are Drosophila SMP.AL neurons excitatory or inhibitory?" calcext:value-type="string">
            <text:p>Are Drosophila SMP.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ICL</text:p>
          </table:table-cell>
          <table:table-cell office:value-type="string" calcext:value-type="string">
            <text:p>What are Drosophila </text:p>
          </table:table-cell>
          <table:table-cell table:formula="of:=[.A534]" office:value-type="string" office:string-value="SCL.ICL" calcext:value-type="string">
            <text:p>SCL.ICL</text:p>
          </table:table-cell>
          <table:table-cell office:value-type="string" calcext:value-type="string">
            <text:p><text:s/>neurons?</text:p>
          </table:table-cell>
          <table:table-cell table:formula="of:=[.B534]&amp;[.C534]&amp;[.D534]" office:value-type="string" office:string-value="What are Drosophila SCL.ICL neurons?" calcext:value-type="string">
            <text:p>What are Drosophila SCL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4]" office:value-type="string" office:string-value="SCL.ICL" calcext:value-type="string">
            <text:p>SCL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534]&amp;[.J534]&amp;[.K534]" office:value-type="string" office:string-value="Are Drosophila SCL.ICL neurons excitatory or inhibitory?" calcext:value-type="string">
            <text:p>Are Drosophila SCL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ML.SLP</text:p>
          </table:table-cell>
          <table:table-cell office:value-type="string" calcext:value-type="string">
            <text:p>What are Drosophila </text:p>
          </table:table-cell>
          <table:table-cell table:formula="of:=[.A535]" office:value-type="string" office:string-value="MB_ML.SLP" calcext:value-type="string">
            <text:p>MB_ML.SLP</text:p>
          </table:table-cell>
          <table:table-cell office:value-type="string" calcext:value-type="string">
            <text:p><text:s/>neurons?</text:p>
          </table:table-cell>
          <table:table-cell table:formula="of:=[.B535]&amp;[.C535]&amp;[.D535]" office:value-type="string" office:string-value="What are Drosophila MB_ML.SLP neurons?" calcext:value-type="string">
            <text:p>What are Drosophila MB_ML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5]" office:value-type="string" office:string-value="MB_ML.SLP" calcext:value-type="string">
            <text:p>MB_ML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535]&amp;[.J535]&amp;[.K535]" office:value-type="string" office:string-value="Are Drosophila MB_ML.SLP neurons excitatory or inhibitory?" calcext:value-type="string">
            <text:p>Are Drosophila MB_ML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EB</text:p>
          </table:table-cell>
          <table:table-cell office:value-type="string" calcext:value-type="string">
            <text:p>What are Drosophila </text:p>
          </table:table-cell>
          <table:table-cell table:formula="of:=[.A536]" office:value-type="string" office:string-value="NO.EB" calcext:value-type="string">
            <text:p>NO.EB</text:p>
          </table:table-cell>
          <table:table-cell office:value-type="string" calcext:value-type="string">
            <text:p><text:s/>neurons?</text:p>
          </table:table-cell>
          <table:table-cell table:formula="of:=[.B536]&amp;[.C536]&amp;[.D536]" office:value-type="string" office:string-value="What are Drosophila NO.EB neurons?" calcext:value-type="string">
            <text:p>What are Drosophila NO.E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6]" office:value-type="string" office:string-value="NO.EB" calcext:value-type="string">
            <text:p>NO.EB</text:p>
          </table:table-cell>
          <table:table-cell office:value-type="string" calcext:value-type="string">
            <text:p><text:s/>neurons excitatory or inhibitory?</text:p>
          </table:table-cell>
          <table:table-cell table:formula="of:=[.I536]&amp;[.J536]&amp;[.K536]" office:value-type="string" office:string-value="Are Drosophila NO.EB neurons excitatory or inhibitory?" calcext:value-type="string">
            <text:p>Are Drosophila NO.E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C.WED</text:p>
          </table:table-cell>
          <table:table-cell office:value-type="string" calcext:value-type="string">
            <text:p>What are Drosophila </text:p>
          </table:table-cell>
          <table:table-cell table:formula="of:=[.A537]" office:value-type="string" office:string-value="AMMC.WED" calcext:value-type="string">
            <text:p>AMMC.WED</text:p>
          </table:table-cell>
          <table:table-cell office:value-type="string" calcext:value-type="string">
            <text:p><text:s/>neurons?</text:p>
          </table:table-cell>
          <table:table-cell table:formula="of:=[.B537]&amp;[.C537]&amp;[.D537]" office:value-type="string" office:string-value="What are Drosophila AMMC.WED neurons?" calcext:value-type="string">
            <text:p>What are Drosophila AMMC.W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7]" office:value-type="string" office:string-value="AMMC.WED" calcext:value-type="string">
            <text:p>AMMC.WED</text:p>
          </table:table-cell>
          <table:table-cell office:value-type="string" calcext:value-type="string">
            <text:p><text:s/>neurons excitatory or inhibitory?</text:p>
          </table:table-cell>
          <table:table-cell table:formula="of:=[.I537]&amp;[.J537]&amp;[.K537]" office:value-type="string" office:string-value="Are Drosophila AMMC.WED neurons excitatory or inhibitory?" calcext:value-type="string">
            <text:p>Are Drosophila AMMC.W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AOTU</text:p>
          </table:table-cell>
          <table:table-cell office:value-type="string" calcext:value-type="string">
            <text:p>What are Drosophila </text:p>
          </table:table-cell>
          <table:table-cell table:formula="of:=[.A538]" office:value-type="string" office:string-value="SLP.AOTU" calcext:value-type="string">
            <text:p>SLP.AOTU</text:p>
          </table:table-cell>
          <table:table-cell office:value-type="string" calcext:value-type="string">
            <text:p><text:s/>neurons?</text:p>
          </table:table-cell>
          <table:table-cell table:formula="of:=[.B538]&amp;[.C538]&amp;[.D538]" office:value-type="string" office:string-value="What are Drosophila SLP.AOTU neurons?" calcext:value-type="string">
            <text:p>What are Drosophila SLP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8]" office:value-type="string" office:string-value="SLP.AOTU" calcext:value-type="string">
            <text:p>SLP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538]&amp;[.J538]&amp;[.K538]" office:value-type="string" office:string-value="Are Drosophila SLP.AOTU neurons excitatory or inhibitory?" calcext:value-type="string">
            <text:p>Are Drosophila SLP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PLP</text:p>
          </table:table-cell>
          <table:table-cell office:value-type="string" calcext:value-type="string">
            <text:p>What are Drosophila </text:p>
          </table:table-cell>
          <table:table-cell table:formula="of:=[.A539]" office:value-type="string" office:string-value="SMP.PLP" calcext:value-type="string">
            <text:p>SMP.PLP</text:p>
          </table:table-cell>
          <table:table-cell office:value-type="string" calcext:value-type="string">
            <text:p><text:s/>neurons?</text:p>
          </table:table-cell>
          <table:table-cell table:formula="of:=[.B539]&amp;[.C539]&amp;[.D539]" office:value-type="string" office:string-value="What are Drosophila SMP.PLP neurons?" calcext:value-type="string">
            <text:p>What are Drosophila SMP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9]" office:value-type="string" office:string-value="SMP.PLP" calcext:value-type="string">
            <text:p>SMP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539]&amp;[.J539]&amp;[.K539]" office:value-type="string" office:string-value="Are Drosophila SMP.PLP neurons excitatory or inhibitory?" calcext:value-type="string">
            <text:p>Are Drosophila SMP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</text:p>
          </table:table-cell>
          <table:table-cell office:value-type="string" calcext:value-type="string">
            <text:p>What are Drosophila </text:p>
          </table:table-cell>
          <table:table-cell table:formula="of:=[.A540]" office:value-type="string" office:string-value="AME" calcext:value-type="string">
            <text:p>AME</text:p>
          </table:table-cell>
          <table:table-cell office:value-type="string" calcext:value-type="string">
            <text:p><text:s/>neurons?</text:p>
          </table:table-cell>
          <table:table-cell table:formula="of:=[.B540]&amp;[.C540]&amp;[.D540]" office:value-type="string" office:string-value="What are Drosophila AME neurons?" calcext:value-type="string">
            <text:p>What are Drosophila A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0]" office:value-type="string" office:string-value="AME" calcext:value-type="string">
            <text:p>AME</text:p>
          </table:table-cell>
          <table:table-cell office:value-type="string" calcext:value-type="string">
            <text:p><text:s/>neurons excitatory or inhibitory?</text:p>
          </table:table-cell>
          <table:table-cell table:formula="of:=[.I540]&amp;[.J540]&amp;[.K540]" office:value-type="string" office:string-value="Are Drosophila AME neurons excitatory or inhibitory?" calcext:value-type="string">
            <text:p>Are Drosophila A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AOTU</text:p>
          </table:table-cell>
          <table:table-cell office:value-type="string" calcext:value-type="string">
            <text:p>What are Drosophila </text:p>
          </table:table-cell>
          <table:table-cell table:formula="of:=[.A541]" office:value-type="string" office:string-value="SIP.AOTU" calcext:value-type="string">
            <text:p>SIP.AOTU</text:p>
          </table:table-cell>
          <table:table-cell office:value-type="string" calcext:value-type="string">
            <text:p><text:s/>neurons?</text:p>
          </table:table-cell>
          <table:table-cell table:formula="of:=[.B541]&amp;[.C541]&amp;[.D541]" office:value-type="string" office:string-value="What are Drosophila SIP.AOTU neurons?" calcext:value-type="string">
            <text:p>What are Drosophila SIP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1]" office:value-type="string" office:string-value="SIP.AOTU" calcext:value-type="string">
            <text:p>SIP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541]&amp;[.J541]&amp;[.K541]" office:value-type="string" office:string-value="Are Drosophila SIP.AOTU neurons excitatory or inhibitory?" calcext:value-type="string">
            <text:p>Are Drosophila SIP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.IB</text:p>
          </table:table-cell>
          <table:table-cell office:value-type="string" calcext:value-type="string">
            <text:p>What are Drosophila </text:p>
          </table:table-cell>
          <table:table-cell table:formula="of:=[.A542]" office:value-type="string" office:string-value="GOR.IB" calcext:value-type="string">
            <text:p>GOR.IB</text:p>
          </table:table-cell>
          <table:table-cell office:value-type="string" calcext:value-type="string">
            <text:p><text:s/>neurons?</text:p>
          </table:table-cell>
          <table:table-cell table:formula="of:=[.B542]&amp;[.C542]&amp;[.D542]" office:value-type="string" office:string-value="What are Drosophila GOR.IB neurons?" calcext:value-type="string">
            <text:p>What are Drosophila GOR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2]" office:value-type="string" office:string-value="GOR.IB" calcext:value-type="string">
            <text:p>GOR.IB</text:p>
          </table:table-cell>
          <table:table-cell office:value-type="string" calcext:value-type="string">
            <text:p><text:s/>neurons excitatory or inhibitory?</text:p>
          </table:table-cell>
          <table:table-cell table:formula="of:=[.I542]&amp;[.J542]&amp;[.K542]" office:value-type="string" office:string-value="Are Drosophila GOR.IB neurons excitatory or inhibitory?" calcext:value-type="string">
            <text:p>Are Drosophila GOR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C</text:p>
          </table:table-cell>
          <table:table-cell office:value-type="string" calcext:value-type="string">
            <text:p>What are Drosophila </text:p>
          </table:table-cell>
          <table:table-cell table:formula="of:=[.A543]" office:value-type="string" office:string-value="AMMC" calcext:value-type="string">
            <text:p>AMMC</text:p>
          </table:table-cell>
          <table:table-cell office:value-type="string" calcext:value-type="string">
            <text:p><text:s/>neurons?</text:p>
          </table:table-cell>
          <table:table-cell table:formula="of:=[.B543]&amp;[.C543]&amp;[.D543]" office:value-type="string" office:string-value="What are Drosophila AMMC neurons?" calcext:value-type="string">
            <text:p>What are Drosophila 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3]" office:value-type="string" office:string-value="AMMC" calcext:value-type="string">
            <text:p>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543]&amp;[.J543]&amp;[.K543]" office:value-type="string" office:string-value="Are Drosophila AMMC neurons excitatory or inhibitory?" calcext:value-type="string">
            <text:p>Are Drosophila 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VES</text:p>
          </table:table-cell>
          <table:table-cell office:value-type="string" calcext:value-type="string">
            <text:p>What are Drosophila </text:p>
          </table:table-cell>
          <table:table-cell table:formula="of:=[.A544]" office:value-type="string" office:string-value="SAD.VES" calcext:value-type="string">
            <text:p>SAD.VES</text:p>
          </table:table-cell>
          <table:table-cell office:value-type="string" calcext:value-type="string">
            <text:p><text:s/>neurons?</text:p>
          </table:table-cell>
          <table:table-cell table:formula="of:=[.B544]&amp;[.C544]&amp;[.D544]" office:value-type="string" office:string-value="What are Drosophila SAD.VES neurons?" calcext:value-type="string">
            <text:p>What are Drosophila SAD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4]" office:value-type="string" office:string-value="SAD.VES" calcext:value-type="string">
            <text:p>SAD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544]&amp;[.J544]&amp;[.K544]" office:value-type="string" office:string-value="Are Drosophila SAD.VES neurons excitatory or inhibitory?" calcext:value-type="string">
            <text:p>Are Drosophila SAD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SLP</text:p>
          </table:table-cell>
          <table:table-cell office:value-type="string" calcext:value-type="string">
            <text:p>What are Drosophila </text:p>
          </table:table-cell>
          <table:table-cell table:formula="of:=[.A545]" office:value-type="string" office:string-value="PVLP.SLP" calcext:value-type="string">
            <text:p>PVLP.SLP</text:p>
          </table:table-cell>
          <table:table-cell office:value-type="string" calcext:value-type="string">
            <text:p><text:s/>neurons?</text:p>
          </table:table-cell>
          <table:table-cell table:formula="of:=[.B545]&amp;[.C545]&amp;[.D545]" office:value-type="string" office:string-value="What are Drosophila PVLP.SLP neurons?" calcext:value-type="string">
            <text:p>What are Drosophila PVLP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5]" office:value-type="string" office:string-value="PVLP.SLP" calcext:value-type="string">
            <text:p>PVLP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545]&amp;[.J545]&amp;[.K545]" office:value-type="string" office:string-value="Are Drosophila PVLP.SLP neurons excitatory or inhibitory?" calcext:value-type="string">
            <text:p>Are Drosophila PVLP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PLP</text:p>
          </table:table-cell>
          <table:table-cell office:value-type="string" calcext:value-type="string">
            <text:p>What are Drosophila </text:p>
          </table:table-cell>
          <table:table-cell table:formula="of:=[.A546]" office:value-type="string" office:string-value="CRE.PLP" calcext:value-type="string">
            <text:p>CRE.PLP</text:p>
          </table:table-cell>
          <table:table-cell office:value-type="string" calcext:value-type="string">
            <text:p><text:s/>neurons?</text:p>
          </table:table-cell>
          <table:table-cell table:formula="of:=[.B546]&amp;[.C546]&amp;[.D546]" office:value-type="string" office:string-value="What are Drosophila CRE.PLP neurons?" calcext:value-type="string">
            <text:p>What are Drosophila CRE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6]" office:value-type="string" office:string-value="CRE.PLP" calcext:value-type="string">
            <text:p>CRE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546]&amp;[.J546]&amp;[.K546]" office:value-type="string" office:string-value="Are Drosophila CRE.PLP neurons excitatory or inhibitory?" calcext:value-type="string">
            <text:p>Are Drosophila CRE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FLA</text:p>
          </table:table-cell>
          <table:table-cell office:value-type="string" calcext:value-type="string">
            <text:p>What are Drosophila </text:p>
          </table:table-cell>
          <table:table-cell table:formula="of:=[.A547]" office:value-type="string" office:string-value="ICL.FLA" calcext:value-type="string">
            <text:p>ICL.FLA</text:p>
          </table:table-cell>
          <table:table-cell office:value-type="string" calcext:value-type="string">
            <text:p><text:s/>neurons?</text:p>
          </table:table-cell>
          <table:table-cell table:formula="of:=[.B547]&amp;[.C547]&amp;[.D547]" office:value-type="string" office:string-value="What are Drosophila ICL.FLA neurons?" calcext:value-type="string">
            <text:p>What are Drosophila ICL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7]" office:value-type="string" office:string-value="ICL.FLA" calcext:value-type="string">
            <text:p>ICL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547]&amp;[.J547]&amp;[.K547]" office:value-type="string" office:string-value="Are Drosophila ICL.FLA neurons excitatory or inhibitory?" calcext:value-type="string">
            <text:p>Are Drosophila ICL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PLP</text:p>
          </table:table-cell>
          <table:table-cell office:value-type="string" calcext:value-type="string">
            <text:p>What are Drosophila </text:p>
          </table:table-cell>
          <table:table-cell table:formula="of:=[.A548]" office:value-type="string" office:string-value="SAD.PLP" calcext:value-type="string">
            <text:p>SAD.PLP</text:p>
          </table:table-cell>
          <table:table-cell office:value-type="string" calcext:value-type="string">
            <text:p><text:s/>neurons?</text:p>
          </table:table-cell>
          <table:table-cell table:formula="of:=[.B548]&amp;[.C548]&amp;[.D548]" office:value-type="string" office:string-value="What are Drosophila SAD.PLP neurons?" calcext:value-type="string">
            <text:p>What are Drosophila SAD.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8]" office:value-type="string" office:string-value="SAD.PLP" calcext:value-type="string">
            <text:p>SAD.PLP</text:p>
          </table:table-cell>
          <table:table-cell office:value-type="string" calcext:value-type="string">
            <text:p><text:s/>neurons excitatory or inhibitory?</text:p>
          </table:table-cell>
          <table:table-cell table:formula="of:=[.I548]&amp;[.J548]&amp;[.K548]" office:value-type="string" office:string-value="Are Drosophila SAD.PLP neurons excitatory or inhibitory?" calcext:value-type="string">
            <text:p>Are Drosophila SAD.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GOR</text:p>
          </table:table-cell>
          <table:table-cell office:value-type="string" calcext:value-type="string">
            <text:p>What are Drosophila </text:p>
          </table:table-cell>
          <table:table-cell table:formula="of:=[.A549]" office:value-type="string" office:string-value="ME.GOR" calcext:value-type="string">
            <text:p>ME.GOR</text:p>
          </table:table-cell>
          <table:table-cell office:value-type="string" calcext:value-type="string">
            <text:p><text:s/>neurons?</text:p>
          </table:table-cell>
          <table:table-cell table:formula="of:=[.B549]&amp;[.C549]&amp;[.D549]" office:value-type="string" office:string-value="What are Drosophila ME.GOR neurons?" calcext:value-type="string">
            <text:p>What are Drosophila ME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9]" office:value-type="string" office:string-value="ME.GOR" calcext:value-type="string">
            <text:p>ME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549]&amp;[.J549]&amp;[.K549]" office:value-type="string" office:string-value="Are Drosophila ME.GOR neurons excitatory or inhibitory?" calcext:value-type="string">
            <text:p>Are Drosophila ME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ML.MB_VL</text:p>
          </table:table-cell>
          <table:table-cell office:value-type="string" calcext:value-type="string">
            <text:p>What are Drosophila </text:p>
          </table:table-cell>
          <table:table-cell table:formula="of:=[.A550]" office:value-type="string" office:string-value="MB_ML.MB_VL" calcext:value-type="string">
            <text:p>MB_ML.MB_VL</text:p>
          </table:table-cell>
          <table:table-cell office:value-type="string" calcext:value-type="string">
            <text:p><text:s/>neurons?</text:p>
          </table:table-cell>
          <table:table-cell table:formula="of:=[.B550]&amp;[.C550]&amp;[.D550]" office:value-type="string" office:string-value="What are Drosophila MB_ML.MB_VL neurons?" calcext:value-type="string">
            <text:p>What are Drosophila MB_ML.MB_V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0]" office:value-type="string" office:string-value="MB_ML.MB_VL" calcext:value-type="string">
            <text:p>MB_ML.MB_VL</text:p>
          </table:table-cell>
          <table:table-cell office:value-type="string" calcext:value-type="string">
            <text:p><text:s/>neurons excitatory or inhibitory?</text:p>
          </table:table-cell>
          <table:table-cell table:formula="of:=[.I550]&amp;[.J550]&amp;[.K550]" office:value-type="string" office:string-value="Are Drosophila MB_ML.MB_VL neurons excitatory or inhibitory?" calcext:value-type="string">
            <text:p>Are Drosophila MB_ML.MB_V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.LA</text:p>
          </table:table-cell>
          <table:table-cell office:value-type="string" calcext:value-type="string">
            <text:p>What are Drosophila </text:p>
          </table:table-cell>
          <table:table-cell table:formula="of:=[.A551]" office:value-type="string" office:string-value="LOP.LA" calcext:value-type="string">
            <text:p>LOP.LA</text:p>
          </table:table-cell>
          <table:table-cell office:value-type="string" calcext:value-type="string">
            <text:p><text:s/>neurons?</text:p>
          </table:table-cell>
          <table:table-cell table:formula="of:=[.B551]&amp;[.C551]&amp;[.D551]" office:value-type="string" office:string-value="What are Drosophila LOP.LA neurons?" calcext:value-type="string">
            <text:p>What are Drosophila LOP.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1]" office:value-type="string" office:string-value="LOP.LA" calcext:value-type="string">
            <text:p>LOP.LA</text:p>
          </table:table-cell>
          <table:table-cell office:value-type="string" calcext:value-type="string">
            <text:p><text:s/>neurons excitatory or inhibitory?</text:p>
          </table:table-cell>
          <table:table-cell table:formula="of:=[.I551]&amp;[.J551]&amp;[.K551]" office:value-type="string" office:string-value="Are Drosophila LOP.LA neurons excitatory or inhibitory?" calcext:value-type="string">
            <text:p>Are Drosophila LOP.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.NO</text:p>
          </table:table-cell>
          <table:table-cell office:value-type="string" calcext:value-type="string">
            <text:p>What are Drosophila </text:p>
          </table:table-cell>
          <table:table-cell table:formula="of:=[.A552]" office:value-type="string" office:string-value="PB.NO" calcext:value-type="string">
            <text:p>PB.NO</text:p>
          </table:table-cell>
          <table:table-cell office:value-type="string" calcext:value-type="string">
            <text:p><text:s/>neurons?</text:p>
          </table:table-cell>
          <table:table-cell table:formula="of:=[.B552]&amp;[.C552]&amp;[.D552]" office:value-type="string" office:string-value="What are Drosophila PB.NO neurons?" calcext:value-type="string">
            <text:p>What are Drosophila PB.N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2]" office:value-type="string" office:string-value="PB.NO" calcext:value-type="string">
            <text:p>PB.NO</text:p>
          </table:table-cell>
          <table:table-cell office:value-type="string" calcext:value-type="string">
            <text:p><text:s/>neurons excitatory or inhibitory?</text:p>
          </table:table-cell>
          <table:table-cell table:formula="of:=[.I552]&amp;[.J552]&amp;[.K552]" office:value-type="string" office:string-value="Are Drosophila PB.NO neurons excitatory or inhibitory?" calcext:value-type="string">
            <text:p>Are Drosophila PB.N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ICL</text:p>
          </table:table-cell>
          <table:table-cell office:value-type="string" calcext:value-type="string">
            <text:p>What are Drosophila </text:p>
          </table:table-cell>
          <table:table-cell table:formula="of:=[.A553]" office:value-type="string" office:string-value="LH.ICL" calcext:value-type="string">
            <text:p>LH.ICL</text:p>
          </table:table-cell>
          <table:table-cell office:value-type="string" calcext:value-type="string">
            <text:p><text:s/>neurons?</text:p>
          </table:table-cell>
          <table:table-cell table:formula="of:=[.B553]&amp;[.C553]&amp;[.D553]" office:value-type="string" office:string-value="What are Drosophila LH.ICL neurons?" calcext:value-type="string">
            <text:p>What are Drosophila LH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3]" office:value-type="string" office:string-value="LH.ICL" calcext:value-type="string">
            <text:p>LH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553]&amp;[.J553]&amp;[.K553]" office:value-type="string" office:string-value="Are Drosophila LH.ICL neurons excitatory or inhibitory?" calcext:value-type="string">
            <text:p>Are Drosophila LH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ICL</text:p>
          </table:table-cell>
          <table:table-cell office:value-type="string" calcext:value-type="string">
            <text:p>What are Drosophila </text:p>
          </table:table-cell>
          <table:table-cell table:formula="of:=[.A554]" office:value-type="string" office:string-value="PLP.ICL" calcext:value-type="string">
            <text:p>PLP.ICL</text:p>
          </table:table-cell>
          <table:table-cell office:value-type="string" calcext:value-type="string">
            <text:p><text:s/>neurons?</text:p>
          </table:table-cell>
          <table:table-cell table:formula="of:=[.B554]&amp;[.C554]&amp;[.D554]" office:value-type="string" office:string-value="What are Drosophila PLP.ICL neurons?" calcext:value-type="string">
            <text:p>What are Drosophila PLP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4]" office:value-type="string" office:string-value="PLP.ICL" calcext:value-type="string">
            <text:p>PLP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554]&amp;[.J554]&amp;[.K554]" office:value-type="string" office:string-value="Are Drosophila PLP.ICL neurons excitatory or inhibitory?" calcext:value-type="string">
            <text:p>Are Drosophila PLP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ATL</text:p>
          </table:table-cell>
          <table:table-cell office:value-type="string" calcext:value-type="string">
            <text:p>What are Drosophila </text:p>
          </table:table-cell>
          <table:table-cell table:formula="of:=[.A555]" office:value-type="string" office:string-value="SAD.ATL" calcext:value-type="string">
            <text:p>SAD.ATL</text:p>
          </table:table-cell>
          <table:table-cell office:value-type="string" calcext:value-type="string">
            <text:p><text:s/>neurons?</text:p>
          </table:table-cell>
          <table:table-cell table:formula="of:=[.B555]&amp;[.C555]&amp;[.D555]" office:value-type="string" office:string-value="What are Drosophila SAD.ATL neurons?" calcext:value-type="string">
            <text:p>What are Drosophila SAD.AT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5]" office:value-type="string" office:string-value="SAD.ATL" calcext:value-type="string">
            <text:p>SAD.ATL</text:p>
          </table:table-cell>
          <table:table-cell office:value-type="string" calcext:value-type="string">
            <text:p><text:s/>neurons excitatory or inhibitory?</text:p>
          </table:table-cell>
          <table:table-cell table:formula="of:=[.I555]&amp;[.J555]&amp;[.K555]" office:value-type="string" office:string-value="Are Drosophila SAD.ATL neurons excitatory or inhibitory?" calcext:value-type="string">
            <text:p>Are Drosophila SAD.AT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.GOR</text:p>
          </table:table-cell>
          <table:table-cell office:value-type="string" calcext:value-type="string">
            <text:p>What are Drosophila </text:p>
          </table:table-cell>
          <table:table-cell table:formula="of:=[.A556]" office:value-type="string" office:string-value="CAN.GOR" calcext:value-type="string">
            <text:p>CAN.GOR</text:p>
          </table:table-cell>
          <table:table-cell office:value-type="string" calcext:value-type="string">
            <text:p><text:s/>neurons?</text:p>
          </table:table-cell>
          <table:table-cell table:formula="of:=[.B556]&amp;[.C556]&amp;[.D556]" office:value-type="string" office:string-value="What are Drosophila CAN.GOR neurons?" calcext:value-type="string">
            <text:p>What are Drosophila CAN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6]" office:value-type="string" office:string-value="CAN.GOR" calcext:value-type="string">
            <text:p>CAN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556]&amp;[.J556]&amp;[.K556]" office:value-type="string" office:string-value="Are Drosophila CAN.GOR neurons excitatory or inhibitory?" calcext:value-type="string">
            <text:p>Are Drosophila CAN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SAD</text:p>
          </table:table-cell>
          <table:table-cell office:value-type="string" calcext:value-type="string">
            <text:p>What are Drosophila </text:p>
          </table:table-cell>
          <table:table-cell table:formula="of:=[.A557]" office:value-type="string" office:string-value="SPS.SAD" calcext:value-type="string">
            <text:p>SPS.SAD</text:p>
          </table:table-cell>
          <table:table-cell office:value-type="string" calcext:value-type="string">
            <text:p><text:s/>neurons?</text:p>
          </table:table-cell>
          <table:table-cell table:formula="of:=[.B557]&amp;[.C557]&amp;[.D557]" office:value-type="string" office:string-value="What are Drosophila SPS.SAD neurons?" calcext:value-type="string">
            <text:p>What are Drosophila SPS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7]" office:value-type="string" office:string-value="SPS.SAD" calcext:value-type="string">
            <text:p>SPS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557]&amp;[.J557]&amp;[.K557]" office:value-type="string" office:string-value="Are Drosophila SPS.SAD neurons excitatory or inhibitory?" calcext:value-type="string">
            <text:p>Are Drosophila SPS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.SIP</text:p>
          </table:table-cell>
          <table:table-cell office:value-type="string" calcext:value-type="string">
            <text:p>What are Drosophila </text:p>
          </table:table-cell>
          <table:table-cell table:formula="of:=[.A558]" office:value-type="string" office:string-value="GOR.SIP" calcext:value-type="string">
            <text:p>GOR.SIP</text:p>
          </table:table-cell>
          <table:table-cell office:value-type="string" calcext:value-type="string">
            <text:p><text:s/>neurons?</text:p>
          </table:table-cell>
          <table:table-cell table:formula="of:=[.B558]&amp;[.C558]&amp;[.D558]" office:value-type="string" office:string-value="What are Drosophila GOR.SIP neurons?" calcext:value-type="string">
            <text:p>What are Drosophila GOR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8]" office:value-type="string" office:string-value="GOR.SIP" calcext:value-type="string">
            <text:p>GOR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558]&amp;[.J558]&amp;[.K558]" office:value-type="string" office:string-value="Are Drosophila GOR.SIP neurons excitatory or inhibitory?" calcext:value-type="string">
            <text:p>Are Drosophila GOR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ME</text:p>
          </table:table-cell>
          <table:table-cell office:value-type="string" calcext:value-type="string">
            <text:p>What are Drosophila </text:p>
          </table:table-cell>
          <table:table-cell table:formula="of:=[.A559]" office:value-type="string" office:string-value="PLP.ME" calcext:value-type="string">
            <text:p>PLP.ME</text:p>
          </table:table-cell>
          <table:table-cell office:value-type="string" calcext:value-type="string">
            <text:p><text:s/>neurons?</text:p>
          </table:table-cell>
          <table:table-cell table:formula="of:=[.B559]&amp;[.C559]&amp;[.D559]" office:value-type="string" office:string-value="What are Drosophila PLP.ME neurons?" calcext:value-type="string">
            <text:p>What are Drosophila PLP.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9]" office:value-type="string" office:string-value="PLP.ME" calcext:value-type="string">
            <text:p>PLP.ME</text:p>
          </table:table-cell>
          <table:table-cell office:value-type="string" calcext:value-type="string">
            <text:p><text:s/>neurons excitatory or inhibitory?</text:p>
          </table:table-cell>
          <table:table-cell table:formula="of:=[.I559]&amp;[.J559]&amp;[.K559]" office:value-type="string" office:string-value="Are Drosophila PLP.ME neurons excitatory or inhibitory?" calcext:value-type="string">
            <text:p>Are Drosophila PLP.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IPS</text:p>
          </table:table-cell>
          <table:table-cell office:value-type="string" calcext:value-type="string">
            <text:p>What are Drosophila </text:p>
          </table:table-cell>
          <table:table-cell table:formula="of:=[.A560]" office:value-type="string" office:string-value="PLP.IPS" calcext:value-type="string">
            <text:p>PLP.IPS</text:p>
          </table:table-cell>
          <table:table-cell office:value-type="string" calcext:value-type="string">
            <text:p><text:s/>neurons?</text:p>
          </table:table-cell>
          <table:table-cell table:formula="of:=[.B560]&amp;[.C560]&amp;[.D560]" office:value-type="string" office:string-value="What are Drosophila PLP.IPS neurons?" calcext:value-type="string">
            <text:p>What are Drosophila PLP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0]" office:value-type="string" office:string-value="PLP.IPS" calcext:value-type="string">
            <text:p>PLP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560]&amp;[.J560]&amp;[.K560]" office:value-type="string" office:string-value="Are Drosophila PLP.IPS neurons excitatory or inhibitory?" calcext:value-type="string">
            <text:p>Are Drosophila PLP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.PRW</text:p>
          </table:table-cell>
          <table:table-cell office:value-type="string" calcext:value-type="string">
            <text:p>What are Drosophila </text:p>
          </table:table-cell>
          <table:table-cell table:formula="of:=[.A561]" office:value-type="string" office:string-value="FLA.PRW" calcext:value-type="string">
            <text:p>FLA.PRW</text:p>
          </table:table-cell>
          <table:table-cell office:value-type="string" calcext:value-type="string">
            <text:p><text:s/>neurons?</text:p>
          </table:table-cell>
          <table:table-cell table:formula="of:=[.B561]&amp;[.C561]&amp;[.D561]" office:value-type="string" office:string-value="What are Drosophila FLA.PRW neurons?" calcext:value-type="string">
            <text:p>What are Drosophila FLA.PRW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1]" office:value-type="string" office:string-value="FLA.PRW" calcext:value-type="string">
            <text:p>FLA.PRW</text:p>
          </table:table-cell>
          <table:table-cell office:value-type="string" calcext:value-type="string">
            <text:p><text:s/>neurons excitatory or inhibitory?</text:p>
          </table:table-cell>
          <table:table-cell table:formula="of:=[.I561]&amp;[.J561]&amp;[.K561]" office:value-type="string" office:string-value="Are Drosophila FLA.PRW neurons excitatory or inhibitory?" calcext:value-type="string">
            <text:p>Are Drosophila FLA.PRW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MB_PED</text:p>
          </table:table-cell>
          <table:table-cell office:value-type="string" calcext:value-type="string">
            <text:p>What are Drosophila </text:p>
          </table:table-cell>
          <table:table-cell table:formula="of:=[.A562]" office:value-type="string" office:string-value="PLP.MB_PED" calcext:value-type="string">
            <text:p>PLP.MB_PED</text:p>
          </table:table-cell>
          <table:table-cell office:value-type="string" calcext:value-type="string">
            <text:p><text:s/>neurons?</text:p>
          </table:table-cell>
          <table:table-cell table:formula="of:=[.B562]&amp;[.C562]&amp;[.D562]" office:value-type="string" office:string-value="What are Drosophila PLP.MB_PED neurons?" calcext:value-type="string">
            <text:p>What are Drosophila PLP.MB_P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2]" office:value-type="string" office:string-value="PLP.MB_PED" calcext:value-type="string">
            <text:p>PLP.MB_PED</text:p>
          </table:table-cell>
          <table:table-cell office:value-type="string" calcext:value-type="string">
            <text:p><text:s/>neurons excitatory or inhibitory?</text:p>
          </table:table-cell>
          <table:table-cell table:formula="of:=[.I562]&amp;[.J562]&amp;[.K562]" office:value-type="string" office:string-value="Are Drosophila PLP.MB_PED neurons excitatory or inhibitory?" calcext:value-type="string">
            <text:p>Are Drosophila PLP.MB_P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.GA</text:p>
          </table:table-cell>
          <table:table-cell office:value-type="string" calcext:value-type="string">
            <text:p>What are Drosophila </text:p>
          </table:table-cell>
          <table:table-cell table:formula="of:=[.A563]" office:value-type="string" office:string-value="PB.GA" calcext:value-type="string">
            <text:p>PB.GA</text:p>
          </table:table-cell>
          <table:table-cell office:value-type="string" calcext:value-type="string">
            <text:p><text:s/>neurons?</text:p>
          </table:table-cell>
          <table:table-cell table:formula="of:=[.B563]&amp;[.C563]&amp;[.D563]" office:value-type="string" office:string-value="What are Drosophila PB.GA neurons?" calcext:value-type="string">
            <text:p>What are Drosophila PB.G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3]" office:value-type="string" office:string-value="PB.GA" calcext:value-type="string">
            <text:p>PB.GA</text:p>
          </table:table-cell>
          <table:table-cell office:value-type="string" calcext:value-type="string">
            <text:p><text:s/>neurons excitatory or inhibitory?</text:p>
          </table:table-cell>
          <table:table-cell table:formula="of:=[.I563]&amp;[.J563]&amp;[.K563]" office:value-type="string" office:string-value="Are Drosophila PB.GA neurons excitatory or inhibitory?" calcext:value-type="string">
            <text:p>Are Drosophila PB.G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ICL</text:p>
          </table:table-cell>
          <table:table-cell office:value-type="string" calcext:value-type="string">
            <text:p>What are Drosophila </text:p>
          </table:table-cell>
          <table:table-cell table:formula="of:=[.A564]" office:value-type="string" office:string-value="SMP.ICL" calcext:value-type="string">
            <text:p>SMP.ICL</text:p>
          </table:table-cell>
          <table:table-cell office:value-type="string" calcext:value-type="string">
            <text:p><text:s/>neurons?</text:p>
          </table:table-cell>
          <table:table-cell table:formula="of:=[.B564]&amp;[.C564]&amp;[.D564]" office:value-type="string" office:string-value="What are Drosophila SMP.ICL neurons?" calcext:value-type="string">
            <text:p>What are Drosophila SMP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4]" office:value-type="string" office:string-value="SMP.ICL" calcext:value-type="string">
            <text:p>SMP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564]&amp;[.J564]&amp;[.K564]" office:value-type="string" office:string-value="Are Drosophila SMP.ICL neurons excitatory or inhibitory?" calcext:value-type="string">
            <text:p>Are Drosophila SMP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PED.SMP</text:p>
          </table:table-cell>
          <table:table-cell office:value-type="string" calcext:value-type="string">
            <text:p>What are Drosophila </text:p>
          </table:table-cell>
          <table:table-cell table:formula="of:=[.A565]" office:value-type="string" office:string-value="MB_PED.SMP" calcext:value-type="string">
            <text:p>MB_PED.SMP</text:p>
          </table:table-cell>
          <table:table-cell office:value-type="string" calcext:value-type="string">
            <text:p><text:s/>neurons?</text:p>
          </table:table-cell>
          <table:table-cell table:formula="of:=[.B565]&amp;[.C565]&amp;[.D565]" office:value-type="string" office:string-value="What are Drosophila MB_PED.SMP neurons?" calcext:value-type="string">
            <text:p>What are Drosophila MB_PED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5]" office:value-type="string" office:string-value="MB_PED.SMP" calcext:value-type="string">
            <text:p>MB_PED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565]&amp;[.J565]&amp;[.K565]" office:value-type="string" office:string-value="Are Drosophila MB_PED.SMP neurons excitatory or inhibitory?" calcext:value-type="string">
            <text:p>Are Drosophila MB_PED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ICL</text:p>
          </table:table-cell>
          <table:table-cell office:value-type="string" calcext:value-type="string">
            <text:p>What are Drosophila </text:p>
          </table:table-cell>
          <table:table-cell table:formula="of:=[.A566]" office:value-type="string" office:string-value="VES.ICL" calcext:value-type="string">
            <text:p>VES.ICL</text:p>
          </table:table-cell>
          <table:table-cell office:value-type="string" calcext:value-type="string">
            <text:p><text:s/>neurons?</text:p>
          </table:table-cell>
          <table:table-cell table:formula="of:=[.B566]&amp;[.C566]&amp;[.D566]" office:value-type="string" office:string-value="What are Drosophila VES.ICL neurons?" calcext:value-type="string">
            <text:p>What are Drosophila VES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6]" office:value-type="string" office:string-value="VES.ICL" calcext:value-type="string">
            <text:p>VES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566]&amp;[.J566]&amp;[.K566]" office:value-type="string" office:string-value="Are Drosophila VES.ICL neurons excitatory or inhibitory?" calcext:value-type="string">
            <text:p>Are Drosophila VES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SMP</text:p>
          </table:table-cell>
          <table:table-cell office:value-type="string" calcext:value-type="string">
            <text:p>What are Drosophila </text:p>
          </table:table-cell>
          <table:table-cell table:formula="of:=[.A567]" office:value-type="string" office:string-value="ME.SMP" calcext:value-type="string">
            <text:p>ME.SMP</text:p>
          </table:table-cell>
          <table:table-cell office:value-type="string" calcext:value-type="string">
            <text:p><text:s/>neurons?</text:p>
          </table:table-cell>
          <table:table-cell table:formula="of:=[.B567]&amp;[.C567]&amp;[.D567]" office:value-type="string" office:string-value="What are Drosophila ME.SMP neurons?" calcext:value-type="string">
            <text:p>What are Drosophila ME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7]" office:value-type="string" office:string-value="ME.SMP" calcext:value-type="string">
            <text:p>ME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567]&amp;[.J567]&amp;[.K567]" office:value-type="string" office:string-value="Are Drosophila ME.SMP neurons excitatory or inhibitory?" calcext:value-type="string">
            <text:p>Are Drosophila ME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What are Drosophila </text:p>
          </table:table-cell>
          <table:table-cell table:formula="of:=[.A568]" office:value-type="string" office:string-value="FLA" calcext:value-type="string">
            <text:p>FLA</text:p>
          </table:table-cell>
          <table:table-cell office:value-type="string" calcext:value-type="string">
            <text:p><text:s/>neurons?</text:p>
          </table:table-cell>
          <table:table-cell table:formula="of:=[.B568]&amp;[.C568]&amp;[.D568]" office:value-type="string" office:string-value="What are Drosophila FLA neurons?" calcext:value-type="string">
            <text:p>What are Drosophila 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8]" office:value-type="string" office:string-value="FLA" calcext:value-type="string">
            <text:p>FLA</text:p>
          </table:table-cell>
          <table:table-cell office:value-type="string" calcext:value-type="string">
            <text:p><text:s/>neurons excitatory or inhibitory?</text:p>
          </table:table-cell>
          <table:table-cell table:formula="of:=[.I568]&amp;[.J568]&amp;[.K568]" office:value-type="string" office:string-value="Are Drosophila FLA neurons excitatory or inhibitory?" calcext:value-type="string">
            <text:p>Are Drosophila 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What are Drosophila </text:p>
          </table:table-cell>
          <table:table-cell table:formula="of:=[.A569]" office:value-type="string" office:string-value="LO" calcext:value-type="string">
            <text:p>LO</text:p>
          </table:table-cell>
          <table:table-cell office:value-type="string" calcext:value-type="string">
            <text:p><text:s/>neurons?</text:p>
          </table:table-cell>
          <table:table-cell table:formula="of:=[.B569]&amp;[.C569]&amp;[.D569]" office:value-type="string" office:string-value="What are Drosophila LO neurons?" calcext:value-type="string">
            <text:p>What are Drosophila 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9]" office:value-type="string" office:string-value="LO" calcext:value-type="string">
            <text:p>LO</text:p>
          </table:table-cell>
          <table:table-cell office:value-type="string" calcext:value-type="string">
            <text:p><text:s/>neurons excitatory or inhibitory?</text:p>
          </table:table-cell>
          <table:table-cell table:formula="of:=[.I569]&amp;[.J569]&amp;[.K569]" office:value-type="string" office:string-value="Are Drosophila LO neurons excitatory or inhibitory?" calcext:value-type="string">
            <text:p>Are Drosophila 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CRE</text:p>
          </table:table-cell>
          <table:table-cell office:value-type="string" calcext:value-type="string">
            <text:p>What are Drosophila </text:p>
          </table:table-cell>
          <table:table-cell table:formula="of:=[.A570]" office:value-type="string" office:string-value="PLP.CRE" calcext:value-type="string">
            <text:p>PLP.CRE</text:p>
          </table:table-cell>
          <table:table-cell office:value-type="string" calcext:value-type="string">
            <text:p><text:s/>neurons?</text:p>
          </table:table-cell>
          <table:table-cell table:formula="of:=[.B570]&amp;[.C570]&amp;[.D570]" office:value-type="string" office:string-value="What are Drosophila PLP.CRE neurons?" calcext:value-type="string">
            <text:p>What are Drosophila PLP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0]" office:value-type="string" office:string-value="PLP.CRE" calcext:value-type="string">
            <text:p>PLP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570]&amp;[.J570]&amp;[.K570]" office:value-type="string" office:string-value="Are Drosophila PLP.CRE neurons excitatory or inhibitory?" calcext:value-type="string">
            <text:p>Are Drosophila PLP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C.SAD</text:p>
          </table:table-cell>
          <table:table-cell office:value-type="string" calcext:value-type="string">
            <text:p>What are Drosophila </text:p>
          </table:table-cell>
          <table:table-cell table:formula="of:=[.A571]" office:value-type="string" office:string-value="AMMC.SAD" calcext:value-type="string">
            <text:p>AMMC.SAD</text:p>
          </table:table-cell>
          <table:table-cell office:value-type="string" calcext:value-type="string">
            <text:p><text:s/>neurons?</text:p>
          </table:table-cell>
          <table:table-cell table:formula="of:=[.B571]&amp;[.C571]&amp;[.D571]" office:value-type="string" office:string-value="What are Drosophila AMMC.SAD neurons?" calcext:value-type="string">
            <text:p>What are Drosophila AMMC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1]" office:value-type="string" office:string-value="AMMC.SAD" calcext:value-type="string">
            <text:p>AMMC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571]&amp;[.J571]&amp;[.K571]" office:value-type="string" office:string-value="Are Drosophila AMMC.SAD neurons excitatory or inhibitory?" calcext:value-type="string">
            <text:p>Are Drosophila AMMC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C.SPS</text:p>
          </table:table-cell>
          <table:table-cell office:value-type="string" calcext:value-type="string">
            <text:p>What are Drosophila </text:p>
          </table:table-cell>
          <table:table-cell table:formula="of:=[.A572]" office:value-type="string" office:string-value="AMMC.SPS" calcext:value-type="string">
            <text:p>AMMC.SPS</text:p>
          </table:table-cell>
          <table:table-cell office:value-type="string" calcext:value-type="string">
            <text:p><text:s/>neurons?</text:p>
          </table:table-cell>
          <table:table-cell table:formula="of:=[.B572]&amp;[.C572]&amp;[.D572]" office:value-type="string" office:string-value="What are Drosophila AMMC.SPS neurons?" calcext:value-type="string">
            <text:p>What are Drosophila AMMC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2]" office:value-type="string" office:string-value="AMMC.SPS" calcext:value-type="string">
            <text:p>AMMC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572]&amp;[.J572]&amp;[.K572]" office:value-type="string" office:string-value="Are Drosophila AMMC.SPS neurons excitatory or inhibitory?" calcext:value-type="string">
            <text:p>Are Drosophila AMMC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SCL</text:p>
          </table:table-cell>
          <table:table-cell office:value-type="string" calcext:value-type="string">
            <text:p>What are Drosophila </text:p>
          </table:table-cell>
          <table:table-cell table:formula="of:=[.A573]" office:value-type="string" office:string-value="GNG.SCL" calcext:value-type="string">
            <text:p>GNG.SCL</text:p>
          </table:table-cell>
          <table:table-cell office:value-type="string" calcext:value-type="string">
            <text:p><text:s/>neurons?</text:p>
          </table:table-cell>
          <table:table-cell table:formula="of:=[.B573]&amp;[.C573]&amp;[.D573]" office:value-type="string" office:string-value="What are Drosophila GNG.SCL neurons?" calcext:value-type="string">
            <text:p>What are Drosophila GNG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3]" office:value-type="string" office:string-value="GNG.SCL" calcext:value-type="string">
            <text:p>GNG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573]&amp;[.J573]&amp;[.K573]" office:value-type="string" office:string-value="Are Drosophila GNG.SCL neurons excitatory or inhibitory?" calcext:value-type="string">
            <text:p>Are Drosophila GNG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GNG</text:p>
          </table:table-cell>
          <table:table-cell office:value-type="string" calcext:value-type="string">
            <text:p>What are Drosophila </text:p>
          </table:table-cell>
          <table:table-cell table:formula="of:=[.A574]" office:value-type="string" office:string-value="SPS.GNG" calcext:value-type="string">
            <text:p>SPS.GNG</text:p>
          </table:table-cell>
          <table:table-cell office:value-type="string" calcext:value-type="string">
            <text:p><text:s/>neurons?</text:p>
          </table:table-cell>
          <table:table-cell table:formula="of:=[.B574]&amp;[.C574]&amp;[.D574]" office:value-type="string" office:string-value="What are Drosophila SPS.GNG neurons?" calcext:value-type="string">
            <text:p>What are Drosophila SPS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4]" office:value-type="string" office:string-value="SPS.GNG" calcext:value-type="string">
            <text:p>SPS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574]&amp;[.J574]&amp;[.K574]" office:value-type="string" office:string-value="Are Drosophila SPS.GNG neurons excitatory or inhibitory?" calcext:value-type="string">
            <text:p>Are Drosophila SPS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FB</text:p>
          </table:table-cell>
          <table:table-cell office:value-type="string" calcext:value-type="string">
            <text:p>What are Drosophila </text:p>
          </table:table-cell>
          <table:table-cell table:formula="of:=[.A575]" office:value-type="string" office:string-value="LAL.FB" calcext:value-type="string">
            <text:p>LAL.FB</text:p>
          </table:table-cell>
          <table:table-cell office:value-type="string" calcext:value-type="string">
            <text:p><text:s/>neurons?</text:p>
          </table:table-cell>
          <table:table-cell table:formula="of:=[.B575]&amp;[.C575]&amp;[.D575]" office:value-type="string" office:string-value="What are Drosophila LAL.FB neurons?" calcext:value-type="string">
            <text:p>What are Drosophila LAL.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5]" office:value-type="string" office:string-value="LAL.FB" calcext:value-type="string">
            <text:p>LAL.FB</text:p>
          </table:table-cell>
          <table:table-cell office:value-type="string" calcext:value-type="string">
            <text:p><text:s/>neurons excitatory or inhibitory?</text:p>
          </table:table-cell>
          <table:table-cell table:formula="of:=[.I575]&amp;[.J575]&amp;[.K575]" office:value-type="string" office:string-value="Are Drosophila LAL.FB neurons excitatory or inhibitory?" calcext:value-type="string">
            <text:p>Are Drosophila LAL.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LH</text:p>
          </table:table-cell>
          <table:table-cell office:value-type="string" calcext:value-type="string">
            <text:p>What are Drosophila </text:p>
          </table:table-cell>
          <table:table-cell table:formula="of:=[.A576]" office:value-type="string" office:string-value="GNG.LH" calcext:value-type="string">
            <text:p>GNG.LH</text:p>
          </table:table-cell>
          <table:table-cell office:value-type="string" calcext:value-type="string">
            <text:p><text:s/>neurons?</text:p>
          </table:table-cell>
          <table:table-cell table:formula="of:=[.B576]&amp;[.C576]&amp;[.D576]" office:value-type="string" office:string-value="What are Drosophila GNG.LH neurons?" calcext:value-type="string">
            <text:p>What are Drosophila GNG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6]" office:value-type="string" office:string-value="GNG.LH" calcext:value-type="string">
            <text:p>GNG.LH</text:p>
          </table:table-cell>
          <table:table-cell office:value-type="string" calcext:value-type="string">
            <text:p><text:s/>neurons excitatory or inhibitory?</text:p>
          </table:table-cell>
          <table:table-cell table:formula="of:=[.I576]&amp;[.J576]&amp;[.K576]" office:value-type="string" office:string-value="Are Drosophila GNG.LH neurons excitatory or inhibitory?" calcext:value-type="string">
            <text:p>Are Drosophila GNG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AVLP</text:p>
          </table:table-cell>
          <table:table-cell office:value-type="string" calcext:value-type="string">
            <text:p>What are Drosophila </text:p>
          </table:table-cell>
          <table:table-cell table:formula="of:=[.A577]" office:value-type="string" office:string-value="SCL.AVLP" calcext:value-type="string">
            <text:p>SCL.AVLP</text:p>
          </table:table-cell>
          <table:table-cell office:value-type="string" calcext:value-type="string">
            <text:p><text:s/>neurons?</text:p>
          </table:table-cell>
          <table:table-cell table:formula="of:=[.B577]&amp;[.C577]&amp;[.D577]" office:value-type="string" office:string-value="What are Drosophila SCL.AVLP neurons?" calcext:value-type="string">
            <text:p>What are Drosophila SCL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7]" office:value-type="string" office:string-value="SCL.AVLP" calcext:value-type="string">
            <text:p>SCL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577]&amp;[.J577]&amp;[.K577]" office:value-type="string" office:string-value="Are Drosophila SCL.AVLP neurons excitatory or inhibitory?" calcext:value-type="string">
            <text:p>Are Drosophila SCL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LH</text:p>
          </table:table-cell>
          <table:table-cell office:value-type="string" calcext:value-type="string">
            <text:p>What are Drosophila </text:p>
          </table:table-cell>
          <table:table-cell table:formula="of:=[.A578]" office:value-type="string" office:string-value="SAD.LH" calcext:value-type="string">
            <text:p>SAD.LH</text:p>
          </table:table-cell>
          <table:table-cell office:value-type="string" calcext:value-type="string">
            <text:p><text:s/>neurons?</text:p>
          </table:table-cell>
          <table:table-cell table:formula="of:=[.B578]&amp;[.C578]&amp;[.D578]" office:value-type="string" office:string-value="What are Drosophila SAD.LH neurons?" calcext:value-type="string">
            <text:p>What are Drosophila SAD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8]" office:value-type="string" office:string-value="SAD.LH" calcext:value-type="string">
            <text:p>SAD.LH</text:p>
          </table:table-cell>
          <table:table-cell office:value-type="string" calcext:value-type="string">
            <text:p><text:s/>neurons excitatory or inhibitory?</text:p>
          </table:table-cell>
          <table:table-cell table:formula="of:=[.I578]&amp;[.J578]&amp;[.K578]" office:value-type="string" office:string-value="Are Drosophila SAD.LH neurons excitatory or inhibitory?" calcext:value-type="string">
            <text:p>Are Drosophila SAD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BU</text:p>
          </table:table-cell>
          <table:table-cell office:value-type="string" calcext:value-type="string">
            <text:p>What are Drosophila </text:p>
          </table:table-cell>
          <table:table-cell table:formula="of:=[.A579]" office:value-type="string" office:string-value="AOTU.BU" calcext:value-type="string">
            <text:p>AOTU.BU</text:p>
          </table:table-cell>
          <table:table-cell office:value-type="string" calcext:value-type="string">
            <text:p><text:s/>neurons?</text:p>
          </table:table-cell>
          <table:table-cell table:formula="of:=[.B579]&amp;[.C579]&amp;[.D579]" office:value-type="string" office:string-value="What are Drosophila AOTU.BU neurons?" calcext:value-type="string">
            <text:p>What are Drosophila AOTU.B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9]" office:value-type="string" office:string-value="AOTU.BU" calcext:value-type="string">
            <text:p>AOTU.BU</text:p>
          </table:table-cell>
          <table:table-cell office:value-type="string" calcext:value-type="string">
            <text:p><text:s/>neurons excitatory or inhibitory?</text:p>
          </table:table-cell>
          <table:table-cell table:formula="of:=[.I579]&amp;[.J579]&amp;[.K579]" office:value-type="string" office:string-value="Are Drosophila AOTU.BU neurons excitatory or inhibitory?" calcext:value-type="string">
            <text:p>Are Drosophila AOTU.B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PVLP</text:p>
          </table:table-cell>
          <table:table-cell office:value-type="string" calcext:value-type="string">
            <text:p>What are Drosophila </text:p>
          </table:table-cell>
          <table:table-cell table:formula="of:=[.A580]" office:value-type="string" office:string-value="LH.PVLP" calcext:value-type="string">
            <text:p>LH.PVLP</text:p>
          </table:table-cell>
          <table:table-cell office:value-type="string" calcext:value-type="string">
            <text:p><text:s/>neurons?</text:p>
          </table:table-cell>
          <table:table-cell table:formula="of:=[.B580]&amp;[.C580]&amp;[.D580]" office:value-type="string" office:string-value="What are Drosophila LH.PVLP neurons?" calcext:value-type="string">
            <text:p>What are Drosophila LH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0]" office:value-type="string" office:string-value="LH.PVLP" calcext:value-type="string">
            <text:p>LH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580]&amp;[.J580]&amp;[.K580]" office:value-type="string" office:string-value="Are Drosophila LH.PVLP neurons excitatory or inhibitory?" calcext:value-type="string">
            <text:p>Are Drosophila LH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PVLP</text:p>
          </table:table-cell>
          <table:table-cell office:value-type="string" calcext:value-type="string">
            <text:p>What are Drosophila </text:p>
          </table:table-cell>
          <table:table-cell table:formula="of:=[.A581]" office:value-type="string" office:string-value="ICL.PVLP" calcext:value-type="string">
            <text:p>ICL.PVLP</text:p>
          </table:table-cell>
          <table:table-cell office:value-type="string" calcext:value-type="string">
            <text:p><text:s/>neurons?</text:p>
          </table:table-cell>
          <table:table-cell table:formula="of:=[.B581]&amp;[.C581]&amp;[.D581]" office:value-type="string" office:string-value="What are Drosophila ICL.PVLP neurons?" calcext:value-type="string">
            <text:p>What are Drosophila ICL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1]" office:value-type="string" office:string-value="ICL.PVLP" calcext:value-type="string">
            <text:p>ICL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581]&amp;[.J581]&amp;[.K581]" office:value-type="string" office:string-value="Are Drosophila ICL.PVLP neurons excitatory or inhibitory?" calcext:value-type="string">
            <text:p>Are Drosophila ICL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.SAD</text:p>
          </table:table-cell>
          <table:table-cell office:value-type="string" calcext:value-type="string">
            <text:p>What are Drosophila </text:p>
          </table:table-cell>
          <table:table-cell table:formula="of:=[.A582]" office:value-type="string" office:string-value="FLA.SAD" calcext:value-type="string">
            <text:p>FLA.SAD</text:p>
          </table:table-cell>
          <table:table-cell office:value-type="string" calcext:value-type="string">
            <text:p><text:s/>neurons?</text:p>
          </table:table-cell>
          <table:table-cell table:formula="of:=[.B582]&amp;[.C582]&amp;[.D582]" office:value-type="string" office:string-value="What are Drosophila FLA.SAD neurons?" calcext:value-type="string">
            <text:p>What are Drosophila FLA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2]" office:value-type="string" office:string-value="FLA.SAD" calcext:value-type="string">
            <text:p>FLA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582]&amp;[.J582]&amp;[.K582]" office:value-type="string" office:string-value="Are Drosophila FLA.SAD neurons excitatory or inhibitory?" calcext:value-type="string">
            <text:p>Are Drosophila FLA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GNG</text:p>
          </table:table-cell>
          <table:table-cell office:value-type="string" calcext:value-type="string">
            <text:p>What are Drosophila </text:p>
          </table:table-cell>
          <table:table-cell table:formula="of:=[.A583]" office:value-type="string" office:string-value="LAL.GNG" calcext:value-type="string">
            <text:p>LAL.GNG</text:p>
          </table:table-cell>
          <table:table-cell office:value-type="string" calcext:value-type="string">
            <text:p><text:s/>neurons?</text:p>
          </table:table-cell>
          <table:table-cell table:formula="of:=[.B583]&amp;[.C583]&amp;[.D583]" office:value-type="string" office:string-value="What are Drosophila LAL.GNG neurons?" calcext:value-type="string">
            <text:p>What are Drosophila LAL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3]" office:value-type="string" office:string-value="LAL.GNG" calcext:value-type="string">
            <text:p>LAL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583]&amp;[.J583]&amp;[.K583]" office:value-type="string" office:string-value="Are Drosophila LAL.GNG neurons excitatory or inhibitory?" calcext:value-type="string">
            <text:p>Are Drosophila LAL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ATL</text:p>
          </table:table-cell>
          <table:table-cell office:value-type="string" calcext:value-type="string">
            <text:p>What are Drosophila </text:p>
          </table:table-cell>
          <table:table-cell table:formula="of:=[.A584]" office:value-type="string" office:string-value="LH.ATL" calcext:value-type="string">
            <text:p>LH.ATL</text:p>
          </table:table-cell>
          <table:table-cell office:value-type="string" calcext:value-type="string">
            <text:p><text:s/>neurons?</text:p>
          </table:table-cell>
          <table:table-cell table:formula="of:=[.B584]&amp;[.C584]&amp;[.D584]" office:value-type="string" office:string-value="What are Drosophila LH.ATL neurons?" calcext:value-type="string">
            <text:p>What are Drosophila LH.AT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4]" office:value-type="string" office:string-value="LH.ATL" calcext:value-type="string">
            <text:p>LH.ATL</text:p>
          </table:table-cell>
          <table:table-cell office:value-type="string" calcext:value-type="string">
            <text:p><text:s/>neurons excitatory or inhibitory?</text:p>
          </table:table-cell>
          <table:table-cell table:formula="of:=[.I584]&amp;[.J584]&amp;[.K584]" office:value-type="string" office:string-value="Are Drosophila LH.ATL neurons excitatory or inhibitory?" calcext:value-type="string">
            <text:p>Are Drosophila LH.AT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GNG</text:p>
          </table:table-cell>
          <table:table-cell office:value-type="string" calcext:value-type="string">
            <text:p>What are Drosophila </text:p>
          </table:table-cell>
          <table:table-cell table:formula="of:=[.A585]" office:value-type="string" office:string-value="WED.GNG" calcext:value-type="string">
            <text:p>WED.GNG</text:p>
          </table:table-cell>
          <table:table-cell office:value-type="string" calcext:value-type="string">
            <text:p><text:s/>neurons?</text:p>
          </table:table-cell>
          <table:table-cell table:formula="of:=[.B585]&amp;[.C585]&amp;[.D585]" office:value-type="string" office:string-value="What are Drosophila WED.GNG neurons?" calcext:value-type="string">
            <text:p>What are Drosophila WED.GN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5]" office:value-type="string" office:string-value="WED.GNG" calcext:value-type="string">
            <text:p>WED.GNG</text:p>
          </table:table-cell>
          <table:table-cell office:value-type="string" calcext:value-type="string">
            <text:p><text:s/>neurons excitatory or inhibitory?</text:p>
          </table:table-cell>
          <table:table-cell table:formula="of:=[.I585]&amp;[.J585]&amp;[.K585]" office:value-type="string" office:string-value="Are Drosophila WED.GNG neurons excitatory or inhibitory?" calcext:value-type="string">
            <text:p>Are Drosophila WED.GN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IPS</text:p>
          </table:table-cell>
          <table:table-cell office:value-type="string" calcext:value-type="string">
            <text:p>What are Drosophila </text:p>
          </table:table-cell>
          <table:table-cell table:formula="of:=[.A586]" office:value-type="string" office:string-value="SMP.IPS" calcext:value-type="string">
            <text:p>SMP.IPS</text:p>
          </table:table-cell>
          <table:table-cell office:value-type="string" calcext:value-type="string">
            <text:p><text:s/>neurons?</text:p>
          </table:table-cell>
          <table:table-cell table:formula="of:=[.B586]&amp;[.C586]&amp;[.D586]" office:value-type="string" office:string-value="What are Drosophila SMP.IPS neurons?" calcext:value-type="string">
            <text:p>What are Drosophila SMP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6]" office:value-type="string" office:string-value="SMP.IPS" calcext:value-type="string">
            <text:p>SMP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586]&amp;[.J586]&amp;[.K586]" office:value-type="string" office:string-value="Are Drosophila SMP.IPS neurons excitatory or inhibitory?" calcext:value-type="string">
            <text:p>Are Drosophila SMP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</text:p>
          </table:table-cell>
          <table:table-cell office:value-type="string" calcext:value-type="string">
            <text:p>What are Drosophila </text:p>
          </table:table-cell>
          <table:table-cell table:formula="of:=[.A587]" office:value-type="string" office:string-value="AVLP" calcext:value-type="string">
            <text:p>AVLP</text:p>
          </table:table-cell>
          <table:table-cell office:value-type="string" calcext:value-type="string">
            <text:p><text:s/>neurons?</text:p>
          </table:table-cell>
          <table:table-cell table:formula="of:=[.B587]&amp;[.C587]&amp;[.D587]" office:value-type="string" office:string-value="What are Drosophila AVLP neurons?" calcext:value-type="string">
            <text:p>What are Drosophila 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7]" office:value-type="string" office:string-value="AVLP" calcext:value-type="string">
            <text:p>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587]&amp;[.J587]&amp;[.K587]" office:value-type="string" office:string-value="Are Drosophila AVLP neurons excitatory or inhibitory?" calcext:value-type="string">
            <text:p>Are Drosophila 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CRE</text:p>
          </table:table-cell>
          <table:table-cell office:value-type="string" calcext:value-type="string">
            <text:p>What are Drosophila </text:p>
          </table:table-cell>
          <table:table-cell table:formula="of:=[.A588]" office:value-type="string" office:string-value="VES.CRE" calcext:value-type="string">
            <text:p>VES.CRE</text:p>
          </table:table-cell>
          <table:table-cell office:value-type="string" calcext:value-type="string">
            <text:p><text:s/>neurons?</text:p>
          </table:table-cell>
          <table:table-cell table:formula="of:=[.B588]&amp;[.C588]&amp;[.D588]" office:value-type="string" office:string-value="What are Drosophila VES.CRE neurons?" calcext:value-type="string">
            <text:p>What are Drosophila VES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8]" office:value-type="string" office:string-value="VES.CRE" calcext:value-type="string">
            <text:p>VES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588]&amp;[.J588]&amp;[.K588]" office:value-type="string" office:string-value="Are Drosophila VES.CRE neurons excitatory or inhibitory?" calcext:value-type="string">
            <text:p>Are Drosophila VES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.NO</text:p>
          </table:table-cell>
          <table:table-cell office:value-type="string" calcext:value-type="string">
            <text:p>What are Drosophila </text:p>
          </table:table-cell>
          <table:table-cell table:formula="of:=[.A589]" office:value-type="string" office:string-value="LAL.NO" calcext:value-type="string">
            <text:p>LAL.NO</text:p>
          </table:table-cell>
          <table:table-cell office:value-type="string" calcext:value-type="string">
            <text:p><text:s/>neurons?</text:p>
          </table:table-cell>
          <table:table-cell table:formula="of:=[.B589]&amp;[.C589]&amp;[.D589]" office:value-type="string" office:string-value="What are Drosophila LAL.NO neurons?" calcext:value-type="string">
            <text:p>What are Drosophila LAL.N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9]" office:value-type="string" office:string-value="LAL.NO" calcext:value-type="string">
            <text:p>LAL.NO</text:p>
          </table:table-cell>
          <table:table-cell office:value-type="string" calcext:value-type="string">
            <text:p><text:s/>neurons excitatory or inhibitory?</text:p>
          </table:table-cell>
          <table:table-cell table:formula="of:=[.I589]&amp;[.J589]&amp;[.K589]" office:value-type="string" office:string-value="Are Drosophila LAL.NO neurons excitatory or inhibitory?" calcext:value-type="string">
            <text:p>Are Drosophila LAL.N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.LO</text:p>
          </table:table-cell>
          <table:table-cell office:value-type="string" calcext:value-type="string">
            <text:p>What are Drosophila </text:p>
          </table:table-cell>
          <table:table-cell table:formula="of:=[.A590]" office:value-type="string" office:string-value="PVLP.LO" calcext:value-type="string">
            <text:p>PVLP.LO</text:p>
          </table:table-cell>
          <table:table-cell office:value-type="string" calcext:value-type="string">
            <text:p><text:s/>neurons?</text:p>
          </table:table-cell>
          <table:table-cell table:formula="of:=[.B590]&amp;[.C590]&amp;[.D590]" office:value-type="string" office:string-value="What are Drosophila PVLP.LO neurons?" calcext:value-type="string">
            <text:p>What are Drosophila PVLP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0]" office:value-type="string" office:string-value="PVLP.LO" calcext:value-type="string">
            <text:p>PVLP.LO</text:p>
          </table:table-cell>
          <table:table-cell office:value-type="string" calcext:value-type="string">
            <text:p><text:s/>neurons excitatory or inhibitory?</text:p>
          </table:table-cell>
          <table:table-cell table:formula="of:=[.I590]&amp;[.J590]&amp;[.K590]" office:value-type="string" office:string-value="Are Drosophila PVLP.LO neurons excitatory or inhibitory?" calcext:value-type="string">
            <text:p>Are Drosophila PVLP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.ME</text:p>
          </table:table-cell>
          <table:table-cell office:value-type="string" calcext:value-type="string">
            <text:p>What are Drosophila </text:p>
          </table:table-cell>
          <table:table-cell table:formula="of:=[.A591]" office:value-type="string" office:string-value="GNG.ME" calcext:value-type="string">
            <text:p>GNG.ME</text:p>
          </table:table-cell>
          <table:table-cell office:value-type="string" calcext:value-type="string">
            <text:p><text:s/>neurons?</text:p>
          </table:table-cell>
          <table:table-cell table:formula="of:=[.B591]&amp;[.C591]&amp;[.D591]" office:value-type="string" office:string-value="What are Drosophila GNG.ME neurons?" calcext:value-type="string">
            <text:p>What are Drosophila GNG.M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1]" office:value-type="string" office:string-value="GNG.ME" calcext:value-type="string">
            <text:p>GNG.ME</text:p>
          </table:table-cell>
          <table:table-cell office:value-type="string" calcext:value-type="string">
            <text:p><text:s/>neurons excitatory or inhibitory?</text:p>
          </table:table-cell>
          <table:table-cell table:formula="of:=[.I591]&amp;[.J591]&amp;[.K591]" office:value-type="string" office:string-value="Are Drosophila GNG.ME neurons excitatory or inhibitory?" calcext:value-type="string">
            <text:p>Are Drosophila GNG.M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IB</text:p>
          </table:table-cell>
          <table:table-cell office:value-type="string" calcext:value-type="string">
            <text:p>What are Drosophila </text:p>
          </table:table-cell>
          <table:table-cell table:formula="of:=[.A592]" office:value-type="string" office:string-value="WED.IB" calcext:value-type="string">
            <text:p>WED.IB</text:p>
          </table:table-cell>
          <table:table-cell office:value-type="string" calcext:value-type="string">
            <text:p><text:s/>neurons?</text:p>
          </table:table-cell>
          <table:table-cell table:formula="of:=[.B592]&amp;[.C592]&amp;[.D592]" office:value-type="string" office:string-value="What are Drosophila WED.IB neurons?" calcext:value-type="string">
            <text:p>What are Drosophila WED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2]" office:value-type="string" office:string-value="WED.IB" calcext:value-type="string">
            <text:p>WED.IB</text:p>
          </table:table-cell>
          <table:table-cell office:value-type="string" calcext:value-type="string">
            <text:p><text:s/>neurons excitatory or inhibitory?</text:p>
          </table:table-cell>
          <table:table-cell table:formula="of:=[.I592]&amp;[.J592]&amp;[.K592]" office:value-type="string" office:string-value="Are Drosophila WED.IB neurons excitatory or inhibitory?" calcext:value-type="string">
            <text:p>Are Drosophila WED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VES</text:p>
          </table:table-cell>
          <table:table-cell office:value-type="string" calcext:value-type="string">
            <text:p>What are Drosophila </text:p>
          </table:table-cell>
          <table:table-cell table:formula="of:=[.A593]" office:value-type="string" office:string-value="SMP.VES" calcext:value-type="string">
            <text:p>SMP.VES</text:p>
          </table:table-cell>
          <table:table-cell office:value-type="string" calcext:value-type="string">
            <text:p><text:s/>neurons?</text:p>
          </table:table-cell>
          <table:table-cell table:formula="of:=[.B593]&amp;[.C593]&amp;[.D593]" office:value-type="string" office:string-value="What are Drosophila SMP.VES neurons?" calcext:value-type="string">
            <text:p>What are Drosophila SMP.VE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3]" office:value-type="string" office:string-value="SMP.VES" calcext:value-type="string">
            <text:p>SMP.VES</text:p>
          </table:table-cell>
          <table:table-cell office:value-type="string" calcext:value-type="string">
            <text:p><text:s/>neurons excitatory or inhibitory?</text:p>
          </table:table-cell>
          <table:table-cell table:formula="of:=[.I593]&amp;[.J593]&amp;[.K593]" office:value-type="string" office:string-value="Are Drosophila SMP.VES neurons excitatory or inhibitory?" calcext:value-type="string">
            <text:p>Are Drosophila SMP.VE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SLP</text:p>
          </table:table-cell>
          <table:table-cell office:value-type="string" calcext:value-type="string">
            <text:p>What are Drosophila </text:p>
          </table:table-cell>
          <table:table-cell table:formula="of:=[.A594]" office:value-type="string" office:string-value="LH.SLP" calcext:value-type="string">
            <text:p>LH.SLP</text:p>
          </table:table-cell>
          <table:table-cell office:value-type="string" calcext:value-type="string">
            <text:p><text:s/>neurons?</text:p>
          </table:table-cell>
          <table:table-cell table:formula="of:=[.B594]&amp;[.C594]&amp;[.D594]" office:value-type="string" office:string-value="What are Drosophila LH.SLP neurons?" calcext:value-type="string">
            <text:p>What are Drosophila LH.S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4]" office:value-type="string" office:string-value="LH.SLP" calcext:value-type="string">
            <text:p>LH.SLP</text:p>
          </table:table-cell>
          <table:table-cell office:value-type="string" calcext:value-type="string">
            <text:p><text:s/>neurons excitatory or inhibitory?</text:p>
          </table:table-cell>
          <table:table-cell table:formula="of:=[.I594]&amp;[.J594]&amp;[.K594]" office:value-type="string" office:string-value="Are Drosophila LH.SLP neurons excitatory or inhibitory?" calcext:value-type="string">
            <text:p>Are Drosophila LH.S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SAD</text:p>
          </table:table-cell>
          <table:table-cell office:value-type="string" calcext:value-type="string">
            <text:p>What are Drosophila </text:p>
          </table:table-cell>
          <table:table-cell table:formula="of:=[.A595]" office:value-type="string" office:string-value="WED.SAD" calcext:value-type="string">
            <text:p>WED.SAD</text:p>
          </table:table-cell>
          <table:table-cell office:value-type="string" calcext:value-type="string">
            <text:p><text:s/>neurons?</text:p>
          </table:table-cell>
          <table:table-cell table:formula="of:=[.B595]&amp;[.C595]&amp;[.D595]" office:value-type="string" office:string-value="What are Drosophila WED.SAD neurons?" calcext:value-type="string">
            <text:p>What are Drosophila WED.SA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5]" office:value-type="string" office:string-value="WED.SAD" calcext:value-type="string">
            <text:p>WED.SAD</text:p>
          </table:table-cell>
          <table:table-cell office:value-type="string" calcext:value-type="string">
            <text:p><text:s/>neurons excitatory or inhibitory?</text:p>
          </table:table-cell>
          <table:table-cell table:formula="of:=[.I595]&amp;[.J595]&amp;[.K595]" office:value-type="string" office:string-value="Are Drosophila WED.SAD neurons excitatory or inhibitory?" calcext:value-type="string">
            <text:p>Are Drosophila WED.SA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MB_PED</text:p>
          </table:table-cell>
          <table:table-cell office:value-type="string" calcext:value-type="string">
            <text:p>What are Drosophila </text:p>
          </table:table-cell>
          <table:table-cell table:formula="of:=[.A596]" office:value-type="string" office:string-value="ICL.MB_PED" calcext:value-type="string">
            <text:p>ICL.MB_PED</text:p>
          </table:table-cell>
          <table:table-cell office:value-type="string" calcext:value-type="string">
            <text:p><text:s/>neurons?</text:p>
          </table:table-cell>
          <table:table-cell table:formula="of:=[.B596]&amp;[.C596]&amp;[.D596]" office:value-type="string" office:string-value="What are Drosophila ICL.MB_PED neurons?" calcext:value-type="string">
            <text:p>What are Drosophila ICL.MB_P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6]" office:value-type="string" office:string-value="ICL.MB_PED" calcext:value-type="string">
            <text:p>ICL.MB_PED</text:p>
          </table:table-cell>
          <table:table-cell office:value-type="string" calcext:value-type="string">
            <text:p><text:s/>neurons excitatory or inhibitory?</text:p>
          </table:table-cell>
          <table:table-cell table:formula="of:=[.I596]&amp;[.J596]&amp;[.K596]" office:value-type="string" office:string-value="Are Drosophila ICL.MB_PED neurons excitatory or inhibitory?" calcext:value-type="string">
            <text:p>Are Drosophila ICL.MB_P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.PRW</text:p>
          </table:table-cell>
          <table:table-cell office:value-type="string" calcext:value-type="string">
            <text:p>What are Drosophila </text:p>
          </table:table-cell>
          <table:table-cell table:formula="of:=[.A597]" office:value-type="string" office:string-value="LH.PRW" calcext:value-type="string">
            <text:p>LH.PRW</text:p>
          </table:table-cell>
          <table:table-cell office:value-type="string" calcext:value-type="string">
            <text:p><text:s/>neurons?</text:p>
          </table:table-cell>
          <table:table-cell table:formula="of:=[.B597]&amp;[.C597]&amp;[.D597]" office:value-type="string" office:string-value="What are Drosophila LH.PRW neurons?" calcext:value-type="string">
            <text:p>What are Drosophila LH.PRW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7]" office:value-type="string" office:string-value="LH.PRW" calcext:value-type="string">
            <text:p>LH.PRW</text:p>
          </table:table-cell>
          <table:table-cell office:value-type="string" calcext:value-type="string">
            <text:p><text:s/>neurons excitatory or inhibitory?</text:p>
          </table:table-cell>
          <table:table-cell table:formula="of:=[.I597]&amp;[.J597]&amp;[.K597]" office:value-type="string" office:string-value="Are Drosophila LH.PRW neurons excitatory or inhibitory?" calcext:value-type="string">
            <text:p>Are Drosophila LH.PRW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LOP</text:p>
          </table:table-cell>
          <table:table-cell office:value-type="string" calcext:value-type="string">
            <text:p>What are Drosophila </text:p>
          </table:table-cell>
          <table:table-cell table:formula="of:=[.A598]" office:value-type="string" office:string-value="SPS.LOP" calcext:value-type="string">
            <text:p>SPS.LOP</text:p>
          </table:table-cell>
          <table:table-cell office:value-type="string" calcext:value-type="string">
            <text:p><text:s/>neurons?</text:p>
          </table:table-cell>
          <table:table-cell table:formula="of:=[.B598]&amp;[.C598]&amp;[.D598]" office:value-type="string" office:string-value="What are Drosophila SPS.LOP neurons?" calcext:value-type="string">
            <text:p>What are Drosophila SPS.LO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8]" office:value-type="string" office:string-value="SPS.LOP" calcext:value-type="string">
            <text:p>SPS.LOP</text:p>
          </table:table-cell>
          <table:table-cell office:value-type="string" calcext:value-type="string">
            <text:p><text:s/>neurons excitatory or inhibitory?</text:p>
          </table:table-cell>
          <table:table-cell table:formula="of:=[.I598]&amp;[.J598]&amp;[.K598]" office:value-type="string" office:string-value="Are Drosophila SPS.LOP neurons excitatory or inhibitory?" calcext:value-type="string">
            <text:p>Are Drosophila SPS.LO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VL.IPS</text:p>
          </table:table-cell>
          <table:table-cell office:value-type="string" calcext:value-type="string">
            <text:p>What are Drosophila </text:p>
          </table:table-cell>
          <table:table-cell table:formula="of:=[.A599]" office:value-type="string" office:string-value="MB_VL.IPS" calcext:value-type="string">
            <text:p>MB_VL.IPS</text:p>
          </table:table-cell>
          <table:table-cell office:value-type="string" calcext:value-type="string">
            <text:p><text:s/>neurons?</text:p>
          </table:table-cell>
          <table:table-cell table:formula="of:=[.B599]&amp;[.C599]&amp;[.D599]" office:value-type="string" office:string-value="What are Drosophila MB_VL.IPS neurons?" calcext:value-type="string">
            <text:p>What are Drosophila MB_VL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9]" office:value-type="string" office:string-value="MB_VL.IPS" calcext:value-type="string">
            <text:p>MB_VL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599]&amp;[.J599]&amp;[.K599]" office:value-type="string" office:string-value="Are Drosophila MB_VL.IPS neurons excitatory or inhibitory?" calcext:value-type="string">
            <text:p>Are Drosophila MB_VL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.SCL</text:p>
          </table:table-cell>
          <table:table-cell office:value-type="string" calcext:value-type="string">
            <text:p>What are Drosophila </text:p>
          </table:table-cell>
          <table:table-cell table:formula="of:=[.A600]" office:value-type="string" office:string-value="AME.SCL" calcext:value-type="string">
            <text:p>AME.SCL</text:p>
          </table:table-cell>
          <table:table-cell office:value-type="string" calcext:value-type="string">
            <text:p><text:s/>neurons?</text:p>
          </table:table-cell>
          <table:table-cell table:formula="of:=[.B600]&amp;[.C600]&amp;[.D600]" office:value-type="string" office:string-value="What are Drosophila AME.SCL neurons?" calcext:value-type="string">
            <text:p>What are Drosophila AME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0]" office:value-type="string" office:string-value="AME.SCL" calcext:value-type="string">
            <text:p>AME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600]&amp;[.J600]&amp;[.K600]" office:value-type="string" office:string-value="Are Drosophila AME.SCL neurons excitatory or inhibitory?" calcext:value-type="string">
            <text:p>Are Drosophila AME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AVLP</text:p>
          </table:table-cell>
          <table:table-cell office:value-type="string" calcext:value-type="string">
            <text:p>What are Drosophila </text:p>
          </table:table-cell>
          <table:table-cell table:formula="of:=[.A601]" office:value-type="string" office:string-value="SMP.AVLP" calcext:value-type="string">
            <text:p>SMP.AVLP</text:p>
          </table:table-cell>
          <table:table-cell office:value-type="string" calcext:value-type="string">
            <text:p><text:s/>neurons?</text:p>
          </table:table-cell>
          <table:table-cell table:formula="of:=[.B601]&amp;[.C601]&amp;[.D601]" office:value-type="string" office:string-value="What are Drosophila SMP.AVLP neurons?" calcext:value-type="string">
            <text:p>What are Drosophila SMP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1]" office:value-type="string" office:string-value="SMP.AVLP" calcext:value-type="string">
            <text:p>SMP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601]&amp;[.J601]&amp;[.K601]" office:value-type="string" office:string-value="Are Drosophila SMP.AVLP neurons excitatory or inhibitory?" calcext:value-type="string">
            <text:p>Are Drosophila SMP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IPS</text:p>
          </table:table-cell>
          <table:table-cell office:value-type="string" calcext:value-type="string">
            <text:p>What are Drosophila </text:p>
          </table:table-cell>
          <table:table-cell table:formula="of:=[.A602]" office:value-type="string" office:string-value="IB.IPS" calcext:value-type="string">
            <text:p>IB.IPS</text:p>
          </table:table-cell>
          <table:table-cell office:value-type="string" calcext:value-type="string">
            <text:p><text:s/>neurons?</text:p>
          </table:table-cell>
          <table:table-cell table:formula="of:=[.B602]&amp;[.C602]&amp;[.D602]" office:value-type="string" office:string-value="What are Drosophila IB.IPS neurons?" calcext:value-type="string">
            <text:p>What are Drosophila IB.I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2]" office:value-type="string" office:string-value="IB.IPS" calcext:value-type="string">
            <text:p>IB.IPS</text:p>
          </table:table-cell>
          <table:table-cell office:value-type="string" calcext:value-type="string">
            <text:p><text:s/>neurons excitatory or inhibitory?</text:p>
          </table:table-cell>
          <table:table-cell table:formula="of:=[.I602]&amp;[.J602]&amp;[.K602]" office:value-type="string" office:string-value="Are Drosophila IB.IPS neurons excitatory or inhibitory?" calcext:value-type="string">
            <text:p>Are Drosophila IB.I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SMP</text:p>
          </table:table-cell>
          <table:table-cell office:value-type="string" calcext:value-type="string">
            <text:p>What are Drosophila </text:p>
          </table:table-cell>
          <table:table-cell table:formula="of:=[.A603]" office:value-type="string" office:string-value="VES.SMP" calcext:value-type="string">
            <text:p>VES.SMP</text:p>
          </table:table-cell>
          <table:table-cell office:value-type="string" calcext:value-type="string">
            <text:p><text:s/>neurons?</text:p>
          </table:table-cell>
          <table:table-cell table:formula="of:=[.B603]&amp;[.C603]&amp;[.D603]" office:value-type="string" office:string-value="What are Drosophila VES.SMP neurons?" calcext:value-type="string">
            <text:p>What are Drosophila VES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3]" office:value-type="string" office:string-value="VES.SMP" calcext:value-type="string">
            <text:p>VES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603]&amp;[.J603]&amp;[.K603]" office:value-type="string" office:string-value="Are Drosophila VES.SMP neurons excitatory or inhibitory?" calcext:value-type="string">
            <text:p>Are Drosophila VES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LOP</text:p>
          </table:table-cell>
          <table:table-cell office:value-type="string" calcext:value-type="string">
            <text:p>What are Drosophila </text:p>
          </table:table-cell>
          <table:table-cell table:formula="of:=[.A604]" office:value-type="string" office:string-value="PLP.LOP" calcext:value-type="string">
            <text:p>PLP.LOP</text:p>
          </table:table-cell>
          <table:table-cell office:value-type="string" calcext:value-type="string">
            <text:p><text:s/>neurons?</text:p>
          </table:table-cell>
          <table:table-cell table:formula="of:=[.B604]&amp;[.C604]&amp;[.D604]" office:value-type="string" office:string-value="What are Drosophila PLP.LOP neurons?" calcext:value-type="string">
            <text:p>What are Drosophila PLP.LO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4]" office:value-type="string" office:string-value="PLP.LOP" calcext:value-type="string">
            <text:p>PLP.LOP</text:p>
          </table:table-cell>
          <table:table-cell office:value-type="string" calcext:value-type="string">
            <text:p><text:s/>neurons excitatory or inhibitory?</text:p>
          </table:table-cell>
          <table:table-cell table:formula="of:=[.I604]&amp;[.J604]&amp;[.K604]" office:value-type="string" office:string-value="Are Drosophila PLP.LOP neurons excitatory or inhibitory?" calcext:value-type="string">
            <text:p>Are Drosophila PLP.LO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.LO</text:p>
          </table:table-cell>
          <table:table-cell office:value-type="string" calcext:value-type="string">
            <text:p>What are Drosophila </text:p>
          </table:table-cell>
          <table:table-cell table:formula="of:=[.A605]" office:value-type="string" office:string-value="SMP.LO" calcext:value-type="string">
            <text:p>SMP.LO</text:p>
          </table:table-cell>
          <table:table-cell office:value-type="string" calcext:value-type="string">
            <text:p><text:s/>neurons?</text:p>
          </table:table-cell>
          <table:table-cell table:formula="of:=[.B605]&amp;[.C605]&amp;[.D605]" office:value-type="string" office:string-value="What are Drosophila SMP.LO neurons?" calcext:value-type="string">
            <text:p>What are Drosophila SMP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5]" office:value-type="string" office:string-value="SMP.LO" calcext:value-type="string">
            <text:p>SMP.LO</text:p>
          </table:table-cell>
          <table:table-cell office:value-type="string" calcext:value-type="string">
            <text:p><text:s/>neurons excitatory or inhibitory?</text:p>
          </table:table-cell>
          <table:table-cell table:formula="of:=[.I605]&amp;[.J605]&amp;[.K605]" office:value-type="string" office:string-value="Are Drosophila SMP.LO neurons excitatory or inhibitory?" calcext:value-type="string">
            <text:p>Are Drosophila SMP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LAL</text:p>
          </table:table-cell>
          <table:table-cell office:value-type="string" calcext:value-type="string">
            <text:p>What are Drosophila </text:p>
          </table:table-cell>
          <table:table-cell table:formula="of:=[.A606]" office:value-type="string" office:string-value="ICL.LAL" calcext:value-type="string">
            <text:p>ICL.LAL</text:p>
          </table:table-cell>
          <table:table-cell office:value-type="string" calcext:value-type="string">
            <text:p><text:s/>neurons?</text:p>
          </table:table-cell>
          <table:table-cell table:formula="of:=[.B606]&amp;[.C606]&amp;[.D606]" office:value-type="string" office:string-value="What are Drosophila ICL.LAL neurons?" calcext:value-type="string">
            <text:p>What are Drosophila ICL.LA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6]" office:value-type="string" office:string-value="ICL.LAL" calcext:value-type="string">
            <text:p>ICL.LAL</text:p>
          </table:table-cell>
          <table:table-cell office:value-type="string" calcext:value-type="string">
            <text:p><text:s/>neurons excitatory or inhibitory?</text:p>
          </table:table-cell>
          <table:table-cell table:formula="of:=[.I606]&amp;[.J606]&amp;[.K606]" office:value-type="string" office:string-value="Are Drosophila ICL.LAL neurons excitatory or inhibitory?" calcext:value-type="string">
            <text:p>Are Drosophila ICL.LA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SGD.OCG</text:p>
          </table:table-cell>
          <table:table-cell office:value-type="string" calcext:value-type="string">
            <text:p>What are Drosophila </text:p>
          </table:table-cell>
          <table:table-cell table:formula="of:=[.A607]" office:value-type="string" office:string-value="UNASGD.OCG" calcext:value-type="string">
            <text:p>UNASGD.OCG</text:p>
          </table:table-cell>
          <table:table-cell office:value-type="string" calcext:value-type="string">
            <text:p><text:s/>neurons?</text:p>
          </table:table-cell>
          <table:table-cell table:formula="of:=[.B607]&amp;[.C607]&amp;[.D607]" office:value-type="string" office:string-value="What are Drosophila UNASGD.OCG neurons?" calcext:value-type="string">
            <text:p>What are Drosophila UNASGD.OC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7]" office:value-type="string" office:string-value="UNASGD.OCG" calcext:value-type="string">
            <text:p>UNASGD.OCG</text:p>
          </table:table-cell>
          <table:table-cell office:value-type="string" calcext:value-type="string">
            <text:p><text:s/>neurons excitatory or inhibitory?</text:p>
          </table:table-cell>
          <table:table-cell table:formula="of:=[.I607]&amp;[.J607]&amp;[.K607]" office:value-type="string" office:string-value="Are Drosophila UNASGD.OCG neurons excitatory or inhibitory?" calcext:value-type="string">
            <text:p>Are Drosophila UNASGD.OC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.AVLP</text:p>
          </table:table-cell>
          <table:table-cell office:value-type="string" calcext:value-type="string">
            <text:p>What are Drosophila </text:p>
          </table:table-cell>
          <table:table-cell table:formula="of:=[.A608]" office:value-type="string" office:string-value="AL.AVLP" calcext:value-type="string">
            <text:p>AL.AVLP</text:p>
          </table:table-cell>
          <table:table-cell office:value-type="string" calcext:value-type="string">
            <text:p><text:s/>neurons?</text:p>
          </table:table-cell>
          <table:table-cell table:formula="of:=[.B608]&amp;[.C608]&amp;[.D608]" office:value-type="string" office:string-value="What are Drosophila AL.AVLP neurons?" calcext:value-type="string">
            <text:p>What are Drosophila AL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8]" office:value-type="string" office:string-value="AL.AVLP" calcext:value-type="string">
            <text:p>AL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608]&amp;[.J608]&amp;[.K608]" office:value-type="string" office:string-value="Are Drosophila AL.AVLP neurons excitatory or inhibitory?" calcext:value-type="string">
            <text:p>Are Drosophila AL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.SPS</text:p>
          </table:table-cell>
          <table:table-cell office:value-type="string" calcext:value-type="string">
            <text:p>What are Drosophila </text:p>
          </table:table-cell>
          <table:table-cell table:formula="of:=[.A609]" office:value-type="string" office:string-value="CAN.SPS" calcext:value-type="string">
            <text:p>CAN.SPS</text:p>
          </table:table-cell>
          <table:table-cell office:value-type="string" calcext:value-type="string">
            <text:p><text:s/>neurons?</text:p>
          </table:table-cell>
          <table:table-cell table:formula="of:=[.B609]&amp;[.C609]&amp;[.D609]" office:value-type="string" office:string-value="What are Drosophila CAN.SPS neurons?" calcext:value-type="string">
            <text:p>What are Drosophila CAN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9]" office:value-type="string" office:string-value="CAN.SPS" calcext:value-type="string">
            <text:p>CAN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609]&amp;[.J609]&amp;[.K609]" office:value-type="string" office:string-value="Are Drosophila CAN.SPS neurons excitatory or inhibitory?" calcext:value-type="string">
            <text:p>Are Drosophila CAN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.MB_PED</text:p>
          </table:table-cell>
          <table:table-cell office:value-type="string" calcext:value-type="string">
            <text:p>What are Drosophila </text:p>
          </table:table-cell>
          <table:table-cell table:formula="of:=[.A610]" office:value-type="string" office:string-value="AOTU.MB_PED" calcext:value-type="string">
            <text:p>AOTU.MB_PED</text:p>
          </table:table-cell>
          <table:table-cell office:value-type="string" calcext:value-type="string">
            <text:p><text:s/>neurons?</text:p>
          </table:table-cell>
          <table:table-cell table:formula="of:=[.B610]&amp;[.C610]&amp;[.D610]" office:value-type="string" office:string-value="What are Drosophila AOTU.MB_PED neurons?" calcext:value-type="string">
            <text:p>What are Drosophila AOTU.MB_P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0]" office:value-type="string" office:string-value="AOTU.MB_PED" calcext:value-type="string">
            <text:p>AOTU.MB_PED</text:p>
          </table:table-cell>
          <table:table-cell office:value-type="string" calcext:value-type="string">
            <text:p><text:s/>neurons excitatory or inhibitory?</text:p>
          </table:table-cell>
          <table:table-cell table:formula="of:=[.I610]&amp;[.J610]&amp;[.K610]" office:value-type="string" office:string-value="Are Drosophila AOTU.MB_PED neurons excitatory or inhibitory?" calcext:value-type="string">
            <text:p>Are Drosophila AOTU.MB_P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.SIP</text:p>
          </table:table-cell>
          <table:table-cell office:value-type="string" calcext:value-type="string">
            <text:p>What are Drosophila </text:p>
          </table:table-cell>
          <table:table-cell table:formula="of:=[.A611]" office:value-type="string" office:string-value="MB_CA.SIP" calcext:value-type="string">
            <text:p>MB_CA.SIP</text:p>
          </table:table-cell>
          <table:table-cell office:value-type="string" calcext:value-type="string">
            <text:p><text:s/>neurons?</text:p>
          </table:table-cell>
          <table:table-cell table:formula="of:=[.B611]&amp;[.C611]&amp;[.D611]" office:value-type="string" office:string-value="What are Drosophila MB_CA.SIP neurons?" calcext:value-type="string">
            <text:p>What are Drosophila MB_CA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1]" office:value-type="string" office:string-value="MB_CA.SIP" calcext:value-type="string">
            <text:p>MB_CA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611]&amp;[.J611]&amp;[.K611]" office:value-type="string" office:string-value="Are Drosophila MB_CA.SIP neurons excitatory or inhibitory?" calcext:value-type="string">
            <text:p>Are Drosophila MB_CA.SI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.FB</text:p>
          </table:table-cell>
          <table:table-cell office:value-type="string" calcext:value-type="string">
            <text:p>What are Drosophila </text:p>
          </table:table-cell>
          <table:table-cell table:formula="of:=[.A612]" office:value-type="string" office:string-value="SAD.FB" calcext:value-type="string">
            <text:p>SAD.FB</text:p>
          </table:table-cell>
          <table:table-cell office:value-type="string" calcext:value-type="string">
            <text:p><text:s/>neurons?</text:p>
          </table:table-cell>
          <table:table-cell table:formula="of:=[.B612]&amp;[.C612]&amp;[.D612]" office:value-type="string" office:string-value="What are Drosophila SAD.FB neurons?" calcext:value-type="string">
            <text:p>What are Drosophila SAD.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2]" office:value-type="string" office:string-value="SAD.FB" calcext:value-type="string">
            <text:p>SAD.FB</text:p>
          </table:table-cell>
          <table:table-cell office:value-type="string" calcext:value-type="string">
            <text:p><text:s/>neurons excitatory or inhibitory?</text:p>
          </table:table-cell>
          <table:table-cell table:formula="of:=[.I612]&amp;[.J612]&amp;[.K612]" office:value-type="string" office:string-value="Are Drosophila SAD.FB neurons excitatory or inhibitory?" calcext:value-type="string">
            <text:p>Are Drosophila SAD.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MB_VL</text:p>
          </table:table-cell>
          <table:table-cell office:value-type="string" calcext:value-type="string">
            <text:p>What are Drosophila </text:p>
          </table:table-cell>
          <table:table-cell table:formula="of:=[.A613]" office:value-type="string" office:string-value="SLP.MB_VL" calcext:value-type="string">
            <text:p>SLP.MB_VL</text:p>
          </table:table-cell>
          <table:table-cell office:value-type="string" calcext:value-type="string">
            <text:p><text:s/>neurons?</text:p>
          </table:table-cell>
          <table:table-cell table:formula="of:=[.B613]&amp;[.C613]&amp;[.D613]" office:value-type="string" office:string-value="What are Drosophila SLP.MB_VL neurons?" calcext:value-type="string">
            <text:p>What are Drosophila SLP.MB_V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3]" office:value-type="string" office:string-value="SLP.MB_VL" calcext:value-type="string">
            <text:p>SLP.MB_VL</text:p>
          </table:table-cell>
          <table:table-cell office:value-type="string" calcext:value-type="string">
            <text:p><text:s/>neurons excitatory or inhibitory?</text:p>
          </table:table-cell>
          <table:table-cell table:formula="of:=[.I613]&amp;[.J613]&amp;[.K613]" office:value-type="string" office:string-value="Are Drosophila SLP.MB_VL neurons excitatory or inhibitory?" calcext:value-type="string">
            <text:p>Are Drosophila SLP.MB_V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AMMC</text:p>
          </table:table-cell>
          <table:table-cell office:value-type="string" calcext:value-type="string">
            <text:p>What are Drosophila </text:p>
          </table:table-cell>
          <table:table-cell table:formula="of:=[.A614]" office:value-type="string" office:string-value="PLP.AMMC" calcext:value-type="string">
            <text:p>PLP.AMMC</text:p>
          </table:table-cell>
          <table:table-cell office:value-type="string" calcext:value-type="string">
            <text:p><text:s/>neurons?</text:p>
          </table:table-cell>
          <table:table-cell table:formula="of:=[.B614]&amp;[.C614]&amp;[.D614]" office:value-type="string" office:string-value="What are Drosophila PLP.AMMC neurons?" calcext:value-type="string">
            <text:p>What are Drosophila PLP.AMMC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4]" office:value-type="string" office:string-value="PLP.AMMC" calcext:value-type="string">
            <text:p>PLP.AMMC</text:p>
          </table:table-cell>
          <table:table-cell office:value-type="string" calcext:value-type="string">
            <text:p><text:s/>neurons excitatory or inhibitory?</text:p>
          </table:table-cell>
          <table:table-cell table:formula="of:=[.I614]&amp;[.J614]&amp;[.K614]" office:value-type="string" office:string-value="Are Drosophila PLP.AMMC neurons excitatory or inhibitory?" calcext:value-type="string">
            <text:p>Are Drosophila PLP.AMMC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.SPS</text:p>
          </table:table-cell>
          <table:table-cell office:value-type="string" calcext:value-type="string">
            <text:p>What are Drosophila </text:p>
          </table:table-cell>
          <table:table-cell table:formula="of:=[.A615]" office:value-type="string" office:string-value="LOP.SPS" calcext:value-type="string">
            <text:p>LOP.SPS</text:p>
          </table:table-cell>
          <table:table-cell office:value-type="string" calcext:value-type="string">
            <text:p><text:s/>neurons?</text:p>
          </table:table-cell>
          <table:table-cell table:formula="of:=[.B615]&amp;[.C615]&amp;[.D615]" office:value-type="string" office:string-value="What are Drosophila LOP.SPS neurons?" calcext:value-type="string">
            <text:p>What are Drosophila LOP.SPS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5]" office:value-type="string" office:string-value="LOP.SPS" calcext:value-type="string">
            <text:p>LOP.SPS</text:p>
          </table:table-cell>
          <table:table-cell office:value-type="string" calcext:value-type="string">
            <text:p><text:s/>neurons excitatory or inhibitory?</text:p>
          </table:table-cell>
          <table:table-cell table:formula="of:=[.I615]&amp;[.J615]&amp;[.K615]" office:value-type="string" office:string-value="Are Drosophila LOP.SPS neurons excitatory or inhibitory?" calcext:value-type="string">
            <text:p>Are Drosophila LOP.SPS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.MB_VL</text:p>
          </table:table-cell>
          <table:table-cell office:value-type="string" calcext:value-type="string">
            <text:p>What are Drosophila </text:p>
          </table:table-cell>
          <table:table-cell table:formula="of:=[.A616]" office:value-type="string" office:string-value="SIP.MB_VL" calcext:value-type="string">
            <text:p>SIP.MB_VL</text:p>
          </table:table-cell>
          <table:table-cell office:value-type="string" calcext:value-type="string">
            <text:p><text:s/>neurons?</text:p>
          </table:table-cell>
          <table:table-cell table:formula="of:=[.B616]&amp;[.C616]&amp;[.D616]" office:value-type="string" office:string-value="What are Drosophila SIP.MB_VL neurons?" calcext:value-type="string">
            <text:p>What are Drosophila SIP.MB_V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6]" office:value-type="string" office:string-value="SIP.MB_VL" calcext:value-type="string">
            <text:p>SIP.MB_VL</text:p>
          </table:table-cell>
          <table:table-cell office:value-type="string" calcext:value-type="string">
            <text:p><text:s/>neurons excitatory or inhibitory?</text:p>
          </table:table-cell>
          <table:table-cell table:formula="of:=[.I616]&amp;[.J616]&amp;[.K616]" office:value-type="string" office:string-value="Are Drosophila SIP.MB_VL neurons excitatory or inhibitory?" calcext:value-type="string">
            <text:p>Are Drosophila SIP.MB_V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.ICL</text:p>
          </table:table-cell>
          <table:table-cell office:value-type="string" calcext:value-type="string">
            <text:p>What are Drosophila </text:p>
          </table:table-cell>
          <table:table-cell table:formula="of:=[.A617]" office:value-type="string" office:string-value="WED.ICL" calcext:value-type="string">
            <text:p>WED.ICL</text:p>
          </table:table-cell>
          <table:table-cell office:value-type="string" calcext:value-type="string">
            <text:p><text:s/>neurons?</text:p>
          </table:table-cell>
          <table:table-cell table:formula="of:=[.B617]&amp;[.C617]&amp;[.D617]" office:value-type="string" office:string-value="What are Drosophila WED.ICL neurons?" calcext:value-type="string">
            <text:p>What are Drosophila WED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7]" office:value-type="string" office:string-value="WED.ICL" calcext:value-type="string">
            <text:p>WED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617]&amp;[.J617]&amp;[.K617]" office:value-type="string" office:string-value="Are Drosophila WED.ICL neurons excitatory or inhibitory?" calcext:value-type="string">
            <text:p>Are Drosophila WED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MB_CA</text:p>
          </table:table-cell>
          <table:table-cell office:value-type="string" calcext:value-type="string">
            <text:p>What are Drosophila </text:p>
          </table:table-cell>
          <table:table-cell table:formula="of:=[.A618]" office:value-type="string" office:string-value="PLP.MB_CA" calcext:value-type="string">
            <text:p>PLP.MB_CA</text:p>
          </table:table-cell>
          <table:table-cell office:value-type="string" calcext:value-type="string">
            <text:p><text:s/>neurons?</text:p>
          </table:table-cell>
          <table:table-cell table:formula="of:=[.B618]&amp;[.C618]&amp;[.D618]" office:value-type="string" office:string-value="What are Drosophila PLP.MB_CA neurons?" calcext:value-type="string">
            <text:p>What are Drosophila PLP.MB_C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8]" office:value-type="string" office:string-value="PLP.MB_CA" calcext:value-type="string">
            <text:p>PLP.MB_CA</text:p>
          </table:table-cell>
          <table:table-cell office:value-type="string" calcext:value-type="string">
            <text:p><text:s/>neurons excitatory or inhibitory?</text:p>
          </table:table-cell>
          <table:table-cell table:formula="of:=[.I618]&amp;[.J618]&amp;[.K618]" office:value-type="string" office:string-value="Are Drosophila PLP.MB_CA neurons excitatory or inhibitory?" calcext:value-type="string">
            <text:p>Are Drosophila PLP.MB_C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.FLA</text:p>
          </table:table-cell>
          <table:table-cell office:value-type="string" calcext:value-type="string">
            <text:p>What are Drosophila </text:p>
          </table:table-cell>
          <table:table-cell table:formula="of:=[.A619]" office:value-type="string" office:string-value="CRE.FLA" calcext:value-type="string">
            <text:p>CRE.FLA</text:p>
          </table:table-cell>
          <table:table-cell office:value-type="string" calcext:value-type="string">
            <text:p><text:s/>neurons?</text:p>
          </table:table-cell>
          <table:table-cell table:formula="of:=[.B619]&amp;[.C619]&amp;[.D619]" office:value-type="string" office:string-value="What are Drosophila CRE.FLA neurons?" calcext:value-type="string">
            <text:p>What are Drosophila CRE.FLA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9]" office:value-type="string" office:string-value="CRE.FLA" calcext:value-type="string">
            <text:p>CRE.FLA</text:p>
          </table:table-cell>
          <table:table-cell office:value-type="string" calcext:value-type="string">
            <text:p><text:s/>neurons excitatory or inhibitory?</text:p>
          </table:table-cell>
          <table:table-cell table:formula="of:=[.I619]&amp;[.J619]&amp;[.K619]" office:value-type="string" office:string-value="Are Drosophila CRE.FLA neurons excitatory or inhibitory?" calcext:value-type="string">
            <text:p>Are Drosophila CRE.FLA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.IB</text:p>
          </table:table-cell>
          <table:table-cell office:value-type="string" calcext:value-type="string">
            <text:p>What are Drosophila </text:p>
          </table:table-cell>
          <table:table-cell table:formula="of:=[.A620]" office:value-type="string" office:string-value="SCL.IB" calcext:value-type="string">
            <text:p>SCL.IB</text:p>
          </table:table-cell>
          <table:table-cell office:value-type="string" calcext:value-type="string">
            <text:p><text:s/>neurons?</text:p>
          </table:table-cell>
          <table:table-cell table:formula="of:=[.B620]&amp;[.C620]&amp;[.D620]" office:value-type="string" office:string-value="What are Drosophila SCL.IB neurons?" calcext:value-type="string">
            <text:p>What are Drosophila SCL.I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0]" office:value-type="string" office:string-value="SCL.IB" calcext:value-type="string">
            <text:p>SCL.IB</text:p>
          </table:table-cell>
          <table:table-cell office:value-type="string" calcext:value-type="string">
            <text:p><text:s/>neurons excitatory or inhibitory?</text:p>
          </table:table-cell>
          <table:table-cell table:formula="of:=[.I620]&amp;[.J620]&amp;[.K620]" office:value-type="string" office:string-value="Are Drosophila SCL.IB neurons excitatory or inhibitory?" calcext:value-type="string">
            <text:p>Are Drosophila SCL.I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AVLP</text:p>
          </table:table-cell>
          <table:table-cell office:value-type="string" calcext:value-type="string">
            <text:p>What are Drosophila </text:p>
          </table:table-cell>
          <table:table-cell table:formula="of:=[.A621]" office:value-type="string" office:string-value="IB.AVLP" calcext:value-type="string">
            <text:p>IB.AVLP</text:p>
          </table:table-cell>
          <table:table-cell office:value-type="string" calcext:value-type="string">
            <text:p><text:s/>neurons?</text:p>
          </table:table-cell>
          <table:table-cell table:formula="of:=[.B621]&amp;[.C621]&amp;[.D621]" office:value-type="string" office:string-value="What are Drosophila IB.AVLP neurons?" calcext:value-type="string">
            <text:p>What are Drosophila IB.A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1]" office:value-type="string" office:string-value="IB.AVLP" calcext:value-type="string">
            <text:p>IB.AVLP</text:p>
          </table:table-cell>
          <table:table-cell office:value-type="string" calcext:value-type="string">
            <text:p><text:s/>neurons excitatory or inhibitory?</text:p>
          </table:table-cell>
          <table:table-cell table:formula="of:=[.I621]&amp;[.J621]&amp;[.K621]" office:value-type="string" office:string-value="Are Drosophila IB.AVLP neurons excitatory or inhibitory?" calcext:value-type="string">
            <text:p>Are Drosophila IB.A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.MB_PED</text:p>
          </table:table-cell>
          <table:table-cell office:value-type="string" calcext:value-type="string">
            <text:p>What are Drosophila </text:p>
          </table:table-cell>
          <table:table-cell table:formula="of:=[.A622]" office:value-type="string" office:string-value="SPS.MB_PED" calcext:value-type="string">
            <text:p>SPS.MB_PED</text:p>
          </table:table-cell>
          <table:table-cell office:value-type="string" calcext:value-type="string">
            <text:p><text:s/>neurons?</text:p>
          </table:table-cell>
          <table:table-cell table:formula="of:=[.B622]&amp;[.C622]&amp;[.D622]" office:value-type="string" office:string-value="What are Drosophila SPS.MB_PED neurons?" calcext:value-type="string">
            <text:p>What are Drosophila SPS.MB_P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2]" office:value-type="string" office:string-value="SPS.MB_PED" calcext:value-type="string">
            <text:p>SPS.MB_PED</text:p>
          </table:table-cell>
          <table:table-cell office:value-type="string" calcext:value-type="string">
            <text:p><text:s/>neurons excitatory or inhibitory?</text:p>
          </table:table-cell>
          <table:table-cell table:formula="of:=[.I622]&amp;[.J622]&amp;[.K622]" office:value-type="string" office:string-value="Are Drosophila SPS.MB_PED neurons excitatory or inhibitory?" calcext:value-type="string">
            <text:p>Are Drosophila SPS.MB_P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.PVLP</text:p>
          </table:table-cell>
          <table:table-cell office:value-type="string" calcext:value-type="string">
            <text:p>What are Drosophila </text:p>
          </table:table-cell>
          <table:table-cell table:formula="of:=[.A623]" office:value-type="string" office:string-value="IPS.PVLP" calcext:value-type="string">
            <text:p>IPS.PVLP</text:p>
          </table:table-cell>
          <table:table-cell office:value-type="string" calcext:value-type="string">
            <text:p><text:s/>neurons?</text:p>
          </table:table-cell>
          <table:table-cell table:formula="of:=[.B623]&amp;[.C623]&amp;[.D623]" office:value-type="string" office:string-value="What are Drosophila IPS.PVLP neurons?" calcext:value-type="string">
            <text:p>What are Drosophila IPS.PV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3]" office:value-type="string" office:string-value="IPS.PVLP" calcext:value-type="string">
            <text:p>IPS.PVLP</text:p>
          </table:table-cell>
          <table:table-cell office:value-type="string" calcext:value-type="string">
            <text:p><text:s/>neurons excitatory or inhibitory?</text:p>
          </table:table-cell>
          <table:table-cell table:formula="of:=[.I623]&amp;[.J623]&amp;[.K623]" office:value-type="string" office:string-value="Are Drosophila IPS.PVLP neurons excitatory or inhibitory?" calcext:value-type="string">
            <text:p>Are Drosophila IPS.PV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PED.ICL</text:p>
          </table:table-cell>
          <table:table-cell office:value-type="string" calcext:value-type="string">
            <text:p>What are Drosophila </text:p>
          </table:table-cell>
          <table:table-cell table:formula="of:=[.A624]" office:value-type="string" office:string-value="MB_PED.ICL" calcext:value-type="string">
            <text:p>MB_PED.ICL</text:p>
          </table:table-cell>
          <table:table-cell office:value-type="string" calcext:value-type="string">
            <text:p><text:s/>neurons?</text:p>
          </table:table-cell>
          <table:table-cell table:formula="of:=[.B624]&amp;[.C624]&amp;[.D624]" office:value-type="string" office:string-value="What are Drosophila MB_PED.ICL neurons?" calcext:value-type="string">
            <text:p>What are Drosophila MB_PED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4]" office:value-type="string" office:string-value="MB_PED.ICL" calcext:value-type="string">
            <text:p>MB_PED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624]&amp;[.J624]&amp;[.K624]" office:value-type="string" office:string-value="Are Drosophila MB_PED.ICL neurons excitatory or inhibitory?" calcext:value-type="string">
            <text:p>Are Drosophila MB_PED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PED</text:p>
          </table:table-cell>
          <table:table-cell office:value-type="string" calcext:value-type="string">
            <text:p>What are Drosophila </text:p>
          </table:table-cell>
          <table:table-cell table:formula="of:=[.A625]" office:value-type="string" office:string-value="MB_PED" calcext:value-type="string">
            <text:p>MB_PED</text:p>
          </table:table-cell>
          <table:table-cell office:value-type="string" calcext:value-type="string">
            <text:p><text:s/>neurons?</text:p>
          </table:table-cell>
          <table:table-cell table:formula="of:=[.B625]&amp;[.C625]&amp;[.D625]" office:value-type="string" office:string-value="What are Drosophila MB_PED neurons?" calcext:value-type="string">
            <text:p>What are Drosophila MB_PE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5]" office:value-type="string" office:string-value="MB_PED" calcext:value-type="string">
            <text:p>MB_PED</text:p>
          </table:table-cell>
          <table:table-cell office:value-type="string" calcext:value-type="string">
            <text:p><text:s/>neurons excitatory or inhibitory?</text:p>
          </table:table-cell>
          <table:table-cell table:formula="of:=[.I625]&amp;[.J625]&amp;[.K625]" office:value-type="string" office:string-value="Are Drosophila MB_PED neurons excitatory or inhibitory?" calcext:value-type="string">
            <text:p>Are Drosophila MB_PED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.LH</text:p>
          </table:table-cell>
          <table:table-cell office:value-type="string" calcext:value-type="string">
            <text:p>What are Drosophila </text:p>
          </table:table-cell>
          <table:table-cell table:formula="of:=[.A626]" office:value-type="string" office:string-value="SLP.LH" calcext:value-type="string">
            <text:p>SLP.LH</text:p>
          </table:table-cell>
          <table:table-cell office:value-type="string" calcext:value-type="string">
            <text:p><text:s/>neurons?</text:p>
          </table:table-cell>
          <table:table-cell table:formula="of:=[.B626]&amp;[.C626]&amp;[.D626]" office:value-type="string" office:string-value="What are Drosophila SLP.LH neurons?" calcext:value-type="string">
            <text:p>What are Drosophila SLP.LH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6]" office:value-type="string" office:string-value="SLP.LH" calcext:value-type="string">
            <text:p>SLP.LH</text:p>
          </table:table-cell>
          <table:table-cell office:value-type="string" calcext:value-type="string">
            <text:p><text:s/>neurons excitatory or inhibitory?</text:p>
          </table:table-cell>
          <table:table-cell table:formula="of:=[.I626]&amp;[.J626]&amp;[.K626]" office:value-type="string" office:string-value="Are Drosophila SLP.LH neurons excitatory or inhibitory?" calcext:value-type="string">
            <text:p>Are Drosophila SLP.LH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</text:p>
          </table:table-cell>
          <table:table-cell office:value-type="string" calcext:value-type="string">
            <text:p>What are Drosophila </text:p>
          </table:table-cell>
          <table:table-cell table:formula="of:=[.A627]" office:value-type="string" office:string-value="PLP" calcext:value-type="string">
            <text:p>PLP</text:p>
          </table:table-cell>
          <table:table-cell office:value-type="string" calcext:value-type="string">
            <text:p><text:s/>neurons?</text:p>
          </table:table-cell>
          <table:table-cell table:formula="of:=[.B627]&amp;[.C627]&amp;[.D627]" office:value-type="string" office:string-value="What are Drosophila PLP neurons?" calcext:value-type="string">
            <text:p>What are Drosophila PL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7]" office:value-type="string" office:string-value="PLP" calcext:value-type="string">
            <text:p>PLP</text:p>
          </table:table-cell>
          <table:table-cell office:value-type="string" calcext:value-type="string">
            <text:p><text:s/>neurons excitatory or inhibitory?</text:p>
          </table:table-cell>
          <table:table-cell table:formula="of:=[.I627]&amp;[.J627]&amp;[.K627]" office:value-type="string" office:string-value="Are Drosophila PLP neurons excitatory or inhibitory?" calcext:value-type="string">
            <text:p>Are Drosophila PL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P.ICL</text:p>
          </table:table-cell>
          <table:table-cell office:value-type="string" calcext:value-type="string">
            <text:p>What are Drosophila </text:p>
          </table:table-cell>
          <table:table-cell table:formula="of:=[.A628]" office:value-type="string" office:string-value="AVLP.ICL" calcext:value-type="string">
            <text:p>AVLP.ICL</text:p>
          </table:table-cell>
          <table:table-cell office:value-type="string" calcext:value-type="string">
            <text:p><text:s/>neurons?</text:p>
          </table:table-cell>
          <table:table-cell table:formula="of:=[.B628]&amp;[.C628]&amp;[.D628]" office:value-type="string" office:string-value="What are Drosophila AVLP.ICL neurons?" calcext:value-type="string">
            <text:p>What are Drosophila AVLP.I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8]" office:value-type="string" office:string-value="AVLP.ICL" calcext:value-type="string">
            <text:p>AVLP.ICL</text:p>
          </table:table-cell>
          <table:table-cell office:value-type="string" calcext:value-type="string">
            <text:p><text:s/>neurons excitatory or inhibitory?</text:p>
          </table:table-cell>
          <table:table-cell table:formula="of:=[.I628]&amp;[.J628]&amp;[.K628]" office:value-type="string" office:string-value="Are Drosophila AVLP.ICL neurons excitatory or inhibitory?" calcext:value-type="string">
            <text:p>Are Drosophila AVLP.I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LO</text:p>
          </table:table-cell>
          <table:table-cell office:value-type="string" calcext:value-type="string">
            <text:p>What are Drosophila </text:p>
          </table:table-cell>
          <table:table-cell table:formula="of:=[.A629]" office:value-type="string" office:string-value="ME.LO" calcext:value-type="string">
            <text:p>ME.LO</text:p>
          </table:table-cell>
          <table:table-cell office:value-type="string" calcext:value-type="string">
            <text:p><text:s/>neurons?</text:p>
          </table:table-cell>
          <table:table-cell table:formula="of:=[.B629]&amp;[.C629]&amp;[.D629]" office:value-type="string" office:string-value="What are Drosophila ME.LO neurons?" calcext:value-type="string">
            <text:p>What are Drosophila ME.L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9]" office:value-type="string" office:string-value="ME.LO" calcext:value-type="string">
            <text:p>ME.LO</text:p>
          </table:table-cell>
          <table:table-cell office:value-type="string" calcext:value-type="string">
            <text:p><text:s/>neurons excitatory or inhibitory?</text:p>
          </table:table-cell>
          <table:table-cell table:formula="of:=[.I629]&amp;[.J629]&amp;[.K629]" office:value-type="string" office:string-value="Are Drosophila ME.LO neurons excitatory or inhibitory?" calcext:value-type="string">
            <text:p>Are Drosophila ME.L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.SCL</text:p>
          </table:table-cell>
          <table:table-cell office:value-type="string" calcext:value-type="string">
            <text:p>What are Drosophila </text:p>
          </table:table-cell>
          <table:table-cell table:formula="of:=[.A630]" office:value-type="string" office:string-value="PLP.SCL" calcext:value-type="string">
            <text:p>PLP.SCL</text:p>
          </table:table-cell>
          <table:table-cell office:value-type="string" calcext:value-type="string">
            <text:p><text:s/>neurons?</text:p>
          </table:table-cell>
          <table:table-cell table:formula="of:=[.B630]&amp;[.C630]&amp;[.D630]" office:value-type="string" office:string-value="What are Drosophila PLP.SCL neurons?" calcext:value-type="string">
            <text:p>What are Drosophila PLP.SC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30]" office:value-type="string" office:string-value="PLP.SCL" calcext:value-type="string">
            <text:p>PLP.SCL</text:p>
          </table:table-cell>
          <table:table-cell office:value-type="string" calcext:value-type="string">
            <text:p><text:s/>neurons excitatory or inhibitory?</text:p>
          </table:table-cell>
          <table:table-cell table:formula="of:=[.I630]&amp;[.J630]&amp;[.K630]" office:value-type="string" office:string-value="Are Drosophila PLP.SCL neurons excitatory or inhibitory?" calcext:value-type="string">
            <text:p>Are Drosophila PLP.SC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.GOR</text:p>
          </table:table-cell>
          <table:table-cell office:value-type="string" calcext:value-type="string">
            <text:p>What are Drosophila </text:p>
          </table:table-cell>
          <table:table-cell table:formula="of:=[.A631]" office:value-type="string" office:string-value="IB.GOR" calcext:value-type="string">
            <text:p>IB.GOR</text:p>
          </table:table-cell>
          <table:table-cell office:value-type="string" calcext:value-type="string">
            <text:p><text:s/>neurons?</text:p>
          </table:table-cell>
          <table:table-cell table:formula="of:=[.B631]&amp;[.C631]&amp;[.D631]" office:value-type="string" office:string-value="What are Drosophila IB.GOR neurons?" calcext:value-type="string">
            <text:p>What are Drosophila IB.GO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31]" office:value-type="string" office:string-value="IB.GOR" calcext:value-type="string">
            <text:p>IB.GOR</text:p>
          </table:table-cell>
          <table:table-cell office:value-type="string" calcext:value-type="string">
            <text:p><text:s/>neurons excitatory or inhibitory?</text:p>
          </table:table-cell>
          <table:table-cell table:formula="of:=[.I631]&amp;[.J631]&amp;[.K631]" office:value-type="string" office:string-value="Are Drosophila IB.GOR neurons excitatory or inhibitory?" calcext:value-type="string">
            <text:p>Are Drosophila IB.GO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.CRE</text:p>
          </table:table-cell>
          <table:table-cell office:value-type="string" calcext:value-type="string">
            <text:p>What are Drosophila </text:p>
          </table:table-cell>
          <table:table-cell table:formula="of:=[.A632]" office:value-type="string" office:string-value="LO.CRE" calcext:value-type="string">
            <text:p>LO.CRE</text:p>
          </table:table-cell>
          <table:table-cell office:value-type="string" calcext:value-type="string">
            <text:p><text:s/>neurons?</text:p>
          </table:table-cell>
          <table:table-cell table:formula="of:=[.B632]&amp;[.C632]&amp;[.D632]" office:value-type="string" office:string-value="What are Drosophila LO.CRE neurons?" calcext:value-type="string">
            <text:p>What are Drosophila LO.CRE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32]" office:value-type="string" office:string-value="LO.CRE" calcext:value-type="string">
            <text:p>LO.CRE</text:p>
          </table:table-cell>
          <table:table-cell office:value-type="string" calcext:value-type="string">
            <text:p><text:s/>neurons excitatory or inhibitory?</text:p>
          </table:table-cell>
          <table:table-cell table:formula="of:=[.I632]&amp;[.J632]&amp;[.K632]" office:value-type="string" office:string-value="Are Drosophila LO.CRE neurons excitatory or inhibitory?" calcext:value-type="string">
            <text:p>Are Drosophila LO.CRE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.SMP</text:p>
          </table:table-cell>
          <table:table-cell office:value-type="string" calcext:value-type="string">
            <text:p>What are Drosophila </text:p>
          </table:table-cell>
          <table:table-cell table:formula="of:=[.A633]" office:value-type="string" office:string-value="FLA.SMP" calcext:value-type="string">
            <text:p>FLA.SMP</text:p>
          </table:table-cell>
          <table:table-cell office:value-type="string" calcext:value-type="string">
            <text:p><text:s/>neurons?</text:p>
          </table:table-cell>
          <table:table-cell table:formula="of:=[.B633]&amp;[.C633]&amp;[.D633]" office:value-type="string" office:string-value="What are Drosophila FLA.SMP neurons?" calcext:value-type="string">
            <text:p>What are Drosophila FLA.SM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33]" office:value-type="string" office:string-value="FLA.SMP" calcext:value-type="string">
            <text:p>FLA.SMP</text:p>
          </table:table-cell>
          <table:table-cell office:value-type="string" calcext:value-type="string">
            <text:p><text:s/>neurons excitatory or inhibitory?</text:p>
          </table:table-cell>
          <table:table-cell table:formula="of:=[.I633]&amp;[.J633]&amp;[.K633]" office:value-type="string" office:string-value="Are Drosophila FLA.SMP neurons excitatory or inhibitory?" calcext:value-type="string">
            <text:p>Are Drosophila FLA.SMP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.AOTU</text:p>
          </table:table-cell>
          <table:table-cell office:value-type="string" calcext:value-type="string">
            <text:p>What are Drosophila </text:p>
          </table:table-cell>
          <table:table-cell table:formula="of:=[.A634]" office:value-type="string" office:string-value="ICL.AOTU" calcext:value-type="string">
            <text:p>ICL.AOTU</text:p>
          </table:table-cell>
          <table:table-cell office:value-type="string" calcext:value-type="string">
            <text:p><text:s/>neurons?</text:p>
          </table:table-cell>
          <table:table-cell table:formula="of:=[.B634]&amp;[.C634]&amp;[.D634]" office:value-type="string" office:string-value="What are Drosophila ICL.AOTU neurons?" calcext:value-type="string">
            <text:p>What are Drosophila ICL.AOTU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34]" office:value-type="string" office:string-value="ICL.AOTU" calcext:value-type="string">
            <text:p>ICL.AOTU</text:p>
          </table:table-cell>
          <table:table-cell office:value-type="string" calcext:value-type="string">
            <text:p><text:s/>neurons excitatory or inhibitory?</text:p>
          </table:table-cell>
          <table:table-cell table:formula="of:=[.I634]&amp;[.J634]&amp;[.K634]" office:value-type="string" office:string-value="Are Drosophila ICL.AOTU neurons excitatory or inhibitory?" calcext:value-type="string">
            <text:p>Are Drosophila ICL.AOTU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.SIP</text:p>
          </table:table-cell>
          <table:table-cell office:value-type="string" calcext:value-type="string">
            <text:p>What are Drosophila </text:p>
          </table:table-cell>
          <table:table-cell table:formula="of:=[.A635]" office:value-type="string" office:string-value="VES.SIP" calcext:value-type="string">
            <text:p>VES.SIP</text:p>
          </table:table-cell>
          <table:table-cell office:value-type="string" calcext:value-type="string">
            <text:p><text:s/>neurons?</text:p>
          </table:table-cell>
          <table:table-cell table:formula="of:=[.B635]&amp;[.C635]&amp;[.D635]" office:value-type="string" office:string-value="What are Drosophila VES.SIP neurons?" calcext:value-type="string">
            <text:p>What are Drosophila VES.SIP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35]" office:value-type="string" office:string-value="VES.SIP" calcext:value-type="string">
            <text:p>VES.SIP</text:p>
          </table:table-cell>
          <table:table-cell office:value-type="string" calcext:value-type="string">
            <text:p><text:s/>neurons excitatory or inhibitory?</text:p>
          </table:table-cell>
          <table:table-cell table:formula="of:=[.I635]&amp;[.J635]&amp;[.K635]" office:value-type="string" office:string-value="Are Drosophila VES.SIP neurons excitatory or inhibitory?" calcext:value-type="string">
            <text:p>Are Drosophila VES.SIP neurons excitatory or inhibitory?</text:p>
          </table:table-cell>
          <table:table-cell table:number-columns-repeated="2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7"/>
          <table:table-cell table:style-name="ce3" office:value-type="string" calcext:value-type="string">
            <text:p>ke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0=inhibitor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1=excitator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2 =either (inhibit or excite)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3 =unknown (inhibit or excite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20:05:07.328055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09:02:59.223351682</meta:creation-date>
    <dc:date>2023-07-03T20:22:04.223214192</dc:date>
    <meta:editing-duration>PT2H26M1S</meta:editing-duration>
    <meta:editing-cycles>66</meta:editing-cycles>
    <meta:generator>LibreOffice/6.4.7.2$Linux_X86_64 LibreOffice_project/40$Build-2</meta:generator>
    <meta:document-statistic meta:table-count="1" meta:cell-count="5747" meta:object-count="0"/>
  </office:meta>
</office:document-meta>
</file>